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fo:margin-bottom="0.1667in"/>
      <style:text-properties style:font-name="Times"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信自己</text:span><text:s/>  |  2016.04.30 07:55   |   <text:a xlink:type="simple" xlink:href="http://palinfo.habago.org/Entry?Command=Information_PrintForum&amp;iPage=263#FORUM34493"><text:span text:style-name="T2">#</text:span></text:a></text:p>
      <text:p text:style-name="P2">单仁平：西方为何热捧获释的<text:span text:style-name="T3">“</text:span>维权律师<text:span text:style-name="T3">”<text:line-break/><text:line-break/>2014-08-08 02:35:00 </text:span>来源：环球时报<text:span text:style-name="T3"><text:line-break/><text:line-break/></text:span>　据外电报道，三年前以<text:span text:style-name="T3">“</text:span>煽动颠覆国家政权罪<text:span text:style-name="T3">”</text:span>入狱的前律师高智晟昨天获释，离开了他被关押的新疆沙雅县监狱。西方媒体围绕他的刑满获释做了大量报道，他成为又一名受境外舆论热捧的中国异见人士。<text:span text:style-name="T3"><text:line-break/><text:line-break/></text:span>　　西方舆论大多称高智晟为<text:span text:style-name="T3">“</text:span>维权律师<text:span text:style-name="T3">”</text:span>，这是个在法律界颇受争议的称谓。一些司法人士表示，律师就是律师，所有律师的宗旨都应是维护委托人的合法权益，为什么要单独标榜？但在现实中，有的律师的确这样自封，或者彼此这样捧，一些媒体推波助澜，逐渐形成了<text:span text:style-name="T3">“</text:span>维权律师<text:span text:style-name="T3">”</text:span>的特殊涵义。<text:span text:style-name="T3"><text:line-break/><text:line-break/></text:span>　　这种涵义带有明显的政治色彩，强行把政府置于法律精神的对立面。<text:span text:style-name="T3">“</text:span>维权律师<text:span text:style-name="T3">”</text:span>的称谓还将自己置于道德高地上，仿佛他们所做的一切都是对司法正义的伸张，他们不可能违法，当局在任何情况下对他们依法追究都是邪恶的。<text:span text:style-name="T3"><text:line-break/><text:line-break/></text:span>　　据外媒称，高智晟曾经三次给国家领导人写公开信，要求停止对<text:span text:style-name="T3">“</text:span>法轮功<text:span text:style-name="T3">”</text:span>的<text:span text:style-name="T3">“</text:span>镇压<text:span text:style-name="T3">”</text:span>。此外他服务的对象大多是<text:span text:style-name="T3">“</text:span>失地农民<text:span text:style-name="T3">”</text:span>和<text:span text:style-name="T3">“</text:span>法轮功成员<text:span text:style-name="T3">”</text:span>。由于高智晟在中国社会的知名度不大，他的名字在网上被屏蔽，可以找到有关他的公开材料很少。<text:span text:style-name="T3"> <text:line-break/><text:line-break/></text:span>　　但有几个事实性线索还是不难厘清的。<text:span text:style-name="T3"> <text:line-break/><text:line-break/></text:span>　　第一，高智晟于<text:span text:style-name="T3">2006</text:span>年<text:span text:style-name="T3">12</text:span>月被判刑<text:span text:style-name="T3">3</text:span>年，缓刑<text:span text:style-name="T3">5</text:span>年。对他缓刑，说明司法机关希望他能转变，并且给了他机会。他是缓刑快要结束的时候因多次违规未能通过缓刑考验期而被执行原判刑罚的。<text:span text:style-name="T3"> <text:line-break/><text:line-break/></text:span>　　第二，高智晟做事的方向与国家的政治和司法建设进程是对立关系，而且他有激进、极端的倾向。<text:span text:style-name="T3"> <text:line-break/><text:line-break/></text:span>　　第三，高智晟的妻子和两个孩子都已在美国生活，西方媒体给予他极大支持，他与中国社会的利益关系已经同大多数从业律师有所不同。<text:span text:style-name="T3"> <text:line-break/><text:line-break/></text:span>　　中国正在全面加快改革，司法建设和人权保障首当其冲。依法治国作为治国理念得到广泛传播，为将它付诸实施到国家的现实中，从政府到民间，无数力量一直做着前赴后继的努力，其中包括广大律师所做的默默无闻的工作。少数<text:span text:style-name="T3">“</text:span>死磕派<text:span text:style-name="T3">”</text:span>律师认为只有他们才是中国法治的真正推动者，这样的看法极其幼稚。<text:span text:style-name="T3"> <text:line-break/><text:line-break/></text:span>　　西方把对中国人权的关注集中到少数异见人士身上，同时对中国大范围改善国民权利的成就冷嘲热讽。高智晟等事实上成为西方与中国进行政治博弈的具体杠杆，前者对此其实也是明了的，但他们与之做了配合。他们对中国最终在与西方的战略竞争中落败心存希望。<text:span text:style-name="T3"> <text:line-break/><text:line-break/></text:span>　　在任何社会，政治和法律都挨得很近，如果一个人把自己的个人行为与挑战国家安全和根本政治制度做主动结合，那么他就有可能早晚踩到法律的红线。事实上一些所谓<text:span text:style-name="T3">“</text:span>维权律师<text:span text:style-name="T3">”</text:span>就是这样从法律工作者变成了法律的制裁对象。<text:span text:style-name="T3"> <text:line-break/><text:line-break/></text:span>　　西方媒体、包括有的西方国家驻华机构这两天都在发出声音，就高智晟刑满后的情况向中国政府施压。我们估计，这当中会有相当一部分取决于高智晟本人。在重回社会的过程中，他显然需要调整自己的行为，不能以为有西方的特别关照，有<text:span text:style-name="T3">“</text:span>争人权<text:span text:style-name="T3">”</text:span>这个招牌，他就可以像过去那样在中国蛮干。<text:span text:style-name="T3"> <text:line-break/><text:line-break/></text:span>　　美国等西方力量越来越专注于如何在同中国的博弈中做到事半功倍，中国的某些人被它们瞧上，对这些人来说未必就是好事。对西方力量的幻想毁掉了不止一代中国的异见人士，希望后来者们不再天真。▲<text:span text:style-name="T3">(</text:span>作者是环球时报评论员<text:span text:style-name="T3">)</text:span></text:p>
      <text:p text:style-name="P1"><text:span text:style-name="T1">陳俊和</text:span><text:s/>  |  2016.04.30 05:02   |   <text:a xlink:type="simple" xlink:href="http://palinfo.habago.org/Entry?Command=Information_PrintForum&amp;iPage=263#FORUM34492"><text:span text:style-name="T2">#</text:span></text:a></text:p>
      <text:p text:style-name="P3"><text:span text:style-name="T3">https://goo.gl/mZJPcj<text:line-break/><text:line-break/><text:line-break/>20</text:span>世紀六七十年代，<text:span text:style-name="T3">54</text:span>萬城市知識青年積極回應黨的號召，奔赴黑龍江墾區融入了屯墾<text:span text:style-name="T3">­</text:span>戊邊的建設大軍之中。<text:span text:style-name="T3"><text:line-break/><text:line-break/></text:span>隨著知青大規模返程，尚有上萬餘名知青紮根墾區，其中患有精神疾<text:span text:style-name="T3">­</text:span>病的知青約<text:span text:style-name="T3">200</text:span>餘人，大部分與家人中斷聯繫，成為五保戶。<text:span text:style-name="T3"><text:line-break/><text:line-break/></text:span>由於墾區機制的轉變，給基層單位照管患病知青帶來一定難度，有的知青患者甚至處於關鎖狀態。<text:span text:style-name="T3"><text:line-break/><text:line-break/></text:span>為解決這部分患病知<text:span text:style-name="T3">­</text:span>青的治療與康復問題，黑龍江省農墾總局黨委決定投資<text:span text:style-name="T3">3000</text:span>萬元，在位於佳木斯市的農<text:span text:style-name="T3">­</text:span>墾總局精神病防治院，興建一處集養老和治療為一體的北大荒知青安養中心。<text:span text:style-name="T3"><text:line-break/><text:line-break/>2008</text:span>年<text:span text:style-name="T3">1­2</text:span>月，北大荒知青安養中心在佳木斯落成並投入使用，主要收治患有精神疾病的知青及知青<text:span text:style-name="T3">­</text:span>子女。<text:span text:style-name="T3"><text:line-break/><text:line-break/></text:span>北大荒知青安養中心不等同於精神病院，其建立就是讓這些患病知青有個溫暖的家，<text:span text:style-name="T3">­</text:span>度過無憂的晚年<text:span text:style-name="T3">….<text:line-break/><text:line-break/></text:span>看完<text:span text:style-name="T3">....</text:span>心頭頗酸<text:span text:style-name="T3">....</text:span></text:p>
      <text:p text:style-name="P1"><text:span text:style-name="T1">陳真</text:span><text:s/>  |  2016.04.30 03:12   |   <text:a xlink:type="simple" xlink:href="http://palinfo.habago.org/Entry?Command=Information_PrintForum&amp;iPage=263#FORUM34491"><text:span text:style-name="T2">#</text:span></text:a></text:p>
      <text:p text:style-name="P2"><text:span text:style-name="T3">"</text:span>這麽漂亮的一個女人，就因為往地上吐了一口口水，就被你們給抓到這兒來，還有王法嗎？還有法律嗎？<text:span text:style-name="T3">" <text:line-break/><text:line-break/></text:span>還記得<text:span text:style-name="T3"><text:s/>"</text:span>功夫<text:span text:style-name="T3">" </text:span>裏的這段台詞嗎？講得真好。事情不就是這樣嗎？殺人如麻的斧頭幫，你它媽的不去對付他，卻來蹧蹋一個才剛要成年的小姑娘。我對兩岸三地那些親美哈日的所謂民主人士、民運人士或什麼維權人士的感覺，基本上就是這樣。小姑娘往地上吐口水是有點不雅，可是，這樣一些小缺點，哪能和四處燒殺擄掠的斧頭幫相提並論？除非你良心給狗吃了，要不然，一個人怎麼可能會有這樣一種奇怪的道德感。</text:p>
      <text:p text:style-name="P1"><text:span text:style-name="T1">陳真</text:span><text:s/>  |  2016.04.30 03:09   |   <text:a xlink:type="simple" xlink:href="http://palinfo.habago.org/Entry?Command=Information_PrintForum&amp;iPage=263#FORUM34490"><text:span text:style-name="T2">#</text:span></text:a></text:p>
      <text:p text:style-name="P3">劉過，歡迎來鬼島喔。不過，我是沒什麼眼界或見識啦。<text:span text:style-name="T3"><text:line-break/><text:line-break/></text:span>對於大陸的看法，我說的都只是一些普通常識，只是世道若此，難以言說，說了只是憑添誤解與排斥，乃至招來災厄，招來人們的另眼相看。畢竟很多普通常識，在它變得<text:span text:style-name="T3"><text:s/>"</text:span>普通<text:span text:style-name="T3">" </text:span>之前，總是被人們視為荒謬可笑的異端邪說。你看，從哥白尼到伽利略<text:span text:style-name="T3"><text:s/>(</text:span>我兒童時期的第二個偶像，第一個是孫悟空<text:span text:style-name="T3">)</text:span>，一直到羅馬教會正式承認地球既不是宇宙中心，更非靜止不動，差不多花了四百多年的時間。<text:span text:style-name="T3"><text:line-break/><text:line-break/></text:span>當我們回顧歷史，也許信心十足，彷彿真理遲早都會獲勝；可當你處於當下痛苦一刻，你事實上很難對於千百年後的變化始終維持<text:span text:style-name="T3"><text:s/>"</text:span>真理必勝<text:span text:style-name="T3">" </text:span>的信心。每當我面對瘋狂的愚昧、傷害與挫折而感到啞口無言時，我就安慰自己：沒關係，千百年後，事有定論，善惡已決，真相就會大白。<text:span text:style-name="T3"><text:line-break/><text:line-break/></text:span>梭羅不也這樣說嗎：<text:span text:style-name="T3">"</text:span>我也許說服不了你，但我總有可能說服你的孫子<text:span text:style-name="T3"><text:s/>(</text:span>或孫子的孫子<text:span text:style-name="T3">) </text:span>吧？<text:span text:style-name="T3">" </text:span>可是，這畢竟是安慰自己的說法，事實上大多時候，我倒是經常有一種彷彿黎明不會再來、黑暗將永遠持續的感覺。<text:span text:style-name="T3"><text:line-break/><text:line-break/></text:span>生前寂寞的人，老是會想到死後的繁華。但身旁有人總是會適時地提醒我，<text:span text:style-name="T3">"</text:span>你想太多了啦，死了之後，一切都還是一樣啦。<text:span text:style-name="T3">" </text:span>確實如此，死後連個墳恐怕也沒有，就算有，應該也不會有什麼<text:span text:style-name="T3"><text:s/>"</text:span>後代高貴的人們<text:span text:style-name="T3">" </text:span>來到墳上<text:span text:style-name="T3"><text:s/>"</text:span>灑下熱淚<text:span text:style-name="T3">" </text:span>。<text:span text:style-name="T3">(</text:span>這應該是馬克思講的話，他說：<text:span text:style-name="T3">"</text:span>我們的工作並不顯赫一時，但將永遠存在，後代高貴的人們，面對著我們的骨灰，將灑下熱淚。<text:span text:style-name="T3">") <text:line-break/><text:line-break/></text:span>所以，我常思考死後要帶哪些東西走上黃泉路，但又怕上帝會有隨身物品數量管制，想來想去，也許就帶莫札特的安魂曲，自己安慰自己，然後再帶幾塊電影<text:span text:style-name="T3">DVD</text:span>，包括金基德的<text:span text:style-name="T3"><text:s/>"</text:span>聖殤<text:span text:style-name="T3">"</text:span>，<text:span text:style-name="T3">Emir Kusturica</text:span>的<text:span text:style-name="T3"><text:s/>"</text:span>亞歷桑那夢遊<text:span text:style-name="T3">"</text:span>，還有大島渚的<text:span text:style-name="T3"><text:s/>"</text:span>俘虜<text:span text:style-name="T3">"</text:span>，以及賈樟柯的<text:span text:style-name="T3"><text:s/>"</text:span>小武<text:span text:style-name="T3">" </text:span>等等，看起來好像都是在講我自己的電影。至於維根斯坦的書就不用帶了，幾十本太重了，況且我滾瓜爛熟都能倒著背了。</text:p>
      <text:p text:style-name="P1"><text:span text:style-name="T1">楊宏年</text:span><text:s/>  |  2016.04.29 18:31   |   <text:a xlink:type="simple" xlink:href="http://palinfo.habago.org/Entry?Command=Information_PrintForum&amp;iPage=263#FORUM34489"><text:span text:style-name="T2">#</text:span></text:a></text:p>
      <text:p text:style-name="P2">今天觀察者網站刊登一篇文章，羅思義：我為什麼對中國經濟如此癡迷？<text:span text:style-name="T3"><text:line-break/>http://www.guancha.cn/LuoSiYi/2016_04_29_358584_1.shtml<text:line-break/></text:span>文章介紹他的新書<text:span text:style-name="T3"><text:s/></text:span>【羅思義的新書<text:span text:style-name="T3">——</text:span>《一盤大棋？中國新命運解析》發佈之際，他首次對三十年個人經歷、學術生涯，以及對中國經濟思想認識來了一次大梳理。<text:span text:style-name="T3"> <text:line-break/><text:line-break/></text:span>文中談及他如何對中國經濟產生濃厚的興趣，以及他在任倫敦「副市長」時與中國的交往，在中國智庫工作<text:span text:style-name="T3">7</text:span>年關於中國經濟的思考，最重要的是，對中國經濟思想在全球中的重要地位做出獨特的歸納分析。<text:span text:style-name="T3"><text:line-break/><text:line-break/></text:span>文章很長，我也看不大懂，但我注意到他對西方試圖阻止中國發展，提出的警告<text:span text:style-name="T3">...<text:line-break/>-------------<text:line-break/></text:span>因為我覺得，中國過去近七十年取得的驚人成就超過任何國家，中國的民族復興是人類史上邁出的最偉大一步，中國的民族復興功敗垂成將會是人類史上最大的挫折。這叫我如何不投入濃厚的興趣關注中國所發生的一切？雖然我不是中國人，但作為關心人類發展的學者，我希望借助於此文概述我與中國結緣的過程，以及中國是如何影響我這個西方人的。<text:span text:style-name="T3"><text:line-break/>--------------<text:line-break/></text:span>但讓我震驚的是，我仍然聽到中國一些人在重複這些錯誤的觀念，因為這種進口思想是有意誘導中國實施經濟自殺。<text:span text:style-name="T3"><text:line-break/></text:span>事實證明，將已經幫助中國成功經受經濟史上最大考驗的中國經濟思想，拉低到導致絕大多數西方經濟學家犯錯的思想水平，是荒謬的。<text:span text:style-name="T3"> <text:line-break/>----------------<text:line-break/></text:span>對中國人來說，這是阻止中國實現民族復興的一種卑鄙企圖；對外國人來說，這是阻止當今人類邁出的最偉大一步的企圖。<text:span text:style-name="T3"><text:line-break/>----------------<text:line-break/></text:span>比如，「對中國的敵人<text:span text:style-name="T3">——</text:span>某些國際勢力來說，中國無法被『殺死』，所以最好的方式是忽悠其『自殺』」，「相較太平洋上的美國航空母艦，新自由主義思想對中國的危害更大」等等。</text:p>
      <text:p text:style-name="P1"><text:span text:style-name="T1">寒梅</text:span><text:s/>  |  2016.04.29 16:10   |   <text:a xlink:type="simple" xlink:href="http://palinfo.habago.org/Entry?Command=Information_PrintForum&amp;iPage=263#FORUM34488"><text:span text:style-name="T2">#</text:span></text:a></text:p>
      <text:p text:style-name="P3">其實，在台灣有統一想法的人，並不像大陸人想像的那麼稀少。<text:span text:style-name="T3"><text:line-break/><text:line-break/></text:span>去年馬習會時，聯合新聞網相關新聞的留言板一片讚聲，氣氛就像是家有喜事般的歡欣鼓舞。我自己欣喜了好幾日。<text:span text:style-name="T3"><text:line-break/><text:line-break/></text:span>下面轉載一篇十年前的文章。大陸讀者讀完，恐怕要認為作者是大陸人冒充台灣人了。<text:span text:style-name="T3"><text:line-break/><text:line-break/>---------------------------------<text:line-break/><text:line-break/></text:span>見証中國的崛起<text:span text:style-name="T3"><text:line-break/><text:line-break/></text:span>作者<text:span text:style-name="T3"><text:s/>YST 2005/08/22 <text:line-break/><text:line-break/></text:span>二十一世紀首要的全球頭等大事，就是「中國的崛起」。<text:span text:style-name="T3"> <text:line-break/><text:line-break/></text:span>有人說中國在本世紀的中葉就會成為超級大國。有人說不必等這麼久，如果超級大國的定義是「一個在各個方面對全球都有影響力的國家」，那麼今天的中國就已經是超級大國了。不相信嗎？你打開商業頻道，聆聽華爾街的分析師，沒有一個分析師能夠摒除中國因素而能夠作全球商業的評論、分析、和預測，這就是超級大國的意義。<text:span text:style-name="T3"> <text:line-break/><text:line-break/></text:span>但是從實際的角度去觀察，雖然中國的影響已經無處不在，中國超級大國的時代尚未真正到來。<text:span text:style-name="T3">YST</text:span>認為中國在政治、經濟、文化、軍事開始形成超級大國大約是在２０２０年，她的全球超級大國的地位將在２０５０年以前被確定。所以目前的單極世界在十五年以後就會開始起變化。美國能不擔心嗎？<text:span text:style-name="T3"> <text:line-break/><text:line-break/></text:span>我們是一群幸運的中國人，因為我們能夠見証中國的崛起。<text:span text:style-name="T3"> <text:line-break/><text:line-break/></text:span>中國自唐朝以後就沒有過真正意義上的強大，唐朝距今正好一千年。<text:span text:style-name="T3">Skyroamer </text:span>網友說的「中華民族千載難逢的大復興」，這句話一點也不錯。<text:span text:style-name="T3"> <text:line-break/><text:line-break/></text:span>想想看，人生不過短短數十載，我們居然能碰到歷史上的千年盛事，這是何等福氣！<text:span text:style-name="T3"> <text:line-break/><text:line-break/></text:span>再想想看，孫中山先生奔走革命四十年，為的就是中國的強大，但是他沒有看到；鄧小平一生戎馬數十年，政壇上數起數落，最後提出「改革開放」和「一國兩制」，為的也是中國的強大，但是他連自己一手策劃的香港回歸都沒有看到。我們不但見証了９７年的香港回歸，也見証了９９年的澳門回歸。２００８年的北京奧運會將是奧運歷史上空前的盛況，中國將以全新的姿態面對世界和接待世界各國的人民，這是我中華民族復興的重大指標。我們將見証這一切，我們是多麼的幸運。<text:span text:style-name="T3"> <text:line-break/><text:line-break/></text:span>隨著中華民族的復興，在中國力量的迅速增長下，列強在亞洲的勢力範圍必定重新劃分。這是歷史的必然，也是台灣人主觀的願望不能改變的客觀事實。根據中國力量增長的速度，尤其是軍事力量的增長速度，台灣的統一不應該拖過２０１５年，最遲也不會拖過２０２０年。台灣的統一，尤其是武力統一，將是中國崛起的最大象徵。<text:span text:style-name="T3"> <text:line-break/><text:line-break/></text:span>不管台灣兩千三百萬人心裏在想什麼，不論有沒有台灣的阻撓，今天中國的崛起是勢不可擋的。台灣沒有任何能力可以阻擋中國的崛起。「台獨」的叛國固然可惡，想重回日本懷抱更是可鄙；那些「獨台」死抱著「中華民國」這塊招牌阻擋中國的崛起同樣是膚淺的和不可原諒。<text:span text:style-name="T3"> <text:line-break/><text:line-break/></text:span>中華民族五千年的歷史曾經有過多少個朝代，「中華民國」這個名號在中國歷史的長河中還不到短短的一百年。我們的子孫不會為「中華民國」的消失傷痛，就如同我們不會為任何過去朝代的消失傷痛<text:span text:style-name="T3"><text:s/></text:span>一樣。<text:span text:style-name="T3"> <text:line-break/><text:line-break/></text:span>「中華民國」不過是中國歷史中一個短暫的符號。遠比這個符號重要的是，在五千年歷史的長河中，中華民族沒有中斷，而且在二十一世紀大放光芒。沈寂了一千年後，中華民族終於恢復了我漢唐的雄風。<text:span text:style-name="T3"> <text:line-break/><text:line-break/></text:span>在世界的大舞台上，「台獨」與「獨台」都是微不足道、被外國勢力擺布的小角色。他們不過是中華民族發展途中路上的小石子，不是被中華巨人前進的腳步踢開，就是被中華轉動的巨輪壓碎。台灣任何未來的領導人，不論他是姓馬、姓呂、姓謝、姓蘇、還是姓游，下場都不會超過鄭克塽，或者南越的阮文紹。<text:span text:style-name="T3"> <text:line-break/><text:line-break/></text:span>今天唯一能夠阻擋中國崛起的，是「中美全面核子戰爭」。我不知道這是不是台獨份子和獨台份子所盼望的。<text:span text:style-name="T3"> <text:line-break/><text:line-break/></text:span>不要說是一、兩場局部的戰爭，即使是一場全面性的戰爭也不能阻止中國的崛起，只不過延遲罷了。五千年來，中國經歷了多少戰亂，每次都出現能人異士、英雄豪傑為我中華民族開創了新的局面。<text:span text:style-name="T3"> <text:line-break/><text:line-break/></text:span>但是在科技的演變下，今天的時代和以往不同了，一場全面的核子戰爭可以毀掉屹立五千年的中國和中華民族，這是不可否認、也不可忽視的。所以在談論「中華民族的復興」這個題目的時候，不可避免地，我們要談論中共的核子武器與核武政策。<text:span text:style-name="T3"> <text:line-break/><text:line-break/></text:span>軍事，尤其是中共的核子武器與核武政策，將是<text:span text:style-name="T3">YST</text:span>討論的下一個題目。它是中國崛起和中華民族復興的基本保障。<text:span text:style-name="T3"> <text:line-break/><text:line-break/></text:span>見証中國的崛起<text:span text:style-name="T3"><text:s/>- YST2000 </text:span>的網誌<text:span text:style-name="T3"><text:s/>- udn</text:span>部落格<text:span text:style-name="T3"><text:s/>http://blog.udn.com/YST2000/48333#ixzz47BxXzr3H</text:span></text:p>
      <text:p text:style-name="P1"><text:span text:style-name="T1">刘过</text:span><text:s/>  |  2016.04.29 14:27   |   <text:a xlink:type="simple" xlink:href="http://palinfo.habago.org/Entry?Command=Information_PrintForum&amp;iPage=263#FORUM34487"><text:span text:style-name="T2">#</text:span></text:a></text:p>
      <text:p text:style-name="P2">以后如果到台湾看看，我要拜访一下陈真先生，眼界非凡、见识深刻。<text:span text:style-name="T3"><text:line-break/><text:line-break/></text:span>想不到，在愚民<text:span text:style-name="T3">/</text:span>被洗脑的人如此之多、表面多元开放自由、实质许多人无比愚昧<text:span text:style-name="T3">/</text:span>封闭<text:span text:style-name="T3">/</text:span>单一的台湾社会，竟有陈真这号看透美国洗脑和民运机制的人物<text:span text:style-name="T3">——</text:span>即使在大陆，看透美式体制愚民洗脑手法之厉害（美国体制其实是另一种北韩），不被西方政治学名词媒体洗脑影响的知识分子，也不算多。<text:span text:style-name="T3"><text:line-break/><text:line-break/></text:span>【有一种洗脑在台湾】<text:span text:style-name="T3">“2</text:span>亿<text:span text:style-name="T3">2856</text:span>万中国大陆人退出共产党<text:span text:style-name="T3">/</text:span>共青团<text:span text:style-name="T3">”——</text:span>这不就是在港台流行的反中媒体，比如大纪元、新唐人这类垃圾媒体，所宣扬的内容吗？这智商<text:span text:style-name="T3">……<text:line-break/><text:line-break/></text:span>如果某<text:span text:style-name="T3">1</text:span>名台湾人，从小到大看台湾媒体、政客名嘴、法轮功言论，从未走出台湾看真实世界。那么他<text:span text:style-name="T3">/</text:span>她脑子里刻板印象的中国大陆会是这样：<text:span text:style-name="T3"><text:line-break/><text:line-break/><text:line-break/>1.</text:span>大陆人喜欢随地大小便<text:span text:style-name="T3"><text:line-break/>2.</text:span>大陆的厕所很多没门，大陆人上厕所不关门<text:span text:style-name="T3"><text:line-break/>3.</text:span>大陆人就是没水准，随地乱扔垃圾<text:span text:style-name="T3"><text:line-break/>4.</text:span>陆客无礼貌自以为有钱就是大爷<text:span text:style-name="T3"><text:line-break/>5.</text:span>陆客羡慕台湾富裕文明高档，台湾最美的风景是人<text:span text:style-name="T3"><text:line-break/>6.</text:span>陆客<text:span text:style-name="T3">8</text:span>个人只点<text:span text:style-name="T3">1</text:span>份小吃<text:span text:style-name="T3"><text:line-break/>7.</text:span>陆资<text:span text:style-name="T3">1</text:span>条龙，台湾不赚，<text:span text:style-name="T3">8</text:span>个陆客不如<text:span text:style-name="T3">1</text:span>个日本客<text:span text:style-name="T3"><text:line-break/>8.</text:span>大陆人不怎么洗澡<text:span text:style-name="T3"><text:line-break/>9.</text:span>富的人有，但很多饿肚子，人均不到<text:span text:style-name="T3">2K</text:span>，落后台湾<text:span text:style-name="T3">30</text:span>年<text:span text:style-name="T3"><text:line-break/>10.</text:span>专制不民主<text:span text:style-name="T3"><text:line-break/>11.</text:span>每年<text:span text:style-name="T3">10</text:span>万暴动<text:span text:style-name="T3"><text:line-break/>12.</text:span>拆迁打死很多人<text:span text:style-name="T3"><text:line-break/>13.</text:span>抓维权人士律师<text:span text:style-name="T3"><text:line-break/>14.</text:span>随便一个官员就能把一家企业据为己有<text:span text:style-name="T3"><text:line-break/>15.Facebook</text:span>不能上没自由<text:span text:style-name="T3"><text:line-break/>16.</text:span>没诚信，<text:span text:style-name="T3">10</text:span>个大陆人<text:span text:style-name="T3">9</text:span>个是骗子<text:span text:style-name="T3"><text:line-break/>17.</text:span>陆女<text:span text:style-name="T3">21</text:span>岁没嫁人就是老女人<text:span text:style-name="T3"><text:line-break/>18.</text:span>嫁台湾是想台湾人的钱，没什么真感情<text:span text:style-name="T3"><text:line-break/>19.</text:span>打压藏人<text:span text:style-name="T3"><text:line-break/>20.</text:span>藏人不能自由出藏<text:span text:style-name="T3"><text:line-break/>21.</text:span>藏人不能自由信教<text:span text:style-name="T3"><text:line-break/>22.</text:span>新疆伊斯兰被打压<text:span text:style-name="T3"><text:line-break/>23.</text:span>摘死囚器官<text:span text:style-name="T3"><text:line-break/>24.</text:span>派系内斗<text:span text:style-name="T3"><text:line-break/>25.</text:span>反腐只是权斗<text:span text:style-name="T3"><text:line-break/>26.</text:span>经济问题很严重<text:span text:style-name="T3"><text:line-break/>27.</text:span>政争加剧要崩溃<text:span text:style-name="T3"><text:line-break/>28.</text:span>食品都不能吃都有毒，地沟油<text:span text:style-name="T3">……<text:line-break/>29.</text:span>污染严重，待在中国会得各种病<text:span text:style-name="T3"><text:line-break/>30.</text:span>中国要崩溃<text:span text:style-name="T3"><text:line-break/>……<text:line-break/><text:line-break/></text:span>洗脑的目的？<text:span text:style-name="T3"><text:line-break/>1.</text:span>使台湾人以中国为耻，不认为自己是台湾人也是中国人（文化上的，非政权身份），从而有利于台独<text:span text:style-name="T3"><text:line-break/>2.</text:span>赢取眼球流量。<text:span text:style-name="T3"><text:line-break/>3.</text:span>自嗨。中国这么糟要崩溃，台独有望！</text:p>
      <text:p text:style-name="P1"><text:span text:style-name="T1">陳真</text:span><text:s/>  |  2016.04.29 13:54   |   <text:a xlink:type="simple" xlink:href="http://palinfo.habago.org/Entry?Command=Information_PrintForum&amp;iPage=263#FORUM34486"><text:span text:style-name="T2">#</text:span></text:a></text:p>
      <text:p text:style-name="P3">哈巴狗電台有好幾個前身，從十多年前的免費網頁，一直進步到目前這樣一種大約三、五萬元資本額的規模，謂之巴勒網。它的前身之一叫做<text:span text:style-name="T3">"</text:span>紀念若雪不鏽鋼網頁<text:span text:style-name="T3">"</text:span>，為何叫不鏽鋼？主要是為了聲援一個大陸女大學生叫劉荻，她因為思想不夠純正，被抓去關。她的網名叫<text:span text:style-name="T3">"</text:span>不鏽鋼老鼠<text:span text:style-name="T3">"</text:span>。<text:span text:style-name="T3"><text:line-break/><text:line-break/></text:span>我曾經好幾次想辦法查詢管道，寫信去大陸給法院院長及相關機構，同時也寫給當時的最高領導人<text:span text:style-name="T3">(</text:span>江澤民<text:span text:style-name="T3">)</text:span>，其中有一兩次就是為了劉荻的案子，因為我相信她是真的異議人士<text:span text:style-name="T3">(</text:span>但這並不意味著我認同其所言或所為<text:span text:style-name="T3">)</text:span>，而不是像許多所謂民運人士或什麼維權人士那般可疑或卑劣<text:span text:style-name="T3">(</text:span>例如一些所謂六四天安門事件的民運人士<text:span text:style-name="T3">)</text:span>；那些人，往往充滿政治動機，旨在聯美反中，類似像民進黨那樣，擅於操弄一種高度選擇性的所謂<text:span text:style-name="T3"><text:s/>"</text:span>公平正義<text:span text:style-name="T3">" </text:span>或什麼<text:span text:style-name="T3"><text:s/>"</text:span>民主自由<text:span text:style-name="T3">"</text:span>，進而透過媒體，藉以妖魔化政治對手。各種所謂<text:span text:style-name="T3"><text:s/>"</text:span>理想<text:span text:style-name="T3">"</text:span>，只是幌子，政治才是目的。<text:span text:style-name="T3"><text:line-break/><text:line-break/></text:span>這類來路不明、動機可議的人士，有些是個人，大多是組織，背後說穿了就是<text:span text:style-name="T3"><text:s/>CIA</text:span>，例如法輪功<text:span text:style-name="T3">(</text:span>背後就是<text:span text:style-name="T3">CIA</text:span>，我有證據講這些話<text:span text:style-name="T3">)</text:span>，例如台灣綠營人士以及美國許多官員及西方主流媒體所大力吹捧的什麼<text:span text:style-name="T3"><text:s/>"</text:span>真正代表優美中華文化<text:span text:style-name="T3">" </text:span>的神韻藝術歌舞團<text:span text:style-name="T3">(</text:span>也是法輪功底下的組織<text:span text:style-name="T3">)</text:span>，掛羊頭賣狗肉，財力極度雄厚地在全世界各地到處抹黑中國。<text:span text:style-name="T3"><text:line-break/><text:line-break/></text:span>當然，居心良善的異議份子也很多，但他們的行為本身同樣很可能被拿來利用，就如同過去的黨外，台獨思維之萌牙與茁壯，若干年之後我總算才看清真相，原來這一切都有美國在背後操盤與撐腰，下指導棋，就跟香港的<text:span text:style-name="T3"><text:s/>"</text:span>佔中<text:span text:style-name="T3">" </text:span>一樣，全是美國人和一些所謂民主自由人士例如蘋果日報的老闆黎智英，所一手策畫，不是基於什麼碗糕民主自由，而是為了打擊中國。這時候，我們當然就不應該笨到傻傻地被人拿去渲染與利用，當成歹徒傷害異己的攻擊武器。<text:span text:style-name="T3"><text:line-break/><text:line-break/>2000</text:span>年左右，有一陣子，我突然收到很多轉寄的信件，全是在指控什麼阿富汗的女權被剝奪的各種案例，鋪天蓋地而來。我覺得很奇怪，怎麼西方主流媒體突然這麼關心女權？後來才知道，原來是侵略阿富汗的藉口之一，說要解放她們的婦女，結果呢，阿富汗的人權比過去更加一落千丈，更不用說女權，至今宛若人間煉獄。<text:span text:style-name="T3"><text:line-break/><text:line-break/></text:span>巴勒網的哥哥，叫做<text:span text:style-name="T3"><text:s/>"</text:span>生命親系譜<text:span text:style-name="T3">"</text:span>，<text:span text:style-name="T3">logo</text:span>是一隻長得很像兔子的圖畫，是一個大陸小朋友畫的，一切都得從李丹的關懷愛滋兒童及東珍小學說起；後來還出版了一本厚厚的中國愛滋病調查報告，書本首頁裏頭寫著一些捐款人，其中一個叫陳真，就是我。<text:span text:style-name="T3"><text:line-break/><text:line-break/></text:span>關於這一切，說不完，故事太長了。比方說，我的電腦桌面十多年來經常擺著一張照片，一個中年人站著，側面，好像當時是正在發藥，發給一些病人愛滋病的藥物，這個人叫做桂希恩，是個醫師。我從鳳凰上看到他的一些事蹟，直覺認為這人心地很善良，所以很仰慕他，總想著哪一天去大陸，盼望此生能見他一面，不用說什麼話，就讓我看一眼也好。善良的人總是給我帶來很大的一種安慰，增加我繼續活在這世上的動力。<text:span text:style-name="T3"><text:line-break/><text:line-break/></text:span>關心愛滋兒童的李丹，當時也經常遭到大陸有關單位的抹黑與打壓，還曾經被抓去警察局。但是，這些在我看來都沒什麼。若要比這類恐怖，我所經歷的國民黨不知道要恐怖幾千幾萬倍。但是，任何一個社會，若要往前發展，原本就得需要一些人願意付出一點個人青春與自由的代價。全世界所有國家都是這樣，祖國沒有更好，也沒有更壞。二、三十年前的台灣，比起現在的大陸，絕對要恐怖幾百倍。每個社會理當有它不同的發展模式與快慢步調。<text:span text:style-name="T3"><text:line-break/><text:line-break/></text:span>但是，居心邪惡的美國及其同路人，卻特別喜歡結合對方內部一些人，裏應外合，利用各種漂亮口號來進行政治炒作與顛覆破壞。敘利亞，利比亞，乃至伊拉克和阿富汗等等等等等，都是這麼被搞垮的、都是如此被<text:span text:style-name="T3"><text:s/>"</text:span>輸入<text:span text:style-name="T3">" </text:span>所謂民主的，輸入得屍橫遍野，民不聊生，外人任意掠奪與殺戮。<text:span text:style-name="T3"><text:line-break/><text:line-break/></text:span>我常說，中國政府若不是應付得宜，維持社會最大的穩定，今天的中國，老早已成人間煉獄，億萬難民，千萬生靈塗炭，老早把十九世紀的列強侵略與軍閥割據歷史再重新上演一遍，就如同當今的伊拉克、阿富汗、敘利亞以及利比亞等等的血腥地獄處境一般。<text:span text:style-name="T3"><text:line-break/><text:line-break/></text:span>換句話說，一個人事物的意義、目的與價值，你不可能適當理解它，除非你了解它的來龍去脈，進而把它放在它所屬的整體意義架構上去理解，方知善惡對錯。<text:span text:style-name="T3"><text:line-break/><text:line-break/></text:span>更重要的是，事有輕重大小，內外一致，謂之道德。我不相信綠營或其美國主子那樣一種完全是高度選擇性、甚至是<text:span text:style-name="T3"><text:s/>"</text:span>製造性<text:span text:style-name="T3">" </text:span>的所謂正義與人權<text:span text:style-name="T3">(</text:span>自己刻意製造或渲染出事件來<text:span text:style-name="T3">)</text:span>，我不相信一個人或一個黨或一個政府對於殺害千萬人竟然無所謂，甚至還歌頌，但他卻說他很在乎一萬公里外的某個人的什麼美妙自由被侵犯，說這是人權與正義。我聽他在放屁。在美國的指導下，綠營在這方面真是玩得爐火純青。</text:p>
      <text:p text:style-name="P1"><text:span text:style-name="T1">葉小慧</text:span><text:s/>  |  2016.04.29 11:45   |   <text:a xlink:type="simple" xlink:href="http://palinfo.habago.org/Entry?Command=Information_PrintForum&amp;iPage=263#FORUM34485"><text:span text:style-name="T2">#</text:span></text:a></text:p>
      <text:p text:style-name="P2">豐遠說其他人可能很有耐心，於我所言差矣。正是沒有耐心，甚至相當憤怒，只能予以忽略，以免在此怒犯天條，畢竟我不是那麼有修為的人。正面回應穎宇的是真有耐心。<text:span text:style-name="T3"><text:line-break/><text:line-break/></text:span>一早起來看到敘利亞阿勒坡的醫院遭到空襲的新聞，傷亡慘重，無以言說了。</text:p>
      <text:p text:style-name="P4"/>
      <text:p text:style-name="P1"><text:span text:style-name="T1">鄭豐遠</text:span><text:s/>  |  2016.04.29 11:20   |   <text:a xlink:type="simple" xlink:href="http://palinfo.habago.org/Entry?Command=Information_PrintForum&amp;iPage=264#FORUM34484"><text:span text:style-name="T2">#</text:span></text:a></text:p>
      <text:p text:style-name="P2">穎宇同學請注意，<text:span text:style-name="T3"><text:line-break/><text:line-break/></text:span>本版是沒有言論自由的，特別不可以對著人身指指點點的，什麼<text:span text:style-name="T3">"</text:span>你這種人<text:span text:style-name="T3">"? </text:span>講話客氣點。<text:span text:style-name="T3"><text:line-break/><text:line-break/></text:span>其他人可能很有耐心，我很佩服，不過我一直很想動用巴勒網賦予我的權力，把你這些脫序違規的發言直接刪除，維持版面的乾淨，畢竟這裡雖講繁體中文，但不是那類台灣人最喜歡噴灑口水和體液、圖個謾罵圖個爽字的網站，但我看其他人對你都很客氣，諄諄教誨，我實在不好意思讓你不開心。<text:span text:style-name="T3"><text:line-break/><text:line-break/></text:span>但如果你對自己說的這一切這麼關心，這麼有把握，何不告訴大家你是誰<text:span text:style-name="T3">? </text:span>你幾歲<text:span text:style-name="T3">? </text:span>本名是什麼<text:span text:style-name="T3">? </text:span>住哪裡<text:span text:style-name="T3">? </text:span>你就讀什麼學校<text:span text:style-name="T3">? </text:span>你的成長和學習歷程<text:span text:style-name="T3">? </text:span>你在何處就業<text:span text:style-name="T3">? </text:span>你是怎麼獲取和消化這些資訊並轉化成你如此堅定的想法，進而篤定到對任何與你不同的見解抱持如此強烈的敵意<text:span text:style-name="T3">? </text:span>巴勒網的發言者，幾乎可說每個人都是這樣自我介紹的，你希望在這裡參與討論，不妨也入境隨俗，如何<text:span text:style-name="T3">?</text:span></text:p>
      <text:p text:style-name="P1"><text:span text:style-name="T1">杨阳</text:span><text:s/>  |  2016.04.29 10:36   |   <text:a xlink:type="simple" xlink:href="http://palinfo.habago.org/Entry?Command=Information_PrintForum&amp;iPage=264#FORUM34483"><text:span text:style-name="T2">#</text:span></text:a></text:p>
      <text:p text:style-name="P3"><text:span text:style-name="T3">to </text:span>穎宇<text:span text:style-name="T3">:<text:line-break/><text:line-break/></text:span>你提供的信息不清不楚，别人很难和你交流<text:span text:style-name="T3"><text:line-break/>“</text:span>至今十八人生死下落不明，其中還牽連親屬<text:span text:style-name="T3">” </text:span>这是你从哪里获取的资讯，具体是谁？哪位亲属？<text:span text:style-name="T3"><text:line-break/><text:line-break/></text:span>如果把谣言当真理来讨论，前提就错了。<text:span text:style-name="T3"><text:line-break/><text:line-break/></text:span>陳真前面文章中说了<text:span text:style-name="T3">“</text:span>衡量一個事情是看整體，白痴才會拿其中某個大家都有的枝節當成結論<text:span text:style-name="T3">”</text:span>，挑刺没有意思，放到整体环境去比较才合理<text:span text:style-name="T3"><text:line-break/><text:line-break/></text:span>所谓的洗脑就是这个意思，以部分代替整体，以谣言代替真实，夸大片面理解事情<text:span text:style-name="T3"><text:line-break/><text:line-break/><text:line-break/></text:span>关于维权律师<text:span text:style-name="T3"><text:line-break/>http://www.chinanews.com/gn/2015/07-12/7399411.shtml<text:line-break/><text:line-break/></text:span>反华势力裹挟维权律师之子偷渡<text:span text:style-name="T3"><text:line-break/>http://news.qq.com/a/20151015/050853.htm</text:span></text:p>
      <text:p text:style-name="P1"><text:span text:style-name="T1">穎宇</text:span><text:s/>  |  2016.04.29 09:40   |   <text:a xlink:type="simple" xlink:href="http://palinfo.habago.org/Entry?Command=Information_PrintForum&amp;iPage=264#FORUM34479"><text:span text:style-name="T2">#</text:span></text:a></text:p>
      <text:p text:style-name="P2">美國抓亞桑吉、通緝史諾登，偵查不公開，你罵得狗血淋頭，<text:span text:style-name="T3"><text:line-break/></text:span>中共抓維權律師，至今十八人生死下落不明，其中還牽連親屬，一樣偵查不公開，你說還好？<text:span text:style-name="T3"><text:line-break/></text:span>侯漢廷的影片，說的就是你這種人<text:span text:style-name="T3">!<text:line-break/></text:span>請問，台灣自解嚴以來，哪個政黨敢讓人無緣無故失蹤？光這點就是大大的領先，也就是不該讓中共統一兩岸的道理。<text:span text:style-name="T3"><text:line-break/>ps</text:span>：要指出一個大人沒穿褲子，小學生的智慧也就夠了</text:p>
      <text:p text:style-name="P1"><text:span text:style-name="T1">隆誌</text:span><text:s/>  |  2016.04.29 08:52   |   <text:a xlink:type="simple" xlink:href="http://palinfo.habago.org/Entry?Command=Information_PrintForum&amp;iPage=264#FORUM34478"><text:span text:style-name="T2">#</text:span></text:a></text:p>
      <text:p text:style-name="P3"><text:span text:style-name="T3"><text:line-break/></text:span>我們的社會可靠嗎？<text:span text:style-name="T3"><text:line-break/>http://goo.gl/yRuPQS<text:line-break/><text:line-break/></text:span>一位台灣出生且受教育的台灣人，在香港城市大學任教。跳開國內的政治紛擾，一位熟悉台灣社會現況的工程學者，分析台灣社會的問題所在。<text:span text:style-name="T3"><text:line-break/><text:line-break/></text:span>往往聽到許多人罵公家機關是外行領導內行，這種說法在身邊流轉著。可是有趣的是，臉書、<text:span text:style-name="T3">Line</text:span>、<text:span text:style-name="T3">BBS</text:span>裡面，多的是外行寫專業領域的文章，卻許多人深信不疑。例如許多對竹筷的批評其不環保製造污染，可是竹筷之所以會被反對，是在於使用二氧化硫等還原劑漂白。殘餘的二氧化硫，對使用者有健康的風險。可是在網路上的文章，還能扯到碳排。</text:p>
      <text:p text:style-name="P1"><text:span text:style-name="T1">陳真</text:span><text:s/>  |  2016.04.29 04:49   |   <text:a xlink:type="simple" xlink:href="http://palinfo.habago.org/Entry?Command=Information_PrintForum&amp;iPage=264#FORUM34477"><text:span text:style-name="T2">#</text:span></text:a></text:p>
      <text:p text:style-name="P2">德馨推薦的這影片，我不惜再接力推薦一次！<text:span text:style-name="T3"><text:line-break/><text:line-break/>https://goo.gl/gZZWKx<text:line-break/><text:line-break/></text:span>這位侯漢廷，我已經注意他很久了，我在<text:span text:style-name="T3">YOUTUBE</text:span>也有訂閱他的每周演出。我認為他是個人才。兩星期前，才剛跟學姊說，這個人如果他願意從政，論聰明才智，<text:span text:style-name="T3">30</text:span>年後，也許會是一個夠格當總統的人才。<text:span text:style-name="T3"><text:line-break/><text:line-break/></text:span>但我總擔心一點，人才如此難得，但人才往往不是因為各種主客觀因素而埋沒，要不然就是很自閉，躲在洞裏不喜歡見人，或者是過早被消費而失去沉潛的力量，要不就是品格操守上沒有把持住而走入了邪門歪道。<text:span text:style-name="T3"><text:line-break/><text:line-break/></text:span>如果對岸的共產黨，願意收台灣黨員，我是很樂意入黨。不過，聽說加入共黨並不容易，我的思想可能還不夠純正，而且過去曾經幾次寫信到對岸，罵過最高領導人。所以，退而求其次，最近決定加入台灣的新黨，並不是要幹啥，也沒打算參與黨務，只是掛個名，做為一種精神支持，聊表心意，結果找不到台南或高雄黨部。於是，改從網站入黨，結果竟然顯示<text:span text:style-name="T3"><text:s/>"</text:span>相關網頁還在建構中<text:span text:style-name="T3">"</text:span>。台灣都快沉了，還在建構中？<text:span text:style-name="T3"><text:line-break/><text:line-break/></text:span>藍營做事真是要死不活的，溫溫吞吞，難怪根本不是綠色生物的對手。每天經常經過國民黨的台南市黨部，從外頭看，裏面總是一片烏七媽黑，大門深鎖，又不是做黑的，不知道為什麼要弄得如此陰森森；透過玻璃遠遠看進去，好像還看到裏頭有個銅像，不知道是蔣公還是國父？拜國父是還可以，拜蔣公就太扯了，蔣公對台灣的傷害太大，功過難以相抵。<text:span text:style-name="T3"><text:line-break/><text:line-break/></text:span>相對於藍營的溫吞，民進黨簡直就是生龍活虎。也許是因為前者無利可圖，大夥意興闌珊，而詐騙集團不管老少，遲早都會有種種好處的，所以個個都很有幹勁。<text:span text:style-name="T3"><text:line-break/><text:line-break/></text:span>藍的如果想捲土重來，打敗綠的，就該奮發上進，痛改前非，而不是等著對手出錯然後再來揀便宜。</text:p>
      <text:p text:style-name="P1"><text:span text:style-name="T1">蘇秀慧</text:span><text:s/>  |  2016.04.29 01:33   |   <text:a xlink:type="simple" xlink:href="http://palinfo.habago.org/Entry?Command=Information_PrintForum&amp;iPage=264#FORUM34476"><text:span text:style-name="T2">#</text:span></text:a></text:p>
      <text:p text:style-name="P3">看著看著，我突然想起了陳真先生說過的三句話：<text:span text:style-name="T3"><text:line-break/><text:line-break/></text:span>不是不是不是，我從來都不是那種人。<text:span text:style-name="T3"><text:line-break/><text:line-break/></text:span>沒有沒有沒有，我從來都不曾有那樣的想法。<text:span text:style-name="T3"><text:line-break/><text:line-break/></text:span>不對不對不對，我完全不是那個意思。<text:span text:style-name="T3"><text:line-break/><text:line-break/></text:span>來巴勒網一段時間，如果說，我個人覺得學習到什麼事，其中一件就是，不要因為讀過幾篇留言，就「認為」對方就是你所理解得那樣，他的想法就是你所說的意思。推到極致，我感受的是，如果你沒有跟著對方朝夕相處，你活多久就相處多久，你怎麼會知道他就是這麼想的？或者，即便是陌生人，如果你沒有長期追蹤十年以上某人的言行及著作，而且是「研讀」了解，此時此刻你如何判斷他的想法是什麼？<text:span text:style-name="T3"><text:line-break/><text:line-break/></text:span>當你覺得我說的這些好可笑，要評論一個人的一句話、我充其量不過是要說說我的「讀後感」，有必要那麼麻煩嗎？！那就表示，其實，真的，你根本不想了解那個人的那個想法到底是什麼。但，如果你沒有慎重的興趣去認識或花時間了解一個人，又怎麼能輕易的就說準了：阿！他就是那個樣子。不不不，那只是：你認為的他的樣子。<text:span text:style-name="T3"><text:line-break/><text:line-break/></text:span>「那他是什麼樣子？難道不是我說的那樣嗎？」是的，如果你會這麼想，你會先詢問對方：ㄟ～不知道你的想法是不是這樣？我認為的對不對呢？在想得到，也真正願意去做得到如此之後，我們也許，也許才有一個基本的立足點，可以說：針對你的意見或言詞，我的想法是什麼。<text:span text:style-name="T3"><text:line-break/><text:line-break/></text:span>否則，你只是在瞎猜。自以為的瞎猜，就像我活到目前為止，常常犯的錯誤一樣，我衷心期望未來的自己，少犯這樣的過失。其實蠻可悲的，我到了這個年紀，才學習到這一個最基本的態度。</text:p>
      <text:p text:style-name="P1"><text:span text:style-name="T1">陳真</text:span><text:s/>  |  2016.04.29 01:15   |   <text:a xlink:type="simple" xlink:href="http://palinfo.habago.org/Entry?Command=Information_PrintForum&amp;iPage=264#FORUM34475"><text:span text:style-name="T2">#</text:span></text:a></text:p>
      <text:p text:style-name="P2">穎宇，<text:span text:style-name="T3"><text:line-break/><text:line-break/>1. </text:span>民進黨幹的醜事，我不曾在其它任何社會看過，更不用說共產黨了。當今共產黨講話做事，說一就一，要做就做，說打就會打，可信度是非常高的。但是，民進黨卻只是個詐騙集團，藉以吃香喝辣，不惜傷害公眾福祉，講話就跟放屁完全沒兩樣。<text:span text:style-name="T3"><text:line-break/><text:line-break/>2. </text:span>至於什麼抓一百名什麼維權人士，那是在放屁。至於民進黨自願當狗的美國主子，幾年內殺害至少幾百萬人，燒殺擄掠，殺人如麻，卻是至今每天都在發生的事。一個人，不在乎千萬人的死亡，不在乎永無止盡的侵略征戰與燒殺擄掠，卻說他很在乎什麼哪些人犯了法肯定是冤枉，進而以此否定一切，請問我們應該相信這樣一種民進黨式的<text:span text:style-name="T3"><text:s/>"</text:span>正義<text:span text:style-name="T3">" </text:span>是真誠的嗎？<text:span text:style-name="T3"><text:line-break/><text:line-break/>3. </text:span>衡量一個事情是看整體，白痴才會拿其中某個大家都有的枝節當成結論。這麼智障的理解方式，我還真不知道該怎麼進一步說明其可笑。如果你還是聽不懂，就算我被你打敗好了。<text:span text:style-name="T3"><text:line-break/><text:line-break/>4. </text:span>我沒說我愛中共，我只說我愛中國，而且希望它越來越好。<text:span text:style-name="T3"><text:line-break/><text:line-break/>5. </text:span>中國或中共的內政品質以及所謂自由與人權等等，與台灣不管哪個黨所主政的台灣相比，其實差不多，或說各有千秋，各自有各自的問題形式，硬要在這上頭比高下進而擺姿態，那是很蠢的，非常脫離現實的。你多跑人家幾十年，卻好意思說你贏了人家幾步嗎？<text:span text:style-name="T3"><text:line-break/><text:line-break/>6. </text:span>如果你想講一個事情，應該學會多寫幾個字，把它紮紮實實地講清楚，而不是永遠只會寫幾句沒頭沒腦的傻話。我不知道你幾歲了，該不會是小學生吧？學校老師沒教你怎麼表達意見或想法嗎？<text:span text:style-name="T3"><text:line-break/><text:line-break/></text:span>以下跟你無關了：<text:span text:style-name="T3"><text:line-break/><text:line-break/>1999</text:span>年，我寫了一篇有關<text:span text:style-name="T3">AI(</text:span>人工智慧<text:span text:style-name="T3">)</text:span>的英文論文，論及<text:span text:style-name="T3">Alan Turing </text:span>和維根斯坦之間對於<text:span text:style-name="T3">AI </text:span>想法的差異。我對<text:span text:style-name="T3"><text:s/>"Philosophy of AI" </text:span>自認頗有一番研究。但是，<text:span text:style-name="T3">17</text:span>年過去了，老實說，我原先對於<text:span text:style-name="T3">AI</text:span>的許多想法越來越動搖，我甚至開始有點懷疑也許我是錯的，說不定有一天，<text:span text:style-name="T3">"</text:span>機器是否會思考<text:span text:style-name="T3">?" </text:span>這樣的問題根本不需要像<text:span text:style-name="T3">Turing</text:span>那樣把它重擬成一種可操作定義；也許有一天，<text:span text:style-name="T3">"</text:span>機器是否會思考<text:span text:style-name="T3">" </text:span>這問題甚至也不再具有哲學上的議論價值。<text:span text:style-name="T3"><text:line-break/><text:line-break/></text:span>因為，我似乎發現到，<text:span text:style-name="T3">AI</text:span>的發展，超乎我原先的想像。也許有一天，它會進展到這樣一種地步：當有人說機器會思考時，旁人聽了，不禁會想：你這不是在講廢話嗎。<text:span text:style-name="T3"><text:line-break/><text:line-break/></text:span>我似乎也能預見，將來那些基於某種<text:span text:style-name="T3"><text:s/>SOP </text:span>來進行他的工作的人，將會被機器取代，因為你會的，機器比你還行。有人說，醫生也會被大規模取代，這我也不否認，因為醫生的工作很多時候是根本不需要動腦的。至於那些依靠所謂分析吃飯的人，包括許多種學者，也很可能會被取代，因為你哪分析得過機器。<text:span text:style-name="T3"><text:line-break/><text:line-break/></text:span>將會被取代的實在太多了，不但取代了工作，也取代了各種角色，甚至取代了人本身，到最後，也許有幾種人很難取代，或是最後一波被取代的人，比方說，<text:span text:style-name="T3">...</text:span>我不想說了。<text:span text:style-name="T3"><text:line-break/><text:line-break/></text:span>講到這個是因為，每當我常常被人們的智能所驚嚇時，我常會想到<text:span text:style-name="T3">AI</text:span>，有時會忍不住就會懷疑對方是不是一個尚未製作完成的機器人，所以腦子的思考能力才會顯得如此令人驚嚇。事實上，目前的<text:span text:style-name="T3">AI</text:span>智能水平，特別是在理性分析方面，顯然已經遠遠超過許多人。<text:span text:style-name="T3"><text:line-break/><text:line-break/></text:span>機器想模擬人的智能，最難的不會是在對於資料的外在分析與推論方面，而是直覺、想像、後設性思維及反思<text:span text:style-name="T3">(reflection)</text:span>和內省<text:span text:style-name="T3">(introspection)</text:span>等等。當我們說一個人十分聰慧時，往往是因為後者而非前者起了作用。當然，大部份人其實連最初級的人工智慧形式的理性能力也嚴重缺乏，更不用說什麼直覺與想像、反思與內省了。</text:p>
      <text:p text:style-name="P1"><text:span text:style-name="T1">杨阳</text:span><text:s/>  |  2016.04.29 00:32   |   <text:a xlink:type="simple" xlink:href="http://palinfo.habago.org/Entry?Command=Information_PrintForum&amp;iPage=264#FORUM34474"><text:span text:style-name="T2">#</text:span></text:a></text:p>
      <text:p text:style-name="P5">TO <text:span text:style-name="T1">穎宇</text:span><text:line-break/><text:line-break/><text:span text:style-name="T1">关于维权律师的事情，西方媒体的报道与中方媒体的报道，你选择相信哪方？理由是什么？</text:span><text:line-break/><text:line-break/><text:span text:style-name="T1">中国官方的报道：</text:span><text:line-break/>http://www.guancha.cn/FaZhi/2015_07_12_326517_s.shtml</text:p>
      <text:p text:style-name="P1"><text:span text:style-name="T1">隆誌</text:span><text:s/>  |  2016.04.28 21:28   |   <text:a xlink:type="simple" xlink:href="http://palinfo.habago.org/Entry?Command=Information_PrintForum&amp;iPage=264#FORUM34473"><text:span text:style-name="T2">#</text:span></text:a></text:p>
      <text:p text:style-name="P2">插個嘴，言論自由應該是互相尊重，而非將個人的觀點強加於他人身上。每個議題都有其不同面向，更非單一面向可解釋一切。就拿穎宇的說法而言，除了西方媒體三天兩頭挑動的維權人士的議題之外，是否有看過其他國家相關人權的問題。美國天天指摘他國人權紀錄不良，卻又做出違反人權之事，更多的是一堆以美國為祖宗的知識份子，與之沆瀣一氣。<text:span text:style-name="T3"><text:line-break/></text:span>如果穎宇光用維權律師的事件指摘大陸，美國政府在關達那摩監獄對待所謂的<text:span text:style-name="T3">"</text:span>恐怖份子<text:span text:style-name="T3">"</text:span>，可是比之嚴重多了。那些因為美國利益而掀起的戰爭，流離失所的人民，又何其無辜。<text:span text:style-name="T3"><text:line-break/></text:span>這樣講並不是要比較誰比較殘忍，而是不要光只是被消息餵養，更要全面地看待一個國家發展。這世界上，找不到哪個國家沒有血腥的過去。當你覺得國民黨的白色恐怖很糟，也請看看同時期幾個受到紅色威脅的國家，如何處理異議人士。更不要只用自己現下的眼光，看待其他國家與地區的行動與歷史，那一點意義也沒有。基於不同文化與時空背景環境，各國家做出自己的政策與發展策略。是好、是壞，誰也不敢肯定。<text:span text:style-name="T3"><text:line-break/></text:span>就以現下，大陸和美國的對外政策而言，大陸可比老美好上千倍，採取各國合作共榮的方式，而非踩踏他國於腳下。至於內政方面，現在可比過去進步多了。可是總不能要求剛脫離貧窮的國家，立刻所有福利都到位。台灣這方面，也努力了三十幾年。更有趣的是，當老美為了要不要歐巴馬的健保吵翻天時，大陸可也已經有醫保。當老美還在吵要不要建高鐵時，大陸的四縱四橫已經架構差不多，甚至對外輸出高鐵技術。<text:span text:style-name="T3"><text:line-break/></text:span>難道這樣比較救代表大陸比美國好嗎？不是吧！還有許多指標，兩國都互有優勝劣敗。不要光用一個面向評斷一個國家或政黨，甚至個人。他國或他人的作法，有其切入問題的面向與考量。</text:p>
      <text:p text:style-name="P1"><text:span text:style-name="T1">潁宇</text:span><text:s/>  |  2016.04.28 21:00   |   <text:a xlink:type="simple" xlink:href="http://palinfo.habago.org/Entry?Command=Information_PrintForum&amp;iPage=264#FORUM34472"><text:span text:style-name="T2">#</text:span></text:a></text:p>
      <text:p text:style-name="P3"><text:span text:style-name="T3">&gt;</text:span>我常納悶，為什麼綠油油的人智商總是如此令人難以恭維？難道這些人是三歲小孩，還沒學好怎麼說話講理與思考？要不然怎麼會笨到這種地步？這位同學究竟是震驚我支持共產黨還是震驚我支持統一？或者是震驚我主張兩岸和平協議？套句周星馳的話，實在搞得我好亂啊。<text:span text:style-name="T3"><text:line-break/>--------------------------------------<text:line-break/></text:span>你惡意抹綠我的話在此，請問，我說共產黨比民進黨壞就是幫民進黨開脫嗎？陳醫師你自許的理性不過如此！<text:span text:style-name="T3"><text:line-break/></text:span>你還是好好檢視自己曾經的發言吧，你指證民進黨作的壞事，共產黨可是以十倍以上的規模在做！你怎麼選擇性失明了！</text:p>
      <text:p text:style-name="P1"><text:span text:style-name="T1">穎宇</text:span><text:s/>  |  2016.04.28 20:54   |   <text:a xlink:type="simple" xlink:href="http://palinfo.habago.org/Entry?Command=Information_PrintForum&amp;iPage=264#FORUM34471"><text:span text:style-name="T2">#</text:span></text:a></text:p>
      <text:p text:style-name="P2">我震驚的是，您自詡看透了昔年國民黨之威權，今日民進黨之奸狡，卻對共產黨更大更明顯的惡輕輕放過，甚至大加讚揚！<text:span text:style-name="T3"><text:line-break/></text:span>就只講維權律師一事，即說明您的雙重標準並不比您指責的愚民有高明到哪去！<text:span text:style-name="T3"><text:line-break/></text:span>去年有超過百名維權律師同時被抓，十多人至今下落不明，<text:span text:style-name="T3"><text:line-break/></text:span>今日的民進黨敢作這種事？當年作過這種事的國民黨也深以為恥不敢談了，<text:span text:style-name="T3"><text:line-break/></text:span>結果當年您敢槓國民黨，現在卻對更壞的共產黨高唱讚歌，這是何等的神經錯亂！<text:span text:style-name="T3"><text:line-break/></text:span>愛中國，可不等於愛中共！</text:p>
      <text:p text:style-name="P4"/>
      <text:p text:style-name="P1"><text:span text:style-name="T1">張德馨</text:span><text:s/>  |  2016.04.28 20:51   |   <text:a xlink:type="simple" xlink:href="http://palinfo.habago.org/Entry?Command=Information_PrintForum&amp;iPage=265#FORUM34470"><text:span text:style-name="T2">#</text:span></text:a></text:p>
      <text:p text:style-name="P6"><text:span text:style-name="T1">這個大概是選後新政治最傳神的影片了，推薦</text:span>!!<text:line-break/>https://www.facebook.com/HanTingHou/videos/1017517061617174/</text:p>
      <text:p text:style-name="P1"><text:span text:style-name="T1">陳真</text:span><text:s/>  |  2016.04.28 18:55   |   <text:a xlink:type="simple" xlink:href="http://palinfo.habago.org/Entry?Command=Information_PrintForum&amp;iPage=265#FORUM34469"><text:span text:style-name="T2">#</text:span></text:a></text:p>
      <text:p text:style-name="P3">一個人如果存心瞎掰，我不會驚訝。但是，當一個人當真地、義正詞嚴地講一些嚇死人、蠢到爆的傻話來罵人時，我仍然還是不會驚訝（因為這種現象太普遍了），只會覺得啞口無言。<text:span text:style-name="T3"><text:line-break/><text:line-break/></text:span>當國民黨貪汙腐敗時，過去人們老是要我拿出證據來證明國民黨哪一點不好，我很無言，那就等於在一個垃圾場問我哪裡有垃圾一樣。至於講到黨外，人們就會一直說：你看！這些人穿拖鞋嚼檳榔！好沒水準耶！然後電視上就會一直強調這一點，鏡頭會故意去照一些讓人反感的畫面，或是大特寫抗議現場地上的煙蒂垃圾，你看，這些壞人把我們的環境都破壞了！或是報導因為黨外抗議使得抗議區內一些人想要去醫院看病卻沒法去，被耽擱了等等。於是人們一講到黨外就咬牙切齒或很不屑。<text:span text:style-name="T3"><text:line-break/><text:line-break/></text:span>你聽了，很無奈，世界上怎麼會有這麼蠢的人？他怎麼是這樣子在理解與判斷事情？但是沒辦法，大多數人的智能水平就是這樣。我並不覺得智能高低本身是一個問題，但是就像羅素所說，這個世界最大的問題根源是：聰明人往往想很多，瞻前顧後，結果到頭來什麼也沒做，但是為數眾多的蠢蛋什麼也不懂，卻什麼都敢做，馬上都會有一堆從電視上得來的現成結論；即便蠢到爆，照樣蠢血沸騰給你看。<text:span text:style-name="T3"><text:line-break/><text:line-break/></text:span>換句話說，蠢本身不是問題，但是如果連自己很蠢都不知道，卻反而以為自己很聰明，那就是一場災難。簡單來說就是缺乏病識感。洗腦之所以如此容易，也許問題仍然還是跟智能與病識感有關。<text:span text:style-name="T3"><text:line-break/><text:line-break/></text:span>至於什麼控制媒體，一個人只要有眼睛，理應看得出來，在台灣的媒體百分之九十九是綠的，徹底偏頗的，完全封閉無知的，扭曲事實與現實的，頂多只是深綠與淺綠的差別。<text:span text:style-name="T3"><text:line-break/><text:line-break/></text:span>說到媒體控制，美國絕對是天字第一號，不但控制，就連海外其他國家的媒體，他甚至可以用飛彈把你摧毀，比方說侵略伊拉克時轟炸半島電視台，因為半島播放了侵略戰爭的一些真相。你看，就連<text:span text:style-name="T3">MSF</text:span>的醫院或聯合國的學校教育機構等等等，美國竟然也都能把你炸一小時炸個稀巴爛，一百多個醫生護士及病患，屍身碎裂，當場慘死，長年以來，類似的暴行層出不窮，罄竹難書。連醫院都敢這樣對待，何況媒體。<text:span text:style-name="T3"><text:line-break/><text:line-break/></text:span>對其美國國內媒體，他哪需要控制，他們全部都是當權者自己人啊，完全配合政權辦事，打算入侵哪一國就開始配合造謠抹黑誇大渲染。台灣的媒體就更赤裸裸完全毫無廉恥了，我沒見過世上還有哪個國家的媒體無恥偏頗到這種簡直不可思議的地步。<text:span text:style-name="T3"><text:line-break/><text:line-break/></text:span>全世界的媒體，我最推崇的有三個，一個是對岸的鳳凰，一個是俄羅斯的<text:span text:style-name="T3">RT</text:span>。<text:span text:style-name="T3">Emir Kusturica</text:span>說得對，哪一天當第三次世界大戰爆發，美國的第一個攻擊目標就是<text:span text:style-name="T3">RT</text:span>。至於第三個我最佩服的電台，規模比較小，資本額大約只有五萬塊，成立於<text:span text:style-name="T3">1998</text:span>年，那就是哈巴狗電台，也就是各位現在留言的這個版面。<text:span text:style-name="T3"><text:line-break/><text:line-break/></text:span>我常納悶，為什麼綠油油的人智商總是如此令人難以恭維？難道這些人是三歲小孩，還沒學好怎麼說話講理與思考？要不然怎麼會笨到這種地步？這位同學究竟是震驚我支持共產黨還是震驚我支持統一？或者是震驚我主張兩岸和平協議？套句周星馳的話，實在搞得我好亂啊。<text:span text:style-name="T3"><text:line-break/><text:line-break/></text:span>至於什麼抓維權人士，台灣自願當狗的美國主子更是此中高手！你看，明明應該獲得諾貝爾和平獎的阿桑吉和史諾登，美國竟然處心積慮要殺害他們，打算把他們抓去槍斃。<text:span text:style-name="T3"><text:line-break/><text:line-break/></text:span>我的意思是說，怎麼會有這麼智障的思考方式？因為中國逮捕了哪個什麼維權人士，所以就不可以支持中國？哪天就算我被中共槍斃，我要告訴各位，中國仍然是你們應該支持並且想辦法讓他變得更好的祖國。你看，王曉波的媽媽在他九歲時就因為左傾被國民黨槍斃，他還不是照樣支持祖國支持國民黨。<text:span text:style-name="T3"><text:line-break/><text:line-break/></text:span>考慮一個事情，當然是考慮全面性的，哪有人只講一種每個國家四處可見的問題來做結論的？比方說，當你考慮出遠門去某個地方，你會考慮路途遠近，考慮交通狀況，考慮交通工具的接駁與方便性，考慮安全因素，考慮一路上的各種接應與可能的突發狀況等等等，但是應該不會有人蠢到義正詞嚴地只會講一點說：<text:span text:style-name="T3">‘’</text:span>這條路絕不可行！真是令人震驚！這條路上有檳榔攤啊！檳榔攤很沒水準耶！<text:span text:style-name="T3">‘’ </text:span>你聽了，大概也只能去撞牆，難道你有能力跟這樣的人討論問題？<text:span text:style-name="T3"><text:line-break/><text:line-break/></text:span>我的耐心很有限，最好別再問我，太累了，再問我就要收家教費了。太離譜的傻話我會直接刪掉。寫兩句蠢話很容易，但你要教導這樣一個完全缺乏病識感的蠢蛋，豈不是得把幾十年來寫過的東西重新、從頭從ㄅㄆㄇㄈ開始教起。<text:span text:style-name="T3"><text:line-break/><text:line-break/></text:span>有時很缺錢，缺錢缺到真的很後悔當初怎麼不改行去當政治詐騙集團，因為當你看到人們這麼好騙時，天底下還會有比這更好賺的工作嗎？只要不定期出來胡扯兩句愛台灣的口號、罵罵鴨霸共匪欺負咱台灣郎，輕鬆就能一輩子吃香喝辣，成為大家的偶像、救星。<text:span text:style-name="T3"><text:line-break/><text:line-break/></text:span>我真是太缺乏市場敏感度了，要不然，阿扁什麼的，算老幾？更不用說他的徒子徒孫了。我若始終一心報效綠油油的黨國，留在政治詐騙集團裡頭，我肯定會是各位的王，而不是成為一名人人皆可糟蹋之的流寇。</text:p>
      <text:p text:style-name="P1"><text:span text:style-name="T1">鄭豐遠</text:span><text:s/>  |  2016.04.28 18:19   |   <text:a xlink:type="simple" xlink:href="http://palinfo.habago.org/Entry?Command=Information_PrintForum&amp;iPage=265#FORUM34468"><text:span text:style-name="T2">#</text:span></text:a></text:p>
      <text:p text:style-name="P2">我翻譯的那篇文叫作<text:span text:style-name="T3">"</text:span>戰犯行為－美國之蓄意造成伊拉克水源危機<text:span text:style-name="T3"><text:s/>- </text:span>與湯瑪斯納吉<text:span text:style-name="T3"><text:s/>(Thomas Nagy) </text:span>教授的訪談紀錄<text:span text:style-name="T3">"</text:span>，作者是阿布斯賓諾沙<text:span text:style-name="T3"><text:s/>(Abu Spinoza)</text:span>，<text:span text:style-name="T3">2003/06/03 </text:span>發表，巴勒網應該是<text:span text:style-name="T3"><text:s/>2003 </text:span>六月底刊出<text:span text:style-name="T3"><text:s/>(</text:span>當時我還沒改名字，不叫阿遠，叫阿承<text:span text:style-name="T3">)</text:span>。因為有<text:span text:style-name="T3"><text:s/>email </text:span>留底，整篇文章還在，<text:span text:style-name="T3">word </text:span>檔，有需要的話我再貼上。<text:span text:style-name="T3"><text:line-break/><text:line-break/></text:span>這篇文章我已經很難再去閱讀，不只是因為我對自己寫過的東西都有一種羞愧感，而是因為它的內容實在太讓人難過和憤怒了，美國所幹下的這些殘忍罪行，讓人對這世上這一切主流想法、甚至對人性都產生了強烈懷疑。這些恨，實在讓人很難承受，更難受的是十三年過去了，恨歸恨，心頭震動歸震動，我卻什麼也沒有做，我依然專注在一己的生存和生活上，並沒有為這世界的災難和悲劇付出任何一丁點代價。我並不是一個容易有罪惡感的人，但有時卻也很難面對這樣一種現實。<text:span text:style-name="T3"><text:line-break/><text:line-break/></text:span>最近非常忙，忙著移民，<text:span text:style-name="T3">literally </text:span>上的移民，再過一個多月就要離開台灣，不然本來有些話想說，但卻一直抽不出時間，連我那謎題都忘了公佈答案。答案是視窗九五。<text:span text:style-name="T3"><text:line-break/><text:line-break/></text:span>對於中國，心頭有許多話，但卻不知該怎麼說。中國，我和它的許多連結是來自鳳凰衛視。每次出國，進了旅館，第一件事就是打開電視，看看有沒有鳳凰衛視可看，原因無他，因為不管它談些什麼，經常讓我感動。從小念國文學寫字念成語背詩詞背歷史學地理看小說，中國文化和你是那麼地近，近到你從來沒有懷疑過，但這二十幾年來，台灣社會陷入一種文化和精神上的病態和瘋狂，為了政治上的貪圖和歹念，不斷操弄洗腦，對這樣一種你我從小所浸泡成長的一種文化上的原鄉性的根源進行砍伐和傷害。我相信百分之九十九點九的台灣人，在這樣一種氛圍的催殘下，如今一定早就喪失那樣一種理應不需懷疑的連結和親近性，至少也已經大幅被削弱。至於我呢，二十幾年來，對中國的這樣一種親近卻與日俱增，對於祖國這片大地，心頭有時會升起一些說不出的悵然，這悵然是有面積比的，祖國大台灣小，那情感的寬度不是對台灣故鄉這小小一個島可以比擬的。<text:span text:style-name="T3"><text:line-break/><text:line-break/></text:span>希望巴勒網的台灣同胞看了不要生氣，你真要生氣我也沒辦法，我只是說我心裡話，人的想法沒辦法強迫，愛恨情感就更不用說了。我當然也不是要誇說我自己很特別或見解很高明，若真的要解釋為什麼我和大多數台灣人在這一點上的想法或立場或心裡的感受完全相反，也許是我的一種自閉傾向帶給了我一種孤立和獨自判斷的能力，人們或社會不管怎麼影響我，夜深人靜時，我總是很難忽視心中真正的聲音。<text:span text:style-name="T3"><text:line-break/><text:line-break/></text:span>曾經訂過一陣子鳳凰的網路頻道，但連線十分不穩，經常無法觀看，後來作罷。上個月到馬來西亞出差，又讓我看到了鳳凰衛視，節目名稱忘了，講中國留守兒童的問題，留守兒童就是中國一些偏遠鄉村，父母為了生計往往必須遠赴其他大城市工作，把十歲甚至七八歲小孩獨自留在家裡，就這樣長年自力更生，一年見不著爸媽兩三次，衍生出許多問題，特別是孩子的心理，十分可憐。這節目只看了中間一段，但就算像我這樣非常鐵血、經常無視各種悲劇的性格，也立刻被攻破防線，為之不禁淚流滿面。每個國家都有它的可悲之處，馬來西亞這個小城市，在我出差這幾天讓人大開眼界，那種野蠻和原始，真的無法用筆墨形容，我如果沒有當地人保護，獨自行走在路上，可能活不過一天。中國也一樣，為了活，為了富強，為了崛起，一路艱辛撐了過來，雖然站了起來，卻造就了許多社會問題，傷痕累累，有時思之讓人鼻酸。<text:span text:style-name="T3"><text:line-break/><text:line-break/></text:span>優雅的人們或是優雅的台灣同胞，你們會怎麼看待這一切<text:span text:style-name="T3">? </text:span>你們的生活難道不需要奮鬥<text:span text:style-name="T3">? </text:span>你們難道不需要為了活下去，為了讓自己在社會上立足甚至擁有更好的生命狀態，盡一切所能努力掙扎，攫取任可能的機會和資源，甚至不惜偷拐搶騙<text:span text:style-name="T3">? </text:span>你難道不需在這樣偷拐搶騙的過程中身心俱疲、犧牲了許多自由甚至健康，帶著渾身傷痕和一股硬氣，站挺著面對這艱難世界<text:span text:style-name="T3">?<text:line-break/><text:line-break/></text:span>我這樣說也許你們十分不屑，但這難道不就是社會的真實樣貌<text:span text:style-name="T3">? </text:span>一切工業商業學術藝術、一切現代社會之運作，不管合法非法，哪一樣不是偷拐搶騙<text:span text:style-name="T3">? </text:span>你難道不曾在這活下來的過程當中，盡己所能在不傷害別人的前提下，偷拐搶騙讓自己能往上爬，爬得遍體麟傷<text:span text:style-name="T3">? </text:span>有誰不是如此，請你舉手，如果你覺得你有資格舉手，請你默念自己銀行的存款數字，個十百千萬十萬百萬千萬億，如果你默念到千萬以上，那還是別舉手了，因為有這樣的一組數字，舉手有何困難<text:span text:style-name="T3">?<text:line-break/><text:line-break/></text:span>人如此，國也是如此，中國之現狀不難理解，身為華人理應都能為之肅然起敬，特別是中國在這過程中，不曾以軍事作為手段，傷害其他民族，如今更扮演一個牽制美國的重要角色。光是這一點，我就能理解為什麼有人會認為中國之存在為世界和平做出了巨大貢獻。<text:span text:style-name="T3"><text:line-break/><text:line-break/></text:span>前幾年投入許多心血在繪畫和雕塑上，我發現俄國在各種藝術形式乃至音樂上，有著在某方面可說是舉世無雙的高度：堅毅、厚重、強壯，稱之為戰鬥民族並不為過。比如有間學校叫列賓美術學院，見過它的紀錄片，十分震撼。從我長大成人、對藝術略知一二起，對於愛國愛鄉這類情感，我一直都是十分不以為然的，地緣的種族的政治上的各種人為勾勒的情感，和藝術是不相容的，我一直是這麼認為的。但這幾年我的想法慢慢的有些不同了，也許是自己也硬挺過了一段能稱得上艱辛的生活，如今我似乎漸漸可以理解，身為一個有著充滿苦難過去、有著厚重歷史文化的國家和民族，比如俄國人或中國人，他的愛國可以說是適當的。當然我說的這愛國心和彼之愛國心，比如美國人或台灣人，那是大不相同的，不單只是重量不相同，而是完全不一樣的東西。<text:span text:style-name="T3"><text:line-break/><text:line-break/></text:span>許多人喜歡醜化中國和俄國，稱其野蠻和原始，某方面這也是事實，可以選擇的話，我並不考慮立刻搬到這些地方居住。但野蠻和原始其實並不可怕，瘋狂比較可怕。文化只要有個底子，現狀再怎麼野蠻，也許等你站穩了，文明都可以慢慢來，總有提升的一天，在中國城市各街道上，經常可以看到有著<text:span text:style-name="T3">”</text:span>文明<text:span text:style-name="T3">”</text:span>兩字的標語，十分醒目。可是如果一個社會已經限入瘋狂，就像精神病一樣，那是很難救的，台灣空氣中卻無處不飄散著這樣一種可怕氣味。<text:span text:style-name="T3"><text:line-break/><text:line-break/></text:span>我自十歲起沒有了家，兩年多前，唯一的哥哥死了，活在這世上實在孤獨。台灣作為一個故鄉，眼前所見的未來是一望無際的衰敗景象，是人們痛苦的臉龐。為了活下來，為了更好的未來，我動了移民的念頭，兩年來帶著逃難的心情，南奔北走，盡一切所能就是為了離開這裡。由於事屬個人，區區小事不足掛齒，感覺似乎沒有必要特別向人提起，更不覺得需要公開在巴勒網上講，或許也是網路無遠弗屆的本質讓人忽略了距離。如今出發在即，我才驚覺也許這可能代表了一種離別，代表了生命走向了不同方向。巴勒網的一切，對許多人而言也許只是看戲，當作一種消遣，看看熱鬧，甚至當作笑話，但如果你像我一樣，對生活對生命對這世界感到如此的艱辛和無力和羞愧和自責，也許它還是有那麼一點價值，值得好好看待和珍惜。<text:span text:style-name="T3"><text:line-break/><text:line-break/></text:span>巴勒網從去年開始，已經委託專家重新打造，慢工出細活，目前看起來應該有個雛形了。在不久的將來，它將會移民到另一個新的家裡，網址不變，外貌氣質也不會變，但它將會更安全也會更先進一點。現有的許多連結若是失效，其實到時候都可以重新擺上新家，似乎也不急於一時。<text:span text:style-name="T3"><text:line-break/><text:line-break/></text:span>我很不喜歡各類身份認同的話題，但世界是這樣，你不喜歡區分，世界卻會區分你。身為一個人，特別是身為華人，也許我們真的應該好好想想，該採取什麼樣的一種態度來面對如今世上快速變化的這一切。你當然可拒絕思索，任由各種政治騙術對你洗腦灌輸而不加抵抗，但這世界是不會留情的，時間也是不等人的，電影<text:span text:style-name="T3">”</text:span>刺激<text:span text:style-name="T3">1995”</text:span>裡面那個老先生講了一句話很有道理，他說人終究自己要做個選擇<text:span text:style-name="T3">: “Get busy living, or get busy dying”</text:span>。你是否真的有把事情想清楚，到最後也許就決定了你是否能好好活下來，活得像樣，活得像個人。</text:p>
      <text:p text:style-name="P1"><text:span text:style-name="T1">陳英吉</text:span><text:s/>  |  2016.04.28 17:19   |   <text:a xlink:type="simple" xlink:href="http://palinfo.habago.org/Entry?Command=Information_PrintForum&amp;iPage=265#FORUM34467"><text:span text:style-name="T2">#</text:span></text:a></text:p>
      <text:p text:style-name="P3">美國資本家沒有壟斷媒體<text:span text:style-name="T3">?</text:span>民進黨沒有壟斷媒體<text:span text:style-name="T3">?</text:span>倒不如說這兩個畸形怪物沒有明目張膽，但比明目張膽更精細更巧妙更無恥的在壟斷媒體罷了。</text:p>
      <text:p text:style-name="P1"><text:span text:style-name="T1">穎宇</text:span><text:s/>  |  2016.04.28 16:56   |   <text:a xlink:type="simple" xlink:href="http://palinfo.habago.org/Entry?Command=Information_PrintForum&amp;iPage=265#FORUM34466"><text:span text:style-name="T2">#</text:span></text:a></text:p>
      <text:p text:style-name="P2">陳醫師誤矣！我不知你是從何判斷我是支持統還是獨，<text:span text:style-name="T3"><text:line-break/></text:span>我質疑的是您本身，您如果認為今日的民進黨很壞，那斷無理由支持今日的共產黨，至少逮捕維權律師或是直接壟斷媒體這等事，今日的民進黨做不到，當年的國民黨也只敢偷偷做！哪像共產黨這般明目張膽！<text:span text:style-name="T3"><text:line-break/></text:span>要統，也絕不該被現在這個共產黨統！</text:p>
      <text:p text:style-name="P1"><text:span text:style-name="T1">王修亮</text:span><text:s/>  |  2016.04.28 16:31   |   <text:a xlink:type="simple" xlink:href="http://palinfo.habago.org/Entry?Command=Information_PrintForum&amp;iPage=265#FORUM34465"><text:span text:style-name="T2">#</text:span></text:a></text:p>
      <text:p text:style-name="P3">一個黨本身是沒有生命的，端看黨員與領導者如何運作。<text:span text:style-name="T3"><text:line-break/></text:span>所以，隨著時間的流轉，領導者與黨員逐漸汰舊換新，一個政黨也會蛻變為不一樣的形象與作為。<text:span text:style-name="T3"><text:line-break/></text:span>抗戰時家母在共產黨淪陷區，<text:span text:style-name="T3">16</text:span>歲當家，是大地主，受盡文鬥武鬥的折磨。家父是軍人，抗日與剿匪都親身參與前線戰爭，也看盡國民黨與共產黨的鬥智鬥力。<text:span text:style-name="T3"><text:line-break/></text:span>開放探親後，走訪大陸的長輩，他們很感慨的說：共產黨剛剛統一大陸的那十年間，大家（長輩是共產黨的省級官員）都理想奮發，不要錢不怕苦，努力想建設國家，但十年間逐漸走樣，權力與貪欲使理想變質。但是現在的領導習近平有智慧有謀略，長期計畫，黨又開始有希望。<text:span text:style-name="T3"><text:line-break/><text:line-break/></text:span>共產黨和民進黨一樣，初期都是不怕死的年輕人在衝鋒陷陣，都充滿熱血和理想。<text:span text:style-name="T3"><text:line-break/></text:span>但是最大的差別，是絕大多數民進黨員及長老，一開始嘗到利益的好處，立刻就忘記理想，排斥、抹黑極少數仍有理想的黨員，迅速沉淪。<text:span text:style-name="T3"><text:line-break/></text:span>共產黨當然不是聖人黨，腐爛的也不少，但也有許多人很有智慧，知道自己怎樣做事，才能利己利國，即使最終目的是利己，但是也懂得必須利國，才能真正利己。<text:span text:style-name="T3"><text:line-break/><text:line-break/></text:span>共產黨的領導人眼光真的比台灣遼闊太多了。<text:span text:style-name="T3"><text:line-break/><text:line-break/></text:span>政治本來就是詭譎狡詐的，聖人能擔政治的自古無有，此所以文王不行革命，而武王遭受伯夷叔齊的批判。看湯誓對軍隊的軟硬兼施威嚇利誘，就明白政治沒有聖人。<text:span text:style-name="T3"><text:line-break/></text:span>政治當然也沒有正義，但是，政治要得就是「生活中實踐的行為結果」。能讓飢荒幾千年的人民吃得保住得穩，能維護國家與世界和平，能謹慎自己的貪婪慾望，能建構保有傳統與新文化，這已經是政治的智者。<text:span text:style-name="T3"><text:line-break/></text:span>隨著時間的流逝，共產黨已經不再是<text:span text:style-name="T3">60</text:span>年前的共產黨，帶著中國走向富強與文化修復重建。<text:span text:style-name="T3"><text:line-break/></text:span>台灣呢？上一代勤苦攢存淹腳目的錢到哪裡去了<text:span text:style-name="T3">?</text:span>文化到哪裡去了<text:span text:style-name="T3">?<text:line-break/></text:span>即使經歷了文化大革命，歷史與文化仍然深厚保存在中國民間。共產黨的高官每出使國外，或是與台對話，常常是遵循古禮，吟詩言志。這種方式有它的深意，可以含蓄優雅的表達溝通，避免直接衝突，失去迴環餘地。<text:span text:style-name="T3"><text:line-break/></text:span>台灣的高官名士呢<text:span text:style-name="T3">?</text:span>髒話回應倒是一堆，吟詩的沒聽過。就巴不得引起衝突，激發情緒，好博得虛名。<text:span text:style-name="T3"><text:line-break/></text:span>這樣的高度差異，說了也沒什麼人懂吧<text:span text:style-name="T3">!<text:line-break/><text:line-break/></text:span>我自己當然喜歡共產黨的靈活轉變與文化堅持，希望它能持續，以前我期待雙方能慢慢互通互融，走向統一，現在對台灣真是越來越失望，有點轉念想支持急統，以免愚蠢的台灣繼續努力激化民粹，引發殘酷的、必然的流血戰爭。<text:span text:style-name="T3"><text:line-break/><text:line-break/></text:span>民進黨的高官名士絕對善於自保，受害的總是一般人民。<text:span text:style-name="T3"><text:line-break/></text:span>一點自己的想法。</text:p>
      <text:p text:style-name="P1"><text:span text:style-name="T1">陳真</text:span><text:s/>  |  2016.04.28 12:54   |   <text:a xlink:type="simple" xlink:href="http://palinfo.habago.org/Entry?Command=Information_PrintForum&amp;iPage=265#FORUM34464"><text:span text:style-name="T2">#</text:span></text:a></text:p>
      <text:p text:style-name="P2">穎宇，<text:span text:style-name="T3"><text:line-break/><text:line-break/></text:span>任何一個人在某個議題上主張什麼，或正或反，理當都不應該引起任何<text:span text:style-name="T3"><text:s/>"</text:span>震驚<text:span text:style-name="T3">" </text:span>才對；既然可以獨，為什麼不能統？我大學時在群眾聚會演講台上公開主張台獨，被以叛亂罪移送法辦，家毀人亡，周遭朋友或同事同學當時也經常說：<text:span text:style-name="T3">"</text:span>陳醫師這麼溫和善良，想不到是這種人！<text:span text:style-name="T3">" </text:span>這種人是哪種人？台獨份子！在他們看來，真是令人震驚。<text:span text:style-name="T3"><text:line-break/><text:line-break/></text:span>我敢說，這些朋友或同學同事，現在對於任何人主張台獨一定不會震驚，一定覺得理所當然，甚至跟你一樣，肯定會覺得主張統一是多麼令人震驚。<text:span text:style-name="T3"><text:line-break/><text:line-break/></text:span>可是，這不是很奇怪嗎？該獨不獨，該統卻不統。當國民黨可惡到爆，當共產黨才剛脫離文革<text:span text:style-name="T3">(1976</text:span>年<text:span text:style-name="T3">)</text:span>沒幾年，整個中國仍然一片混亂，而國民黨在島內更是厲行高壓恐怖統治，以外來統治者自居，以高級外省人的姿態，踐踏台灣人，稍有不敬，動輒殺或關，輕則前途不保，在那樣一種歷史時空下，主張台獨一點都不該讓人感到震驚。反倒是當時人們普遍一面倒地跟著國民黨以<text:span text:style-name="T3"><text:s/>"</text:span>高貴中國人<text:span text:style-name="T3">" </text:span>的姿態踐踏<text:span text:style-name="T3"><text:s/>"</text:span>低級的台灣人<text:span text:style-name="T3">"</text:span>，那才奇怪。<text:span text:style-name="T3"><text:line-break/><text:line-break/></text:span>當中國在經濟與政治等等各方面已大幅改善，甚至超越台灣，甚至領先全球，當國民黨已改邪歸正，甚至變得溫吞守法，人們卻反倒開始喧囂跋扈地高喊比昔日國民黨還邪門卑劣一百倍的民進黨萬歲，台獨萬歲！並且自願充當恐怖主義國家<text:span text:style-name="T3">--</text:span>美國與日本的走狗。若要說震驚，這才令人震驚不是嗎？<text:span text:style-name="T3"><text:line-break/><text:line-break/></text:span>一個人應該學會講道理，學會思考，而不是只會表態，不是只會宣示毫無意義的個人立場<text:span text:style-name="T3">(</text:span>因為沒有人知道你是誰，你若只會說出你的立場，有何意義可言？<text:span text:style-name="T3">)</text:span>，不是永遠只會沒頭沒腦像個智障那樣罵一兩句，而且往往是罵一些違反基本事實或很低能可笑的東西。<text:span text:style-name="T3"><text:line-break/><text:line-break/></text:span>我看不出來共產黨哪一點比民進黨或國民黨壞。像這樣一種瀰漫島內非常低能的政治正確話語，其實就跟當年只要你反國民黨，人們就會罵你一樣；人們會罵說，國民黨政府那麼民主，我們過得如此自由繁榮，你還不滿足，而黨外人士全是一些野心陰謀暴力份子<text:span text:style-name="T3">(</text:span>這個標籤在我大學七年之間，始終掛在身上<text:span text:style-name="T3">)</text:span>，你為什麼不支持政府，反而還支持破壞民主自由的壞人！<text:span text:style-name="T3"><text:line-break/><text:line-break/></text:span>再說，如果你覺得某個黨不好，所以就應該獨立，那麼，民進黨這麼邪惡卑劣無恥，那是不是每個國民黨主政的縣市都應該趕緊宣佈獨立。萬一你覺得國民黨也不好，那這下怎麼辦？每個無黨籍主政的鄰里鄉鎮，趕緊宣佈獨立？萬一無黨籍人士也不好，那怎麼辦？永康東橋三路宣布獨立？台南市大智街宣布獨立？斗六市文化路也宣布獨立？<text:span text:style-name="T3"><text:line-break/><text:line-break/></text:span>我的意思是說，怎麼會有這麼低能的思考邏輯。哪個黨不好或不夠好，我們就應該獨立？一個人可以熱血，但如果他腦袋液化或泡了水的話，那麼，他的所謂<text:span text:style-name="T3"><text:s/>"</text:span>熱血<text:span text:style-name="T3">" </text:span>就會變成一種災難。<text:span text:style-name="T3"><text:line-break/><text:line-break/></text:span>依你的邏輯，我看全世界最應該宣布各鄉鎮或各街道或乾脆家家戶戶各自獨立的是美國，因為他們這個政府毫無疑問是人類歷史上最為血腥殘暴的一個政權。相對地，我若是諾貝爾獎委員會主席，那我會頒發給中國一個和平獎，獎勵他在世界和平上的巨大貢獻與榜樣，除了獎勵他有效地牽制美國製造千萬生靈塗炭的軍事侵略政策，更要獎勵他做了一種前所未有的示範，證明一個國家不需要訴諸帝國主義，不需要四處侵略殺戮四處征戰掠奪，照樣可以崛起，照樣可以茁壯。這證明了一點：人類社會有可能透過互利共生而非鬥爭個你死我活來發展出更好的文明。<text:span text:style-name="T3"><text:line-break/><text:line-break/></text:span>我這些話當然不是在開玩笑。如果你聽起來覺得很不順耳，那其實就跟當初如果有人如果說他支持台獨或支持黨外一樣不順耳，甚至難以置信那怎麼可能會是由衷的一種主張或看法。<text:span text:style-name="T3"><text:line-break/><text:line-break/></text:span>不管統或獨，怎麼會只是考量什麼哪個黨的好壞，如果這說得通，那麼日本或印度或巴基斯坦或以色列或菲律賓越南印尼美國英國澳洲等等等，豈不是每天各鄉鎮都該宣布獨立？統獨的判斷，當然是考慮各種極其複雜的主客觀因素，而非單一因素。台灣不管哪個黨執政，不管這個黨好或壞，基本上跟統獨扯不上什麼關係。</text:p>
      <text:p text:style-name="P1"><text:span text:style-name="T1">陳真</text:span><text:s/>  |  2016.04.28 11:46   |   <text:a xlink:type="simple" xlink:href="http://palinfo.habago.org/Entry?Command=Information_PrintForum&amp;iPage=265#FORUM34463"><text:span text:style-name="T2">#</text:span></text:a></text:p>
      <text:p text:style-name="P3">原來這篇是我自己也有翻譯，看到內文才想起來。我講的不是這篇，而是阿遠翻的另一篇，印象中好像是跟美國對於伊拉克水資源的刻意污染有關，不知道阿遠有無印象？至於我這篇，我手邊也沒有，可能是毀於電腦災難中，至於網路上的收錄，感覺編排很亂，很難閱讀，而且網路上的收錄往往不是全文。學姐或怡靜那邊如果有的話，再把它重貼上去。很多文章缺的缺，漏的漏，消失的消失。我的電腦功力很差，對於有注釋的文章我就不會貼了。<text:span text:style-name="T3"><text:line-break/><text:line-break/></text:span>我認識這位比利時的<text:span text:style-name="T3"><text:s/>Wim De Ceukelaire </text:span>醫師，他後來還發表了一些學術調查文章，邀我掛名，藉以向比利時法庭控告布希，讓布希等人無法入境比利時<text:span text:style-name="T3"><text:s/>(</text:span>很多重要國際會議在比利時舉行<text:span text:style-name="T3">)</text:span>，因為只要他一入境，依法可以以違反戰爭罪行逮捕送審。對於這些事，我也寫過一些文章，不過也大多毀於電腦災難。<text:span text:style-name="T3"><text:line-break/><text:line-break/></text:span>十年前回台灣後，就跟<text:span text:style-name="T3">Wim De Ceukelaire </text:span>他們中斷了連繫。記得他好像在<text:span text:style-name="T3">2003</text:span>年因為伊拉克戰爭，曾應邀來過台灣。他們集結一群人，來自歐洲各地，文武全才，個個很有戰鬥力，同時也關心其它一些議題，例如貧鈾彈、集束彈的問題。</text:p>
      <text:p text:style-name="P1"><text:span text:style-name="T1">穎宇</text:span><text:s/>  |  2016.04.28 10:43   |   <text:a xlink:type="simple" xlink:href="http://palinfo.habago.org/Entry?Command=Information_PrintForum&amp;iPage=265#FORUM34462"><text:span text:style-name="T2">#</text:span></text:a></text:p>
      <text:p text:style-name="P2">看到陳醫師您主張急統真是讓我震驚。<text:span text:style-name="T3"><text:line-break/></text:span>您痛罵昔日國民黨和今日的民進黨如何的壞，但今日的共產黨比她倆更壞！</text:p>
      <text:p text:style-name="P1"><text:span text:style-name="T1">宗益</text:span><text:s/>  |  2016.04.28 04:03   |   <text:a xlink:type="simple" xlink:href="http://palinfo.habago.org/Entry?Command=Information_PrintForum&amp;iPage=265#FORUM34461"><text:span text:style-name="T2">#</text:span></text:a></text:p>
      <text:p text:style-name="P3">多謝甄先生，我另外找了篇，比對之後您提供的網頁，中間那段應該就是。<text:span text:style-name="T3"><text:line-break/>http://enews.url.com.tw/enews/21427<text:line-break/>--------<text:line-break/></text:span>最近看了些世界經濟分析，內容提到科索沃戰爭和歐元成立有關、波灣戰爭和海珊不把石油以美元結算有關、格達費遭推翻和他想要建立非洲通用貨幣有關。很好奇到底關聯在哪，試著用網路循因果關係從南斯拉夫內戰找起，還是看不出所以然來，搞不清楚南歐的種族滅絕和西歐主導的歐元成立之間關係。倒是從大陸網站上關於使館被炸一事向外連結，看到不同於<text:span text:style-name="T3">google</text:span>或是<text:span text:style-name="T3">wiki</text:span>上的敘事。許多事情，我自小在台灣生活從未聽聞，自己翻史書看南斯拉夫內戰也不會提到，可許多證據又是那麼無可置辯，令我頓時有三觀盡毀之感，彷彿在讀外星故事。總而言之，西方介入似乎並非那麼師出有名，更像是見縫插針、傷口上撒鹽，一面倒的媒體宣傳把實況放大百倍，總總援助行為，最後擴大了悲劇結果，與近年利比亞、敘利亞事如出一轍。簡直如李鴻章於琉球遭滅國時所說，這是件「背鄰交，欺弱國」、「不信不義無情無理之事」，理當貽笑於萬國。情勢已夠混亂了，不思調停，反倒火上澆油，天理何在？</text:p>
      <text:p text:style-name="P1"><text:span text:style-name="T1">甄力民</text:span><text:s/>  |  2016.04.28 00:25   |   <text:a xlink:type="simple" xlink:href="http://palinfo.habago.org/Entry?Command=Information_PrintForum&amp;iPage=265#FORUM34459"><text:span text:style-name="T2">#</text:span></text:a></text:p>
      <text:p text:style-name="P2">在網路上找到有人備份了<text:span text:style-name="T3">"</text:span>英美戰爭罪行對伊拉克公衛體系的破壞<text:span text:style-name="T3">"</text:span>這篇文章<text:span text:style-name="T3"><text:line-break/>http://mypaper.pchome.com.tw/souj/post/1313083987<text:line-break/></text:span>不過這篇整理得有點雜，我不是很確定到底哪些部分是這篇文章，那些不是</text:p>
      <text:p text:style-name="P4"/>
      <text:p text:style-name="P1"><text:span text:style-name="T1">陳真</text:span><text:s/>  |  2016.04.27 23:46   |   <text:a xlink:type="simple" xlink:href="http://palinfo.habago.org/Entry?Command=Information_PrintForum&amp;iPage=266#FORUM34458"><text:span text:style-name="T2">#</text:span></text:a></text:p>
      <text:p text:style-name="P2">過去這幾個月，我花了點時間，地毯式檢查過巴勒網的每一篇文章，發現有些文章本身或其連結消失了。目前網站仍在改版中<text:span text:style-name="T3">(</text:span>快弄好了<text:span text:style-name="T3">)</text:span>，這些問題我會再問問專家。連結失效的問題很容易產生，所以有時候如果需要附上連結，我寧可把全文或部份段落剪下來貼，因為時日一久，失效連結就會越多。<text:span text:style-name="T3"><text:line-break/><text:line-break/></text:span>至於你說的這篇文章<text:span text:style-name="T3"><text:s/>"</text:span>英美戰爭罪行對伊拉克公衛體系的破壞<text:span text:style-name="T3">"</text:span>，我記得是阿遠翻譯的，是極為重要的一篇文章，任何人看了這文章，恐怕很難不對西方強國的卑劣作為感到心寒，難以置信，根本看不見道德的底限在哪，什麼事都做得出來，沒有人性可言。<text:span text:style-name="T3"><text:line-break/><text:line-break/></text:span>最近突然想到，中共建國原來才僅僅六十幾年，比台灣許多年輕大學或公司都還年輕。六十幾年之間，它曾經歷很長一段時間的動蕩與黑暗，例如十年文革浩劫，例如各種天災人禍不斷，以及甚至導致人吃人與<text:span text:style-name="T3"><text:s/>"</text:span>易子而食<text:span text:style-name="T3">" </text:span>的大饑荒慘劇，千百萬人死亡，彷彿根本看不見明天。<text:span text:style-name="T3"><text:line-break/><text:line-break/></text:span>真沒想到，在西方列強環伺的虎視眈眈中，加上各種內憂外患，中國竟然能夠在那樣一種宛若地獄般的黑暗困境中挺了過來。自從鄧小平改革開放以來，短短三十幾年的時間，逐漸脫離了貧窮，邁向茁壯；它的進步之顯著，十分驚人，難以否認。就算是一家小公司，能夠在短短三十年之間成長為世界數一數二的大公司，都已很難想像，更何況是有著十幾億人、曾經奄奄一息的一個超大型國家。<text:span text:style-name="T3"><text:line-break/><text:line-break/></text:span>從中我得到一些體認，也許國民黨至少某部份想法是對的，它過去老喜歡打安定牌，只要安定牌一出，選舉無往不利。許多時候，你會直覺地以為政治就宛若日常生活般，穩穩當當的，上班下班，買菜煮飯，似乎一切都如此理所當然。事實上卻非如此，即便是<text:span text:style-name="T3"><text:s/>"</text:span>安定<text:span text:style-name="T3">" </text:span>這麼一個在我年少時候看來非常<text:span text:style-name="T3"><text:s/>"</text:span>八股<text:span text:style-name="T3">"</text:span>、亦即意味著落後的字眼與概念，似乎都如此珍貴而難以企求。安定與發展，不是天上自動掉下來的，而是費盡許多努力，眾人得付出各種痛苦代價，然後也許還要再加上一點天時地利與運氣，才有可能獲得。<text:span text:style-name="T3"><text:line-break/><text:line-break/></text:span>台灣自然也不例外，許多乍看尋常的成就，其實得來不易，但是，失去它卻很容易，一個不小心，或是一時行差踏錯，走歪了一步，很可能就是幾十年光陰的淪喪與摧殘。<text:span text:style-name="T3"><text:line-break/><text:line-break/></text:span>這一代的年輕人，他們一方面是幸運的，因為很多不堪回首的痛苦困頓與折磨，他們也許此生都永難體會，但他們同時也是很不幸的一代，因為當今社會似乎就像一個由各種謊言與口號所搭建而成的空殼子，虛浮空洞，難以著力，未來竟如此渺茫。<text:span text:style-name="T3"><text:line-break/><text:line-break/></text:span>相反地，對岸人民卻積極奮發，充滿希望與熱情，他們顯然對未來還相信著一些什麼，但是此岸的這一頭，噴噴口水之餘，誰還真的相信什麼？除了詐騙集團依舊熱情昂揚，依舊充滿希望，除了含著金湯匙出生的人依舊優雅瀟灑神采飛揚之外，還有多少人對未來懷抱憧憬與希望？我不是社會改革家，我不知道怎麼做是好的，但我至少知道怎麼做很可能是錯的，有害的，自掘墳墓的。<text:span text:style-name="T3"><text:line-break/><text:line-break/></text:span>光陰可貴，青春稍縱即逝，莫蹉跎。政治不管於公於私，並非兒戲。台灣已經搞了<text:span text:style-name="T3">20</text:span>年文革，難道還會有下一個<text:span text:style-name="T3">20</text:span>年的荒唐？難道下一代的下一代，依舊還要隨著政治魔音，聞聲起乩，繼續如此不堪地自欺欺人？</text:p>
      <text:p text:style-name="P1"><text:span text:style-name="T1">宗益</text:span><text:s/>  |  2016.04.27 21:37   |   <text:a xlink:type="simple" xlink:href="http://palinfo.habago.org/Entry?Command=Information_PrintForum&amp;iPage=266#FORUM34457"><text:span text:style-name="T2">#</text:span></text:a></text:p>
      <text:p text:style-name="P3">網站上<text:span text:style-name="T3">"</text:span>其他<text:span text:style-name="T3">"</text:span>標籤底下有篇文章<text:span text:style-name="T3"><text:line-break/></text:span>獲釋日本人質自述<text:span text:style-name="T3">:</text:span>告訴你我看到的伊拉克<text:span text:style-name="T3"><text:line-break/></text:span>最後面<text:span text:style-name="T3">"</text:span>相關文章<text:span text:style-name="T3">"</text:span>下面<text:span text:style-name="T3"><text:line-break/></text:span>英美戰爭罪行對伊拉克公衛體系的破壞<text:span text:style-name="T3"> <text:line-break/></text:span>這個連結失效的樣子，我點進去是<text:span text:style-name="T3">403 Forbidden</text:span></text:p>
      <text:p text:style-name="P1"><text:span text:style-name="T1">陳真</text:span><text:s/>  |  2016.04.27 11:50   |   <text:a xlink:type="simple" xlink:href="http://palinfo.habago.org/Entry?Command=Information_PrintForum&amp;iPage=266#FORUM34456"><text:span text:style-name="T2">#</text:span></text:a></text:p>
      <text:p text:style-name="P2">一個人當然可以支持統也可以支持獨，但是不管統獨，你得想清楚你的主張究竟只是空洞地迎合當下一種主流立場，拿香跟人拜？還是它真的是你個人長期深思熟慮的結果？就如同三十年前，每次都是百分之九十八、九十九的台灣民意調查支持繼續戒嚴，每次調查都是這個數字。你想，這裏頭有多少人是深思熟慮的結果？還是只是迎合當下主流見解？一種洗腦灌輸的結果？<text:span text:style-name="T3"><text:line-break/><text:line-break/></text:span>台南地震，只是倒了一棟樓，竟如此驚悚，但戰爭可不是倒一棟，而是倒幾萬或幾十萬棟；不是死傷一百人，而是幾千人幾萬人，甚至數十萬數百萬條生命。你願意付出這個代價嗎？台灣人長久以來把統獨當成一種兒戲，當成一種選舉專用的攻防武器，彷彿以為可以一直玩下去。但事實上，攤牌的時間越來越逼近。<text:span text:style-name="T3"><text:line-break/><text:line-break/></text:span>我講的不是什麼<text:span text:style-name="T3">520</text:span>總統交接，我講的是以美日為首所蓄意挑起的亞洲局勢之劇烈變化與動亂，台灣人很難再迴避了。世界不會因為我們一廂情願的玩興或對於現實的理解空洞得近乎白癡而因此為你停下腳步，世界始終一直在激烈變化中，特別是自從美國在<text:span text:style-name="T3">2003</text:span>年展開布局長達十多年的入侵伊拉克計畫後，一連串的國家相繼陷於水火，宛如人間煉獄。這樣一股惡魔般的陰風鬼火，老早悄悄飄進台海與南海之間。<text:span text:style-name="T3"><text:line-break/><text:line-break/></text:span>也許有些人又會說什麼台灣人不是被嚇大的，或是說對岸又在虛張聲勢了，但任何一個嚴肅思考這些問題的人，沒有人會認為對岸會在這些問題上虛張聲勢，過去不可能，現在與未來就更加不可能了，因為中國已非昔日吳下阿蒙。<text:span text:style-name="T3"><text:line-break/><text:line-break/></text:span>我當然也不是要以此來威脅人們放棄台獨，我只是一再想說：你千萬不要把統獨當成一種遊戲選項或選舉口號，彷彿只須灑灑口水，搞什麼<text:span text:style-name="T3">KUSO</text:span>一下就沒事，彷彿它只是一種網路口角春風，耍一下嘴賤，匿名叫罵兩聲，好好玩，好爽好刺激。事實上，不管統或獨，你都應該好好思考一下它的嚴肅與沈重後果。<text:span text:style-name="T3"><text:line-break/><text:line-break/></text:span>我同時也想說，你千萬不要以為檯面上那些綠油油的名人、學者或什麼社運人士或政客或每個綠油油的主流媒體裏頭有誰是台獨，沒有！幾乎一個也沒有，鳳毛鱗角，少之又少。他們只是一群完全以個人利益導向的投機生意人，該喊獨就喊獨，該喊祖國就會喊祖國。只有那些非常外行的人，才會真以為這些人跟對岸誓不兩立，不相往來，事實上，他們與對岸的往來關係，恐怕遠比國民黨人還要更密切且親密。<text:span text:style-name="T3"><text:line-break/><text:line-break/></text:span>你更不要以為這些綠油油的人跟你處於同樣的處境。當你陷入各種經濟上生活上或乃至軍事上的痛苦與傷害時，這些人根本不會受到傷害。他們髓時有各種溜之大吉或更換跑道的管道，他們的子女與家人大多在國外，他們的財產是你的幾千倍幾萬倍，而且很大一部份都已成為<text:span text:style-name="T3"><text:s/>"</text:span>外資<text:span text:style-name="T3">"</text:span>。翁啟惠及蔡英文的家族便是活生生的一例，而且只是無數例子中的一個而已。<text:span text:style-name="T3"><text:line-break/><text:line-break/></text:span>台灣人過去被國民黨騙得團團轉，當國民黨慢慢改邪歸正後，竟然換民進黨接手詐騙業務，騙得更凶更猛。台灣人醒醒吧，時候到了，別再玩了，別再關起門來自娛自慰了，該是嚴肅面對切身議題的時候了。<text:span text:style-name="T3"><text:line-break/><text:line-break/></text:span>你打算怎麼面對都行，重點是要嚴肅面對，切實思索，形成自己的判斷與決定，並且願意為這樣一種判斷與決定負起它各種或正或反的可能後果；不要再被那些包藏禍心的檯面人物與主流勢力洗腦，不要被人牽著鼻子走，充當他們賺取暴利奪得權勢的工具。這才是我要說的。<text:span text:style-name="T3"><text:line-break/><text:line-break/></text:span>陳真<text:span text:style-name="T3"><text:line-break/>====================<text:line-break/></text:span>武統民調<text:span text:style-name="T3"><text:s/></text:span>陸學者憂兩岸陷惡性循環<text:span text:style-name="T3"><text:line-break/><text:line-break/>2016</text:span>年<text:span text:style-name="T3">04</text:span>月<text:span text:style-name="T3">27</text:span>日<text:span text:style-name="T3"><text:line-break/><text:line-break/></text:span>特派員陳君碩／北京報導<text:span text:style-name="T3"><text:line-break/><text:line-break/></text:span>大陸官媒在網上作民調，聚焦武統台灣，大陸學者認為，台灣常以民調操弄兩岸關係，這次大陸如法炮製，結果將不言自明；學者也提醒，用高度簡化的民調呈現極其複雜的兩岸關係很危險，盼兩岸別陷入惡性互動循環，雙方都要以蒼生為念。<text:span text:style-name="T3"><text:line-break/><text:line-break/></text:span>廈門大學台研院院長劉國深<text:span text:style-name="T3">26</text:span>日受訪指出，兩岸議題的民調在台灣被頻繁利用，在大陸並不常見；有鑒於過去大陸常在台灣民調中被「吃豆腐」，這次大陸如法炮製，或許可達到某種平衡，調查結果也將不言自明。劉國深認為，「台獨意識」很大程度上就是透過民調加工出來的；他直言「玩過頭了就會搬起石頭砸自己的腳」。劉國深透露，廈大台研院也作過多次相關民調，但「為了兩岸和平，實在不忍心公布」。<text:span text:style-name="T3"><text:line-break/><text:line-break/></text:span>劉國深強調，兩岸問題太複雜，專家也不敢輕易發言，用高度簡化的問卷提問十分危險；他認為，情緒化的動員只會使兩岸關係陷入惡性互動循環，如果領導人沒有大局觀，沒有以蒼生為念的情懷，人民會被害得很慘。<text:span text:style-name="T3"><text:line-break/><text:line-break/></text:span>上海台研所副所長倪永杰認為，在此兩岸關係的敏感節點作此民調，某種程度是一種溫度計和風向球；他強調，不是只有台灣有民意，大陸民眾對兩岸關係的主流民意可概括為五大意向：主張統一、越早越好、最好用和平方式、一旦台獨會不惜任何代價、反對外國介入。<text:span text:style-name="T3"><text:line-break/><text:line-break/>(</text:span>旺報<text:span text:style-name="T3">)<text:line-break/><text:line-break/>=================<text:line-break/></text:span>大陸武統線上民調<text:span text:style-name="T3"><text:s/>85</text:span>％網友喊打<text:span text:style-name="T3"><text:line-break/><text:line-break/>2016</text:span>年<text:span text:style-name="T3">04</text:span>月<text:span text:style-name="T3">27</text:span>日<text:span text:style-name="T3"><text:line-break/><text:line-break/></text:span>特派員陳君碩／北京報導<text:span text:style-name="T3"><text:line-break/><text:line-break/></text:span>台灣政黨輪替在即，大陸官媒《環球時報》在此敏感時機，與大陸學術單位合作發起針對台灣問題的線上民調，問卷內容大半圍繞「武統」議題上，有高達<text:span text:style-name="T3">85.1%</text:span>受訪者支持以武力統一台灣；近<text:span text:style-name="T3">6</text:span>成大陸網友認為，<text:span text:style-name="T3">5</text:span>年內是武力攻台的最佳時機；在問卷網頁下的大陸網友的討論區，也盡是一片支持武統的聲音。<text:span text:style-name="T3"><text:line-break/><text:line-break/></text:span>《環球時報》與上海社科院合作於<text:span text:style-name="T3">25</text:span>日推出上述線上民調，調查大陸網友如何看待未來兩岸關係。問卷推出一天已有數萬人填答，除了個人基本資料外，問卷共有<text:span text:style-name="T3">21</text:span>題，後半段問題全聚焦在「武力統一台灣」上。<text:span text:style-name="T3"><text:line-break/><text:line-break/>6</text:span>成不惜進入全面戰爭<text:span text:style-name="T3"><text:line-break/><text:line-break/></text:span>圍繞武統的題目包括：是否支持武統台灣、武統台灣最佳時間、武統台灣戰爭的規模、美國會不會軍事介入、取勝的把握有多大、以及「為了統一台灣，你個人願意做出怎樣程度的犧牲」。<text:span text:style-name="T3"><text:line-break/><text:line-break/></text:span>截至<text:span text:style-name="T3">26</text:span>日上午<text:span text:style-name="T3">10</text:span>點，問卷結果顯示，有<text:span text:style-name="T3">97%</text:span>受訪者認為台灣是中國不可分割的一部分，但也有<text:span text:style-name="T3">82.3%</text:span>大陸網友體認到台灣支持獨立者只會更多；不惜進入全面戰爭者超過<text:span text:style-name="T3">6</text:span>成；有<text:span text:style-name="T3">19.3%</text:span>認為戰爭應侷限於福建一帶，否則會得不償失。<text:span text:style-name="T3"><text:line-break/><text:line-break/></text:span>至於願意為對台戰爭做出的犧牲，「願意忍受長期處於戰爭狀態的痛苦」居首，占<text:span text:style-name="T3">35.0%</text:span>；「獻出自己的生命」占<text:span text:style-name="T3">34.7%</text:span>。<text:span text:style-name="T3"><text:line-break/><text:line-break/></text:span>綠是明獨<text:span text:style-name="T3"><text:s/></text:span>藍為暗獨入題<text:span text:style-name="T3"><text:line-break/><text:line-break/></text:span>不過或因議題敏感，上述調查到了<text:span text:style-name="T3">26</text:span>日傍晚，已無法再即時查看調查結果。<text:span text:style-name="T3"><text:line-break/><text:line-break/></text:span>問卷還問到若蔡英文在<text:span text:style-name="T3">520</text:span>不承認「九二共識」，大陸可採取哪些反制措施，列舉選項包括取消陸客訪台、取消對台優惠、與台灣邦交國建交、封殺台獨藝人商人、經濟制裁、動武等。<text:span text:style-name="T3"><text:line-break/><text:line-break/></text:span>問卷中有一題問到「是否贊同民進黨是明獨，國民黨是暗獨，兩者並沒有本質區別」，而贊成兩黨無區別者，比例也高達<text:span text:style-name="T3">85.5%</text:span>。<text:span text:style-name="T3"><text:line-break/><text:line-break/></text:span>截至<text:span text:style-name="T3">26</text:span>日傍晚，該調查有近<text:span text:style-name="T3">1</text:span>萬<text:span text:style-name="T3">5</text:span>千筆討論留言，有網友說「對他們（台灣）好點說統戰，對他們不好說欺負他們，再加上文化台獨，統一後才能中華民族的真正崛起」。<text:span text:style-name="T3"><text:line-break/><text:line-break/>(</text:span>旺報<text:span text:style-name="T3">)</text:span></text:p>
      <text:p text:style-name="P1"><text:span text:style-name="T1">陳真</text:span><text:s/>  |  2016.04.27 10:32   |   <text:a xlink:type="simple" xlink:href="http://palinfo.habago.org/Entry?Command=Information_PrintForum&amp;iPage=266#FORUM34455"><text:span text:style-name="T2">#</text:span></text:a></text:p>
      <text:p text:style-name="P3">我很不喜歡講自己的意見，因為意見這種東西就跟民意調查一樣，其中任何一個人的意見頂多也只是一票，根本無足輕重。但如果要我講統獨，我還是可以不知羞恥地發表一下我的意見。我認為這麼做是最好的：<text:span text:style-name="T3"><text:line-break/><text:line-break/></text:span>儘快跟祖國簽訂以一個中國為前提的兩岸和平協議，採一國兩制，類似香港，但可自由選舉領導人<text:span text:style-name="T3">(</text:span>自由選舉或由大陸指派我沒意見，但因為台灣人熱愛民主遊戲，不選舉會死，所以最好還是讓他選<text:span text:style-name="T3">)</text:span>，<text:span text:style-name="T3">50 </text:span>年或<text:span text:style-name="T3"><text:s/>30 </text:span>年體制不變。時間一到，再來討論看要繼續維持當下現狀或正式回歸祖國懷抱。<text:span text:style-name="T3"><text:line-break/><text:line-break/></text:span>現在簽約談判還有籌碼，時間是完全不等人的。再說，若真的武統，台灣還有什麼談判籌碼可言？往後還會有寧日嗎？一定會有人自行發動或在美國與日本的鼓動與策劃下進行各種恐怖攻擊或動亂。<text:span text:style-name="T3"><text:line-break/><text:line-break/></text:span>難道你真的會以為美國不遠千里而來攪局是為了讓台灣人享福？美國只是想拿台灣當成軍事基地，以便就近攻擊中國，他哪會在乎你生靈塗炭。他在全世界到處侵略到處顛覆殺害千萬條生命，哪一次不是說為了讓別人享受什麼民主自由的美妙果實。</text:p>
      <text:p text:style-name="P1"><text:span text:style-name="T1">陳真</text:span><text:s/>  |  2016.04.27 10:12   |   <text:a xlink:type="simple" xlink:href="http://palinfo.habago.org/Entry?Command=Information_PrintForum&amp;iPage=266#FORUM34454"><text:span text:style-name="T2">#</text:span></text:a></text:p>
      <text:p text:style-name="P2"><text:span text:style-name="T3">To Kate Chang</text:span>，<text:span text:style-name="T3"><text:line-break/><text:line-break/></text:span>天啊，我真的覺得很痛苦，我又不是綠色生物，也不是心理變態，更不是智障白癡，當然也不是自以為是的什麼智慧大師，我怎麼可能去制止什麼急統或急獨的言論？<text:span text:style-name="T3"><text:line-break/><text:line-break/></text:span>我自己就是急統啊，我相信兩岸如果早日統一，世界會和平許多，台灣人會少走一點冤枉路，就如李光耀所說，少吃一點根本不必要的苦頭，同時也不用再被美國人和日本鬼子給糟蹋。同理，如果有人是急獨，我當然也歡迎他提出他的看法<text:span text:style-name="T3"><text:s/>(</text:span>而不是永遠只會抹黑<text:span text:style-name="T3">)</text:span>，這些恰恰就是我所一直強調的、大家應嚴肅面對並給予深刻思索與討論的事。<text:span text:style-name="T3"><text:line-break/><text:line-break/></text:span>我實在講到不知道該怎麼講了，實在很煩。我怎麼會去制止別人發表任何一種可以討論的言論？即便再怎麼離經叛道都十分歡迎。<text:span text:style-name="T3"><text:line-break/><text:line-break/></text:span>巴勒網的唯一天條已經寫過幾億次了，那就是：不要討論個別人事物，不要對個別人事物指指點點，因為它神聖無比，因為它根本無從討論。<text:span text:style-name="T3"><text:line-break/><text:line-break/></text:span>比方說：你不可以討論任何一個非公眾人物是否心裏很快樂，是否心胸寬大；你不可以建議任何一個非公眾人物應該孝順父母；你不可以建議任何一個非公眾人物情緒不要激動；你不可以討論任何一個非公眾人物從事援交是否正確；你不可以討論任何一個非公眾人物<text:span text:style-name="T3"><text:s/>(</text:span>例如鄭捷<text:span text:style-name="T3">) </text:span>殺人是否就意味著他不尊重生命；你不可以建議任何一個非公眾人物應該有愛心應該懷著什麼善意<text:span text:style-name="T3">....</text:span>等等等。<text:span text:style-name="T3"><text:line-break/><text:line-break/></text:span>所有這一切都是低級齷齪自以為是的八卦，你想談就請私下去談，不應該以一種公審的方式去議論或建議任何純粹屬於個人的東西。你可以說某人殺人違反法律，可是，他媽的人家當事人的心理狀態或精神狀態你怎麼可能憑空知道呢？你是上帝嗎？你怎麼可能偉大到竟然知道誰應該持有哪一種所謂正確的價值觀？<text:span text:style-name="T3"><text:line-break/><text:line-break/></text:span>我實在很不想多花一秒鐘的時間反覆不斷一直講同樣的話。我深深體會到一點就是：如此一個極其簡單的道理<text:span text:style-name="T3">--</text:span>不要討論那些根本無從討論的東西<text:span text:style-name="T3">--</text:span>如果人們可以理解，那你講一次他就理解了，他就不可能再犯了；如果他無法理解，你就算講一百億次，講到世界末日來臨那一天，他也永遠不可能理解。</text:p>
      <text:p text:style-name="P1">kate chang   |  2016.04.27 08:52   |   <text:a xlink:type="simple" xlink:href="http://palinfo.habago.org/Entry?Command=Information_PrintForum&amp;iPage=266#FORUM34453"><text:span text:style-name="T2">#</text:span></text:a></text:p>
      <text:p text:style-name="P3">楊陽：<text:span text:style-name="T3"><text:line-break/><text:line-break/></text:span>陳真在這裡曾經說過：有些言論必須制止，就是必須制止。我實際上只是在做這件事，制止某些急統急獨的言論（回到北大青年的報導，我第一眼看到的是北大學生的急統表態，內文裡渲染了個人經驗，進而鞏固自己的立場和「強勢」），免得弄假成真打起仗來。<text:span text:style-name="T3"><text:line-break/><text:line-break/></text:span>言論自由在台灣是另外一個政治正確，現在則自由到了毀三觀的程度，在大陸，言論自由是被管制的，可是，我會說，管制的形式的確存在，但管制的實質卻因為時空條件的改變而改變。我更關心三觀的問題，並感到這問題無論在台灣或大陸都挺迫切的。有時候我會把眾人對於三觀的共識，當成長期執政的「誰」。但是三觀的問題太大，似乎一時半刻說不清楚呢。謝謝你的想法，我會仔細想想。</text:p>
      <text:p text:style-name="P1"><text:span text:style-name="T1">陳真</text:span><text:s/>  |  2016.04.27 04:21   |   <text:a xlink:type="simple" xlink:href="http://palinfo.habago.org/Entry?Command=Information_PrintForum&amp;iPage=266#FORUM34452"><text:span text:style-name="T2">#</text:span></text:a></text:p>
      <text:p text:style-name="P2">我能體會，為什麼當時黨外許多人，經常出現使用暴力對付國民黨、與之玉石俱焚的念頭，因為包括我自己，包括林義雄，都曾經有過這樣的念頭。暴力往往來自一種絕望，而絕望則來自你除了訴諸暴力之外，似乎根本沒有任何方法可以制止對方繼續作惡；所有的資源、媒體與國家機器，完全掌握在對方手裏，他可以任意胡作非為，翻雲覆雨，顛倒是非黑白，任意給一切是非善惡下定義；好話說盡，壞事做絕。<text:span text:style-name="T3"><text:line-break/><text:line-break/></text:span>時至今日，而這恰恰也是我對綠營及其同路人的一種基本感受：怎麼會有人齷齪無恥到這種地步？更讓人感到痛苦的是：這樣一種齷齪無恥竟然可以完全肆無忌憚地進行！因為這島上的人根本不在乎。他們在乎的就只是顏色，只要反中反華，就是自己人，否則就是敵人；而自己人不管幹什麼壞事都無所謂，不管怎麼惡搞，不管如何傷害公眾利益以謀取私利，綠色支持者的反應也一概都是：爽啦！咱台灣人讚啦！<text:span text:style-name="T3"><text:line-break/><text:line-break/></text:span>至於藍營的支持者，個個溫良恭儉讓，身段十足，沉默是金，幾乎完全沒有半點聲音，你更不用期待他會站出來從事什麼抗爭，個個優雅清高得不得了，兩手乾淨，連一點泥巴也不肯沾；當然更不用說從事什麼社運了。台灣的所謂社運，如今可說是百分之<text:span text:style-name="T3"><text:s/>99.9 </text:span>掛羊頭賣狗肉，純粹只是綠營的一種政治工具，藉以傷害異己，或從中累積政治資源以謀取個人權位。<text:span text:style-name="T3"><text:line-break/><text:line-break/></text:span>面對這樣一種局面，如果你還在乎基本的是非善惡，如果你還在乎眾人的生命與長遠利益，如果你還有點基本的利他精神，你該怎麼辦？<text:span text:style-name="T3"><text:line-break/><text:line-break/></text:span>你知道林義雄為什麼被國民黨派人滅門嗎？因為他在大約<text:span text:style-name="T3">1977</text:span>或<text:span text:style-name="T3">1978</text:span>年，接受陳婉真的地下刊物<text:span text:style-name="T3"><text:s/>"</text:span>潮流<text:span text:style-name="T3">" </text:span>的訪問，說了一段即便在這年代也沒有人敢講的話。林義雄說，他對於發傳單這樣一些事已經沒有興趣了，他說國民黨是個叛亂團體，他對台灣的民主前途感到絕望；他認為，黨外運動只有兩條路可走：一是以力對力，以暴制暴；二是沉默下來，待國民黨自取滅亡。<text:span text:style-name="T3"><text:line-break/><text:line-break/></text:span>美麗島事件後，林義雄對於當初自己這樣一些主張暴力的言論以及指控國民黨是叛亂團體感到很不妥。一個人，當他年輕時，血液往往是沸騰的，暴力念頭很容易就會湧上腦海。當他慢慢長大了，也許會發現，暴力只是迅速改變外觀，但骨子裏的東西卻不會因此而改變。<text:span text:style-name="T3"><text:line-break/><text:line-break/></text:span>我能體會，為什麼對岸武力統一台灣的呼聲逐年升高，也許道理是一樣的，當所有文明的方法都行不通，接下來往往就是流血收場。台灣人要獨要統我其實一點意見也沒有。我自己必然會投<text:span text:style-name="T3"><text:s/>"</text:span>統一<text:span text:style-name="T3">" </text:span>一票，但如果大家決定要獨，我也不覺得這是什麼大不了的事。重點是，對岸並不會這麼想。我只是想表明：台灣人在政治上似乎一直陷在一種關起門來自慰、純屬虛擬的、非常低能的玩樂氣氛中，而絲毫不知道國際現實狀況的極度險惡與複雜，甚至戰火一觸即發。我想說的是：每個人理應把事情想清楚，從中得出一些純粹是自己透過思索、閱讀與實際的觀察而來的想法，並且願意為實踐這樣一些想法負起責任，承擔它的後果。<text:span text:style-name="T3"><text:line-break/><text:line-break/></text:span>我很不解，看清楚這個在真正意義上會勾結外國勢力以從事賣台勾當的詐騙集團有那麼困難嗎？無數赤裸裸的事實就在眼前，只要你睜開眼睛就能看見，有那麼難嗎？根本數不清的、荒唐可恨透頂的一些事，難道真的完全都無法激起你的一絲義憤？低能的政治遊戲真的有那麼好玩？一個人就算不是出於義憤，就算不是出於任何利他的良善心意或惻隱之心，至少也該想到你自己以及你的家人吧，進而嚴肅地把政治當一回事去看待與思考。<text:span text:style-name="T3"><text:line-break/><text:line-break/></text:span>我毫不隱瞞我自己的結論，那就是：記住美國和日本，這兩個國家是台灣這塊土地長年以來真正的惡魔，而民進黨及其一票同路人，恰恰是這兩個惡魔的走狗，他們將會帶來恐怖災難。<text:span text:style-name="T3"><text:line-break/><text:line-break/></text:span>你聽了，也許覺得很好笑，那我也沒辦法。不過，請你不妨想一想，三十幾年來，在國際政治及國內政治上我寫過那麼多東西，包括過去差不多<text:span text:style-name="T3">20</text:span>年來的各種戰爭與國際局勢的掌握，以及島內從黨外開始幾十年來藍綠的各種作為，我有沒有哪個觀察是很可笑或背離基本事實或被當下主流媒體所誤導的？我在某些事情上，比方說思想或知識，始終是個完美主義者；當我知道<text:span text:style-name="T3">10 </text:span>或知道<text:span text:style-name="T3">100 </text:span>時，我頂多只說其<text:span text:style-name="T3"><text:s/>1</text:span>，我從來都不是一個衝動或信口開河的人；我不會講一些我沒有充份把握的事。我更不是一個好為人師、喜歡指導社會大眾的人。相反地，我對自己的言論之影響力，即便只是對他人產生微不足道的一點點影響，往往也會讓我感到很痛苦，我很排斥這樣一種影響力，哪怕只是影響一個人，也是我一直很想要避免的。<text:span text:style-name="T3"><text:line-break/><text:line-break/>Spinoza </text:span>曾如此說道：<text:span text:style-name="T3">"</text:span>教育的目的，應該是教人如何思考，而非思考什麼；教育應該是為了增進吾人的心智，使吾人能自行思考，而不是使別人思考的所得，成為我們記憶的負擔。<text:span text:style-name="T3">" </text:span>如果我有能力教人如何思考，我會很樂意成為一名教師，可我沒有這樣一種神奇的能力，我頂多只能說出我的思考內容。邏輯世界或思想世界的思考，也許參考價值很高，但是，任何一個人對於現實世界的觀察與思考，大約也只能姑且聽之，進而在這樣一種基礎上自行查考驗證，看看你是否也會跟他一樣得出類似的結論，而不是直接以對方的思考內容做為一種現成的答案加以擁抱。<text:span text:style-name="T3"><text:line-break/><text:line-break/></text:span>至於罄竹難書的詐騙情節，我很不想談論或描述，而且，數量實在太多了，就算我有一百雙手，日夜不停地記錄，也永遠都記錄不完那麼多的惡行與騙術。昨天看電視看到的一些內容，網路上找得到，如下：<text:span text:style-name="T3"><text:line-break/><text:line-break/>http://tube.chinatimes.com/20160426005155-261402<text:line-break/><text:line-break/></text:span>拜託各位不妨花點時間看看，特別是鄭麗文、謝寒冰、謝龍介以及董智森這四個人的發言。<text:span text:style-name="T3"><text:line-break/><text:line-break/></text:span>底下是報上根據節目內容所做的一點摘錄。<text:span text:style-name="T3"><text:line-break/><text:line-break/></text:span>陳真<text:span text:style-name="T3"><text:line-break/><text:line-break/>=============================<text:line-break/><text:line-break/></text:span>新聞深喉嚨<text:span text:style-name="T3"><text:line-break/><text:line-break/></text:span>中時電子報<text:span text:style-name="T3"><text:line-break/><text:line-break/>2016</text:span>年<text:span text:style-name="T3">04</text:span>月<text:span text:style-name="T3">26</text:span>日<text:span text:style-name="T3"> <text:line-break/><text:line-break/><text:line-break/></text:span>如果說「沒能耐擋美豬」是一樁政治詐騙現形，那所謂「居住正義」，恐怕就是另一樁。新政府內定政務委員張景森，<text:span text:style-name="T3">25</text:span>日晚間在臉書發文，貼了一張「文林苑」建案照嘲諷當年的抗爭：「史上最<text:span text:style-name="T3">kuso</text:span>的一場社會運動。疑似被建商及政府迫害的王家，原來只有<text:span text:style-name="T3">56.06</text:span>坪的房子，現在分配新房子有五戶，總共<text:span text:style-name="T3">175.02</text:span>坪，價值上億。幹！真可憐。我是說那些去王家辦燭光晚會、誓死保護王家、為正義哭得死去活來的文藝青年」。<text:span text:style-name="T3"><text:line-break/><text:line-break/></text:span>貼文一出，輿論嘩然，張景森「秒刪」了之後發了一篇澄清又「秒刪」，<text:span text:style-name="T3">12</text:span>個小時之內連發三篇解釋，最後撂話以後「不發酸文也不露點不幹譙了」。選前喊正義，選後罵<text:span text:style-name="T3">Kuso</text:span>，張景森的直白「真心話」，不小心又戳穿了政治詐騙集團的假面？<text:span text:style-name="T3"><text:line-break/><text:line-break/></text:span>問題是張景森是現在才這麼想嗎？當然不！張景森從早期在扁市府團隊就因為<text:span text:style-name="T3">14</text:span>與<text:span text:style-name="T3">15</text:span>號公園拆遷，怒嗆貧窮的榮民們「老人不搬也會死」！而一路跟著前總統陳水扁，張景森都是主張大開發路線的「建商利益捍衛者」，沒想到前年混進了柯文哲團隊，又搖身一變，假裝成「社會住宅規畫者」，扮演「居住正義的設計師」。如果這不是政治詐騙，什麼才叫做政治詐騙？從美豬到居住正義，如今民進黨完全執政，大權在握，騙你就騙你啊，不然你要怎樣？<text:span text:style-name="T3"><text:line-break/><text:line-break/></text:span>在張景森發文之後，前台北市長郝龍斌也發了一篇「別有權力就忘了謙卑」回應，不過反應最激烈的，卻是太陽花學運領袖林飛帆。<text:span text:style-name="T3">25</text:span>日晚間先是質疑「新政府支持新任大政委張景森的這種論調還是反對呢？這是新政府對於居住正義議題的立場嗎」？<text:span text:style-name="T3">26</text:span>日凌晨又發文提出「兩個請求」，要張景森下台，郝龍斌閉嘴！但沒想到「帆神」此文一出，不同於往日一呼百應，回應的留言大多是酸他自己就是「詐騙集團車手」，或者是嘲諷他「被蔡英文過髮夾彎給甩出車外啦」，「快去佔立法院啊」，或者「去叫蔡英文聽人民的指揮啊」等等。這聲浪，是代表近年來的各種「覺醒公民」，或者「<text:span text:style-name="T3">XX</text:span>正義」之亂，終於要結束了嗎？<text:span text:style-name="T3"><text:line-break/><text:line-break/></text:span>我國琉球籍漁船「東聖吉<text:span text:style-name="T3">16</text:span>號」，<text:span text:style-name="T3">24</text:span>日在沖之鳥礁東南東方<text:span text:style-name="T3">105</text:span>海浬附近公海遭日本公務船扣押，<text:span text:style-name="T3">26</text:span>日上午<text:span text:style-name="T3">9</text:span>點<text:span text:style-name="T3">30</text:span>分，船長潘建鵬的父親船主潘忠秋在琉球區漁會協助下，將日幣<text:span text:style-name="T3">600</text:span>萬元保證金，約合新台幣<text:span text:style-name="T3">176</text:span>萬元匯至台北駐日經濟文化代表處，轉交日方希望盡快放人。<text:span text:style-name="T3"><text:line-break/><text:line-break/></text:span>沖之鳥礁，根本就是只有<text:span text:style-name="T3">9</text:span>平方公尺，大約<text:span text:style-name="T3">3</text:span>塊榻榻米大的礁石，日本在周邊用水泥跟不鏽鋼圍了一圈，就說是「島」，藉此主張<text:span text:style-name="T3">200</text:span>海浬的「經濟海域」，擅扣漁船還要求「贖金」，這到底跟佔地為王的強盜有什麼兩樣？不過一碰到日本，部分國內輿論，特別是綠營民代，又完全是個不同的態度。例如當前些日子肯亞詐騙台嫌被遣送大陸，民進黨立委陳其邁簡直「歇斯底里」，如今公海作業台船被強擄日本，陳其邁又說要理性溝通，幹嘛啊！主權咧？趕快呼籲制裁日本啊！<text:span text:style-name="T3"><text:line-break/><text:line-break/></text:span>行政院長張善政<text:span text:style-name="T3">26</text:span>日上午說：「<text:span text:style-name="T3">9</text:span>平方公尺大的地，就<text:span text:style-name="T3">3</text:span>個榻榻米大，怎麼可以說是個島，還延伸<text:span text:style-name="T3">200</text:span>浬經濟海域，大家用膝蓋想也知道，這樣不合理；日本是堂堂大國，怎麼會做這樣的事情」。而<text:span text:style-name="T3">25</text:span>日，當「東聖吉<text:span text:style-name="T3">16</text:span>號」被日本公務船強擄要帶回橫濱的同時間，總統當選人蔡英文正在臉書上發文，說接見了「日本民進黨」的議員，還獲贈一只「招財貓」。蔡總統啊，妳不是自誇新政府與日本關係會「越來越好」，訪日多次，還密會過日本首相安倍晉三嗎？面對日本政府這種海盜行為，趕快幫漁民爭取權益啊！<text:span text:style-name="T3">24</text:span>天之後執政，這種事還會不會再發生？<text:span text:style-name="T3"><text:line-break/><text:line-break/></text:span>更完整內容請鎖定週一到週五晚上<text:span text:style-name="T3">8:00-9:00</text:span>《新聞深喉嚨》，重播時間凌晨<text:span text:style-name="T3">4:00-5:00</text:span>。或上臉書《新聞深喉嚨》粉絲專頁</text:p>
      <text:p text:style-name="P1"><text:span text:style-name="T1">陳真</text:span><text:s/>  |  2016.04.26 11:29   |   <text:a xlink:type="simple" xlink:href="http://palinfo.habago.org/Entry?Command=Information_PrintForum&amp;iPage=266#FORUM34449"><text:span text:style-name="T2">#</text:span></text:a></text:p>
      <text:p text:style-name="P3">一群橫行無阻、無法無天、理當直接槍斃算了的詐騙集團，被合法合理合情地逮到大陸受審，台灣這些整天靠抹黑祖國來吃香喝辣的綠色生物們卻哭爸哭母，天崩地裂。但是，像日本政府這樣一種擄人勒索的非法行徑，綠色生物卻絕不會有意見，彷彿根本沒這件事；至於底下聞聲起舞的小乖蛋們，主子沒意見，他們當然也不會有意見。<text:span text:style-name="T3"><text:line-break/><text:line-break/></text:span>沒有問題的雞毛蒜皮小事，總是能透過主流媒體硬炒作成可惡至極天大地大之事，而真正可惡至極天大地大之事，卻反而連屁也不放一個。這樣一種矛盾現象，完全就是島內的常態，大家見怪不怪。因為，一切都是根據顏色辦事。而顏色之選擇，事實上連結著個人利益或一黨私利，而非連結著任何政治主張。如果有人還真以為這些政治詐騙集團真的是什麼台獨，那就誤會大了，太外行了。<text:span text:style-name="T3"><text:line-break/><text:line-break/></text:span>換句話說，這一切表面上的矛盾，事實上並沒有任何矛盾可言，其內在邏輯是：利之所在，立場與顏色之所在。哪一天，假設代表著中共的<text:span text:style-name="T3"><text:s/>"</text:span>紅色<text:span text:style-name="T3">" </text:span>在台灣成為主流，這樣一些綠油油人士，我敢保證，他們會<text:span text:style-name="T3"><text:s/>"</text:span>紅<text:span text:style-name="T3">" </text:span>得比誰都快；唱起祖國凱旋歌，絕對會比誰都還唱得更大聲。這當然不奇怪，詐騙集團要騙你的錢，難道會跟你堅守什麼真理？哪種說法能騙到錢，哪種立場有利可圖，當然就會採用哪種說法與立場。這裏頭並沒有任何矛盾。<text:span text:style-name="T3"><text:line-break/><text:line-break/></text:span>你很難怪罪詐騙集團為什麼要騙人，這沒有什麼為什麼，這就是他們奪取權力賺取暴利的<text:span text:style-name="T3"><text:s/>"</text:span>工作<text:span text:style-name="T3">" </text:span>啊。你惟一能質疑的是：為什麼這麼粗糙、幾乎是一成不變的詐騙手法，卻能把絕大多數人騙得熱血沸騰，為之搖旗吶喊，甚至奉為英雄偶像？人家民間的詐騙手法總是不斷改良，不斷推陳出新，但政治詐騙集團永遠就是那一套反中仇中的戲碼，外加各種所謂公平正義的社運造句，卻能一再得逞，無往不利。這麼好騙的國民，不騙他，要騙誰呢？<text:span text:style-name="T3"><text:line-break/><text:line-break/></text:span>你永遠不可能消滅詐騙集團，除非大家腦袋清醒點，除非公權力可以伸張，足以把歹徒騙徒給繩之以法，而不是只要喊出救國救民的正義口號，然後一切非法行徑就統統可以豁免於法律之外。誰敢執法，誰就是司法追殺、國家暴力等等。<text:span text:style-name="T3"><text:line-break/><text:line-break/></text:span>人們總認為自己對於現實的判斷是一種獨立思考的結果，其實當然不是。世界不存在，存在的只是一套套宣傳機器，藉以型塑所謂<text:span text:style-name="T3"><text:s/>"</text:span>世界<text:span text:style-name="T3">" </text:span>的模樣。當詐騙集團掌握了主流媒體時，騙子不管說些什麼樣蠢到爆的蠢話，大家都還是會信，會買單，會言聽計從，會為之搖旗吶喊，熱血沸騰。<text:span text:style-name="T3"><text:line-break/><text:line-break/></text:span>如果有人以為真理就是真理，真理自然可以壓倒謊言，那他真的是頭殼壞去了。就算真理也是需要宣傳，就像一種商品通路一樣，你的產品再好，當你無法掌握通路，再好的產品也只能留著自己用。<text:span text:style-name="T3"><text:line-break/><text:line-break/></text:span>藍的相對於綠的，或是祖國相對於美國，不知道是身段放不下還是少了哪根筋，在宣傳上就吃了很大的虧，於是，明明相對而言良善正面的，卻被抹黑成撒旦，抹黑成巨大惡棍，明明燒殺擄掠邪惡到爆的，卻反而變成白雪公主、正義的化身、民主自由與人權的代言人。<text:span text:style-name="T3"><text:line-break/><text:line-break/></text:span>大陸同胞我不清楚，但我知道台灣人普遍有這樣一種明哲保身的個性。人多的時候，很囂張，什麼話都敢講，唯恐大家不知道自己的立場。可是，當他落單成為少數時，他就變成一顆蛤蠣了，沉默是金，以免招惹危險，但他心裏卻又很不爽，於是就期待看看有沒有哪個不要命的笨蛋能夠替自己發聲，替自己伸張正義，彷彿這一切全不干他的事，他只是一個觀眾。<text:span text:style-name="T3"><text:line-break/><text:line-break/></text:span>藍營這一邊的人，更是普遍有這樣一種身段，這樣一種明哲保身的態度，但他們同時卻又很喜歡感嘆正義不彰，是非不明，價值淪喪。可是，豺狼當道的社會，你自己難道都沒有半點責任？全都只能仰賴看看有沒有哪個笨蛋會為你站出來仗義執言？<text:span text:style-name="T3"><text:line-break/><text:line-break/></text:span>陳真<text:span text:style-name="T3"><text:line-break/><text:line-break/>===================<text:line-break/></text:span>公海扣我漁船<text:span text:style-name="T3"><text:s/></text:span>日強索<text:span text:style-name="T3"><text:s/>170 </text:span>萬<text:span text:style-name="T3"><text:line-break/><text:line-break/>2016</text:span>年<text:span text:style-name="T3">4</text:span>月<text:span text:style-name="T3">26</text:span>日<text:span text:style-name="T3"><text:line-break/><text:line-break/></text:span>中國時報【潘建志╱屏東報導】<text:span text:style-name="T3"><text:line-break/><text:line-break/></text:span>屏東琉球籍漁船東聖吉<text:span text:style-name="T3">16</text:span>號，<text:span text:style-name="T3">24</text:span>日晚間在沖之鳥礁附近公海捕漁，人船卻在<text:span text:style-name="T3">25</text:span>日遭日本公務船扣押，並強索<text:span text:style-name="T3">170</text:span>萬保證金，琉球區漁會昨天要求政府，要向日本表達嚴正抗議，並盡快放人，東聖吉<text:span text:style-name="T3">16</text:span>號船東潘忠秋和船長潘建鵬父子，則打算今<text:span text:style-name="T3">(26)</text:span>日付款，先救人再說。<text:span text:style-name="T3"><text:line-break/><text:line-break/></text:span>先自力救濟<text:span text:style-name="T3"><text:s/></text:span>船主今匯款贖人<text:span text:style-name="T3"><text:line-break/><text:line-break/></text:span>遭日方扣押的船長潘建鵬的爸爸、也是東聖吉<text:span text:style-name="T3">16</text:span>號船東潘忠秋表示，東聖吉<text:span text:style-name="T3">16</text:span>號<text:span text:style-name="T3">24</text:span>日晚上<text:span text:style-name="T3">7</text:span>時許，在沖之鳥礁附近公海作業，此處離沖之鳥礁約<text:span text:style-name="T3">105</text:span>海里，日本保安廳公務船卻突然靠近追趕，並要求登船檢查，但因當時天色已暗，加上風浪太大，兒子怕危險而拒絕，直到早上<text:span text:style-name="T3">5</text:span>時許讓日方登船。沒想到，日方上船後立即將人扣押到公務船上，並要求支付<text:span text:style-name="T3">170</text:span>萬元保證金，才能釋放人船，否則等到扣進日本港口，就要付<text:span text:style-name="T3">800</text:span>萬元。<text:span text:style-name="T3"><text:line-break/><text:line-break/></text:span>潘忠秋說，昨日下午兒子打電話給他，表達日方要求<text:span text:style-name="T3">26</text:span>日中午前必須匯錢，否則要將人船押往日本。<text:span text:style-name="T3"><text:line-break/><text:line-break/></text:span>潘忠秋指出，兒子大概在<text:span text:style-name="T3">2</text:span>個月前從琉球出海，作業範圍在日本以南、菲律賓以北、到關島之間海域。他在出海前曾請示過漁業署，獲得該海域可以捕漁答覆，「只要不越過<text:span text:style-name="T3">12</text:span>海里」，沒想到，人船竟被日本扣押。船上另有<text:span text:style-name="T3">9</text:span>名大陸和印尼籍漁工，陸籍漁工有氣喘病情，拖延下去恐怕會危險。是礁不是島<text:span text:style-name="T3"><text:s/></text:span>哪來經濟海域？<text:span text:style-name="T3"><text:line-break/><text:line-break/></text:span>琉球漁會總幹事蔡寶興表示，問題癥結點在於日本宣稱沖之鳥礁為島嶼，主張<text:span text:style-name="T3">200</text:span>海里範圍內為經濟海域，不過依海洋法公約，沖之鳥礁漲潮就看不到，目前國際普遍認為沖之鳥是礁岩，而非島嶼，只有<text:span text:style-name="T3">12</text:span>海里的領海問題，不存在經濟海域問題。<text:span text:style-name="T3"><text:line-break/><text:line-break/></text:span>他說，近年來台灣漁船前往該海域作業，會謹守分際，不進入沖之鳥礁<text:span text:style-name="T3">12</text:span>海里範圍作業，台日雙方均相安無事。東聖吉作業地點位在北緯<text:span text:style-name="T3">19</text:span>度<text:span text:style-name="T3">47</text:span>分，東經<text:span text:style-name="T3">138</text:span>度<text:span text:style-name="T3">38</text:span>分，距離沖之鳥礁還有<text:span text:style-name="T3">105</text:span>海里，明明是公海，日本卻突然一反常態押人，實在太蠻橫。<text:span text:style-name="T3"><text:line-break/><text:line-break/></text:span>政權將輪替<text:span text:style-name="T3"><text:s/></text:span>日本藉此試水溫<text:span text:style-name="T3"><text:line-break/><text:line-break/></text:span>蔡寶興認為，台灣新舊政府正值交接期，日本可能想藉此次事件來試水溫，看看台灣態度如何。他說，無論是新舊政府一定要向日本提出嚴正抗議，並要求盡快放人，保障國人生命財產安全，否則日後將嚴重影響台灣漁民權益。</text:p>
      <text:p text:style-name="P1"><text:span text:style-name="T1">杨阳</text:span><text:s/>  |  2016.04.26 11:16   |   <text:a xlink:type="simple" xlink:href="http://palinfo.habago.org/Entry?Command=Information_PrintForum&amp;iPage=266#FORUM34448"><text:span text:style-name="T2">#</text:span></text:a></text:p>
      <text:p text:style-name="P2"><text:span text:style-name="T3">kate chang</text:span>：<text:span text:style-name="T3"> <text:line-break/><text:line-break/></text:span>听了一下，羅大佑的「之乎者也」，没有太大的感受，或许是心境和想法不同吧！<text:span text:style-name="T3"><text:line-break/><text:line-break/></text:span>人类社会的发展是一脉相承的，上一代的思维会影响下一代，智慧在传承与发展中积累，一代接一代，青年一代当然也不能脱离这个传承规律而独立存在</text:p>
      <text:p text:style-name="P1"><text:span text:style-name="T1">杨阳</text:span><text:s/>  |  2016.04.26 10:47   |   <text:a xlink:type="simple" xlink:href="http://palinfo.habago.org/Entry?Command=Information_PrintForum&amp;iPage=266#FORUM34447"><text:span text:style-name="T2">#</text:span></text:a></text:p>
      <text:p text:style-name="P3"><text:span text:style-name="T3">kate chang :<text:line-break/><text:line-break/></text:span>我对社会学没有多少研究，尝试性地回答一些你的问题<text:span text:style-name="T3"><text:line-break/><text:line-break/>1</text:span>，我不知道从什么时候开始，政党机制开始引入国家治理中来，但我想每个国家一定有其不同的历史背景，历史背景的不同很自然地会产生不同的政党机制。<text:span text:style-name="T3"><text:line-break/><text:line-break/>2</text:span>，我觉得政党机制只是国家的治理手段或者工具，不是目的，国家的治理一定需要政党吗？一定需要多党制吗？<text:span text:style-name="T3"><text:line-break/><text:line-break/></text:span>就中国大陆来说，是共产党一党专政，有<text:span text:style-name="T3">8000</text:span>万党员，<text:span text:style-name="T3">“</text:span>三个代表<text:span text:style-name="T3">”</text:span>是其行动指南，三个代表是指：<text:span text:style-name="T3"><text:line-break/></text:span>代表中国先进生产力的发展要求，代表中国先进文化的前进方向，代表中国最广大人民的根本利益。<text:span text:style-name="T3"><text:line-break/><text:line-break/></text:span>中国的社会主义有个专用名词叫：有中国特色的社会主义，在某种程度上来说，马克思主义只是精神领袖，在实际操作中以中国特色为主。<text:span text:style-name="T3"><text:line-break/><text:line-break/></text:span>中国大陆还有一个组织叫政协，其影响力也很大，为政府提供施政意见，主要由企业家，教授等社会知名成功人士组成。<text:span text:style-name="T3"><text:line-break/><text:line-break/><text:line-break/></text:span>就台湾来说，现在的蓝派政党和绿派政党，除了统独争议，他们还有哪些差异？如果国民党和民进党合二为一会怎样？如果蒋经国能多活<text:span text:style-name="T3">50</text:span>年，又会怎样？<text:span text:style-name="T3"><text:line-break/></text:span>现代政治存在于社会的每个角落，它也不会退出校园，我也不认为一个存在于校园里的政治宣传组织一定会影响大学的<text:span text:style-name="T3">“</text:span>校園自主<text:span text:style-name="T3">”</text:span>。<text:span text:style-name="T3"><text:line-break/><text:line-break/></text:span>当一个政党大到一定程度，大到囊括了其所有的国民，是不是就代表了政党的消失？<text:span text:style-name="T3"><text:line-break/><text:line-break/><text:line-break/></text:span>我觉得中国大陆的问题也有很多，比如我不能很自由地浏览某些国外网站，其中包括色情网站。如何加强普通民众对政府中<text:span text:style-name="T3">“</text:span>恶<text:span text:style-name="T3">”</text:span>势力的制约，同时又不会成为<text:span text:style-name="T3">“</text:span>恶<text:span text:style-name="T3">”</text:span>势力的工具。<text:span text:style-name="T3"><text:line-break/><text:line-break/></text:span>当我们乘帆船出海航行的时候，需要一位掌舵船长，我们可以悲观地认为身家性命賭在「船长」手上，也可以乐观地认为身家性命交给了<text:span text:style-name="T3">“</text:span>专业<text:span text:style-name="T3">”</text:span>，如果我们每位乘客都试图去掌舵，船未必就航行得很好。<text:span text:style-name="T3"><text:line-break/><text:line-break/><text:line-break/></text:span>中国还有很多问题，但我不是社会学家，我不知道如何才能更好，或许你可以提供一些建议。<text:span text:style-name="T3"><text:line-break/><text:line-break/></text:span>我无法去评判台湾政党制度与大陆政党制度的优劣，但我相信随着时间的推进，很多东西会逐渐显现出来，会逐渐发展改进，所以台湾保留台湾的制度，大陆继续大陆的制度，两岸相互借鉴发展，也是一种不错的选择</text:p>
      <text:p text:style-name="P1">kate chang   |  2016.04.26 03:03   |   <text:a xlink:type="simple" xlink:href="http://palinfo.habago.org/Entry?Command=Information_PrintForum&amp;iPage=266#FORUM34446"><text:span text:style-name="T2">#</text:span></text:a></text:p>
      <text:p text:style-name="P2">楊陽：<text:span text:style-name="T3"><text:line-break/><text:line-break/></text:span>寫下「在大陸關於兩岸統一的主張，毋庸置疑其百分百、壓倒性的強勢」、「請北大的黨委書記出庭作證」<text:span text:style-name="T3">......</text:span>時，我是抖著猶疑著的，我雖努力說出事實，卻又清楚知道這是失真的事實，我這些呈現不出真實的文字，勢必使得在大陸的你們有苦說不出。比方說：在台灣，經過了許多抗爭運動，才讓（可見的）政治勢力退出校園，校園自主是政治正確。當我說到大陸校園裡還有黨委書記時，我無法猜想看到這些文字的人如何解讀。我對於表述了這樣失真的事實感到不安，因為我所認識的一些你們，一點也不受到政治力的禁錮，我在這裡做了和北大學生一模一樣的事。之所以失真，我剛剛才發現問題出在哪裡？因為你們不見了，所以有機會時，還是你來說自己的想法、自己的故事吧。<text:span text:style-name="T3"><text:line-break/><text:line-break/></text:span>你舉陳明忠和史明的例子，十分受教。其他部份，我說些我能回應你的。<text:span text:style-name="T3"><text:line-break/><text:line-break/></text:span>我無神通也無內幕，我不是政治圈中人，不知道政治工作怎樣進行最好，<text:span text:style-name="T3">20</text:span>、<text:span text:style-name="T3">50</text:span>年是我隨口胡謅的，即使蔡英文只能執政四年，四年不長嗎？參加過無腦學運的大學生，四年的時間也都全部畢業，當中許多都要開始費盡心思盤算柴米油鹽了，對於年輕的生命來說，轉眼四年，便是一個天一個地。<text:span text:style-name="T3"><text:line-break/><text:line-break/></text:span>我花了很長時間才看懂影響我生活至鉅的政治：台灣有個「誰」在長期執政，國民黨、民進黨輪著跑龍套，以台灣目前為止的現況映照，那個「誰」不是什麼聖王明君。台灣的詐騙集團已成世界公敵，現在甚至沐猴而冠，你我總有某個必須表態、必須清醒的時候，遊戲規則叫我無處可逃、雙手奉上自己給騙徒，該怎麼辦？唯一的方法只有讓詐騙慣犯洗心革面、腳踏實地，那些漂亮空洞「自由」的口號，未嘗不可是「限制」，這可能是將一群打高空的騙徒，拽到地面上的方法或依據，所以我對未來民進黨執政，並不比以前更樂觀或悲觀，因為我們的身家性命，始終賭在「誰」手上。聖，是一瞬間，聖人卻得用一生去實踐，也許有聖人，我從不相信有聖王，因為現實是如此地艱難。<text:span text:style-name="T3"><text:line-break/><text:line-break/></text:span>放在中國目前的情境來說，大陸的確有很好的發展，而且有餘裕開始考慮和建設非物質文明，我覺得，反腐敗才是中國成其強、成其大的可能機遇。個人的反腐敗立場是微小的（還是一個台灣人的表態），但是不要忽略，「在大陸關於兩岸統一的主張，毋庸置疑其百分百、壓倒性的強勢」，這強勢是一個又一個中國人表態出來的。（中國的境遇大起大落，是「誰」在長期執政，我還一頭霧水，也許以後你有些想法或故事可以說<text:span text:style-name="T3"><text:s/></text:span>。）<text:span text:style-name="T3"><text:line-break/><text:line-break/></text:span>我意不在指責北大學生或是中國人支持統一，我只是感到我們長期活在虛擬真實的處境，從來未曾改變。說到謊言，我想起自己年輕時聽的歌，羅大佑的「之乎者也」，這首歌在大陸網路上很容易找到，我不幫你搜尋網址了，我不知道你的年紀，所以不知道你聽著這首歌時，會是像我年輕當時的感受？或者像我這二天再重聽時，除了眼淚，一個字也說不出來。</text:p>
      <text:p text:style-name="P4"/>
      <text:p text:style-name="P1"><text:span text:style-name="T1">陳真</text:span><text:s/>  |  2016.04.26 02:30   |   <text:a xlink:type="simple" xlink:href="http://palinfo.habago.org/Entry?Command=Information_PrintForum&amp;iPage=267#FORUM34445"><text:span text:style-name="T2">#</text:span></text:a></text:p>
      <text:p text:style-name="P2">原本要恭錄的李筱峰書裏（書名<text:span text:style-name="T3"><text:s/>"</text:span>一個大學生的覺醒<text:span text:style-name="T3">"</text:span>）的一篇文章，其實也沒什麼，姑且節錄幾段。我只是想說，當今綠油油的勢力，往往喜歡把凡是跟中國或中華文化有關的東西全說成有毒有害低級落後，或是把一些理應見仁見智的問題給說成一種事關忠貞愛（台灣）國與否、事關思想是否純正的絕對道德價值，可是，如果中國的一切都如此可恨可怕低級落後且含毒，難道這些綠油油人士忘了自己當年可是比誰都毒？如果他們自己也曾<text:span text:style-name="T3"><text:s/>"</text:span>中毒＂過，何苦要對當下少數異己大扣賣台帽子？如果綠油油人士過去奉為精神典範的這些有毒之物，在過去是如此珍貴動人，憑什麼突然卻含毒或突然落後可笑可鄙了呢？<text:span text:style-name="T3"><text:line-break/><text:line-break/></text:span>李教授的這文章很長，十幾頁，標題是<text:span text:style-name="T3"><text:s/>"</text:span>基督教有助於中國現代化嗎？＂，副標題是：<text:span text:style-name="T3">"</text:span>林治平之<text:span text:style-name="T3"><text:s/>'</text:span>基督教與中國<text:span text:style-name="T3">’ </text:span>讀後＂。林治平教授是宇宙光雜誌創辦人。我不可能抄十幾頁，姑且就摘要個幾段。李筱峰說：<text:span text:style-name="T3"><text:line-break/><text:line-break/>"</text:span>在科學與實證精神日漸濃厚的今天，在理性與個體主義日漸抬頭的現在，宗教家想借過去那一套神說鬼話來收攬人心，似乎已難能收效了。<text:span text:style-name="T3">...</text:span>林治平的<text:span text:style-name="T3"><text:s/>'</text:span>基督教與中國<text:span text:style-name="T3">’</text:span>一書，可說是成一家之言的新花招。筆者願以一個熱衷於中國現代化的非基督徒立場，來領教領教這一招。林先生這一招，與以往大異其趣，他不再要過去那一套原罪、救贖、復活等等的無稽之談了，而卻以<text:span text:style-name="T3"><text:s/>'</text:span>中國現代化<text:span text:style-name="T3">' </text:span>為招牌，來推銷他的基督教。<text:span text:style-name="T3">...</text:span>林先生再三強調基督教為中國帶來了科學技術、促進制度思想改革運動，幫助中國的現代化。林先生的結論是：基督需要中國，中國需要基督＂。<text:span text:style-name="T3"><text:line-break/><text:line-break/></text:span>李筱峰質疑說：<text:span text:style-name="T3"><text:line-break/><text:line-break/></text:span>基督教也有一些敗類，<text:span text:style-name="T3">"</text:span>既然傳教士們的行為都有全知全能的上帝在上指引、指示，為何還要讓他們淪為敗類？宗教被利用，上帝竟然袖手旁觀，這真叫我這個中國土包子大惑不解。同樣手捧聖經，同樣口念<text:span text:style-name="T3"><text:s/>'</text:span>阿門<text:span text:style-name="T3">'</text:span>，同樣都說是奉上帝旨意，我們要憑什麼方法才能在眾聖徒中分辨哪些是敗類，哪些是真貨？這個問題除了請教林先生，也想請林先生轉問您的上帝他是怎麼分辨的？＂<text:span text:style-name="T3"><text:line-break/><text:line-break/></text:span>李筱峰質疑林治平，說他怎麼可以同情十九世紀中葉時，西方帝國主義的勢力藉著與中國訂定不平等條約，硬把基督教給強制帶入中國。<text:span text:style-name="T3"><text:line-break/><text:line-break/></text:span>林治平認為，中國光是只有孔子是不夠的，還必須有神才能彌補一種精神上的缺憾。李筱峰說：<text:span text:style-name="T3"><text:line-break/><text:line-break/>"</text:span>這簡直是叫孔子和耶穌兩位先生表演一場拔河比賽。這場比賽如果要我當裁判，我會選擇孔老夫子。因為孔老夫子所表現的人本主義精神，較之耶穌那套神說鬼話的神本主義要理性健康多了。可是林治平先生就不這麼認為，他壓根兒就蔑視人本精神，所以投了耶穌一票。＂<text:span text:style-name="T3"><text:line-break/><text:line-break/></text:span>林治平的理由是說耶穌有神性，但孔子沒有。李筱峰說：<text:span text:style-name="T3"><text:line-break/><text:line-break/>"</text:span>我不由得感到好笑。照林先生的口氣，好像一個人宣稱自己是神就可以當神了。這麼說，<text:span text:style-name="T3">(</text:span>太平天國<text:span text:style-name="T3">) </text:span>的洪秀全自己宣稱是耶穌的弟弟（上帝的私生子？），我們也都該相信他是神了？天下哪有這麼便宜的事啊！<text:span text:style-name="T3">...</text:span>這只是顯示其認知能力的低落而已。我們如何肯定（耶穌）原本就是神，<text:span text:style-name="T3">...</text:span>除了聖經裏那一套神話鬼說可以圓謊之外，還有什麼充份的證據？＂<text:span text:style-name="T3"><text:line-break/><text:line-break/></text:span>李筱峰文章結語標題為<text:span text:style-name="T3"><text:s/>"</text:span>我的祈禱＂，他如此<text:span text:style-name="T3"><text:s/>"</text:span>禱告<text:span text:style-name="T3">"</text:span>：<text:span text:style-name="T3"><text:line-break/><text:line-break/>"</text:span>我不反對個人在徬徨無助、空虛恐懼時去尋求一些心靈的慰藉，只要不濫用權勢、成群結黨、貽害社會就好（陳真按：聽起來好像在罵當今的長老教會），但是若大倡<text:span text:style-name="T3"><text:s/>"</text:span>中國需要基督，乃至主張宗教國有，這是我個人要嘶聲竭力大呼不可的。最後，願知識、明理、勇氣、仁愛、容忍常與國人同在，阿門！＂<text:span text:style-name="T3"><text:line-break/><text:line-break/></text:span>接下來還有一篇更精采，標題是<text:span text:style-name="T3"><text:s/>"</text:span>民主政治揹了帝國主義的黑鍋＂。當今綠油油的台灣，無孔不入地洗腦下一代，洗腦的基調就是親美親日及妖魔化中國，一方面把中國及中華文化徹底妖魔化，甚至連中國人都能妖魔化得彷彿個個邪魔歪道臭不可聞，但卻大力美化日本殖民歷史，並且甘為美國走狗，為其效忠，自我做賤到極點，卻以此為榮，毫無半點尊嚴與所謂主權可言。更不可思議的是，把這樣一種<text:span text:style-name="T3"><text:s/>"</text:span>親美親日仇中<text:span text:style-name="T3">" </text:span>的想法，給描述成黨外人士自古以來便拋頭顱灑熱血去追求的真理。可是，黨外時是這樣一種思維嗎？絕對不是，而且恰恰相反。不信的話，請看李筱峰這篇文章是怎麼寫的：<text:span text:style-name="T3"><text:line-break/><text:line-break/>"</text:span>這些年來，由於歐風美雨的吹打，以及經濟殖民的<text:span text:style-name="T3"><text:s/>'</text:span>日<text:span text:style-name="T3">' </text:span>曬（陳真按，李筱峰原文給　<text:span text:style-name="T3">"</text:span>日＂字打引號，顯然指的日本。），加以買辦份子的從中催化，促使生長在中華民國台灣省的許多人，尤其是年輕的一代，茫然又昏沉地拜倒在外國商品之下，不是過著<text:span text:style-name="T3"><text:s/>"</text:span>唯<text:span text:style-name="T3"><text:s/>’</text:span>美<text:span text:style-name="T3">’</text:span>主義＂的生活（陳真按，李筱峰此處給<text:span text:style-name="T3"><text:s/>"</text:span>美＂字打引號，指的當然就是美國），便是擔任著（日本）殖民文化的傭兵，從時裝國片的汽車洋房，到一般大學生的洋舞會，從蜜絲佛陀的大廣告到年輕人胸前的<text:span text:style-name="T3"><text:s/>'USA' </text:span>字樣，<text:span text:style-name="T3">....</text:span>無一不在在顯示著這股商品文化的氾濫，也無一不在在顯示著我們民族靈魂的衰微。＂<text:span text:style-name="T3"><text:line-break/><text:line-break/></text:span>李筱峰所痛心疾首的所謂<text:span text:style-name="T3"><text:s/>"</text:span>民族靈魂的衰微＂，指的當然就是中國魂。他說：<text:span text:style-name="T3"><text:line-break/><text:line-break/>"</text:span>對於這個問題的處理，我們的　國父孫中山先生（陳真按：<text:span text:style-name="T3">"</text:span>國父<text:span text:style-name="T3">" </text:span>二字前的空格以表尊敬乃是原文，非我所加。以下同）便提出了相當睿智而高明的看法。　國父在肯定歐美民主政治之後，並沒有因而就當起資本主義的代言人<text:span text:style-name="T3">...(</text:span>孫文學說第八章<text:span text:style-name="T3">)</text:span>。<text:span text:style-name="T3"><text:s/></text:span>國父畢生奮鬥，其目的在求中國之自由平等，而中國之自由平等，對外乃在於反抗帝國主義之壓迫，以求中國在國際地位上的獨立自主。<text:span text:style-name="T3">...</text:span>今天，在面對著外國商品文化氾濫蔓延的時刻，已有許多人能夠肯定　國父民生主義的方向，並大聲疾呼，這是很可喜的。＂<text:span text:style-name="T3"><text:line-break/><text:line-break/></text:span>接下來還有一章，標題是<text:span text:style-name="T3"><text:s/>"</text:span>民主政治是殺菌政治＂，開頭又是國父。李筱峰說：<text:span text:style-name="T3"><text:line-break/><text:line-break/>"</text:span>國父　孫中山先生和革命先烈們，流血流汗，奮鬥不懈，為我們創立了這個東亞第一個民主共和國。可是，時至今日，卻有部份國民對於民主政治失去心信心，發生懷疑。＂<text:span text:style-name="T3"><text:line-break/><text:line-break/></text:span>李筱峰這書其實是很有價值的，要不然我當年那麼窮，怎麼捨得花錢買？比方說，他裏頭有一篇文章就寫得很好，標題很長：<text:span text:style-name="T3">"</text:span>中國教育史上的一道光芒<text:span text:style-name="T3">--</text:span>檢拾中國公學的吉光片羽＂。內容略過不表，他的結語是這樣說的：<text:span text:style-name="T3"><text:line-break/><text:line-break/>"</text:span>中國公學已成為過往雲煙，但是它的精神彷彿在中國教育史上放射出一線耀眼的光芒。藉著這一線光芒，我們應該可以看清我們教育的前路了，藉著這一線光芒，我們可以建立起更多、更偉大的<text:span text:style-name="T3">——</text:span>中<text:span text:style-name="T3">—</text:span>國<text:span text:style-name="T3">—</text:span>公<text:span text:style-name="T3">—</text:span>學！<text:span text:style-name="T3">(</text:span>陳真按：這些震撼人心的一連串破折號與驚嘆號全是原文，非我所加。<text:span text:style-name="T3">)<text:line-break/><text:line-break/></text:span>我也曾經好幾次介紹過胡適的中國公學，並曾引為畢生職志，只可惜就如李筱峰所感嘆，這樣一種理想，就我個人而言，<text:span text:style-name="T3">"</text:span>已成過往雲煙<text:span text:style-name="T3">"</text:span>。如今，島上這些反中仇中的綠油油之士，非但並沒有打算<text:span text:style-name="T3"><text:s/>"</text:span>建立起更多、更偉大的<text:span text:style-name="T3">——</text:span>中<text:span text:style-name="T3">—</text:span>國<text:span text:style-name="T3">—</text:span>公<text:span text:style-name="T3">—</text:span>學<text:span text:style-name="T3">"</text:span>，反倒努力妖魔化中國與中華文化的一切，視之為毒，視之為仇，不共戴天，甚至妖魔化自己的手足同胞，盡一切努力挑撥對之的仇恨與鄙視！<text:span text:style-name="T3"><text:line-break/><text:line-break/></text:span>幹這樣一些傷天害理之事，為的是什麼呢？圖的又是什麼呢？是我忘了與時俱進？是我進步與轉變的腳步跟不上各位昔日<text:span text:style-name="T3"><text:s/>"</text:span>同志<text:span text:style-name="T3">"</text:span>？還是大家忘了初衷？迷失了方向？</text:p>
      <text:p text:style-name="P1"><text:span text:style-name="T1">陳真</text:span><text:s/>  |  2016.04.26 00:21   |   <text:a xlink:type="simple" xlink:href="http://palinfo.habago.org/Entry?Command=Information_PrintForum&amp;iPage=267#FORUM34444"><text:span text:style-name="T2">#</text:span></text:a></text:p>
      <text:p text:style-name="P3">謝謝春璇，我很老式，一種舊習慣建立了就不容易改，而且因為不想傷害視力，所以不用手機上網。看電視節目也僅僅只會在吃飯或休息時在客廳看，不會佔用正常工作<text:span text:style-name="T3">(</text:span>即讀書寫書<text:span text:style-name="T3">)</text:span>時間，所以基本上也不會用電腦看電視節目。<text:span text:style-name="T3"><text:line-break/><text:line-break/></text:span>我自己不看鳳凰倒是無所謂，老實說，我特別害怕看陳曉楠的<text:span text:style-name="T3"><text:s/>"</text:span>冷暖人生<text:span text:style-name="T3">"</text:span>，我怕看了會做出對自己不利或向下沉淪的事情來。我想讓自己一心保持向上提昇的動能，絕不能再受到諸如<text:span text:style-name="T3"><text:s/>"</text:span>冷暖人生<text:span text:style-name="T3">" </text:span>或沈從文等等的不良影響。<text:span text:style-name="T3"><text:line-break/><text:line-break/></text:span>我不看，但是很希望各位的後代子子孫孫一定要看。我的遺囑裏倒是有一條，如果我將來死掉後遺產是正的、大於零<text:span text:style-name="T3">(</text:span>目前看來是不可能，除非中樂頭特獎<text:span text:style-name="T3">)</text:span>，那我希望從中撥款購買<text:span text:style-name="T3"><text:s/>"</text:span>冷暖人生＂的整個播映權，在電視上每天播，免費請大家看。不過，科技進展神速，這個遺願好像有點落伍了，過去從電視上錄了十多年的<text:span text:style-name="T3"><text:s/>"</text:span>冷暖人生<text:span text:style-name="T3">" DVD</text:span>，好像也顯得多餘了。<text:span text:style-name="T3"><text:line-break/><text:line-break/></text:span>一個人，縱然鐵石心腸，看了<text:span text:style-name="T3"><text:s/>"</text:span>冷暖人生<text:span text:style-name="T3">" </text:span>應該也會灑下熱淚吧，我是這麼覺得。夜深人靜四下無人時的眼淚，也許是萬物生命理應還存有一點意義與力量的來源。我在某篇文章裏曾寫道：聖奧古斯丁曾經說，他媽媽老是要他相信上帝，但後來真正說服他的並非《聖經》話語，而是媽媽日夜為他所流的眼淚。</text:p>
      <text:p text:style-name="P1"><text:span text:style-name="T1">陳春璇</text:span><text:s/>  |  2016.04.25 22:52   |   <text:a xlink:type="simple" xlink:href="http://palinfo.habago.org/Entry?Command=Information_PrintForum&amp;iPage=267#FORUM34443"><text:span text:style-name="T2">#</text:span></text:a></text:p>
      <text:p text:style-name="P2">陳真醫師您好，我最近成了巴勒網的讀者，受益頗多，在您之前的留言內容中，曾多次稱讚鳳凰衛視，所以我也開始看鳳凰新聞了。您曾提及自從回台灣後，就沒辦法看鳳凰衛視，所以我想提供您一個資訊，不知您是否使用智慧型手機，如果您有使用，可以到<text:span text:style-name="T3">Play</text:span>商店中下載鳳凰新聞的<text:span text:style-name="T3">APP</text:span>，裏頭不僅有文字報導，也有新聞短片，若您沒有智慧型手機，也可以到<text:span text:style-name="T3">YouTube</text:span>網站搜尋鳳凰衛視官方頻道，裏頭有很多新聞影片和時事評論影片，且幾乎每天更新，我目前就是用這兩種方式收看鳳凰新聞的，提供您做參考。敬祝<text:span text:style-name="T3"><text:s/></text:span>健康平安、事事順心。</text:p>
      <text:p text:style-name="P1"><text:span text:style-name="T1">陳真</text:span><text:s/>  |  2016.04.25 22:23   |   <text:a xlink:type="simple" xlink:href="http://palinfo.habago.org/Entry?Command=Information_PrintForum&amp;iPage=267#FORUM34442"><text:span text:style-name="T2">#</text:span></text:a></text:p>
      <text:p text:style-name="P3">前後長達差不多<text:span text:style-name="T3">20</text:span>年的時間，因為極度貧窮，顛沛不斷，甚至長年無家可歸，幾度窮得露宿街頭，以火車站或荒郊野外的亂葬崗為家，長年下來，很難保存東西。一個喜歡讀書、研究、喜歡寫書寫筆記、珍惜生活萬物一切存在遺跡的人，上帝卻偏偏給了我一個窮得連身上器官都保不住、差點賣掉換錢的人生。<text:span text:style-name="T3"><text:line-break/><text:line-break/></text:span>也許上帝是透過這樣一種方式，讓我看清自己的無可作為，看清祂所寫下的命運之不可違逆，讓我明白，不管多麼簡單、甚至垂手可得的一件事情，若非祂點個頭，我也根本辦不到，辦不到就是辦不到。<text:span text:style-name="T3"><text:line-break/><text:line-break/></text:span>為了盡可能保存東西，一直到今天，我都還是只能以高溫密不通風的儲藏室做為書房，一到夏天，非常痛苦。許多時候，就只能在餐桌上讀書寫作。<text:span text:style-name="T3"><text:line-break/><text:line-break/></text:span>三十幾年來，要是有人免費送給我一個比方說<text:span text:style-name="T3">30</text:span>坪大的永久空間，我想，我已經創造出一個具有一定價值的哲學圖書館以及台灣歷史文物館。比方說，當年各種正牌或冒牌的黨外雜誌、文星雜誌、大學雜誌等等，或早年有關台灣社會發展的各種相關書籍與文物、影音及照片和書信等等等。除了李敖，我想，台灣應該不會有一個人能夠比我收藏得更齊全。<text:span text:style-name="T3"><text:line-break/><text:line-break/></text:span>比方說，打從美麗島事件起的幾乎每一場抗爭的相關布條、衣物、文書標語或實況錄影錄音與傳單等等等，我幾乎都有。我甚至曾經還保留著美麗島事件爆發當時的現場，有人無意中所錄下的一片混亂、叫喊錄音帶。另外，光是許多所謂名人的私人信件，我就塞了好幾個<text:span text:style-name="T3">(</text:span>約莫及腰高<text:span text:style-name="T3">)</text:span>的麻布袋。聽說羅丹也有此怪癖，他甚至捨不得丟掉生活中的每一張收據。我倒還不至於如此誇張。<text:span text:style-name="T3"><text:line-break/><text:line-break/></text:span>我並不是為了歷史而捨不得丟棄，純粹只是發自內心一種不喜歡破壞或傷害既有存在物的強烈性格。比方說一件衣服，或一條內褲，若不是破爛成千絲萬縷，我是絕不會丟掉的。比方說，我每星期從沙鹿到門諾看診的來回火車票，幾年下來好幾百張，我至今都還留著。比方說我從國小開始的每一篇投稿，每一幅畫，每一個勞作作品，每一個玩具，每一本書<text:span text:style-name="T3">...</text:span>我都會保留下來。<text:span text:style-name="T3"><text:line-break/><text:line-break/></text:span>可是，每經過一次天災人禍，每經過一次顛沛流離，乃至每搬一次家，直至後來遠渡重洋，我費心珍藏的一切東西終究都得全數歸零；能搶救出來的就只有千分之或萬分之一不到，而且大多是一些在我看來沒什麼長久價值的東西，只是為了當下生活而必須保留的東西。至於過去四十幾年的真實血肉痕跡，蕩然無存。<text:span text:style-name="T3"><text:line-break/><text:line-break/></text:span>還記得那個蹲在地上丟鐵釘以製造音樂自娛的原住民小女生嗎？在我決定離開那一群小孩、準備離去的最後一天，她從路邊、水溝旁迅速採集了一些小花與小草，竟然當場就用這些花草編織了一頂皇冠送給我留念。那些小花，在皇冠四周，以一種等距離的方式剛好圍成一圈，宛若寶石，手藝非常精巧。<text:span text:style-name="T3"><text:line-break/><text:line-break/></text:span>我把皇冠帶回家，把它戴在一頂廢棄的安全帽上，就擺在我的<text:span text:style-name="T3"><text:s/>"</text:span>書桌<text:span text:style-name="T3">" </text:span>前。幾年後，得搬家，這頂皇冠已經風化得很厲害，一動就碎，我只好忍痛把它丟棄。三十幾年過去了，幾乎就是一個人一生最好的一段青春時光，我至今都還是經常會想起這頂伴我渡過無數痛苦年少歲月的皇冠，人事已非，不堪回想，生命著實如此艱難。<text:span text:style-name="T3"><text:line-break/><text:line-break/></text:span>有些人累積財富，有些人累積人脈金脈，累積各種有用、足以換算成金錢與利益的東西。可我不管累積什麼都累積不了，有用的，沒用的，一概成灰；上帝似乎有意讓我像水一般，逐步往低處流，往一種空虛的方向走，如風一般。<text:span text:style-name="T3"><text:line-break/><text:line-break/></text:span>我本來是要再抄一段綠油油人士們過去的金言玉語給大家欣賞，但我怕各位誤會，以為我是特地去挑選出比較具有前後反差效果的歷史材料。其實不是。我那幾千幾萬個無用的無聊文物收藏，老早一一盡成灰，手邊就只剩下寥寥三、五本書，幾張照片。我只是隨手把它們拿出來翻一翻，引用幾段文字給各位懷舊一下，如此而已。<text:span text:style-name="T3"><text:line-break/><text:line-break/></text:span>本來剛剛要抄寫的是如今綠油油的愛台急先鋒李筱峰教授的當年舊作<text:span text:style-name="T3"><text:s/>"</text:span>一個大學生的覺醒<text:span text:style-name="T3">"</text:span>。想不到寫著寫著卻寫到這些事情來。有空再抄好了。</text:p>
      <text:p text:style-name="P1"><text:span text:style-name="T1">陳真</text:span><text:s/>  |  2016.04.25 01:51   |   <text:a xlink:type="simple" xlink:href="http://palinfo.habago.org/Entry?Command=Information_PrintForum&amp;iPage=267#FORUM34441"><text:span text:style-name="T2">#</text:span></text:a></text:p>
      <text:p text:style-name="P2">在一片視國民黨為妖魔鬼怪、<text:span text:style-name="T3">"</text:span>消滅國民黨<text:span text:style-name="T3">" </text:span>的綠油油浪潮中，包括林義雄，皆期待國民黨的滅亡。但我隨手又翻到一頁，同樣是<text:span text:style-name="T3"><text:s/>"</text:span>從蘭陽到霧峰<text:span text:style-name="T3">"</text:span>，請看第<text:span text:style-name="T3"><text:s/>414 </text:span>頁，林義雄如此寫道：<text:span text:style-name="T3"><text:line-break/><text:line-break/>"</text:span>我自己是個篤信民主政治的人，我對民主政治的思想是根深蒂固的，為了促進民主政治進一步的發展，我認為我不加入國民黨是比較好的。我們這個社會，如果沒有一個和國民黨勢力相當的在野黨來和它制衡，那麼，走上獨裁專制是必然的結果，我們必須避免這種現象。當然，如果有一天，國民黨成了少數黨，那我大概會考慮加入國民黨。<text:span text:style-name="T3">"<text:line-break/><text:line-break/></text:span>林義雄這些話講得很好。我不敢要求別人身體力行，但我確實一直在考慮加入新黨或國民黨。我沒法做些什麼，只是表明心跡，做為一種精神上及道德上的支持。<text:span text:style-name="T3"><text:line-break/><text:line-break/></text:span>台灣是個小到不能再小的島，一個人如果他真的有意在島內政治上擔任某種職務或發揮所謂影響力，其實非常容易。對於綠油油的生物，也許就沒什麼可期待的了，但是，那些心裏對於是非善惡還有點熱情的人，這樣一種時代，其實也恰恰正是你最有可為的時代。難道你真的會希望把自己與社會的前途，就這樣交到檯面上這群詐騙集團的手上？<text:span text:style-name="T3"><text:line-break/><text:line-break/></text:span>台灣的將來如何，是不可能脫離大國政治間的角力的，就如同一顆棋子不可能獨立於一盤棋局之外獨立運作一般。我不是政治預言家，極少對現實事物做預測，但有些事情與其說預測，不如說描述。我能描述介於中美之間一場或許可大可小的戰爭，事實上已經爆發，差別只是看誰開那第一槍，而戰場就離我們不遠。<text:span text:style-name="T3"><text:line-break/><text:line-break/></text:span>我非信口開河，畢竟我觀察國際政治也不是一天兩天的事；我同時也不是那種喜歡危言聳聽的個性。我甚至很悲觀地認為，在你我的有生之年，很可能會見證世上某處由核彈或生化武器所帶來的大規模毀滅。<text:span text:style-name="T3"><text:line-break/><text:line-break/></text:span>世上任何悲劇鬧劇或慘劇，不管島內島外，當你袖手旁觀，任令豺狼橫行，你其實很難說你自己是清白的。<text:span text:style-name="T3"><text:line-break/><text:line-break/></text:span>台灣人始終非常樂於關起門來自己玩政治，玩民主戰爭，就像打電動一樣，玩得不亦樂乎，好玩，刺激，輕鬆，不痛不癢，真的非常娘，但總有一天，我們都得被迫睜開眼睛，面對真實世界，被迫拋棄那些可笑的、自欺欺人的、僅僅只適用於島內選舉遊戲的空洞口號，拋棄一種自以為可以超越世界局勢、獨自盤算利害的妄想。<text:span text:style-name="T3"><text:line-break/><text:line-break/></text:span>台灣人其實喜歡幹啥都行，但任何社會終究得面臨它應有的代價。也因此，凡事最好還是想清楚它的後果，多看看真實世界究竟如何樣貌，不要關起門來永無止盡地、以一種低能嘻戲無腦的方式一直玩下去。<text:span text:style-name="T3"><text:line-break/><text:line-break/></text:span>我並不是要得出<text:span text:style-name="T3"><text:s/>"</text:span>挺中抗美<text:span text:style-name="T3">" </text:span>的結論，這個結論僅僅只適用於我自己，我並不期待別人跟我有同樣的想法。我對於特定意見的影響力這一點上，一直抱有一種排斥的態度。我始終相信，每個人理當有義務運用自己的個性傾向與智能、學識與經驗，去發展出自己的見解與判斷。<text:span text:style-name="T3"><text:line-break/><text:line-break/></text:span>我想說的僅僅是：不管你將持有何種見解，你的見解之形成，最好是基於對於各種問題複雜而深入的理解所產生的一種深思熟慮的後果，而不是毫無抵抗力地輕率接受島內這群詐騙集團每天灌輸到你腦子裏的那些極其低能可笑甚至齷齪卑鄙的想法。<text:span text:style-name="T3"><text:line-break/><text:line-break/></text:span>你應該至少要相信這一點：你只是島內政治詐騙集團藉以奪權藉以撈取暴利藉以傷害對岸兄弟的一個工具，而這個詐騙集團的指揮官，就是美國。<text:span text:style-name="T3"><text:line-break/><text:line-break/></text:span>如果你不相信，那你大可從零開始，睜開眼睛看看真實世界，花個比方說三年、五年，仔細去閱讀、查看與思索，然後再來形成自己的立場與判斷也不遲，而不是輕易地倒向任何一方，充當一種極其廉價低能的傷害異己、為歹徒賺取暴利的工具；輕則傷害島嶼，重則危及世界和平。世界和平一詞聽起來很搞笑，但在此只做嚴肅解而無一絲玩笑之意。</text:p>
      <text:p text:style-name="P1"><text:span text:style-name="T1">陳真</text:span><text:s/>  |  2016.04.24 15:51   |   <text:a xlink:type="simple" xlink:href="http://palinfo.habago.org/Entry?Command=Information_PrintForum&amp;iPage=267#FORUM34439"><text:span text:style-name="T2">#</text:span></text:a></text:p>
      <text:p text:style-name="P3">為了奪權，綠油油的惡勢力，二十年來在台灣透過各種方式<text:span text:style-name="T3"><text:s/>(</text:span>包括竄改教科書上的歷史，醜化中國，美化日本<text:span text:style-name="T3">)</text:span>，煽動對於中國及中國人以及中華文化的仇恨與鄙視，每天透過各種主流媒體，無孔不入地進行反中仇中洗腦，並且另一方面大力美化日本，甚至連日常生活到處都可以看到這樣一種歌頌日本殖民台灣的<text:span text:style-name="T3"><text:s/>"</text:span>美好回憶<text:span text:style-name="T3">"</text:span>。比方說在台南的一些公園或古蹟，處處都是這樣一種竄改歷史真相的扭曲，把一段原本有黑有白的歷史，硬是全盤美化得美侖美奐。<text:span text:style-name="T3"><text:line-break/><text:line-break/></text:span>至於黨外時代所稱讚的一些美好價值或歷史人物，如今只要是跟中國有關，一概妖魔化得醜陋邪惡不堪。連原本黨外都一致推崇的國父孫中山，如今也被紛紛拉倒銅像、潑漆、砍頭、當眾處決。不可思議的是，這些綠油油的混蛋人渣，如今講起這一切，總是講得好像自古以來黨外就是如此和中國的一切勢不兩立，但這絕非事實。<text:span text:style-name="T3"><text:line-break/><text:line-break/></text:span>我常感納悶，這些都只不過是頂多幾十年的事，又不是什麼千百年前需要進行考古分析才能理解的事，為什麼年輕一代總是如此容易洗腦，不管怎麼改朝換代，永遠都是主流政治惡勢力的鐵桿部隊。<text:span text:style-name="T3"><text:line-break/><text:line-break/></text:span>就以彷彿萬惡不赦的孫中山為例好了，我隨手拿起林義雄的<text:span text:style-name="T3"><text:s/>"</text:span>從蘭陽到霧峰<text:span text:style-name="T3">"</text:span>，隨便翻兩下就能找出許多證據。比方說第<text:span text:style-name="T3">4</text:span>頁，林義雄有這麼一段公開自述其從政之心路歷程：<text:span text:style-name="T3"><text:line-break/><text:line-break/>"</text:span>我於初中時，偶爾讀到美國傑佛遜總統的<text:span text:style-name="T3"><text:s/>'</text:span>民主言論錄<text:span text:style-name="T3">'</text:span>，對民主自由始生憧憬。高中時，研習中山先生遺教，更深信<text:span text:style-name="T3">...</text:span>須移植西方民主法治之思想及制度於斯土，遂立志為民主法治略盡棉薄。<text:span text:style-name="T3">"<text:line-break/><text:line-break/></text:span>第<text:span text:style-name="T3">39-40</text:span>頁寫道：<text:span text:style-name="T3"><text:line-break/><text:line-break/>"</text:span>今天是孫中山先生的誕辰紀念日，晚上七點半在羅東中正堂有一場公辦政見發表會。我抽中了第一號。<text:span text:style-name="T3">"<text:line-break/><text:line-break/></text:span>林義雄抄下他當時<text:span text:style-name="T3">(1977</text:span>年<text:span text:style-name="T3">)</text:span>競選省議員的演講內容如下：<text:span text:style-name="T3"><text:line-break/><text:line-break/>"</text:span>感謝各位今天來聽我的政見。各位！一百多年前的今天，咱中國誕生了一個世界性的偉人，這個人就是孫中山先生，今天就是他的生日，我內心感到非常悲慘；孫中山先生創立中華民國，創立中國國民黨，但是今天國民黨很少有人敢說他是中山先生的信徒。<text:span text:style-name="T3">(</text:span>聽眾熱烈拍手<text:span text:style-name="T3">) <text:line-break/><text:line-break/></text:span>各位，我林義雄沒有參加國民黨，但是我要跟各位說：我就是中山先生的信徒！！<text:span text:style-name="T3">(</text:span>陳真按，兩個驚嘆號是原文，並非我所加。<text:span text:style-name="T3">) </text:span>大家看一看，很多國民黨的黨員站在孫中山先生的遺像下，不知在說些什麼。<text:span text:style-name="T3">(</text:span>聽眾笑<text:span text:style-name="T3">)<text:line-break/><text:line-break/></text:span>各位，我的理想，我對咱台灣的展望和孫中山先生一樣，但是，我這些政治理想和他比起來還差一大截。今天是他的生日，所以我不敢站在他的遺像下發表我的政見。<text:span text:style-name="T3">"<text:line-break/><text:line-break/></text:span>第<text:span text:style-name="T3">401</text:span>頁，林義雄以律師身份，控告國民黨候選人林榮三以賄選和作票等方式，擊敗黨外候選人郭雨新。林榮三就是當今綠油油惡勢力的主要媒體造謠工具<text:span text:style-name="T3">--</text:span>自由時報的老闆。那場官司敗訴，林義雄在該官司的最後一場司法辯論時，發表一場法庭演說如下：<text:span text:style-name="T3"><text:line-break/><text:line-break/>"</text:span>選舉是一種用數人頭來代替打破人頭的制度，<text:span text:style-name="T3"><text:s/></text:span>國父孫中山先生<text:span text:style-name="T3"><text:s/>(</text:span>陳真按：<text:span text:style-name="T3">"</text:span>國父<text:span text:style-name="T3">" </text:span>前空一格以表尊敬乃是原文，非我所加<text:span text:style-name="T3">) </text:span>傾畢生之時間和精神創建中華民國，他的目的就是要他所深深熱愛的中國同胞們，用數人頭的方式來代替打破人頭，<text:span text:style-name="T3">...</text:span>所以，<text:span text:style-name="T3"><text:s/></text:span>選舉制度的乾乾淨淨<text:span text:style-name="T3">...</text:span>公正與公平，是中山先生致力追求的目標。中山先生對於賄選舞弊，深惡痛絕，所以以他超人的修養，仍然痛罵民國初年那些賄選、受賄的國會議員，叫<text:span text:style-name="T3"><text:s/>'</text:span>豬仔議員<text:span text:style-name="T3">'</text:span>。原告代理人懇求審判長，在下最後判斷之前，將中山先生的理想，將我們的立國精神，擺在第一位來考量<text:span text:style-name="T3">...</text:span>公正地給賄選歪風嚴厲的打擊。<text:span text:style-name="T3">"<text:line-break/><text:line-break/></text:span>隨手抄下這些不久前的<text:span text:style-name="T3"><text:s/>"</text:span>歷史<text:span text:style-name="T3">"</text:span>，我還能說什麼呢？這些只是隨手拈來，而非刻意挑選；類似的話語，其實就是過去整個黨外的普遍說法與想法，但是現在利用價值變了，連國父也變成了有毒的妖魔一般，必須當眾砍頭處決方可彰顯我們勇敢台灣人的愛台灣之心。<text:span text:style-name="T3"><text:line-break/><text:line-break/></text:span>台灣政治之詐欺、貪婪、膚淺、反智、荒謬、扭曲與冷血，有時想起，難免心寒，這就是我費盡半生青春血淚乃至連累親人的一場神聖的民主運動？有時總覺得我是不是在做夢？這一切不堪入目的醜惡、詐欺與荒唐是真的嗎？但願明天一覺醒來，發現這一切矇眛良知的翻雲覆雨、挑撥與煽動，原來只是我昨晚的一場噩夢。</text:p>
      <text:p text:style-name="P1"><text:span text:style-name="T1">陳真</text:span><text:s/>  |  2016.04.24 02:27   |   <text:a xlink:type="simple" xlink:href="http://palinfo.habago.org/Entry?Command=Information_PrintForum&amp;iPage=267#FORUM34438"><text:span text:style-name="T2">#</text:span></text:a></text:p>
      <text:p text:style-name="P2"><text:span text:style-name="T3">(</text:span>續<text:span text:style-name="T3">)<text:line-break/><text:line-break/></text:span>幾年前，在某醫院任職也發生過類似的事，因此和一些相關單位搞得有點不愉快。我發現，人們似乎無法確切理解我的不悅從何而來。<text:span text:style-name="T3"><text:line-break/><text:line-break/></text:span>簡單說，台灣現在各大醫院普遍有這樣一種作風，院方會把病患的來函感謝整篇放大、公開貼在布告欄上讓大家看，做為一種表揚與免費廣告，好讓病患們知道，你看，咱醫院多麼有愛心啊，醫術多麼棒啊，好多病患寫信來感謝呢，不信請看！於是就把這些感謝函或表達感謝的卡片統統貼出來給大家看。<text:span text:style-name="T3"><text:line-break/><text:line-break/></text:span>你能不能想像，假若有人幫你做了些事，你很感激，寫信跟對方說謝，但他卻把你的感謝函放大裱褙，貼在大門上給過往行人看，你大概也會覺得這樣不太好看吧。有時，這留言板上免不了也會有些讚美詞，其實我也不是很喜歡，往往只能啞巴吃黃蓮，因為我知道我若因此開罵，被罵的人肯定會覺得很冤，而且重點是他不知道我在不爽什麼。老實說，若真要表揚，我自己表揚自己，恐怕還更偉大許多，實在不需要別人代勞。<text:span text:style-name="T3"><text:line-break/><text:line-break/></text:span>有些人也許喜歡這樣一種公開表揚，有些人也許覺得無所謂，你愛貼感謝函就去貼，但有些人也許覺得很感冒，好好一件事，幹嘛弄得如此低級？病患寫卡片來，你就交給我就好了，我會留著紀念，為什麼要把它拿來當成一種廣告或表揚的工具呢？這難道不是反而造成一種美感上的傷害嗎？就如同親情或愛情一般，私密之事方有美感，一旦訴諸公眾評價，便美感盡失。<text:span text:style-name="T3"><text:line-break/><text:line-break/></text:span>一個人怎麼活，意味著他活在什麼樣的一種美感底下。美感這東西，往往落差極大，你覺得美不勝收的事，我也許覺得俗不可耐，醜陋難忍。你覺得沒什麼的事，我也許覺得天大地大極為重要。王爾德有句話說：<text:span text:style-name="T3">"</text:span>詩人可以挺過一切劫難，除了印刷錯誤之外<text:span text:style-name="T3">"</text:span>。一個標點符號也許對你沒什麼，但對我來說卻足以與之共存亡。<text:span text:style-name="T3"><text:line-break/><text:line-break/></text:span>我不但害怕採訪，害怕被報導，同時也害怕投稿被人任意闡釋或刪改。為什麼？因為<text:span text:style-name="T3"><text:s/>"</text:span>寫什麼<text:span text:style-name="T3">" </text:span>很重要，<text:span text:style-name="T3">"</text:span>怎麼寫<text:span text:style-name="T3">" </text:span>更重要。怎麼活，意味著怎麼寫，怎麼表達；一種表達方式就是一種生活方式，一種生命的存在<text:span text:style-name="T3">(existential)</text:span>方式。許多時候，與其說我們是在<text:span text:style-name="T3"><text:s/>"</text:span>表達內容<text:span text:style-name="T3">" </text:span>上從事是非對錯與善惡美醜的競爭，倒不如說我們其實是從<text:span text:style-name="T3"><text:s/>"</text:span>表達方式<text:span text:style-name="T3">" </text:span>上判斷人我之間的心靈遠近，進而從事競爭或鬥爭。表面上類似的表達內容，表面上也許舉的都是同一面旗子，骨子裏卻很可能大相逕庭，南轅北轍，乃至互相對立。</text:p>
      <text:p text:style-name="P1">kate chang   |  2016.04.24 01:59   |   <text:a xlink:type="simple" xlink:href="http://palinfo.habago.org/Entry?Command=Information_PrintForum&amp;iPage=267#FORUM34437"><text:span text:style-name="T2">#</text:span></text:a></text:p>
      <text:p text:style-name="P3">信自己：<text:span text:style-name="T3"><text:line-break/><text:line-break/></text:span>我們往往不知道說出去的話會造成什麼後果，我是現成血淋淋的例子不是嗎？說了些什麼，結果變成了四處放火，這裡剛滅了，那裡又燒了起來。你說我莫想太多，其實也是我會說了些什麼的原因，簡單地說，我覺得，兩岸任何人不管是急統或急獨，在開口之前最好都停一下，想想台海上空的戰爭威脅，表態當然沒有問題，但是會造成誤解或擦槍走火的表態，還是小心謹慎為好。台海會發生戰爭嗎？我不知道。最近一段時間，朝鮮半島、南海都不安寧，會發生戰事然後把台海也一起捲入嗎？我也不知道，我真的希望一切都只是我想太多了。<text:span text:style-name="T3"><text:line-break/><text:line-break/></text:span>除了前面討論關於說台語一事，北大青年通篇報導看下來，一個年輕人願意去內蒙支教，內蒙是什麼地方、支教是什麼事情，我略微瞭解，他可以不做卻選擇去做，這是深得我心的。謝謝你分享文章。</text:p>
      <text:p text:style-name="P1"><text:span text:style-name="T1">陳真</text:span><text:s/>  |  2016.04.24 01:38   |   <text:a xlink:type="simple" xlink:href="http://palinfo.habago.org/Entry?Command=Information_PrintForum&amp;iPage=267#FORUM34436"><text:span text:style-name="T2">#</text:span></text:a></text:p>
      <text:p text:style-name="P2">自從二、三十年前的各種採訪經常吃了啞巴虧之後，我就幾乎不再受訪。許多時候，訪問者有意無意就會扭曲受訪者的意思，或是以一種違反當事人心意的方式去呈現。一個人，除非他是公眾人物，否則往往會吃點啞巴虧，旁人看了報導，很可能會對你這個人產生錯誤的理解與印象。<text:span text:style-name="T3"><text:line-break/><text:line-break/></text:span>我舉一個個人的慘痛經驗為例。<text:span text:style-name="T3">1993</text:span>年，我剛考上專科醫師，有一天，突然接到剛從美國返台擔任門諾醫院院長的電話，我之前並不認識黃院長，不知道他為什麼會打電話給我。他在電話中問我有沒有認識精神科醫師可以介紹一下，看能不能請他去門諾醫院看診；不用看很多診次，光是一周看一個診可以，主要是因為醫院面臨評鑑，必須有精神科的存在，以免醫院被降級。<text:span text:style-name="T3"><text:line-break/><text:line-break/></text:span>在這之前，門諾從來就沒有精神科門診，等於是需要一位醫師去創立精神科。這很重要，因為台灣的醫院評鑑政策把<text:span text:style-name="T3"><text:s/>"</text:span>有沒有設立精神科<text:span text:style-name="T3">" </text:span>訂定為一個極其重要的評鑑指標。<text:span text:style-name="T3"><text:line-break/><text:line-break/></text:span>於是我就請院長去找某位醫師，我說那位醫師正在找工作。幾天後，院長又打電話來，說他們接洽了我介紹的那位醫師，但是對方開價一個月四、五十萬薪水，門諾付不起這個錢。<text:span text:style-name="T3"><text:line-break/><text:line-break/></text:span>我聽了很不爽，心裏覺得我介紹的這位醫師顯然是趁人之危，趁著門諾醫院面臨評鑑需要開設精神科的艱難時刻，獅子大開口。於是我就說，不然我自己來好了，我可以每周六從沙鹿去花蓮門諾看診。因為一大早要看診，我都是搭火車前一晚深夜抵達花蓮。我跟黃院長說，我一毛錢薪水也不用，因為門諾醫院長年以來善待貧窮的原住民，我很佩服這醫院；我不要薪水，也不需要車馬費，吃住我完全自理，不花醫院一毛錢。<text:span text:style-name="T3"><text:line-break/><text:line-break/></text:span>於是，我就在門諾醫院開設起精神科來。不久之後，有些新聞記者聞風而來，要求採訪。至今每次回想起報紙上那些採訪內容，我就覺得很痛苦，感覺就像人格被人給扭曲了抹黑了一般。<text:span text:style-name="T3"><text:line-break/><text:line-break/></text:span>你知道報紙上是怎麼報導的嗎？不但說我是精神科權威，而且還說我懷抱著什麼偉大的愛心，不遠千里而來服務偏遠地區的原住民病患等等。這樣一些報導，旁人看了，心裏會怎麼想？醫界同事看了，心裏會怎麼想？人家說不定會以為我很樂意如此被報導，或是以為我故意自抬身價、自我膨漲，但我那時才剛取得專科醫師執照，怎麼會是什麼權威？每星期六來看一次門診，稱得上什麼愛心奉獻？<text:span text:style-name="T3"><text:line-break/><text:line-break/></text:span>我原本很想要求報紙更正，但後來忍了下來，因為不想讓門諾醫院感到為難。差不多也是在那時候，我在沙鹿童綜合醫院也是當一人主任。剛上任時，有一天，看見院內大廳牆上貼著大海報，竟然也說我是權威。我氣炸了，當場當著一堆病患的面前把海報撕下，丟到垃圾桶。幾天後，醫院方面又重新製作了一張海報貼上，仍然還是說我是權威，於是我又跑去把它撕下。後來，院方也許終於相信我並不喜歡這樣一種吹捧，於是就沒再張貼海報。<text:span text:style-name="T3"><text:line-break/><text:line-break/></text:span>重點是，海報可以撕，但是報紙一旦登出來，你往往也只好啞巴吃黃蓮。你明明沒有那樣一種意思或那樣一種心情，對方卻硬要以一種極其庸俗的表達方式來呈現你這個人或你的想法，但這樣一種呈現往往是極度扭曲的。許多時候，你根本從來沒講過那樣的話，或甚至表達的是完全相反的想法，但記者卻很可能硬把一些話給塞到你嘴裏，說是你講的。<text:span text:style-name="T3"><text:line-break/><text:line-break/></text:span>有時在報上看到一些報導說什麼哪個醫師好有愛心、醫術好厲害哦，我心裏也會想，哇！這個醫師怎麼這麼不要臉，這樣一點雞毛蒜皮的小事也能讓記者報導說成什麼偉大不凡的愛心奉獻，這麼一點極其平凡的學識技能也能膨風成什麼名醫。可是，也許真相是這位被報導的醫師同樣也正為此氣得跳腳也說不定。<text:span text:style-name="T3"><text:line-break/><text:line-break/></text:span>同理，任何一個非公眾人物，我們其實很難確切理解當事人真正的心意或想法，我們頂多只能從文字本身所敘述的基本事實與是非對錯上去做回應。至於當事人究竟是個什麼樣的人或是什麼樣的動機與心境，無從得知。對於我們根本無從客觀知曉的事，就應敬若神明不做評論。</text:p>
      <text:p text:style-name="P1"><text:span text:style-name="T1">信自己</text:span><text:s/>  |  2016.04.23 21:50   |   <text:a xlink:type="simple" xlink:href="http://palinfo.habago.org/Entry?Command=Information_PrintForum&amp;iPage=267#FORUM34434"><text:span text:style-name="T2">#</text:span></text:a></text:p>
      <text:p text:style-name="P3">我转载那篇报道是因为，我感觉那个在大陆学习的台生，和我在台媒上看到的<text:span text:style-name="T3">“</text:span>学者<text:span text:style-name="T3">”“</text:span>专家<text:span text:style-name="T3">”“</text:span>教授<text:span text:style-name="T3">”“</text:span>名嘴<text:span text:style-name="T3">”</text:span>的思维、见识和对事物的见解很不一样，改变了我以前的偏见（可能是偏见）：台湾人很不理性，喜欢根据自己的想象主观的去看世界，认为世界会根据自己的想法去做改变。<text:span text:style-name="T3"><text:line-break/><text:line-break/></text:span>没把事情想那么复杂，<text:span text:style-name="T3">kate chang </text:span>莫想太多了</text:p>
      <text:p text:style-name="P1"><text:span text:style-name="T1">陳真</text:span><text:s/>  |  2016.04.23 20:57   |   <text:a xlink:type="simple" xlink:href="http://palinfo.habago.org/Entry?Command=Information_PrintForum&amp;iPage=267#FORUM34433"><text:span text:style-name="T2">#</text:span></text:a></text:p>
      <text:p text:style-name="P2">曾經有一些科學家不認同愛因斯坦的相對論，打算出版一本書叫<text:span text:style-name="T3"><text:s/>"</text:span>反對愛因斯坦的<text:span text:style-name="T3">100</text:span>個科學家<text:span text:style-name="T3">"</text:span>。愛因斯坦說，假若我的理論是錯的，那麼，一個人反對我就夠了，不需要一百個。<text:span text:style-name="T3"><text:line-break/><text:line-break/></text:span>正常狀況確實是這樣，一種想法有沒有道理，是看道理本身，而不是數人頭看聲勢。也許這也是為什麼像柏拉圖或蘇格拉底或包括小弟在內都很討厭所謂民主的原因，因為大多數人的意見往往是錯的，荒唐的；群眾的智商既然如此難以恭維，政治基本上最好還是得訴諸有才能的少數人比較安全。但我現在不是要講這個，我只是要說，所謂<text:span text:style-name="T3"><text:s/>"</text:span>科學理性<text:span text:style-name="T3">" </text:span>的基本形式往往具有這樣一種<text:span text:style-name="T3"><text:s/>"</text:span>並非訴諸多數決<text:span text:style-name="T3">" </text:span>的內在邏輯。<text:span text:style-name="T3"><text:line-break/><text:line-break/></text:span>我並沒有要講一些很難的哲學觀念，而僅僅只是在講一種普通常識般的道理。是非對錯如果是透過<text:span text:style-name="T3"><text:s/>"</text:span>多數決<text:span text:style-name="T3">" </text:span>來決定，那麼，人口越多的國家難道就掌握了更多的真理及道德優勢？大家一聽也知道很荒唐。但很不可思議的是，台式民主卻經常簡化、扭曲成這樣一種多數決，謂之神聖的民意；特別是當它有利於綠營時，這套<text:span text:style-name="T3"><text:s/>"</text:span>神聖民意不可違逆<text:span text:style-name="T3">" </text:span>的偽民主論調就會變成一道絕對準則。可是，民意如果那麼神聖，那麼，蔣經國當初根本不應該解除戒嚴，因為將近<text:span text:style-name="T3">98%</text:span>或<text:span text:style-name="T3">99%</text:span>的人都支持戒嚴，而且也不該開放黨禁，因為八成的民意反對開放新政黨的成立。我同時也相信，絕大多數民意肯定也會支持全面免稅、全面加薪等等等。<text:span text:style-name="T3"><text:line-break/><text:line-break/>100</text:span>個科學家也打不過一個愛因斯坦，這是指的正常狀況，但在台灣卻不然，就算一百個維根斯坦也打不過一隻沒頭沒腦、面目糢糊的蛆，更不用說一大群網軍了。<text:span text:style-name="T3"><text:line-break/><text:line-break/></text:span>以前在英國，每天打開電視，學姊就知道我要罵什麼了，<text:span text:style-name="T3">"</text:span>媽的，又在討論討論討論了<text:span text:style-name="T3">"</text:span>，英國社會就是這樣，好像整天都在開學術研討會，整天都在追求真理真相，連吃飯看個電視都很不輕鬆，感覺好像整個社會的<text:span text:style-name="T3"><text:s/>"</text:span>理性需求<text:span text:style-name="T3">" </text:span>非常饑渴似的；難道就不能放鬆一下，瞎掰搞笑一下？你看路上連狗走路都是走直線、踢正步，目不斜視，你吹口哨調戲牠，牠根本不鳥你。難怪周星馳的電影在英國沒人看，記得<text:span text:style-name="T3"><text:s/>"</text:span>功夫<text:span text:style-name="T3">" </text:span>上映時，零零星星幾位觀眾，沒有一個人笑，鼾聲隆隆，反倒是李安的<text:span text:style-name="T3"><text:s/>"</text:span>臥虎藏龍<text:span text:style-name="T3">" </text:span>裏出現飛簷走壁或站立樹梢的打鬥畫面時，全場卻笑翻了，因為這太沒有常識了，根本就是違反地心引力。<text:span text:style-name="T3"><text:line-break/><text:line-break/></text:span>台灣剛好是另一個極端，完全缺乏理性能力，<text:span text:style-name="T3">"</text:span>肉體需求<text:span text:style-name="T3">" </text:span>卻爆表，每天就是看誰爆奶爆紅或誰出洋相、好好笑、好刺激、好夯好爽、好誇張之類。談起問題完全沒有理性可言，比多數決還慘，它是純粹只看顏色的；只要是綠油油的一方，一切言行一概正確而偉大，就算檯面人物再怎麼貪婪惡搞，也絕對能獲得人民的真心愛戴<text:span text:style-name="T3"><text:s/>(</text:span>只要他繼續維持反中愛台就行<text:span text:style-name="T3">)</text:span>。而且，越往南部，這種現象就越顯著。柯大帥上任才一年多，就因為逐漸被人看出他低能的草包本色、言行不一以及極端熱衷無恥政治惡鬥不惜犧牲大眾福祉的行事作風而迅速失去民心。但他如果來台南民主聖地當市長，我敢打包票，他的支持度恐怕會將近<text:span text:style-name="T3">100%</text:span>；就算他每天忙著貪污舞弊炒地皮也一樣，支持度絕對破表，肯定會成為台灣政治神明中最大的一個。<text:span text:style-name="T3"><text:line-break/><text:line-break/></text:span>我跟各位不妨透露一下，柯大帥很想當總統。但我其實只能忍受他當台北市長，而且希望他可以再連任。我相信，在他的英明主政下，八年之後，台灣南北失衡及城鄉差距的問題應該能明顯改善。最好讓台北也能變成綠油油的民主聖地，要不然各位無法體會我平常罵台南究竟是在罵什麼。<text:span text:style-name="T3"><text:line-break/><text:line-break/></text:span>言歸正傳。在英國，我能理解這個黨和那個黨、或這群人和那群人之間想法與作法上的不同，即便是在洗腦洗得很嚴重的美國，我也同樣能清楚理解不同團體或政黨之間的基本差別。於是，當這群人或這個黨掌權之後，我大約就能知道他們將會做些什麼。比方說一群人或一個黨或一個團體，如果表明反對獵狐，或是反對某個戰爭，那他基本上就會在這些立足點上盡力從事。<text:span text:style-name="T3"><text:line-break/><text:line-break/></text:span>即便是謊話連篇的美國政府也一樣，他的基本立場是不太會變的，他的無數謊言一般是用來推展他的某些既定政策，而不是連基本立場也能全盤撒謊。例如，布希政府為了侵略伊拉克，於是就透過主流媒體，捏造上千個大大小小的謊言來欺騙群眾，贏得支持，發動侵略。如果沒有這些強力放送的謊言，很難發動侵略戰爭；美國民眾並不至於像綠油油的台灣人這樣，愚忠到一種<text:span text:style-name="T3"><text:s/>"</text:span>不管你怎麼惡搞，我都會無條件強力支持<text:span text:style-name="T3">" </text:span>的地步。<text:span text:style-name="T3"><text:line-break/><text:line-break/></text:span>我不知道各位聽懂不懂這樣一個重大差別？同樣是謊言，但是，美式謊言是為了在一場理性的議論形式中獲勝，等於是做弊的意思；一旦人們發現你做弊，發現你的數據與證據原來全是假的，原來全是撒謊造謠與捏造，那麼，你就會失去人們的支持與信任。這樣一種謊言，基本上仍然維護了我所謂棋賽之所以能藉以存在的那個<text:span text:style-name="T3"><text:s/>"</text:span>基礎<text:span text:style-name="T3">"</text:span>，那個<text:span text:style-name="T3"><text:s/>"</text:span>可能性之母<text:span text:style-name="T3">"</text:span>，他只是出老千、偷改分數而已，但他並沒有瓦解整個理性形式。<text:span text:style-name="T3"><text:line-break/><text:line-break/></text:span>台式綠油油的謊言卻完全不是這樣。選舉前，他會說我上台後一定要打房打到死打到趴，可是，如果你還有點大腦，理應知道他只是在放屁，他只是要騙你的選票而已；你看，柯大帥選勝之後才幾個月，不但馬上改口說我沒有要打房啊，怎麼可以打房呢，房市是國家經濟命脈啊，怎麼可以打房！進而做出一連串圖利財團與建商的政策，於是建商個個拍手叫好，稱讚柯大帥當市長真是越當越好。選舉前，不是說要照顧小市民，一定要誓死捍衛弱勢者的權益嗎？你信嗎？我當然不信，我又不是笨蛋。但是台灣人竟然會相信。結果呢，比方說柯大帥，請問哪一項政策不是拿所謂小市民與弱勢者開刀。<text:span text:style-name="T3"><text:line-break/><text:line-break/></text:span>在野時，不是說什麼自己的國家自己救，青年學子報國的時機到了，誓死反服貿反黑箱嗎？你信嗎？我又不是腦袋進水，我怎麼可能會信。可是，台灣人卻相信這一套。結果呢？人家國民黨明明透明得像顆水晶球，他卻抹黑成反民主的什麼黑箱，抹黑成賣台，如今自己黑到根本伸手不見五指，十分離譜與荒唐；而且，馬上改口說服貿當然要推動，還說什麼這是為了愛台灣。<text:span text:style-name="T3"><text:line-break/><text:line-break/></text:span>在野時，說十年不漲電費。你信嗎？我又不是腦子液化，我怎麼可能會信。可是，台灣人竟然相信。結果呢，都還沒上台馬上就改口了，說電費往後只會慢慢漲。<text:span text:style-name="T3"><text:line-break/><text:line-break/></text:span>在野時，誓死抗爭，絕不容許馬英九出賣台灣人的健康！絕不容許美國豬肉進口！而且還說，讓美豬進口就是糟蹋咱台灣的艱苦人，這就是黑心政府！全面開戰、揭竿起義的時候到了！黑心馬政府若膽敢讓美豬進口，那就是要和全台灣人為敵！台灣人和這個黑心政權決戰的時機到了！革命的號角將會響起！誓死捍衛台灣人的健康！為了咱子子孫孫世世代的健康與幸福！民進黨全體立委甚至因此霸佔立法院四、五天，夜宿立法院，癱瘓立法院，反對美豬進口，誓死捍衛台灣人的健康與尊嚴！<text:span text:style-name="T3"><text:line-break/><text:line-break/></text:span>媽咧哥逼，你信嗎？我又不是腦子長菜花，我怎麼可能會信。可是，台灣人竟然相信。結果呢，所謂<text:span text:style-name="T3"><text:s/>"</text:span>準<text:span text:style-name="T3">" </text:span>農委會主委，根本都還沒上台，連跟美國談判都還沒開始談，他昨天竟然就說要讓美豬進口，而且還講一堆什麼全球化的大道理，並且很有氣魄地說，讓美豬進口是對的，既然是做對的事，雖千萬人，吾往矣，就算要他下台他也必須堅持做對的事。<text:span text:style-name="T3"><text:line-break/><text:line-break/></text:span>各位不妨看看底下網址大約<text:span text:style-name="T3"><text:s/>5:53-9:58 </text:span>及<text:span text:style-name="T3">17:00-21: 55</text:span>的片段：<text:span text:style-name="T3"><text:line-break/><text:line-break/>https://www.youtube.com/watch?v=wsRzfqXrWLE<text:line-break/><text:line-break/></text:span>我不知道各位的修養為什麼那麼好？每天看這個政治詐騙集團顛倒黑白胡作非為上下其手扯爛污，怎麼都不會生氣？這種修養是怎麼練的？身為忍教教主，擁有忍功七段的實力，但我還是忍不住心裏的恨。天底下怎麼會有這樣一種謊言形式，居然沒有一句話可信，而且可以隨時任意調整基本說法與評價，可以一下說成白一下說成黑，今天說是十分邪惡的東西，明天又說成是他的一番善良苦心與偉大理念。<text:span text:style-name="T3"><text:line-break/><text:line-break/></text:span>我隨手就能舉出幾百個類似的例子。誰能告訴我，這個綠油油的詐騙集團，究竟有沒有哪一句話是真的？究竟有沒有哪個所謂理想具有基本的一致性？我能理解美國那樣一種謊言，為了某個他向來所鼓吹的主張，他會不惜捏造各種謊言與假證據，以便取信於人，以便推展既定政策。但你能不能想像一個黨，每天用無數的美麗主張與謊言來抹黑與指控對手，但是，當他一旦拿到權力之後，所有主張竟然一夕之間可以全部翻盤，彷彿過去種種只是一場夢，一場誤會，大家別太當真。<text:span text:style-name="T3"><text:line-break/><text:line-break/></text:span>我能理解詐騙集團有可能用某個方法欺騙某人一次，但我沒法理解，為什麼同一個詐騙集團，竟然可以用同樣的方法每天騙某些人騙上幾百幾千次，而且每次都是馬上騙馬上得手馬上拆穿，但這些信徒卻始終堅心不移地相信這個詐騙集團。這大概是我生平所見最<text:span text:style-name="T3"><text:s/>"</text:span>虔誠<text:span text:style-name="T3">" </text:span>的一種<text:span text:style-name="T3"><text:s/>"</text:span>宗教<text:span text:style-name="T3">" </text:span>了，不管主教們怎麼胡扯怎麼扯爛污怎麼貪贓枉法，不管謊言拆穿幾千幾萬次，信徒們始終屹立不搖，虔誠到底。<text:span text:style-name="T3"><text:line-break/><text:line-break/></text:span>這意味著，在這極端封閉的小島上，理性、思索與議論、真理是非與善惡、乃至意義與價值等等，事實上是絲毫不起作用的，唯一起作用的是根據顏色所畫分的敵我。當你成為敵人，對方只須消滅你，而根本無須跟你做什麼理性思索與議論。這樣一種可說前所未見<text:span text:style-name="T3"><text:s/>(</text:span>至少我沒見過<text:span text:style-name="T3">) </text:span>的社會發展模式，你想它會逐步走向文明與發展，還是走向衰亡與混亂，走向一種不可測的巨大風險與未來？如果講社會太沉重，那你不妨就把社會想像成一個人，或想像成你的家人好了；當你的家人以這樣一種對於詐騙集團絕對信仰、徹底虔誠的方式生活時，你會不會為他的將來捏一把冷汗？<text:span text:style-name="T3"><text:line-break/><text:line-break/></text:span>一點題外話：<text:span text:style-name="T3"><text:line-break/><text:line-break/></text:span>藍綠兩黨，一個無所不騙，一個溫吞無能，後者面對前者，似乎連一點點對抗能力也沒有，只會一味任人宰割。後者曾經擁有三分之二以上的權力席次，八年來依然一路被人壓著打，白的全抹成黑。如果連大權在握時都無能對抗，那我不知道這個黨活著幹什麼，應該要有個具有行動力的黨來取而代之。<text:span text:style-name="T3"><text:line-break/><text:line-break/></text:span>於今之計，對付騙子的最好方法就是監督他徹底實踐過去所信誓旦旦的種種理想；若有反覆，就應起而抗爭，而不是只會在臉書挖苦灑口水或酸言酸語。請問詐騙集團會在乎是非善惡嗎？他會怕你挖苦嗎？他會因為廉恥而停止行騙做惡嗎？<text:span text:style-name="T3"><text:line-break/><text:line-break/></text:span>至於那些純屬虛構、藉以奪權撈錢的所謂理想，如果不實踐一下，人們會清醒過來發現這一切全是騙局嗎？例如，怎麼可以犧牲台灣主權？所謂漢賊不兩立，怎麼可以和共匪做生意？怎麼可以只會在護照上貼什麼台灣國貼紙，應該改國號、改國旗國歌，制定台灣共和國憲法才對。<text:span text:style-name="T3"><text:line-break/><text:line-break/></text:span>還有，核四都能停工，更何況更加危險一百倍的核一、核二及核三廠，應立即無條件除役廢廠，否則，難道是要讓美麗台灣世世代代的子子孫孫陷入核污染的風險嗎？美國豬肉當然更是絕不允許進入台灣，那可是喪權辱國、出賣國人健康的台奸行徑啊，應該鼓吹大眾起來革命，推翻任何讓美豬進口的黑心政權！！<text:span text:style-name="T3"><text:line-break/><text:line-break/></text:span>必須實踐的理想真是太多了，大家務必支持民進黨，做為其後盾，助其實踐理想，讓台灣共和國<text:span text:style-name="T3">--</text:span>咱ㄟ母親，成為美麗的東方瑞士新國度。</text:p>
      <text:p text:style-name="P4"/>
      <text:p text:style-name="P1">kate chang   |  2016.04.23 18:48   |   <text:a xlink:type="simple" xlink:href="http://palinfo.habago.org/Entry?Command=Information_PrintForum&amp;iPage=268#FORUM34432"><text:span text:style-name="T2">#</text:span></text:a></text:p>
      <text:p text:style-name="P2">我是針對北大學生的言論，談這樣的言論給我的感覺，談的是我的感覺而不是你的，我的確未曾考慮到我如此發言可能謀殺他的人格、形成指控，並且他也無法反駁回應，違反版規，删除或不删除我都没有意見。<text:span text:style-name="T3"><text:line-break/><text:line-break/># </text:span>保護當事人，隱匿其名，以「北大學生」或「他」代之。<text:span text:style-name="T3"><text:line-break/>—————<text:line-break/><text:line-break/></text:span>我毫不猶豫地寫下上頭的認罪供詞，我不能有任何回應，我犯下謀殺罪、雙手血腥，我的任何辯駁都是在屍體身上補刀。可是，事情不是那樣。<text:span text:style-name="T3"><text:line-break/><text:line-break/></text:span>「驕縱」是一個描述個人特質的詞，我特別欣賞帶著驕縱個性的小女孩，當然，驕縱也有程度的差別，是飛龍在天的驕縱，還是驚世媳婦的驕縱？我還是有不同的感受的，如果驚世媳婦驕縱地使得家庭失和、甚至家破人亡，事情就大條了。<text:span text:style-name="T3"><text:line-break/><text:line-break/></text:span>「撒嬌」則不僅描述個人特質，也帶出了主體、客體的關係，撒嬌是必須有對象的。撒嬌一般是可愛的，但是裝可愛就黏膩了，撒嬌太甚就成了諂媚。<text:span text:style-name="T3"><text:line-break/><text:line-break/></text:span>我說北大學生的言論是撒嬌，因為我關注的不是「主體」的個人特質，而是在採訪過程和發言內容裡相關的社會關係和影響。他渲染誇大了個人經驗，並且昧於台灣的現實，這部分陳真前文有諸多闡明。一個明擺著的台灣社會事實，或許因為他的無知、或許因為他的無視、或許因為他的無感，在《北大青年》前面呈現了一定程度的扭曲，造成看到這本刊物相關文字的人，不同的解讀。<text:span text:style-name="T3"><text:line-break/><text:line-break/></text:span>《北大青年》是中國最高學府的校園刊物，閱眾主要是經歷了慘絕人寰高考的尖子、未來和現在的中國社會中堅<text:span text:style-name="T3">--</text:span>北大師生，這本刊物的影響力我無法評估，但是這篇採訪報導輾轉到了這個留言版上，一部份說明了它的影響力。<text:span text:style-name="T3"><text:line-break/><text:line-break/></text:span>我的罪名當中的一條：北大學生「諂媚特定政治勢力」，問到了校園自主的問題，北京大學裡頭是否有政治勢力介入？以及該政治勢力的控制強度？我依然無法評估，這項罪名的釐清可以請北大的黨委書記出庭作證。<text:span text:style-name="T3"><text:line-break/><text:line-break/></text:span>我並沒有要指控北大學生和政治勢力掛勾的意思，我認為事實上也不是那麼容易掛勾，畢竟政治圈是有很大的排他性的，連我們要打入哪個八卦圈，都是重重難關，隨便一個偏見就使得我們無法和同事一起出門郊遊、看山看水。基於個人經驗我看到的是「在大陸關於兩岸統一的主張，毋庸置疑其百分百、壓倒性的強勢」，因此，北大學生撒嬌的對象是在大陸「<text:span text:style-name="T3">100%</text:span>贊成統一」後面的意識形態。<text:span text:style-name="T3"><text:line-break/><text:line-break/></text:span>這個強勢的意識形態有任何的危害嗎？我會說這是兩面刃，不可否認的是大陸民眾對於台灣是很有感情的，幾十年來大陸小學課本裡描述的阿里山、日月潭，是斷不了的美好嚮往，這個嚮往繁榮了阿里山、日月潭的茶葉蛋業者。而且經過文革的大陸，改革開放以後，許多人（比如民國粉）是將重拾中華文化的希望，依託在這個美好嚮往及感情裡頭。這個強勢的意識形態，在面臨國家領土主權的分裂危機時，團結了大陸民眾的民心。這個團結的民心在中國來說是好的，在台灣卻是各說各話，不作如是觀。<text:span text:style-name="T3"><text:line-break/><text:line-break/></text:span>事實上我認為任何在大陸生活的人，只要他和中國社會有或多或少的連結，沒有一個人不能認知到這股強勢，於是我同理了這樣的經驗，認為北大學生在這個強勢面前表態了，我確實認為他生活在這樣主流價值壓力下，我確實認為他選擇並且擁抱了這個主流價值。擁抱主流有錯嗎？我個人在諂媚主流、向現實妥協方面，不比任何人乾淨。因此他的錯，錯在「渲染誇大了個人經驗，並且昧於台灣的現實」。<text:span text:style-name="T3"><text:line-break/><text:line-break/></text:span>這樣的誇大蒙昧是可大可小的，小，是驕縱，大，是諂媚，諂媚也不能說是錯，我更是絕對沒有資格說人髒。然而，如果上頭的錯誤發生在某種特定的社會關係和影響裡，亦即以自己的統一立場為柴火，添加進「百分百、壓倒性的強勢」裡，會有何種影響力？這樣的影響力仍然是可大可小的，小，不過是撒嬌，大，我想說這隻蝴蝶拍動翅膀是可以大到在台灣海峽刮起大風。<text:span text:style-name="T3"><text:line-break/><text:line-break/></text:span>但我要把破壞兩岸關係的大帽子戴在他頭上、把兩岸和平的千斤重擔壓在他身上嗎？我不至於愚昧到隨意找一個人來祭旗，他只是忽略了台灣的客觀狀況、渲染了個人經驗，他只是任性而為，不知道自己為什麼要這麼說話，對於他不知道自己在做什麼，我會說他驕縱了。<text:span text:style-name="T3"><text:line-break/><text:line-break/></text:span>但我不說他驕縱卻說他撒嬌，並不是要指控北大學生，而是要提醒昧於事實的言論是有危險性的。<text:span text:style-name="T3"><text:line-break/><text:line-break/></text:span>把北大學生的言論和台灣政治人物「背地裡和大陸官員頭人稱兄道弟」並列來說，我是泛政治化了！而我既然始終相信任何人對於統獨立場的表態屬於言論自由的範圍，那麼危險在哪裡？我認為北大學生不僅昧於台灣語言政治的歷史事實和社會現實，同時還昧於目前在台海周邊可能發生戰事的事實和政治現實，後者才是危險所在。<text:span text:style-name="T3"><text:line-break/><text:line-break/></text:span>我無從得知他是必須或是樂於做此發言，我只能討論「必須」，他必須做或不做，關涉到他是否具有一定的社會認知，認知到這個「必須」，也就是他有多少的社會性人格。從這篇報導來看，我不覺得他是草莓族或是宅男，他接受了採訪、他擁抱了（中國大陸的）主流、他準備到內蒙古支教，呈現了相當的社會性。至於他是社會傾向或是自閉傾向，這個問題的釐清，需要專業的心理醫師出庭作證。<text:span text:style-name="T3"><text:line-break/><text:line-break/></text:span>關於泛政治化，我對於無論藍營或綠營的政治人物到大陸交往，一點意見都沒有，甚至是增進雙方互信理解的好事，比如時代力量林昶佐的媽媽在大陸經商（執業律師？），他和她都是成年人，母親的營生怎麼會是子女的包袱？我們之所以對政治人物和大陸官民稱兄道弟感到憤怒，是因為說一套做一套，是因為裙帶關係，是因為對背地裡的烏七八糟一無所知，是因為明明一身髒還要裝清純，是因為明明是草包還想做明君，長此以往形成了刻板印象，政治人物沒有一個不是帶著一肚子壞水，這樣的刻板印象是目前的政治現實。<text:span text:style-name="T3"><text:line-break/><text:line-break/></text:span>政治現實雖然如此，卻不要忽略，政治現實從混濁到清明，始終是動態的，也是許多人正在其中努力作為之處。我自忖寫下「與民進黨人（也包括國民黨）背地裡和大陸官員頭人稱兄道弟，是一樣的自我閹割：把自己看小了、把中國看大了」時，並不憤怒、並不影射如此的刻板印象，但我也昧於刻板印象巨大存在的事實，把北大學生的言論和相關影響，以強、弱、大、小，加以概念化了。我當然不認為一個學生與政治人物會有相同的個人慾望。因此，我對於「一個非公眾人物，妳去抹黑他或道德論斷他」的罪名，並不接受，我很難指責一個承受主流壓力，而必須選擇呼應主流言論，並且無知或無感其危險的學生，還同時道德論斷他，我所談的不是道德問題，我所談的是，昧於事實的言論的危險性問題。<text:span text:style-name="T3"><text:line-break/><text:line-break/></text:span>我們對於昧於事實和現實的言論從來就不陌生，年紀有多大、這樣的言論就聽了有多久，只是沒有多少人會對此不滿、憤怒、並且在第一時間意識到、指出來類似言論的扭曲之處，聽著久了就無感了，甚至失去辨認真假的能力，詐騙集團就開始盤據本島、揚名海外。昧於事實和現實的言論，多半時候簡稱叫做「謊言」。</text:p>
      <text:p text:style-name="P1"><text:span text:style-name="T1">陳真</text:span><text:s/>  |  2016.04.22 18:13   |   <text:a xlink:type="simple" xlink:href="http://palinfo.habago.org/Entry?Command=Information_PrintForum&amp;iPage=268#FORUM34431"><text:span text:style-name="T2">#</text:span></text:a></text:p>
      <text:p text:style-name="P3">英國有個長達千百年之久的狩獵傳統，王公貴族名媛淑女的最愛，男男女女騎馬領著一大群狗，浩浩蕩蕩在鄉野森林間追捕狐狸，動輒把無辜的小狐狸任由群狗撕個粉碎，血肉模糊，人們藉以從中取樂。因其血腥殘酷，引來社會強烈反彈，正反雙方對峙得很厲害，各自動員遊說立法或示威抗議等等。<text:span text:style-name="T3"><text:line-break/><text:line-break/></text:span>此一對立，我恰好躬逢其盛，<text:span text:style-name="T3">1997</text:span>年來到英國的第一次參與社運就是反獵狐運動，幾年後，通過立法禁止，廢除此一血腥傳統，但至今仍餘波蕩漾，整個英國社會長年為此議論不休。<text:span text:style-name="T3"><text:line-break/><text:line-break/></text:span>讓我很驚訝的是，洋鬼子果然是不及我們的智慧與胸襟，我們華人關心的、為之熱血沸騰的，向來是政治大議題、大主張，動輒都是有關國家民族命脈的大視野，哪會因為這樣一些貓狗小事引起整個社會重大的爭議與衝突，套句周星馳的話，實在是太沒有內涵了。<text:span text:style-name="T3"><text:line-break/><text:line-break/></text:span>讓我更不屑的是，洋鬼子竟然為了這麼一點貓狗小事，議論不休，連柏拉圖、維根斯坦經常都請出來助陣，正反各有主張，各有數據與見解，簡直就像一場大型的討論課。<text:span text:style-name="T3"><text:line-break/><text:line-break/></text:span>這對英國人來說也許很正常，但是對於一個來自拔插頭決勝負的社會的人來說，真是前所未見。洋鬼子果然是不及於我們的聰明才智，請柯大帥派出網軍，虛擬無數帳號，互相引用，一個人扮演好幾個角色，直接抹黑造謠造勢，不就贏了？哪需要引經據典，哪需要殫精竭慮細膩思索，太慢了，直接拔插頭比較快。而且，誰敢反對，誰就是敵人，隨便派出一隻蛆或什麼割闌尾勇士，輕易就能把對方整得身敗名裂死去活來，看你還敢不敢再多說一句。<text:span text:style-name="T3"><text:line-break/><text:line-break/></text:span>各位不妨捫心自問，在這個極端封閉的小島上，你幾時見過什麼政見主張的相關議論？不用說統獨那樣一種見仁見智的政治社會議題，即便是高度專業的核電政策，也一概都能在主流媒體的洗腦鼓動下，徹底簡化、徹底扭曲成一種彷彿不需要任何理性、不需要任何知識與議論的神聖立場，誰敢對<text:span text:style-name="T3"><text:s/>‘’</text:span>反核<text:span text:style-name="T3">‘’ </text:span>不敬不從，誰就是敵人，永遠就是搞這一套直接拔插頭的把戲，讓你噤聲，讓你無言，讓你敢怒不敢言，讓你就算言了也是白言，畢竟誰能跟一群蛆討論問題呢？<text:span text:style-name="T3"><text:line-break/><text:line-break/></text:span>在這島上，一個主張，只要是主流，便立即升格為不容質疑的神聖立場。統獨當然更是如此。如此複雜的一個議題，事涉萬端，相關利害是非既深且廣，但是各位幾時見過這島上對此有過一句討論？沒有。永遠就只是高喊特定口號，視為理所當然、顛撲不破的真理，誰膽敢不敬不從，誰就是敵人；非我族類，其心可誅。<text:span text:style-name="T3"><text:line-break/><text:line-break/></text:span>過去<text:span text:style-name="T3"><text:s/>‘’</text:span>統一<text:span text:style-name="T3">” </text:span>是理所當然的神聖立場，現在<text:span text:style-name="T3"><text:s/>“</text:span>台獨<text:span text:style-name="T3">”</text:span>是整個社會的最高價值，唯一的聖經。從統到獨，由藍轉綠，骨子裡卻始終是拔插頭那一套。<text:span text:style-name="T3"><text:line-break/><text:line-break/></text:span>咱們是網軍社會，拔插頭的高手，相對於英國人綿綿密密的議論與思索，你覺得哪一種社會比較有可能往好的方向走去？</text:p>
      <text:p text:style-name="P1"><text:span text:style-name="T1">陳真</text:span><text:s/>  |  2016.04.22 13:50   |   <text:a xlink:type="simple" xlink:href="http://palinfo.habago.org/Entry?Command=Information_PrintForum&amp;iPage=268#FORUM34430"><text:span text:style-name="T2">#</text:span></text:a></text:p>
      <text:p text:style-name="P2">人工智慧最近不是打敗了世界棋王嗎？但是，人類終究還是比較聰明，你人工智慧再怎麼厲害也沒用，我把你的插頭給拔掉不就大獲全勝了。台灣的言談環境差不多就是這樣。我是蛆蛆，我根本不用思索，不用講道理，因為我連個腦子也沒有，但我只要發動蛆蛆大軍，透過各種修辭或謠言流言，潑糞，<text:span text:style-name="T3">kuso</text:span>，灑墨水，把你鬥臭、弄髒了，等於是把你的插頭給拔了，我方彷彿就大獲全勝了似的。<text:span text:style-name="T3"><text:line-break/><text:line-break/></text:span>台灣的選舉基本上就是來這一套，而整個社會普遍也是玩這一套，於是感覺好像每天無時無刻都在<text:span text:style-name="T3"><text:s/>"</text:span>選舉<text:span text:style-name="T3">"</text:span>，特別是在網路上，人不見了，全變成了蛆，沒有議論，沒有思索，沒有理性，沒有感性，有的只是永無止盡的修辭與口水，永無止盡的造勢與造謠；誰的聲勢大，誰就獲勝。真理、事實與價值，在這島上，竟然變成一種多數決，而這多數決甚至不是透過數人頭，而是透過虛擬帳號來計算蛆蛆的音量與數目。於是，是非翻盤，黑白顛倒，忠奸易位，<text:span text:style-name="T3">2</text:span>加<text:span text:style-name="T3">3</text:span>可以等於<text:span text:style-name="T3">45</text:span>，可以等於<text:span text:style-name="T3">101</text:span>，可以等於<text:span text:style-name="T3">7479</text:span>，只要我們蛆蛆喜歡，有什麼不可以？於是，好人可以說成人渣，天才可以講成白癡，人渣與白癡倒是一個個變成理想家、社運家，變成時代的力量。<text:span text:style-name="T3"><text:line-break/><text:line-break/>"</text:span>找到了限制，就找到了自由。<text:span text:style-name="T3">" (</text:span>侯孝賢語<text:span text:style-name="T3">) </text:span>我要講的限制就是這個道理。你要讓事物恢復它應有的無限可能，你總得先確保那個足以讓一切<text:span text:style-name="T3"><text:s/>"</text:span>可能<text:span text:style-name="T3">" </text:span>有可能成立的<text:span text:style-name="T3"><text:s/>"</text:span>可能之母<text:span text:style-name="T3">"</text:span>，在這個不可逾越的<text:span text:style-name="T3"><text:s/>"</text:span>五指山<text:span text:style-name="T3">" </text:span>下，隨你怎麼翻觔斗，全是你的自由，但你就是不能逾越這個界限，否則一切意義與可能性將蕩然無存。<text:span text:style-name="T3"><text:line-break/><text:line-break/></text:span>講這樣會很難懂嗎？就比方說你想下棋，難道不是首先要尊重棋賽的根本基礎？你不能拔插頭不能翻桌不能叫流氓來圍事啊，然後一切棋賽才有可能。你總不能永遠就只會給對方拔插頭吧。當棋局的基礎確立，一切賽局也才有可能，進而從中展開布局與思索，從中展現無限的可能性。就如同語言或數學一般，惟有當基礎文法或定理原理確立了，一套語言或算數系統也才有可能產生。在這套語言或運算系統中，你將可以依據其各種內在規則<text:span text:style-name="T3"><text:s/>(</text:span>就如同棋局裏<text:span text:style-name="T3"><text:s/>"</text:span>炮<text:span text:style-name="T3">" </text:span>翻山，<text:span text:style-name="T3">"</text:span>車<text:span text:style-name="T3">" </text:span>走直，拐<text:span text:style-name="T3"><text:s/>"</text:span>馬<text:span text:style-name="T3">" </text:span>步等等規則一樣<text:span text:style-name="T3">)</text:span>，自由思索，自由表達，自由演算，海闊天空。這時候也才有所謂思索得好或壞、表達得美或醜、演算得對或錯的問題，進而才有所謂良莠優劣與善惡是非的差別，於是也逐漸才有個所謂好的<text:span text:style-name="T3"><text:s/>"</text:span>方向<text:span text:style-name="T3">" </text:span>產生，讓一切人事物朝著一個好的方向走去，我們也才有可能預見所謂明天也許會更好。我可以看見對岸這樣一種趨勢與發展，但在台灣卻只看見拔插頭，人們並且為之得意興奮不已，自我滿意度非常高。<text:span text:style-name="T3"><text:line-break/><text:line-break/></text:span>我們的現狀就像這樣：好啊，來下棋啊，然後馬上就是翻桌，拔插頭。水平好一點的，雖不至於如此，但是，他好像連車馬炮各自應該怎麼走法的規則也不懂，理性思索能力非常差，往往不知所云，只會夾纏與立場宣示，更不用說什麼詩一般的感性了。規則的東西比較好訓練，一回生兩回熟，慢慢就會進步了，思索與理性，感性與表達，畢竟不是什麼艱難之事。重點是，如果只會拔插頭，一切可能性就消失了，剩下的只是極其低能的胡鬧與惡搞，但是很奇怪，台灣人卻超喜歡這種蛆蛆的感覺，蛆蛆的氣味，蛆蛆的玩法，蛆蛆的熱鬧，而且，竟把這樣一種蛆蛆當道的下場，說成是偉大的民主自由。於是，正常卻膽小的<text:span text:style-name="T3"><text:s/>"</text:span>人<text:span text:style-name="T3">"</text:span>，紛紛敬而遠之，明哲保身，盡量遠離這樣一種<text:span text:style-name="T3"><text:s/>"</text:span>蛆的社會<text:span text:style-name="T3">"</text:span>，誰還會想進入棋局、進入語言之中？就算你願意進入也進入不了，因為連插頭都拔掉了，即便你是維根斯坦轉世也將無足輕重，英雄無用武之地，一隻蛆都能比你強，因為牠最擅長拔插頭了。一百隻蛆當然就更強了，簡直無堅不摧。基礎不在，一切將蕩然無存。</text:p>
      <text:p text:style-name="P1"><text:span text:style-name="T1">陳真</text:span><text:s/>  |  2016.04.22 00:30   |   <text:a xlink:type="simple" xlink:href="http://palinfo.habago.org/Entry?Command=Information_PrintForum&amp;iPage=268#FORUM34428"><text:span text:style-name="T2">#</text:span></text:a></text:p>
      <text:p text:style-name="P3">我說，那位張立齊只不過一點點委屈<text:span text:style-name="T3"><text:s/>(</text:span>什麼<text:span text:style-name="T3"><text:s/>"</text:span>台語聽不懂<text:span text:style-name="T3">") </text:span>就要崩潰，聽起來很<text:span text:style-name="T3"><text:s/>"</text:span>驕縱<text:span text:style-name="T3">"</text:span>，用台灣流行的術語來講就是很<text:span text:style-name="T3"><text:s/>"</text:span>草莓<text:span text:style-name="T3">"</text:span>，很脆弱的意思，指的是某個特定言行。他也許在其他所有面向上都很堅強，但在什麼台語聽不懂就覺得孤立委屈這一點上卻十分脆弱。<text:span text:style-name="T3"><text:line-break/><text:line-break/></text:span>我說的，跟妳所謂向共匪<text:span text:style-name="T3"><text:s/>"</text:span>撒嬌<text:span text:style-name="T3">"</text:span>，宛如政客那般的<text:span text:style-name="T3">"</text:span>諂媚<text:span text:style-name="T3">"</text:span>，完全是兩碼子事。諂媚特定政治勢力是一種很嚴厲的道德指控，一種人格論斷。我怎麼可能會去對一個非公眾人物進行這樣一種人格謀殺？<text:span text:style-name="T3"><text:line-break/><text:line-break/></text:span>我很猶豫要不要刪妳這篇留言。這些話一講再講，我不知道究竟是要怎麼講，然後你們才會聽見我在講什麼，並且把它當一回事，進而把<text:span text:style-name="T3"><text:s/>"</text:span>個別人事物<text:span text:style-name="T3">" </text:span>當成神明那樣看待，不敢動它一分一毫。<text:span text:style-name="T3"><text:line-break/><text:line-break/></text:span>希望大家將心比心，假設今天妳的真實身份是公開透明的，假若有人也公開對妳做這樣一種人格指控，妳將如何可能回應或證明妳不是那樣一種卑鄙的諂媚之士？<text:span text:style-name="T3"><text:line-break/><text:line-break/></text:span>妳大可指控任何公眾人物道德敗壞，因為他們既然是公眾人物，意味著他們隨時有各種機會和管道維護自己的清白，或在社會大眾前展現自己真實的任何樣貌。但是，一個非公眾人物，妳去抹黑他或道德論斷他，他也只能硬生生吞下一切抹黑與道德指控或唯心指涉，而根本不可能做任何澄清，進而因此得承受人格被扭曲的不白之冤，卻完全沒有辦法讓社會大眾知道自己的真實為人。這樣的一種行為，不是很卑鄙嗎？<text:span text:style-name="T3"><text:line-break/><text:line-break/></text:span>就好像柯大帥<text:span text:style-name="T3"><text:s/>(</text:span>帥哥的帥，不是老師的師<text:span text:style-name="T3">)</text:span>，今天他若不是一個公眾人物，我絕不會指名道姓說他在台大醫院如何私設帳戶接受廠商不正當的饋贈與利益輸送。我今天之所以敢公開指控他，是因為他隨時有能力對社會大眾澄情，而且隨時有能力把我繩之以法，如果我所言不實的話。<text:span text:style-name="T3"><text:line-break/><text:line-break/></text:span>再比方說，假設，我今天批評林義雄很愛錢。他不會因此遭受不白之冤的痛苦，因為他是個大家都認識的公眾人物，他究竟愛不愛錢，很容易受到公眾客觀評價。萬一誤導了大眾，他仍然還是可以隨時有各種管道為自己澄清。<text:span text:style-name="T3"><text:line-break/><text:line-break/></text:span>但是，假設今天有人說我很愛錢，說我滿腦子整天想著錢，雖然這是事實，但我就算想澄清也根本無從澄清起，因為社會大眾根本不知道我是誰，人們根本無從客觀判斷這樣一種指控是否合理或正確，我只能硬生生吞下一切指控與抹黑，因為我總不可能向全台灣每個人一一解釋一切抹黑與指控。於是，一種妖魔化的效果就產生了。<text:span text:style-name="T3"><text:line-break/><text:line-break/></text:span>這就如同黨外時期，即便是像林義雄這樣一個正直的人，都能被抹黑成貪圖權力的無賴與野心份子，因為主流媒體是完全消音的，一般社會大眾根本不可能有機會對他做出適當評價，於是，任何一個明明秉性溫柔良善心思單純根本沒有爭議的人，乃至聖人一般的人格者，都能輕易被妖魔化，被扭曲成一個彷彿充滿爭議、彷彿充滿人格缺陷、青面獠牙一般的人物。<text:span text:style-name="T3"><text:line-break/><text:line-break/></text:span>我知道有人可能會說什麼<text:span text:style-name="T3"><text:s/>"</text:span>清者自清<text:span text:style-name="T3">" </text:span>的風涼話，或說<text:span text:style-name="T3">"</text:span>有那麼嚴重嗎？<text:span text:style-name="T3">"</text:span>，當然，對於任何一個匿名人士來說，或是對於任何一個思想言行原本就十分主流、十分<text:span text:style-name="T3"><text:s/>"</text:span>正常<text:span text:style-name="T3">"</text:span>、十分明哲保身的人來說，這一切當然都不會構成問題。<text:span text:style-name="T3"><text:line-break/><text:line-break/></text:span>為什麼我幾十年來反覆強調幾百萬遍的這些事如此重要？你不妨想像下棋這回事，一切勝負之所以可能產生的一個基本前提是：這必須是一種棋賽；如果它連棋賽都不是，哪來勝負？哪來誰跟誰下棋這回事？<text:span text:style-name="T3"><text:line-break/><text:line-break/></text:span>或者你也可以把它想像成一種算數系統，例如加法。蘋果一斤究竟五元或八元當然很重要，可是，更重要的是，如果一斤是五元，那麼，買三斤就是<text:span text:style-name="T3">15</text:span>元，如果巴勒網之友可以打八折的話，那就是<text:span text:style-name="T3">12</text:span>元。<text:span text:style-name="T3"><text:line-break/><text:line-break/></text:span>簡單說，萬事萬物具有無數的可能性，誰勝誰負很難說，也許今天一斤五元，明天一斤剩五毛，凡事都有無限的可能與觀點，但是，更重要的是，你總得要有一個讓一切可能性之所以可能成立的基礎，也就是一切可能性之所以有可能存在的那個<text:span text:style-name="T3"><text:s/>"</text:span>可能之母<text:span text:style-name="T3">"</text:span>，就像<text:span text:style-name="T3"><text:s/>"</text:span>算數<text:span text:style-name="T3">" </text:span>是一切加法運算的基礎一樣。<text:span text:style-name="T3"><text:line-break/><text:line-break/></text:span>一旦摧毀了這個基礎，一切事物及其應有的意義將根本無從立足。於是，理性崩盤，價值瓦解，剩下的就只是謊言、瞎掰、造謠造勢與網軍等等這類摧毀一切意義與價值的東西。<text:span text:style-name="T3"><text:line-break/><text:line-break/></text:span>國民黨過去憑藉這一套呼風喚雨，為所欲為。想不到，綠油油的時代，更是變本加厲，一切人事物之所以有可能產生各種意義的<text:span text:style-name="T3"><text:s/>"</text:span>基礎空間<text:span text:style-name="T3">" </text:span>全盤瓦解。於是，謊言當道，網軍橫行，因為那個足以造就意義、產生共識與結論的基礎始終不曾存在。<text:span text:style-name="T3"><text:line-break/><text:line-break/></text:span>老實說，我並不在乎<text:span text:style-name="T3"><text:s/>"</text:span>意見<text:span text:style-name="T3">" </text:span>或<text:span text:style-name="T3"><text:s/>"</text:span>主張<text:span text:style-name="T3">" </text:span>這種東西，意見或主張之為物，就好像蘋果一斤應該賣多少錢一樣，無甚意義。但我很在乎<text:span text:style-name="T3"><text:s/>"</text:span>算數<text:span text:style-name="T3">"</text:span>，因為它是一切演算、一切意見或主張之所以可能存在的基礎。<text:span text:style-name="T3"><text:line-break/><text:line-break/></text:span>侯孝賢有句話相當<text:span text:style-name="T3"><text:s/>"</text:span>維根斯坦<text:span text:style-name="T3">"</text:span>，挺有道理，他說，<text:span text:style-name="T3">"</text:span>找到了限制，就找到了自由<text:span text:style-name="T3">"</text:span>。當我們找到一種極限，我們就找到了在這極限底下的一切自由。這樣一個極限，就像一種原理或定理或邏輯架構一般，構成了事物無限意義的一個基底鷹架，在這個基礎上，或說在這個限制上，你才有可能蓋起萬丈高樓。<text:span text:style-name="T3"><text:line-break/><text:line-break/></text:span>這個限制絕不會是人為的，而是天賜的，就好像一種數學原理那樣。巴勒網在我心目中，就只膜拜這樣一個神明。這些如同廢話或普通常識一般的基本想法，講過幾千萬遍了，但我知道我就算講到死，各位也根本聽不見。並不是因為你們很笨，而是因為大家的一己意志實在太旺盛了，非得蘋果一定要賣多少錢才行，於是五元的形成一派，八元的又是一派，互相鬥爭，各自在特定的答案上<text:span text:style-name="T3">(</text:span>也就是意見或主張上<text:span text:style-name="T3">) </text:span>，用盡一切造謠造勢瞎掰胡扯的方法，不擇手段地企圖奪得所謂勝利，遂行一己之志。<text:span text:style-name="T3"><text:line-break/><text:line-break/></text:span>我從小數學念得不錯，方法無它，我很少做例題演算，因為我只要把各種數學原理搞清楚了，演算有什麼難呢？某個題目的所謂<text:span text:style-name="T3"><text:s/>"</text:span>答案<text:span text:style-name="T3">" </text:span>有什麼重要呢？相反地，執著在某個問題的答案上，卻完全不在乎這一切答案之所以有可能存在或藉以產生的基礎，豈非荒唐，而這卻是台灣的現況，過去如此，於今尤烈，我對其未來更是徹底悲觀。每思及此，難免憂傷。</text:p>
      <text:p text:style-name="P1"><text:span text:style-name="T1">杨阳</text:span><text:s/>  |  2016.04.21 21:43   |   <text:a xlink:type="simple" xlink:href="http://palinfo.habago.org/Entry?Command=Information_PrintForum&amp;iPage=268#FORUM34427"><text:span text:style-name="T2">#</text:span></text:a></text:p>
      <text:p text:style-name="P2"><text:span text:style-name="T3">TO kate chang<text:line-break/><text:line-break/></text:span>前面那位张立齐在某种程度是因为对台湾的失望而融入了大陆社会，他更多是站在了大陆的立场去思考问题，难免有些偏颇，说<text:span text:style-name="T3">“</text:span>諂媚<text:span text:style-name="T3">”</text:span>，我倒看不出来。<text:span text:style-name="T3"><text:line-break/><text:line-break/></text:span>不同的立场会产生不同的观点，同是信仰马克思主义的台湾人史明和陳明忠，其立场就完全不同，你能说陳明忠<text:span text:style-name="T3">“</text:span>諂媚<text:span text:style-name="T3">”</text:span>吗？我看谈不上。<text:span text:style-name="T3"><text:line-break/><text:line-break/></text:span>我不知道你说的<text:span text:style-name="T3">“</text:span>香港去殖民問題<text:span text:style-name="T3">”</text:span>是指什么，但你把某位学者的观点与官方观点政策等同起来是不恰当的，而我看到的资讯是香港激进本土派团体<text:span text:style-name="T3">“</text:span>热血公民<text:span text:style-name="T3">”</text:span>成员，呼吁市民进行<text:span text:style-name="T3">“</text:span>图书馆战争<text:span text:style-name="T3">”</text:span>，强行将图书馆中的简体书下架。表示<text:span text:style-name="T3">“</text:span>残体字<text:span text:style-name="T3">”</text:span>图书采用的都是内地用语，孩子不但潜移默化学习了内地<text:span text:style-name="T3">“</text:span>劣质<text:span text:style-name="T3">”</text:span>语文，更连典雅正体字也弃如敝履渐被洗脑。<text:span text:style-name="T3">”<text:line-break/><text:line-break/></text:span>香港很多人拥有多重国籍，而且香港背后有美国势力在背后操纵，我认为中央政府做出一些防备措施是有必要的。<text:span text:style-name="T3"><text:line-break/><text:line-break/></text:span>你文章提到的四川独立是指什么？据我了解没有四川人想独立，最少目前没有这个问题。<text:span text:style-name="T3"><text:line-break/><text:line-break/></text:span>你拿梵蒂冈与台湾比较是不恰当的，梵蒂冈是宗教中心，只需要养活几百人口，历史背景也完全不同。<text:span text:style-name="T3"><text:line-break/><text:line-break/><text:line-break/></text:span>理解台湾问题，不能脱离世界与历史因素去讨论台湾，关于统独问题，不妨从下面几个问题来考虑<text:span text:style-name="T3"><text:line-break/><text:line-break/>1</text:span>，如果台湾独立，未来发展前景怎么样？需要付出什么样的代价才能独立。<text:span text:style-name="T3"><text:line-break/><text:line-break/></text:span>李光耀关于两岸问题有过一些预言，我觉得有一定道理：<text:span text:style-name="T3"><text:line-break/></text:span>李光耀认为，渐进的经济整合可以让两岸走在一起。他说，目前两岸经济关系逐渐成长，未来<text:span text:style-name="T3">4</text:span>年将持续发展。在国民党在台<text:span text:style-name="T3">“</text:span>执政<text:span text:style-name="T3">”8</text:span>年后，即使民进党拿下下届台湾<text:span text:style-name="T3">“</text:span>政权<text:span text:style-name="T3">”</text:span>并扭转政策方向，台湾的农民和企业家将承受苦果，民进党依然会输掉下次<text:span text:style-name="T3">“</text:span>大选<text:span text:style-name="T3">”</text:span>。<text:span text:style-name="T3"><text:line-break/><text:line-break/></text:span>李光耀认为，台湾的命运仍将由两岸的现实力量以及美国是否介入而决定。但美国无须将中国视为敌人，他判断中美不会开战，更不致因台湾问题而发生战争。<text:span text:style-name="T3"><text:line-break/><text:line-break/></text:span>李光耀指出，李登辉当<text:span text:style-name="T3">“</text:span>总统<text:span text:style-name="T3">”</text:span>时，发起台湾化进程，<text:span text:style-name="T3">“</text:span>强调该岛脱离中国。但是这不会改变最终统一的结果，这样做只能使台湾人在重新统一实际发生时更加痛苦<text:span text:style-name="T3"><text:line-break/><text:line-break/><text:line-break/><text:line-break/><text:line-break/>2</text:span>，如果两岸统一，台湾的未来发展前景怎么样？需要付出什么样的代价。<text:span text:style-name="T3"><text:line-break/><text:line-break/></text:span>我相信两岸统一，目前的制度会继续保留，可以和大陆的制度相互参考，相互发展。<text:span text:style-name="T3"><text:line-break/></text:span>大陆人不会歧视台湾人（大陆人没有歧视少数民族的传统，更何况同汉人的台湾，大陆的少数民族在很多方面比汉族更有优待，比如高考减分录取等等。）<text:span text:style-name="T3"><text:line-break/><text:line-break/></text:span>在全球化开始遭到抵制的今天，台湾人融入大陆会有更广阔的发展前景。<text:span text:style-name="T3"><text:line-break/><text:line-break/><text:line-break/></text:span>你对民进党的执政过于乐观，对天然独也可以乐观，马英九和柯大师在刚开始的时候，支持率都比蔡英文要高，不要说<text:span text:style-name="T3">20</text:span>年，搞不好<text:span text:style-name="T3">4</text:span>年都坚持不下来</text:p>
      <text:p text:style-name="P1">kate chang   |  2016.04.21 19:42   |   <text:a xlink:type="simple" xlink:href="http://palinfo.habago.org/Entry?Command=Information_PrintForum&amp;iPage=268#FORUM34426"><text:span text:style-name="T2">#</text:span></text:a></text:p>
      <text:p text:style-name="P3">我雖是巴勒網的長期讀者，實則曠課了許多年，近來會偶爾自行補課，海裡撈針翻看以前的舊文章。看到陳真過去談到李戡到北大就讀一事，同樣赴北京讀書的台灣學子，對照李戡和張立齊，恰好可以看出不同的樣貌。<text:span text:style-name="T3"><text:line-break/><text:line-break/></text:span>陳真用「驕縱」來形容張立齊的言論，我則認為張在撒嬌，動詞的撒嬌，這樣一種撒嬌、主動地諂媚，與民進黨人（也包括國民黨）背地裡和大陸官員頭人稱兄道弟，是一樣的自我閹割：把自己看小了、把中國看大了；並且同時也反映了在大陸關於兩岸統一的主張，毋庸置疑其百分百、壓倒性的強勢，那些小看了自己的人在面對強勢的對方時，為了遂行個人慾望，除了撒嬌諂媚去勢，還能有更上得了檯面的演出？<text:span text:style-name="T3"><text:line-break/><text:line-break/></text:span>中共軍方金一南教授，在談到香港去殖民問題時，借用了蔣介石的國語文運動（文章很長但非常推薦仔細一讀，金一南在大陸出版的書，發行量不在話下，書腰上的推薦語是：高層智囊、高層爭相閱讀云云，其看法有相當的代表性與影響力。）：<text:span text:style-name="T3"><text:line-break/>http://goo.gl/V863lm </text:span>（金一南軍方內部演講，鐵血網）<text:span text:style-name="T3"><text:line-break/><text:line-break/>1949</text:span>國民黨倉惶逃敗逃，台灣就此成了中華文化的偉大復興基地，為了反攻大陸的統一夢，左派的陳明忠、右派（？）的林義雄都慘遭國民黨迫害，事實上無論本省外省的一般老百姓，也不能置身事外，國民黨因為這個統一夢在資源分配上重北輕南、在壓迫力道上重南輕北，幾十年後濁水溪終於氾濫淹沒了台北盆地，最後在今年<text:span text:style-name="T3">520</text:span>，民進黨就將全面執政了。當初看到金一南文章對香港問題的鷹派觀點，我驚訝地倒抽一口氣，如果真的在香港高壓執行去殖民、普通話政治運動，會有什麼結果？我不敢或忘滿清之所以覆亡，其革命主力是廣東人在領軍。<text:span text:style-name="T3"><text:line-break/><text:line-break/></text:span>如果梵蒂岡以其小，仍在羅馬城裡自成一國，那麼四川就沒有理由不能獨立建國，重點在於柵欄邊界二方能否相安無事？二方能否理解差異？以及二方願意付出多少代價去獨立或統一？<text:span text:style-name="T3"><text:line-break/><text:line-break/></text:span>蔡英文或者許多方面是「空心」的，前陣子卻有個我很讚賞的「文化觀察」，她說：現在台灣的年輕人有天然獨的成份。台灣年輕人的天然獨成份，意味著他們有著共同語言、意味著他們已經拋棄了四十歲以上台灣人的分歧包袱，基於這樣共同的語言，可以一起在無腦的運動裡沸騰，不能否定的是，因為有共同的語言，也更可以討論、形成共識，關於對未來的想像，在一定程度上趨近、甚至熱血。<text:span text:style-name="T3"><text:line-break/><text:line-break/></text:span>以下是附帶一提的題外話。<text:span text:style-name="T3"><text:line-break/><text:line-break/></text:span>每每聽到「時間不站在誰那邊」，我就感到強烈的語言恫嚇，時間，恐怕是地球上唯一的公平正義，台灣再小也有一樣多的時間，<text:span text:style-name="T3">520</text:span>以後的民進黨政府，因為其朝大野大，再也不能任意推卸責任了，我高興民進黨擁有如此的執政優勢，高興的程度和見到馬習握手相當，未來四年將是民進黨證明他們不是詐騙集團的難得機遇，這個機遇不但是泛綠的挑戰，同時也是泛藍的挑戰，過去泛綠以否認共識、各種推拖拉延宕台灣，如今作為少數的泛藍，要如法炮製否定民主選舉精神、如法炮製延宕台灣、如法炮製出演小丑嗎？陳真前數日所提，民進黨應當將過去的選舉承諾一一兌現，這實際上為泛藍開闢了一條輸得起的出路，<text:span text:style-name="T3">520</text:span>之後開始認真監督已是主流民意的民進黨各項政見之落實，除了獨立建國涉及兩岸、中美關係，不是民進黨政府所能一意孤行、片面宣布之外，非核家園、廢除死刑等等等，在在已無窒礙。<text:span text:style-name="T3"><text:line-break/><text:line-break/></text:span>平心而論，我認為民進黨將以此優勢執政<text:span text:style-name="T3">20</text:span>年、也許<text:span text:style-name="T3">50</text:span>年。<text:span text:style-name="T3">20</text:span>年，足以形成共識、擬定計畫、付諸實施，足以讓台灣和台灣人有一個主流多數共享的未來圖像，比如林義雄念茲在茲的非核家園，我看不出來他有什麼理由，不去從千里苦行再進一步開始落實。<text:span text:style-name="T3">20</text:span>年，足以證明一個人的真心，也足以證明一個人是否以其苦難媚俗世人。實誠或詐騙？時間站在林義雄、民進黨這邊。<text:span text:style-name="T3"><text:line-break/><text:line-break/></text:span>當台灣不再上下交相賊，不再以詐騙行公眾事務，北京當局就不會、不敢小看台灣（或四川，當然），因為清明或貪腐？同樣的挑戰也正考驗著中國大陸。</text:p>
      <text:p text:style-name="P1"><text:span text:style-name="T1">杨阳</text:span><text:s/>  |  2016.04.21 11:52   |   <text:a xlink:type="simple" xlink:href="http://palinfo.habago.org/Entry?Command=Information_PrintForum&amp;iPage=268#FORUM34425"><text:span text:style-name="T2">#</text:span></text:a></text:p>
      <text:p text:style-name="P2"><text:span text:style-name="T3"><text:line-break/></text:span>共产主义主张消灭剥削、消灭压迫，实现各尽所能，按需分配<text:span text:style-name="T3">,</text:span>实现人类自我解放的社会<text:span text:style-name="T3">.<text:line-break/><text:line-break/></text:span>林義雄说民主是辛苦的，它不但要求我們自己做決定，而且也要求我們對自己的決定負責。<text:span text:style-name="T3">......</text:span>只有偉大的人民才配擁有偉大的國家。<text:span text:style-name="T3"><text:line-break/><text:line-break/><text:line-break/></text:span>你能说他们错了吗？看不出有什么大的错误！<text:span text:style-name="T3"><text:line-break/><text:line-break/></text:span>但是在实践的过程中很容易违背人类社会发展的基本规律，违背人的本性，甚至违背生物进化发展的基本规律。<text:span text:style-name="T3"><text:line-break/><text:line-break/></text:span>人本身就是从千万精子中的一个诞生出来的，不是吗？<text:span text:style-name="T3"><text:line-break/><text:line-break/></text:span>达尔文认为，生物之间存在着生存争斗，适应者生存下来，不适者则被淘汰，这就是自然的选择。<text:span text:style-name="T3"><text:line-break/><text:line-break/><text:line-break/></text:span>一个社会中，人有千差晚别，「五百年必有聖人出」、「聖人一出，天下太平」的想法并不是荒唐的，它是历史发展过程中曾经出现的客观事实。<text:span text:style-name="T3"><text:line-break/><text:line-break/></text:span>现代社会当然应该比以前的时代有所进步，但进步并不意味着我们要否认人在认知能力上的差别。<text:span text:style-name="T3"><text:line-break/><text:line-break/></text:span>我们的生病的时候，很多时候会全权委托医生做决定，政治治理上也是同样的道理。<text:span text:style-name="T3"><text:line-break/><text:line-break/></text:span>我们当然应该欢迎聖人的出现，即使没有聖人，也应该委托能力尽可能强的人来为我们规划社会发展方向。<text:span text:style-name="T3"><text:line-break/><text:line-break/><text:line-break/></text:span>当然，圣人与恶人有时候很难区别，如何去限制恶，发扬圣这是一个值得研究的课题。但是我们不能够说，我们为了抛弃恶，限制恶，所以我们就把圣也统统抛弃掉。<text:span text:style-name="T3"><text:line-break/><text:line-break/></text:span>在现实社会下，人有认知能力上的差别，人的思维具有盲目性，社会性，被引导性。很多时候人们并不知道要怎么去做决定才符合自己的最佳利益，这时候就需要医生的专业知识。</text:p>
      <text:p text:style-name="P1"><text:span text:style-name="T1">陳真</text:span><text:s/>  |  2016.04.21 10:36   |   <text:a xlink:type="simple" xlink:href="http://palinfo.habago.org/Entry?Command=Information_PrintForum&amp;iPage=268#FORUM34424"><text:span text:style-name="T2">#</text:span></text:a></text:p>
      <text:p text:style-name="P3">這年頭，外省本省根本分不出來，如果有人跑去對岸，說他身為外省人，在台灣被孤立被打壓，那他真的是睜眼說瞎話。那樣一種<text:span text:style-name="T3"><text:s/>"</text:span>聽不懂台語<text:span text:style-name="T3">" </text:span>卻不願意學台語的個人處境，跟台灣人過去半個多世紀來所遭受的族群羞辱與踐踏，能相提並論嗎？<text:span text:style-name="T3"><text:line-break/><text:line-break/>"</text:span>北大青年<text:span text:style-name="T3">" </text:span>這位熱愛祖國的張立齊，對其熱愛祖國之心，我沒意見，畢竟這種相當唯心的感受與選擇，純粹是個人自由；我自己也始終渴望此生在某個精神與文化意義上能夠和祖國之間有一種連結；不管做些什麼都好，即便是微不足道的一點勞力工作我也很樂意，但願此生依然還能夠有點機會為對岸同胞做點事。但我這樣一種心意，並非建立在一種<text:span text:style-name="T3"><text:s/>"</text:span>兩岸對立<text:span text:style-name="T3">" </text:span>的政治概念與關係上。<text:span text:style-name="T3"><text:line-break/><text:line-break/></text:span>一個人，在對岸說他要加入解放軍打台灣，這意味著什麼？意味著他很熱愛祖國嗎？展現這樣一種愛國心很讓人尊敬嗎？如果他那麼愛國，那麼，他應該當他人還在台灣時，對台灣人公開說我要加入解放軍來殺你們哦。他若這樣展現熱愛祖國之心，那我倒還佩服他三分，要不然，就跟台灣人整天說要打共匪不是一樣可笑？你要打共匪就應該趁著到對岸旅遊或開會或工作時，毫不掩飾地公開向對岸同胞展現你愛台灣之心才對啊，在台灣鬼叫些什麼呢？同理，一個台灣人，卻在對岸說自己在台灣受了什麼<text:span text:style-name="T3"><text:s/>"</text:span>聽不懂台語<text:span text:style-name="T3">" </text:span>的委屈，說自己想加入解放軍打台灣，是不是有點荒唐？</text:p>
      <text:p text:style-name="P1"><text:span text:style-name="T1">杨阳</text:span><text:s/>  |  2016.04.21 10:36   |   <text:a xlink:type="simple" xlink:href="http://palinfo.habago.org/Entry?Command=Information_PrintForum&amp;iPage=268#FORUM34423"><text:span text:style-name="T2">#</text:span></text:a></text:p>
      <text:p text:style-name="P2">民主也好，自由也好，其本意确实都是好东西，就是让社会上每个人都能过发挥自己的本性，最大程度地区保护和追求自己的利益。<text:span text:style-name="T3"><text:line-break/><text:line-break/></text:span>但是放大到整个社会，如何最大程度地保障民主与自由是个很复杂的课题；人有自私的动物属性，自由的发挥很容易侵犯到其他人的自由，一部分人的自由与民主很容易侵犯到另外一部分人的自由与民主，比如种族歧视，比如国家侵略。<text:span text:style-name="T3"><text:line-break/><text:line-break/></text:span>自由包括精神上的自由和物质上的自由，如果仅仅纠结于特定局部的言语自由就未免太狭隘了，当一个人物质很贫乏甚至连生存都成问题的时候，很多自由是无法实现的。还有另外一种情况，一个有丰足的物质条件，但其思想不自由，自我限制的话，也无法实现自身的自由，一种极端的情况就是抑郁症患者。<text:span text:style-name="T3"><text:line-break/><text:line-break/></text:span>台湾社会在通常的观点中他是一个自由民主的社会，但是其中的个体是否一定比大陆地区的个体更自由，更民主？<text:span text:style-name="T3"><text:s/></text:span>我觉得不好说。民主就是让民做主，为民做主，实现个体的最大利益，不是吗？从结果上来看，台湾人们的利益得到保障了吗？个体的利益得到最大程度的发展了吗？我看不一定。<text:span text:style-name="T3"><text:line-break/><text:line-break/></text:span>美国通常被认为民主社会素质比较高的国家，但是最近带有明显种族歧视等极端观点的总统候选人川普获得了数千万美国人的支持，不是吗？<text:span text:style-name="T3"><text:line-break/></text:span>美国首先制造出了核武器，这种最有可能导致人类灭亡，不只是人类，甚至包括地球生物灭亡的东西，你能说这个地球最大的自由民主国家在保障人类的自由与民主吗？<text:span text:style-name="T3"><text:s/></text:span>如果这是自由民主，那他对人类的危害可能比专制的秦始王还要大。<text:span text:style-name="T3"><text:line-break/><text:line-break/><text:line-break/>“</text:span>真，善，美<text:span text:style-name="T3">”,"</text:span>共产主义<text:span text:style-name="T3">“</text:span>，<text:span text:style-name="T3">”</text:span>自由<text:span text:style-name="T3">“</text:span>，<text:span text:style-name="T3">“</text:span>民主<text:span text:style-name="T3">”</text:span>这些都是好东西，但是如何去最好的实现是一个复杂的课题，这个世界上还没有最佳模式和发展轨道。<text:span text:style-name="T3"><text:line-break/><text:line-break/></text:span>很多时候，我们不能以一个局部去评判整体。</text:p>
      <text:p text:style-name="P1"><text:span text:style-name="T1">陳真</text:span><text:s/>  |  2016.04.21 05:38   |   <text:a xlink:type="simple" xlink:href="http://palinfo.habago.org/Entry?Command=Information_PrintForum&amp;iPage=268#FORUM34422"><text:span text:style-name="T2">#</text:span></text:a></text:p>
      <text:p text:style-name="P3">曾經有個黨外朋友跟我說，為什麼我跟你一樣都反國民黨，跟你一樣也都上街頭抗爭，為什麼你就會被控告叛亂，為什麼你就會招來這麼多打壓與迫害，而我卻什麼事也沒有？我回答他說，因為敵人的眼睛是雪亮的，敵人永遠都能清楚知道誰對他具有殺傷力。<text:span text:style-name="T3"><text:line-break/><text:line-break/></text:span>黨外時，有個對我基本上一無所知、不知道我是野心陰謀份子的護理系學妹，不知道那天是吃錯什麼藥，突然很感性地對我說她好嚮往林覺民和他的太太哦。我問她為什麼？<text:span text:style-name="T3">"</text:span>妳是嚮往妳老公以後最好是被人抓去砍頭嗎？<text:span text:style-name="T3">" </text:span>她說<text:span text:style-name="T3"><text:s/>"</text:span>不是啦<text:span text:style-name="T3">"</text:span>，<text:span text:style-name="T3">"</text:span>倫家是嚮往那種為了理想而犧牲生命的浪漫感<text:span text:style-name="T3">"</text:span>。她進一步感嘆，為什麼她沒有出生在那樣的浪漫年代。她說，現在是民主時代，一切都這麼有秩序，害我們都沒有機會感受那種可歌可泣轟轟烈烈的感覺了。我沒有回答，因為啞口無言，算是被她打敗了。那時的我，因為投身黨外，身心俱疲，跡近家破人亡，而學妹卻感嘆國民黨政府多麼美好多麼民主自由，害她沒有機會感受為理想獻身的浪漫。<text:span text:style-name="T3"><text:line-break/><text:line-break/></text:span>戒嚴時期，我始終毫不保留地表明我對於蔣家在台灣長達三十多年戒嚴的荒唐之態度。這樣一種表明，在當時是犯政治大忌，會砍頭的。重點是，每次<text:span text:style-name="T3"><text:s/>"</text:span>是否支持戒嚴<text:span text:style-name="T3">" </text:span>的所謂民意調查，總是有高達<text:span text:style-name="T3">97%</text:span>或<text:span text:style-name="T3">98%</text:span>的絕對民意支持；平常偶而跟一些對我比較友善的同學談起，他們總是說，你要求政府<text:span text:style-name="T3"><text:s/>"</text:span>更<text:span text:style-name="T3">" </text:span>民主也就罷了，怎麼可以反對戒嚴呢？他們總是呼應官方說法，戒嚴只戒了<text:span text:style-name="T3">3%</text:span>的自由，對<text:span text:style-name="T3"><text:s/>"</text:span>好人<text:span text:style-name="T3">" </text:span>或<text:span text:style-name="T3"><text:s/>"</text:span>正常人<text:span text:style-name="T3">" </text:span>根本沒有任何影響，只有壞人，特別是野心份子，才會覺得受到戒嚴的限制。每一個同學或朋友幾乎都這麼說：<text:span text:style-name="T3"><text:line-break/><text:line-break/>"</text:span>我喜歡講什麼就講什麼？我的言論自由哪有被管制？是你自己想太多了吧？！對於那些傷害國家社會的行為或想法當然要處罰要管制啊，一個正常人怎麼會感受到什麼戒嚴的壓迫？報紙喜歡寫什麼就寫，電視上那麼多節目，很自由啊！哪裏受到戒嚴的管制？<text:span text:style-name="T3">" <text:line-break/><text:line-break/></text:span>我對此的回應是：<text:span text:style-name="T3"><text:line-break/><text:line-break/>"</text:span>當你的想法與言論完全合乎政治正確，完全合乎主流時，你當然不會覺得你的自由受到侵犯。<text:span text:style-name="T3">"<text:line-break/><text:line-break/></text:span>我在<text:span text:style-name="T3"><text:s/>"</text:span>給英國人的一封公開信<text:span text:style-name="T3">" </text:span>中，犯了一個類似的可笑錯誤，我寫完不久後就發現了，但為了忠於當下的感受，所以刻意讓這個錯誤留下而沒有更改。那個錯誤是，我在公開信裏頭寫說，<text:span text:style-name="T3">"</text:span>種族歧視是我們在台灣社會所不曾見到的<text:span text:style-name="T3">"</text:span>。我當然不會見到啊，因為我就是台灣社會的主流階級<text:span text:style-name="T3">--</text:span>漢人，我是屬於糟蹋別人的那一方，當然不曾在台灣感受到種族歧視。但是，假若我是個原住民，假若我是外勞，我肯定就能清楚看見，台灣的種族歧視說不定遠比其它國家都還要嚴重，但我在寫<text:span text:style-name="T3"><text:s/>"</text:span>給英國人的一封公開信<text:span text:style-name="T3">" </text:span>時，卻隨手寫下<text:span text:style-name="T3"><text:s/>"</text:span>種族歧視是我們在台灣社會所不曾經歷的<text:span text:style-name="T3">"</text:span>，原因無它，因為我處於一個優越位置。<text:span text:style-name="T3"><text:line-break/><text:line-break/></text:span>同理，假若今天我是個外省人，而且最好是某種外省權貴，或是假若我很<text:span text:style-name="T3"><text:s/>"</text:span>優雅<text:span text:style-name="T3">"</text:span>，很習慣講國語，或假若我雖是本省人，但我若出身於某種琴棋書畫的書香世家，同樣也是很優雅，我說不定也會覺得台語哪有被打壓得很嚴重。但是，再怎麼說，我還是很難想像，一個五、六十歲的人，一直住在台灣，卻不知道台灣人及其母語被打壓的基本事實。對此我還真有點啞口無言。這就好像有人說他不知道台灣經常發生車禍一樣荒唐，難道是住在雲端？還是神仙國？完全不食人間煙火？台灣人及其母語被打壓，這只是<text:span text:style-name="T3">40</text:span>歲以上的人的一個基本共同經歷。<text:span text:style-name="T3"><text:line-break/><text:line-break/></text:span>我真是很害怕寫東西有人回應，因為實在很累。我從未<text:span text:style-name="T3"><text:s/>(</text:span>亦即<text:span text:style-name="T3"><text:s/>NEVER!) </text:span>遇過一個基本像樣的回應者或質疑者；每次回答起來，往往痛不欲生，很想乾脆自己掐<text:span text:style-name="T3"><text:s/>LP </text:span>自殺算了，實在很無言，難道我每次都只能在<text:span text:style-name="T3"><text:s/>1 </text:span>加<text:span text:style-name="T3"><text:s/>1 </text:span>等於<text:span text:style-name="T3"><text:s/>2 </text:span>哦、菜花不是一種花哦<text:span text:style-name="T3">...</text:span>等等<text:span text:style-name="T3">ABC</text:span>上打轉？<text:span text:style-name="T3"><text:line-break/><text:line-break/></text:span>即便是一個三歲小孩，假若他識字，你若派給他一個作業，要他去研究一下台灣人及其母語被打壓與醜化的歷史，這個三歲小孩恐怕都能輕易找到無數史料，畢竟我們不是在講幾千年前的事，而是在講只不過幾十年前的事。<text:span text:style-name="T3"><text:line-break/><text:line-break/></text:span>我念小學時，蔣介石還活著。每逢他的生日，許多商店被迫都得張燈結綵慶祝蔣公誕辰。我們家開電影院，更是重點示範對象，無論如何都必須在電影院門口懸掛大大的紅布條恭賀蔣公誕辰。有一年，戲院裏僱用了一個十多歲的少年當學徒，學習怎麼畫電影看板。那一年的蔣公誕辰，領班的畫看板工人就叫這位少年學徒去寫一幅<text:span text:style-name="T3"><text:s/>"</text:span>慶祝蔣總統誕辰<text:span text:style-name="T3">" </text:span>的紅布條。寫完掛上之後不久，情治單位就來戲院抓人去刑求了。為什麼呢？因為那位少年國中沒畢業，國字識得不多，把總統的<text:span text:style-name="T3"><text:s/>"</text:span>總<text:span text:style-name="T3">" </text:span>給寫錯了，右邊部首寫成一個<text:span text:style-name="T3"><text:s/>"</text:span>鬼<text:span text:style-name="T3">" </text:span>字，亦即寫成<text:span text:style-name="T3"><text:s/></text:span>蔣<text:span text:style-name="T3"><text:s/>"</text:span>糸鬼<text:span text:style-name="T3">" </text:span>統。後來，我們家費了很大力氣，才終於把這位少年給保釋出來。<text:span text:style-name="T3"><text:line-break/><text:line-break/></text:span>國中時，我念台南建興國中不知道是第六屆還是第七屆我忘了。建興的第一任校長據說就住在我家隔壁，相差僅幾戶。大人之間，私下偷偷說，這位校長<text:span text:style-name="T3"><text:s/>"</text:span>被<text:span text:style-name="T3">" </text:span>失蹤了，應該是因為<text:span text:style-name="T3"><text:s/>"</text:span>思想有問題<text:span text:style-name="T3">" </text:span>被抓走了。我迄今都還記得這位校長的名字，叫做<text:span text:style-name="T3"><text:s/>"</text:span>張隱約<text:span text:style-name="T3">"</text:span>。據建興的老師們私下說，張校長被抓，跟他在課堂上有時會寫簡體字有關。那時已經六、七零年代，偶語棄市，文字成獄，抓人關人殺人仍然十分普遍。<text:span text:style-name="T3"><text:line-break/><text:line-break/></text:span>後來我去台北念高中，學校老師說，有位老師被抓去綠島，因為他總是喜歡在課堂上說文解字，講解一些中文字的各種形音義及字根或字源等由來，被抓的原因是說他<text:span text:style-name="T3"><text:s/>"</text:span>破壞中華文化<text:span text:style-name="T3">"</text:span>。當時一位高中老師私下跟我嚴厲告誡，因為他說我的周記經常有簡体字，萬一被查到很危險，要我寫成<text:span text:style-name="T3"><text:s/>"</text:span>體<text:span text:style-name="T3">" </text:span>而非<text:span text:style-name="T3"><text:s/>"</text:span>体<text:span text:style-name="T3">"</text:span>，要寫成<text:span text:style-name="T3"><text:s/>"</text:span>國<text:span text:style-name="T3">"</text:span>而非<text:span text:style-name="T3"><text:s/>"</text:span>囯<text:span text:style-name="T3">"</text:span>、寫成<text:span text:style-name="T3"><text:s/>"</text:span>臺<text:span text:style-name="T3">" </text:span>而非<text:span text:style-name="T3"><text:s/>"</text:span>台<text:span text:style-name="T3">" </text:span>等等等。那是七零年代末期的事。<text:span text:style-name="T3"> <text:line-break/><text:line-break/></text:span>如果這樣還嫌太古老，那就講講八零年代。比方說，高醫有個醫療團，有一年，班上一位同學擔任醫療團團長，準備到偏遠山區義診。這個團其實跟我一點關係也沒有，我根本不會去參加這類校園活動，但是高醫校方以及校外情治單位一直認定我是幕後黑手，於是那一年，就在醫療團準備出發之際，校方下令禁止出團，結果引起應該是台灣史上第一次校園聚眾抗爭事件。我其實連這抗爭也沒參加，但情治單位仍然一口咬定我就是幕後黑手。可是，這個醫療團以及後來的抗爭，明明跟我八竿子打不著一點邊，幹嘛一直往我身上扯？後來，校方告訴我原因，原來這個高醫醫療團的<text:span text:style-name="T3">LOGO</text:span>好像是畫了一頂斗笠，畫成一個三角形，戴在一個人的頭上，這不就剛好湊成一個<text:span text:style-name="T3"><text:s/>"</text:span>台<text:span text:style-name="T3">" </text:span>字嗎？<text:span text:style-name="T3"><text:line-break/><text:line-break/></text:span>如果你是小朋友，現在聽了一定很納悶，怎麼了？<text:span text:style-name="T3">"</text:span>台<text:span text:style-name="T3">" </text:span>字不能寫嗎？當然可以寫，不過，台是簡體字，這已經有點政治疑慮了；更嚴重的是，<text:span text:style-name="T3">"</text:span>台<text:span text:style-name="T3">" </text:span>不就是<text:span text:style-name="T3"><text:s/>"</text:span>台獨<text:span text:style-name="T3">" </text:span>的縮寫暗號嗎？一個醫療團為什麼會出現這樣的暗示台獨、包藏禍心的符號？其心可誅！這就是高醫醫療團事件的來龍去脈，就是這麼荒唐。<text:span text:style-name="T3"><text:line-break/><text:line-break/></text:span>不但<text:span text:style-name="T3"><text:s/>"</text:span>台<text:span text:style-name="T3">" </text:span>字不能亂寫，<text:span text:style-name="T3">"</text:span>台灣<text:span text:style-name="T3">" </text:span>二字更是禁忌。任何全國性社團都禁止以台灣為名，這也是為什麼我創辦的台灣兒童福利協進會始終都是非法組織的原因，我始終都不願向內政部登記，因為我就是不爽究竟有什麼理由非得把<text:span text:style-name="T3"><text:s/>"</text:span>台灣<text:span text:style-name="T3">" </text:span>二字拿掉。而這時都已經是八零年代末期了，言論思想仍然管制得很嚴厲。<text:span text:style-name="T3"><text:line-break/><text:line-break/></text:span>還有，我向來寫文章都是以西元紀年，你相不相信，這竟然也是我罄竹難書的叛國罪證之一。情治單位跟我說，你一定是非常敵視<text:span text:style-name="T3"><text:s/>"</text:span>民國<text:span text:style-name="T3">"</text:span>，嚮往台獨，所以才不願以民國幾年記載，而每次都是寫西元幾年。我在高醫的一些考卷，甚至因此被情治單位影印蒐證，做為我的叛國證據，因為我在考卷上依然都是以西元紀年。有個教授還私下叫我不可以再在考卷上以西元紀年，他說這樣會連累他。<text:span text:style-name="T3"><text:line-break/><text:line-break/></text:span>也許住在雲端的外省高級神仙會說，這跟打壓台語有什麼關係？當然有關係，你想，連一個<text:span text:style-name="T3"><text:s/>"</text:span>台<text:span text:style-name="T3">" </text:span>字，連<text:span text:style-name="T3"><text:s/>"</text:span>台灣<text:span text:style-name="T3">" </text:span>二字都能犯大忌到這等幾乎人頭落地的地步，更不用說台語本身了，那不但是犯忌，而且被國民黨普遍描繪成犯賤、沒水準、傷害中華文化、傷害中國人的偉大尊嚴的一套低級生物才會講的語言。我實在很不想去舉證什麼<text:span text:style-name="T3"><text:s/>"</text:span>台語究竟有沒有被打壓<text:span text:style-name="T3">" </text:span>或<text:span text:style-name="T3"><text:s/>"</text:span>被打壓得嚴不嚴重<text:span text:style-name="T3">" </text:span>的蠢問題，因為這就好像要我舉證台灣<text:span text:style-name="T3"><text:s/>"</text:span>經常發生車禍<text:span text:style-name="T3">" </text:span>或<text:span text:style-name="T3"><text:s/>"</text:span>經常有詐騙事件<text:span text:style-name="T3">" </text:span>或<text:span text:style-name="T3"><text:s/>"</text:span>詐騙問題究竟是否很嚴重<text:span text:style-name="T3">" </text:span>一樣無聊而荒唐，這樣的常識也要我舉證嗎？會不會哪天有人要我舉證天底下有豬這種生物？我是應該去買一頭豬來拍照存證，才能證明我所言不虛嗎？萬一我買來了，你們是不是會說只有一頭豬不算普遍。<text:span text:style-name="T3"><text:line-break/><text:line-break/></text:span>不用講得太久遠，就說大約<text:span text:style-name="T3">1985</text:span>年吧，我那時是個無役不與的黨外亡命之徒，所以對很多事至今都還記得。你知道嗎？那時候，教育部為了保護中華文化的尊貴與純粹血統，完成了一部<text:span text:style-name="T3"><text:s/>"</text:span>語文法<text:span text:style-name="T3">" </text:span>草案，送交立法，規定三人以上的場合禁止使用<text:span text:style-name="T3"><text:s/>"</text:span>台灣方言<text:span text:style-name="T3">"</text:span>，只能一律講國語<text:span text:style-name="T3"><text:s/>(</text:span>即普通話<text:span text:style-name="T3">)</text:span>。當然，你要講英文或法文、德文也行，而且更棒！但就是不能講台語、客家話等等等這些破壞中華文化的沒水準語言，更不用說更加低賤好幾級的原住民各族語言了。兩個人之間講悄悄話，用台語講沒關係，但若來了三人以上，就必須馬上改成國語交談，違法者罰一萬元以下，三千元以上，而且連續違反者可一直連續處罰。這個法案後來被黨外民代給擋了下來。<text:span text:style-name="T3">1988 </text:span>年，爆發「還我母語」街頭運動，要求國民黨別再糟蹋台灣人與客家人及原住民的母語。<text:span text:style-name="T3"><text:line-break/><text:line-break/></text:span>你知道立法院第一次震驚國際的打架事件的原因嗎？我有當時的一捲打架完整實況錄音帶<text:span text:style-name="T3"><text:s/>(</text:span>後來送給林義雄創立的慈林文教基金會及其附設圖書館<text:span text:style-name="T3">)</text:span>。朱高正當時是立委，質詢到一半時，突然改成台語，國民黨的老立委們一聽到台語，個個馬上勃然大怒，衝上來叫罵，認為朱高正羞辱了神聖的國會殿堂，朱高正於是就跟他們打了起來。<text:span text:style-name="T3"><text:line-break/><text:line-break/></text:span>其實在朱高正之前，林義雄就有類似狀況。我手邊有一本林先生送的書叫<text:span text:style-name="T3"><text:s/>"</text:span>從蘭陽到霧峰<text:span text:style-name="T3">"</text:span>，老實說，這本書影響我非常大，我之所以年少即不畏生死地投入黨外，甚至一直到今天，雖然早已脫離政治二、三十年，我都還忍不住想罵上幾句政治，主要還是跟這本書有關，裏頭有些字句，捧讀再三，三十幾年來在我腦海不知道盤旋幾百、幾千萬遍。<text:span text:style-name="T3">1983</text:span>年，我生平第一張黨外名片，上面就引用了林義雄以及林義雄所喜愛的羅素的兩句話。我不厭其煩再抄一遍。林義雄說：<text:span text:style-name="T3"><text:line-break/><text:line-break/>"</text:span>我相信<text:span text:style-name="T3">--</text:span>政治是一種科學，我願抱著<text:span text:style-name="T3"><text:s/>"</text:span>對就是對，錯就是錯<text:span text:style-name="T3">" </text:span>是非分明的態度，投身政治。<text:span text:style-name="T3">" <text:line-break/><text:line-break/></text:span>林義雄引用的羅素那句話則是說：<text:span text:style-name="T3"><text:line-break/><text:line-break/>"</text:span>我隱隱地看到一個充滿喜樂的世界，在那裏，心靈得以擴展，希望無窮<text:span text:style-name="T3">"</text:span>。<text:span text:style-name="T3"><text:line-break/><text:line-break/></text:span>不過，我現在不是要講這本書，也不是要講這兩句話，我只是要引用該書<text:span text:style-name="T3">110</text:span>頁到<text:span text:style-name="T3">114</text:span>頁所記載的一件事，這五頁的文章有個標題叫做<text:span text:style-name="T3"><text:s/>"</text:span>本會開會時應使用中國語言<text:span text:style-name="T3">"</text:span>。林義雄當時是省議員，本會指的是省議會。林義雄在這標題底下還有個副標題，引用了一句話：<text:span text:style-name="T3"><text:s/>"</text:span>雖然民主必須有組織有管理，但它的生命和呼吸卻是個人的自由。<text:span text:style-name="T3">--</text:span>休斯<text:span text:style-name="T3">"</text:span>。接著林義雄如此寫道：<text:span text:style-name="T3"><text:line-break/><text:line-break/>"</text:span>這屆省議會成立大會時，幾位不諳國語的議員以閩南語發言，引發部份報紙的撻伐，這件事牽涉到是不是能容忍異己的民主胸懷問題，不能不加以注意。<text:span text:style-name="T3">" <text:line-break/><text:line-break/></text:span>於是林義雄在省議會議事規則中提了一個案子，要求增列<text:span text:style-name="T3"><text:s/>"</text:span>議事用語<text:span text:style-name="T3">"</text:span>，要求明定：<text:span text:style-name="T3">"</text:span>本會開會時應使用中國語言，包括漢、滿、蒙、回、藏、苗等各民族語言及本省山地話<text:span text:style-name="T3">"</text:span>。<text:span text:style-name="T3"><text:line-break/><text:line-break/></text:span>林義雄說：<text:span text:style-name="T3"><text:line-break/><text:line-break/>"</text:span>我的這個議案一提出來，立刻遭到熱烈的反對，許多同仁群起圍攻，反對者表示，說國語可以顯示愛國心，中國人應說國語是一種榮譽。其實，能說的人就說，哪有什麼榮譽不榮譽的？硬要把說國語視為榮譽，只不過是會說的人硬要把自己抬得比不會說的人高一等的心態作祟而已。至於說國語就能表示愛國心，那更是笑話，貪官污吏哪一個不是國語琅琅上口？至於那些整天在農田、工廠默默工作的農民、工人，又有幾個人說得了流利的國語？<text:span text:style-name="T3">"<text:line-break/><text:line-break/></text:span>他又說：<text:span text:style-name="T3"><text:line-break/><text:line-break/>"</text:span>另外一部份理由則是指陳說國語的好處，主張推行國語是既定國策，同文同語有助團結強大，使用方言將變成開倒車。<text:span text:style-name="T3">"<text:line-break/><text:line-break/></text:span>林義雄對此反駁說：<text:span text:style-name="T3"><text:line-break/><text:line-break/>"</text:span>在一個團體內使用相同語言，毋庸置疑的，有其方便與好處，可是，容忍不同語言又礙得了什麼？而且，我的整個提案並沒有倡導說方言，我只不過是簡單地主張各種中國語言都能使用，如此而已。把如此簡單的問題，戴上有色眼鏡去觀察，自然神經兮兮，不能不發動人海戰術來圍攻了。<text:span text:style-name="T3">"<text:line-break/><text:line-break/></text:span>林義雄的<text:span text:style-name="T3"><text:s/>"</text:span>本會開會時應使用中國語言<text:span text:style-name="T3">" </text:span>的提案，後來表決，贊成<text:span text:style-name="T3">7</text:span>票，反對者<text:span text:style-name="T3">43</text:span>票。林義雄說：<text:span text:style-name="T3"><text:line-break/><text:line-break/>"</text:span>這個提案的失敗，使我對整天喊團結、喊堅守民主陣容的那批人大大失去了信心。我深信要談團結，必須有容忍異己的胸懷，要談民主，就必須認定團體中的任何人跟自己具有一樣的平等重要性，不應該以自己的好惡強要別人服從<text:span text:style-name="T3">...</text:span>我不知道報紙為什麼會<text:span text:style-name="T3"><text:s/>(</text:span>針對這個提案<text:span text:style-name="T3">) </text:span>大肆圍勦。直到商工日報的社論指出，<text:span text:style-name="T3">'</text:span>如以方言議事，則神聖議壇盡成蠻夷之音時<text:span text:style-name="T3">'</text:span>，我才恍然大悟，把滿、蒙、回、藏、苗及山胞都視為蠻夷，甚至連說自己的家鄉話的漢人<text:span text:style-name="T3"><text:s/>(</text:span>比如說閩南語或客家語的台灣人<text:span text:style-name="T3">) </text:span>也被認為是蠻夷，自然要以文明人的姿態要求這些野蠻人提高文化水平了。如果野蠻人不接受好意，那當然就是不識好歹而必須大加撻伐了。所謂同胞，不過是沒有意義的空洞辭澡而已。<text:span text:style-name="T3">"<text:line-break/><text:line-break/></text:span>林義雄還在文章末尾貼了三篇剪報。第一篇是聯合報的<text:span text:style-name="T3"><text:s/>"</text:span>黑白集<text:span text:style-name="T3">"</text:span>，日期是<text:span text:style-name="T3">1977</text:span>年<text:span text:style-name="T3">12</text:span>月<text:span text:style-name="T3">23</text:span>號，標題是<text:span text:style-name="T3"><text:s/>"</text:span>救救國語<text:span text:style-name="T3">"</text:span>，內容摘錄如下：<text:span text:style-name="T3"><text:line-break/><text:line-break/>"</text:span>能說一口流利國語的新任省議員，偏要用閩南語發言。他為什麼要這樣做呢？其中一人自己提出解答，他說，<text:span text:style-name="T3">'</text:span>我還是用台語來講比較趣味<text:span text:style-name="T3">'</text:span>。據說，<text:span text:style-name="T3">'</text:span>趣味<text:span text:style-name="T3">' </text:span>一詞，在閩南語的意義與<text:span text:style-name="T3"><text:s/>'</text:span>好玩<text:span text:style-name="T3">' </text:span>近似。這位議員是否真以<text:span text:style-name="T3"><text:s/>'</text:span>好玩<text:span text:style-name="T3">' </text:span>的心情來看待此一問題的嚴重性，我們無從得知其真實意向。國語運動在台灣推行了近<text:span text:style-name="T3">30</text:span>年，當台灣重歸祖國懷抱之初，許多老一輩的台灣碩彥，不惜克服年老口齒笨拙的困難，重新學習國語，無不在公開場合使用國語發言或交談。如今這些新進議員，進小學即受國語教育，踏進議壇之後，偏不使用國語，這豈是<text:span text:style-name="T3"><text:s/>'</text:span>好玩<text:span text:style-name="T3">' </text:span>而已。<text:span text:style-name="T3">"<text:line-break/><text:line-break/></text:span>最後，該文章的結論是：<text:span text:style-name="T3"><text:line-break/><text:line-break/>"</text:span>救救國語，這是每個中國人的責任，也是每個炎黃子孫和台灣同胞的責任。<text:span text:style-name="T3">"<text:line-break/><text:line-break/></text:span>第二篇剪報也是聯合報，日期<text:span text:style-name="T3">1978</text:span>年<text:span text:style-name="T3">3</text:span>月<text:span text:style-name="T3">18</text:span>號。你看，前後圍勦了三個多月還在圍勦。這篇報導的標題很長，寫著：<text:span text:style-name="T3">"</text:span>林義雄何許人也？什麼叫中國語言？如此建議，令人費解<text:span text:style-name="T3">"</text:span>。<text:span text:style-name="T3"><text:line-break/><text:line-break/></text:span>第三篇剪報還是聯合報，是一篇讀者投書，<text:span text:style-name="T3">1978</text:span>年<text:span text:style-name="T3"><text:s/>4</text:span>月<text:span text:style-name="T3">1</text:span>日，作者署名<text:span text:style-name="T3"><text:s/>"</text:span>清華大學研究生陳錦超<text:span text:style-name="T3">"</text:span>，這類愛國投書通常都很英勇，所以文章末尾不但會具名，甚至還附上作者地址，以供大家佩服與表揚，地址是：<text:span text:style-name="T3">"</text:span>新竹市清華大學平齋<text:span text:style-name="T3">311</text:span>室<text:span text:style-name="T3">"</text:span>。文章標題是：<text:span text:style-name="T3">"</text:span>宜蘭一青年，呼籲林義雄勿再胡鬧<text:span text:style-name="T3">"</text:span>。文章寫著：<text:span text:style-name="T3"><text:line-break/><text:line-break/>"</text:span>編輯先生，本人為宜蘭縣民，深以選出林義雄這樣的省議員為恥。我們絕不能再讓他繼續在省議會胡鬧下去，凡我蘭陽子民均應擊鼓聲討。他當上議員後，竟窮極無聊提出在議會可使用各種方言，或許他想藉此提高知名度，幼稚之餘出盡洋相，知其提案遭多數人反對，甚為可喜。<text:span text:style-name="T3">"<text:line-break/><text:line-break/></text:span>禁止講台語當然不只是一種什麼個人的獨特經驗或什麼個別的學校政策，而是一種普及於社會各個層面例如各種會議、公共場所與媒體的法律規定；而且，不單是一種法律規定，更是一種隨時都有可能讓你失蹤或惹上麻煩或被所謂<text:span text:style-name="T3"><text:s/>"</text:span>點油做記號<text:span text:style-name="T3">" </text:span>的白色恐怖的一環。<text:span text:style-name="T3"><text:line-break/><text:line-break/></text:span>你隨便去查一下都能馬上找到許多資料。<text:span text:style-name="T3"><text:line-break/><text:line-break/>1946 </text:span>年，台灣省「國語推行委員會」設立，頒布「國語運動六大綱領」。<text:span text:style-name="T3"><text:line-break/><text:line-break/>1950 </text:span>年，頒布「非常時期教育綱領實施辦法」，指示各級學校及社教機關應加強推行國語運動。<text:span text:style-name="T3"><text:line-break/><text:line-break/>1953 </text:span>年，查禁「方言」歌曲唱本。<text:span text:style-name="T3"><text:line-break/><text:line-break/></text:span>其實，最早禁唱禁台語歌曲的法源依據是<text:span text:style-name="T3">1955</text:span>年頒佈的動員戡亂時期無線電廣播管制辦法。<text:span text:style-name="T3"><text:line-break/><text:line-break/>1955 </text:span>年，禁止教會以羅馬拼音傳教，並嚴加取締，不准以台灣母語傳教。<text:span text:style-name="T3"><text:line-break/><text:line-break/>1956 </text:span>年，省政府教育廳下達各級學校禁止講方言的禁令，開始全面推行「國語運動」，學生在學校講台語將會遭到各種懲罰與羞辱。<text:span text:style-name="T3"><text:line-break/><text:line-break/>1957</text:span>年，羅馬字拼音的台語聖經被國民黨沒收，省教育廳通令各縣市嚴加取締，並重申禁令，禁止以台灣本土語言傳教。<text:span text:style-name="T3"><text:line-break/><text:line-break/>1958</text:span>年，國民黨政府推行「說國語運動」，口號是「語言不統一，影響民族團結」，強調說國語才是愛國，在學校必須使用國語，電影院則禁播方言電影。<text:span text:style-name="T3"><text:line-break/><text:line-break/>1953</text:span>年省教育廳和新聞處以推行國語為由，禁止電影院設置「辯士」（台語通譯）。省議員呂世明等人在省議會裡，曾以沒有辯士，觀眾無法了解劇情而請求解禁，但省府並未同意。<text:span text:style-name="T3">1959</text:span>年禁止電影院設置「辯士」的層級提高到了中央，而且處罰更嚴格；教育部規定電影院放映國語片時不准加用台語通譯，違者將予糾正或勒令停業。<text:span text:style-name="T3"><text:line-break/><text:line-break/></text:span>我家開電影院，這電影院存在的歷史比我的年紀還長。小時候一度流行台語片，當紅的明星就是脫線、阿西、阿匹婆與矮仔財等等，經常來我們家電影院隨片登台，現場講笑話、跳舞、演短劇等等，娛樂觀眾，後來也因為國語政策而逐漸沒落，變成一種<text:span text:style-name="T3"><text:s/>"</text:span>沒有水準<text:span text:style-name="T3">" </text:span>的象徵。電影開演時站在螢幕右前方的台語解說員<text:span text:style-name="T3"><text:s/>(</text:span>也就是辯士<text:span text:style-name="T3">)</text:span>，幫助觀眾了解劇情，後來也一併被禁止，或淪為地下非法偷偷進行。<text:span text:style-name="T3"><text:line-break/><text:line-break/>1964 </text:span>年，省政府通令機關學校在辦公時間必須一律使用國語。<text:span text:style-name="T3"><text:line-break/><text:line-break/>1969 </text:span>年，各地教會的聖經及聖詩陸續遭到強力查緝並沒收。<text:span text:style-name="T3"><text:line-break/><text:line-break/>1970</text:span>年，立法院教育委員會立委王純碧，訓示教育部文化局局長：「國語消沈，方言猖獗。倘為企圖分化民族、割裂國土的政治野心家，利用語言的隔閡、陰謀不軌，則二二八事件又將重演，後果不堪設想，大可動搖國本，小則可逼遠地人無路可走而跳海。」立委楊寶琳則表明應<text:span text:style-name="T3"><text:s/>"</text:span>完全淘汰方言<text:span text:style-name="T3">"</text:span>。<text:span text:style-name="T3"><text:line-break/><text:line-break/>1971</text:span>年，明文規定辦公室及公共場所必須一律使用國語。<text:span text:style-name="T3"><text:line-break/><text:line-break/>1972 </text:span>年，第一屆國民代表大會提議政府制定「國語推行法」。<text:span text:style-name="T3"><text:line-break/><text:line-break/>1973</text:span>年，核定各縣市「國語推行指導委員會組織章程」，教育部公佈「國語推行辦法」，所有教育單位包括小學每一個班級都要設立「國語推行委員會」，嚴格禁止使用方言，使用方言者會被加以罰錢、體罰、掛狗牌等處罰。<text:span text:style-name="T3"><text:line-break/><text:line-break/></text:span>小時候，調皮搗蛋的常被老師任命為風紀股長，至於像我習慣講台語的，則被任命為<text:span text:style-name="T3"><text:s/>"</text:span>國語推行員<text:span text:style-name="T3">"</text:span>，每天抓同學看哪個講台語，每天下課前算一次總帳，包括罰站，掛狗牌，半蹲，藤條抽打，罰款充當班費等等。<text:span text:style-name="T3"><text:line-break/><text:line-break/>1975 </text:span>年廣電法明訂北京話為唯一國語，並強制其他語言使用須逐年減少。<text:span text:style-name="T3"><text:line-break/><text:line-break/></text:span>比方說，我小時候，台語節目一天只能有一小時，台語歌一天的最高<text:span text:style-name="T3"><text:s/>"</text:span>額度<text:span text:style-name="T3">" </text:span>是兩首；電視上，只允許你一天最多就是唱兩首，超過兩首就會有人遭殃或受罰。當時風靡整個台灣社會的布袋戲，後來<text:span text:style-name="T3">(</text:span>大約<text:span text:style-name="T3">1974</text:span>年<text:span text:style-name="T3">) </text:span>也被禁止說台語，原因是台語太低俗，傷害高貴的中華文化、破壞社會團結云云。<text:span text:style-name="T3"><text:line-break/><text:line-break/>1975</text:span>年，警備總部率領警察衝入聖經公會，沒收台語羅馬字聖經。<text:span text:style-name="T3"><text:line-break/><text:line-break/>1976</text:span>年，頒佈廣播電視法，進一步具體打壓方言節目。廣電法全文共五十一條，明文規定電視台方言節目每天不可超過一小時，而且不准在晚間黃金時段播出。廣電法其中有兩條精華。第十七條規定：大眾娛樂節目應以發揚中華文化及闡揚倫理、民主、科學及富有教育意義之內容為準。第二十條規定：電台播音應以國語為主，方言應逐年減少。<text:span text:style-name="T3"><text:line-break/><text:line-break/></text:span>廣電法的第二十條條款規定，直到<text:span text:style-name="T3">1993</text:span>年才刪除。動員戡亂時期臨時條款也直到<text:span text:style-name="T3">1991</text:span>年才廢除。當時，很多學校的校長，為了展現愛國心，更是努力推行國語到了一種十分病態的地步。例如台中護校竟然規定，家長來學生宿舍看小孩，家人互相之間交談必須講國語。萬一家長不會講國語，大概只能比手畫腳了。<text:span text:style-name="T3"><text:line-break/><text:line-break/>1975</text:span>年，立法院審理廣播電視法，立委穆超說：「方言的問題，它自然會慢慢消滅，不必憂慮，也不必惋惜。」「方言是落後的語言，因為方言有音沒有字，不能登大雅之堂。」「講國語，用國語寫很好的文字，是做一個中國人的基本條件。」「台灣同胞講閩南語，以整個中國大陸人口相較，數字很小，同時閩南語也是落後方言的一種，不必惋惜。」<text:span text:style-name="T3"><text:line-break/><text:line-break/>1977</text:span>年，台灣省政府函授各教育單位，表示「國歌、國語代表國家精神」。<text:span text:style-name="T3">"</text:span>兒童生活公約守則<text:span text:style-name="T3">" </text:span>第一條就是「我要說國語，愛國家」。慢慢演變為說國語就是支持政府，說方言就是反對政府。<text:span text:style-name="T3"><text:line-break/><text:line-break/>1984</text:span>年，教育部致函內政部，應要求教會傳教時須使用國語，以免妨礙國語文教育之推行。<text:span text:style-name="T3"><text:line-break/><text:line-break/>1985</text:span>年，教育部完成<text:span text:style-name="T3"><text:s/>"</text:span>語文法<text:span text:style-name="T3">" </text:span>草案，規定三人以上的場合禁止使用<text:span text:style-name="T3"><text:s/>"</text:span>台灣方言<text:span text:style-name="T3">"</text:span>，只能一律講國語。違法者罰一萬元以下，三千元以上，而且連續違反者可一直連續處罰。<text:span text:style-name="T3"><text:line-break/><text:line-break/>1987</text:span>年，教育部才明令禁止因為講台語而體罰學生。<text:span text:style-name="T3"><text:line-break/><text:line-break/></text:span>我的回應大約就是這樣。這些問題，了解它一點都不難，重點是你究竟關心或在乎與否。我對我不關心或不在乎的事，再怎麼嚴重，我也許也會覺得沒什麼、還好啦，或甚至覺得它根本不存在。<text:span text:style-name="T3"><text:line-break/><text:line-break/></text:span>但我還是很難想像，怎麼會有人連這樣一種可說是喪盡天良糟蹋他人文化的普遍行徑也能否認，連國民黨也不否認不是嗎？台灣人過去被踐踏得根本不像個人，很難想像，怎麼會有人反而顛倒黑白說是台灣人鄙視外省人？<text:span text:style-name="T3"><text:line-break/><text:line-break/></text:span>台灣人當時不是鄙視外省人，而是厭惡，甚至痛恨。我知道這不合理，因為雖然吃香喝辣的全是外省人，但那畢竟是<text:span text:style-name="T3"><text:s/>"</text:span>極少數<text:span text:style-name="T3">" </text:span>的外省人；我們終究不應該把舊國民黨和外省人畫上等號。但是，這些外省人雖是少數，卻佔盡所有資源。而且，外省人在過去的確普遍有一種比台灣人高一等的優越感，很多台灣人也因此非常輕視自己的母語和文化甚至血統，因為國民黨主政下的所有媒體，一面倒把台灣人及其母語描繪成低等落後的族群，簡直就像是一群未開化的低等野蠻人，嘴裏講著粗鄙低俗而且難聽到爆的台語，非常沒水準。電視上所有節目，只要是講台語的角色，往往非愚即奸，要不就是低能智障猥瑣，而且個個獐頭鼠目。至於講國語的角色，則是有理性的、有學問、有愛心的，而且是萬人迷，又美又帥，英俊挺拔，溫柔美麗。<text:span text:style-name="T3"><text:line-break/><text:line-break/></text:span>民進黨之所以能夠炒作族群仇恨炒作得如此得心應手，如此名利雙收，如此澎湃激昂，主要原因當然就是跟國民黨過去以外省人之高姿態幹了多少傷害台灣人的事有關；當你以一種高人一等的優越族群之姿，用盡一切高壓的卑鄙醜化手段，長期去傷害另一個族群時，你想，這樣一種血淚斑斑的痛苦歷史，不會被拿來利用、藉以從中謀取政治利益嗎？如果連這樣的基本事實也要否認，甚至還倒過來說是台灣人鄙視或欺負外省人，甚至還說這是台灣人的被迫害妄想，這樣講會不會太荒唐卑劣了些？簡直是睜眼說瞎話。<text:span text:style-name="T3"><text:line-break/><text:line-break/></text:span>至於又扯到什麼<text:span text:style-name="T3"><text:s/>"</text:span>誰比較快樂<text:span text:style-name="T3">" </text:span>這類指涉個人心靈藉以打擊對方論點的犯規言論，希望別再犯。我不知道你是誰，但我基本上並不相信你會佩服什麼陳明忠。國民黨有沒有打壓台語，跟什麼寬大胸懷、什麼因此而很快樂云云，有什麼關係？認為有打壓台語的就是有被害妄想？就是胸懷不開闊？拜託各位就事論事，在這版面上別再來這一套陰的了。<text:span text:style-name="T3"><text:line-break/><text:line-break/></text:span>陳真<text:span text:style-name="T3"><text:s/>2016. 04. 21.<text:line-break/><text:line-break/>==================<text:line-break/></text:span>寒梅<text:span text:style-name="T3"><text:s/>| 2016.04.20 16:17 | #<text:line-break/><text:line-break/></text:span>今天看到陳真先生這篇文章，忍不住要提出心中一直有的疑惑。<text:span text:style-name="T3"><text:line-break/><text:line-break/></text:span>常在網路上看到有人說早年台語〈閩南話〉被打壓得很厲害，還有人說被強迫不准說台語，如不小心說了，在學校裡會被師長扣錢，因此感到忿忿不平<text:span text:style-name="T3">….</text:span>等等。<text:span text:style-name="T3"><text:line-break/><text:line-break/></text:span>每當看到這樣的陳述，我心裡總是升起一個問號，為什麼在我的學生時代從未看過或聽過這樣的事？<text:span text:style-name="T3"><text:s/></text:span>當然，我沒有看過或聽過的事並不代表它就沒有發生，但至少代表了這件事並不是全面性的，而有可能是個人的經驗與感受。<text:span text:style-name="T3"><text:line-break/><text:line-break/></text:span>我是所謂的四年級生，也許比陳真先生虛長幾歲。那時唸的小學一班有五、六十人，有時來了轉學生，還有可能超過六十。全校有多少學生我不清楚，但號稱全台第二大小學，當時最大的小學，學生人數超過一萬。國語〈普通話〉是教師授課的語言，課後同學間、師長間，用台語交談的比比皆是，我還聽過老師與同事用日語聊天。<text:span text:style-name="T3"><text:line-break/><text:line-break/></text:span>市井小民在家中、在巷弄街市，高談闊論說著台語更是隨處可見，輕鬆自在，從來也沒聽說有人因此被罰款或被取締的。打壓的說法是怎麼來的？<text:span text:style-name="T3"><text:line-break/><text:line-break/></text:span>同樣生活在台灣，為什麼會有不同的認知？如果打壓學生的是教師個人或校長或當地政府，那麼該記恨的就應該是教師個人或校長或當地政府。<text:span text:style-name="T3"><text:line-break/><text:line-break/></text:span>张立齐感到被人孤立打壓、受到排斥鄙視，陳真先生認為他是在抱怨，太過驕縱。一向體貼、洞悉人性的陳真，這幾句話讓我有些吃驚。有些人因為感到母語被打壓，心中怨恨不平，有些人因為不諳方言，受到排斥鄙視。這兩種人的內心都是痛苦的，持平而論，後者對心理的傷害可能更重，不是嗎？<text:span text:style-name="T3"><text:s/></text:span>兩者不都該得到人們的同情與理解？我們怎能僅僅因為對方使用語言的能力，而對人排斥鄙視？何況中華民國的官方語言是普通話，是學校學習的正式語言。老師在課堂上本就應該使用所有學生都知道的語言教學。老師明知有學生不懂台語而刻意使用它，難道不該受到譴責？<text:span text:style-name="T3"><text:line-break/><text:line-break/></text:span>秦始皇專制獨裁、嚴刑峻法，是一代暴君。但他的書同文、錢同幣、幣同形、度同尺<text:span text:style-name="T3">…</text:span>等等政策卻被後世稱道。如果不是書同文，如何統一治理天下？如果不是書同文，今天我們翻閱古籍會有多麼的不便？<text:span text:style-name="T3"><text:s/></text:span>國民政府退守台灣，帶來了南腔北調、生活習俗各不相同的外省人，如果陳真先生是領導人，恐怕也是要指定語言，好方便治理吧。蔣介石沒有用他最熟悉的江浙話，您大概是會選擇您的母語<text:span text:style-name="T3"><text:s/></text:span>─閩南話。<text:span text:style-name="T3"><text:line-break/><text:line-break/></text:span>我很慶幸台語沒有成為台灣唯一的語言，不只是因為台語有音無字，有書寫的問題不利傳承，更在於對后世的影響。今天台灣的情形是，大多數人都能說流利的普通話和閩南話，在華人世界通行無阻，足證台語並沒有受到嚴重打壓。我知道早年政府曾經禁止台語電視節目在黃金時段播出，那應該是政策考量，不是打壓。一個教學生說中文的老師，難道會在課堂上播放英文影音教學？黃金時段是最多人看的時間，利用電視學習國語最有成效，這是可以理解的。<text:span text:style-name="T3"><text:line-break/><text:line-break/></text:span>關於氣象報導，不知道陳真先生是否知道，老三台的時代，電視就有專門針對農漁民用台語播報的氣象。<text:span text:style-name="T3"><text:line-break/><text:line-break/></text:span>陳先生說：「被國民黨打壓成低等人種、低等生物，於是台灣人只好迎合居於統治地位的少數族群即外省人。」我不知道這種想法是怎麼生成的，真是匪夷所思。我從小只知道台灣有分有錢人和窮人，竟不知還分成高等人種、低等生物。其實從文章中我已瞭解，原來在本省人眼中，外省人就是台灣的低等人種，所以結婚交友一聽到對方是外省人就很感冒。那這到底是誰鄙視誰呢？<text:span text:style-name="T3"><text:line-break/><text:line-break/></text:span>如同陳先生常說的，以前的人被國民黨洗腦，現在的人被民進黨洗腦，這種被國民黨打壓的悲情在青少年已被灌輸成型，根深柢固，大致也很難根除了。看看那些綠油油的活在迫害妄想中的人，有幾人能有陳明忠老先生的胸懷？他比很多人要快樂的多吧。</text:p>
      <text:p text:style-name="P1"><text:span text:style-name="T1">葉小慧</text:span><text:s/>  |  2016.04.21 00:09   |   <text:a xlink:type="simple" xlink:href="http://palinfo.habago.org/Entry?Command=Information_PrintForum&amp;iPage=268#FORUM34421"><text:span text:style-name="T2">#</text:span></text:a></text:p>
      <text:p text:style-name="P2">我是六年級生，出身山區，母語是客語與閩南語，讀的小學到國中，我擔任過國語推行員，那時候在學校是不能說閩南語等方言的，說一句要罰<text:span text:style-name="T3">5</text:span>元（那年代還是有點貴的，一個冰球才<text:span text:style-name="T3">0.5</text:span>元吧），到了國中說了要罰<text:span text:style-name="T3">10</text:span>元，不過都沒真罰，是有些虛設的，但無論如何要求說國語是真有其事，但力度上已經沒有陳真說的那種感覺，至少我是沒感覺過，而只有這樣的經歷。<text:span text:style-name="T3"><text:line-break/><text:line-break/></text:span>但我想中南部地區這種衝突肯定有的，例如我家鄉嘉義，家裡不是說客語就是閩南語的，那你要這些人只能說國語，有些家長估計是不肯的，就像我姑姑老跟我長途電話中也要說：不要背祖啊，要會講客家話。<text:span text:style-name="T3"><text:line-break/><text:line-break/></text:span>大人的衝突沒讓我知道，但許多書籍或相關報導倒是見了不少，求學期間到了台中，尋職到了台北，計程車司機讓我體會另外一個階段：你會不會說臺語啊？聽不聽得懂？基於我是家裡多聲道（我爺爺是入贅的廣東人，所以我也略懂粵語，我外婆家是海口腔閩南語）環境長大的，我是見人說人話見鬼說鬼話，意思是我可以適應性的轉變腔調而獲得計程車司機的微笑跟溫和對待，但我也見過一路子罵罵咧咧就說台灣人一定要會說台語的，讓我很不舒服。<text:span text:style-name="T3"><text:line-break/></text:span></text:p>
      <text:p text:style-name="P4"/>
      <text:p text:style-name="P1"><text:span text:style-name="T1">寒梅</text:span><text:s/>  |  2016.04.20 16:17   |   <text:a xlink:type="simple" xlink:href="http://palinfo.habago.org/Entry?Command=Information_PrintForum&amp;iPage=269#FORUM34420"><text:span text:style-name="T2">#</text:span></text:a></text:p>
      <text:p text:style-name="P2">今天看到陳真先生這篇文章，忍不住要提出心中一直有的疑惑。<text:span text:style-name="T3"><text:line-break/></text:span>常在網路上看到有人說早年台語〈閩南話〉被打壓得很厲害，還有人說被強迫不准說台語，如不小心說了，在學校裡會被師長扣錢，因此感到忿忿不平<text:span text:style-name="T3">….</text:span>等等。如果不是成長在那個時代的台灣人，聽到這些話，腦中浮現的不知會是什麼樣的恐怖畫面。<text:span text:style-name="T3"><text:line-break/></text:span>每當看到這樣的陳述，我心裡總是升起一個問號，為什麼在我的學生時代從未看過或聽過這樣的事？<text:span text:style-name="T3"><text:s/></text:span>當然，我沒有看過或聽過的事並不代表它就沒有發生，但至少代表了這件事並不是全面性的，而有可能是個人的經驗與感受。<text:span text:style-name="T3"><text:line-break/></text:span>我是所謂的四年級生，也許比陳真先生虛長幾歲。那時唸的小學一班有五、六十人，有時來了轉學生，還有可能超過六十。全校有多少學生我不清楚，但號稱全台第二大小學，當時最大的小學，學生人數超過一萬。國語〈普通話〉是教師授課的語言，課後同學間、師長間，用台語交談的比比皆是，我還聽過老師與同事用日語聊天。市井小民在家中、在巷弄街市，高談闊論說著台語更是隨處可見，輕鬆自在，從來也沒聽說有人因此被罰款或被取締的。打壓的說法是怎麼來的？同樣生活在台灣，為什麼會有不同的認知？如果打壓學生的是教師個人或校長或當地政府，那麼該記恨的就應該是教師個人或校長或當地政府。<text:span text:style-name="T3"><text:line-break/></text:span>张立齐感到被人孤立打壓、受到排斥鄙視，陳真先生認為他是在抱怨，太過驕縱。一向體貼、洞悉人性的陳真，這幾句話讓我有些吃驚。有些人因為感到母語被打壓，心中怨恨不平，有些人因為不諳方言，受到排斥鄙視。這兩種人的內心都是痛苦的，持平而論，後者對心理的傷害可能更重，不是嗎？<text:span text:style-name="T3"><text:s/></text:span>兩者不都該得到人們的同情與理解？我們怎能僅僅因為對方使用語言的能力，而對人排斥鄙視？何況中華民國的官方語言是普通話，是學校學習的正式語言。老師在課堂上本就應該使用所有學生都知道的語言教學。老師明知有學生不懂台語而刻意使用它，難道不該受到譴責？<text:span text:style-name="T3"><text:line-break/></text:span>秦始皇專制獨裁、嚴刑峻法，是一代暴君。但他的書同文、錢同幣、幣同形、度同尺<text:span text:style-name="T3">…</text:span>等等政策卻被後世稱道。如果不是書同文，如何統一治理天下？如果不是書同文，今天我們翻閱古籍會有多麼的不便？<text:span text:style-name="T3"><text:s/></text:span>國民政府退守台灣，帶來了南腔北調、生活習俗各不相同的外省人，如果陳真先生是領導人，恐怕也是要指定語言，好方便治理吧。蔣介石沒有用他最熟悉的江浙話，您大概是會選擇您的母語<text:span text:style-name="T3"><text:s/></text:span>─閩南話。<text:span text:style-name="T3"><text:line-break/></text:span>我很慶幸台語沒有成為台灣唯一的語言，不只是因為台語有音無字，有書寫的問題不利傳承，更在於對后世的影響。今天台灣的情形是，大多數人都能說流利的普通話和閩南話，在華人世界通行無阻，足證台語並沒有受到嚴重打壓。我知道早年政府曾經禁止台語電視節目在黃金時段播出，那應該是政策考量，不是打壓。一個教學生說中文的老師，難道會在課堂上播放英文影音教學？黃金時段是最多人看的時間，利用電視學習國語最有成效，這是可以理解的。<text:span text:style-name="T3"><text:line-break/></text:span>關於氣象報導，不知道陳真先生是否知道，老三台的時代，電視就有專門針對農漁民用台語播報的氣象。<text:span text:style-name="T3"><text:line-break/></text:span>陳先生說：「被國民黨打壓成低等人種、低等生物，於是台灣人只好迎合居於統治地位的少數族群即外省人。」我不知道這種想法是怎麼生成的，真是匪夷所思。我從小只知道台灣有分有錢人和窮人，竟不知還分成高等人種、低等生物。其實從文章中我已瞭解，原來在本省人眼中，外省人就是台灣的低等人種，所以結婚交友一聽到對方是外省人就很感冒。那這到底是誰鄙視誰呢？如同陳先生常說的，以前的人被國民黨洗腦，現在的人被民進黨洗腦，這種被國民黨打壓的悲情在青少年已被灌輸成型，根深柢固，大致也很難根除了。看看那些綠油油的活在迫害妄想中的人，有幾人能有陳明忠老先生的胸懷？他比很多人要快樂的多吧。</text:p>
      <text:p text:style-name="P1"><text:span text:style-name="T1">陳真</text:span><text:s/>  |  2016.04.20 02:08   |   <text:a xlink:type="simple" xlink:href="http://palinfo.habago.org/Entry?Command=Information_PrintForum&amp;iPage=269#FORUM34418"><text:span text:style-name="T2">#</text:span></text:a></text:p>
      <text:p text:style-name="P3">這篇<text:span text:style-name="T3"><text:s/>"</text:span>北大青年<text:span text:style-name="T3">" </text:span>的報導，有些地方不是很精確。例如，很多本省人，在三十幾年前或更早之前，確實很討厭外省人，結婚交友一聽到對方是外省人就很感冒。但是，過去這十多年來，在島內本省外省已經沒什麼區分，因為老一輩的外省人大多已經死了，幾乎全是第二代或第三代或第四代，彼此之間根本沒有差別，誰還會區分什麼本省外省？<text:span text:style-name="T3"><text:line-break/><text:line-break/></text:span>語言方面也是一樣。幾十年前，台語被打壓得很慘，但是如今台語並沒有反過來打壓普通話。事實上，綠油油的人士一般都還是講普通話，特別是學生。<text:span text:style-name="T3"><text:line-break/><text:line-break/></text:span>一個人如果住在台灣幾十年卻還聽不懂台語，我覺得他就不能怪別人講一些讓他聽不懂的話，而是應該檢討自己為什麼你在一個地方住了幾十年卻還聽不懂當地人的日常語言。<text:span text:style-name="T3"><text:line-break/><text:line-break/>1993-1995</text:span>年，我在門諾醫院看診，因為花蓮那地方很多病患是原住民，我上班第一件事就是準備一本筆記本，打算跟一些原住民護士以及病患，學一些原住民的族語，就如同我去英國之前就努力學英文一樣。<text:span text:style-name="T3"><text:line-break/><text:line-break/></text:span>台灣狀況比較特別，雖然大多數人的母語是台語，但因為台灣人過去的地位很低很低，被國民黨打壓成低等人種、低等生物，於是台灣人只好迎合居於統治地位的少數族群即外省人，學習用<text:span text:style-name="T3"><text:s/>"</text:span>他們的<text:span text:style-name="T3">" </text:span>普通話溝通，進而唾棄或鄙視自己的母語。<text:span text:style-name="T3"><text:line-break/><text:line-break/></text:span>時至今日，<text:span text:style-name="T3">"</text:span>他們的<text:span text:style-name="T3">" </text:span>普通話事實上已經變成<text:span text:style-name="T3"><text:s/>"</text:span>我們的<text:span text:style-name="T3">" </text:span>普通話，等於是雙語並行，你要講台語或講國語<text:span text:style-name="T3">(</text:span>即普通話<text:span text:style-name="T3">)</text:span>都可以，我完全感覺不出來講普通話會被人歧視或打壓。<text:span text:style-name="T3"><text:line-break/><text:line-break/></text:span>正因為普通話從他們的變成我們的語言，所以很多人其實也就沒有學習台語的強烈必要。你在英國若不懂英文很難存活，但在台灣，你不懂台語倒是一點障礙也沒有。如果光是因為老師在課堂上講幾句台語讓你聽不懂，你就要抱怨被人孤立打壓，未免太驕縱。在過去，電視上甚至連台語也要禁止，所有阿公阿嬤那一輩的人連電視也根本聽不懂，連氣象也聽不懂，什麼時候要下雨颱風、什麼時候海上有風浪也根本聽不懂，對漁民與農民傷害很大。那樣一種壓制，才是真的可惡。<text:span text:style-name="T3"><text:line-break/><text:line-break/></text:span>但今天如果有人抱怨別人講台語害他聽不懂，那就真的有點太囂張了。聽不懂你不會學嗎？學個台語很難嗎？你看一些國民黨的政治人物，明明是好人，卻不得民心，因為他講起英文嚇嚇叫，很流利，講起台語卻烏魯木齊<text:span text:style-name="T3">(</text:span>台語一蹋糊塗之意<text:span text:style-name="T3">)</text:span>。<text:span text:style-name="T3"><text:line-break/><text:line-break/></text:span>我並不認為不會講台語是個問題，但如果他竟然反過來抱怨別人怎麼講台語，害他聽不懂，那就太囂張了。我若去上海工作，我能抱怨別人講上海話嗎？我若去廣東當醫師，我能不學點粵語就想看病嗎？我能反過來批評別人講他的母語害我聽不懂嗎？我在英國，我能責怪英國人講英文嗎？<text:span text:style-name="T3"><text:line-break/><text:line-break/></text:span>這篇報導的主角說得沒錯，如今在島內統派為數極少，但可別忘了在他所處的大陸卻為數眾多，甚至同樣是唯一聲音。重點是，具壓倒性多數者，有必要趕盡殺絕，容不得一點異議嗎？島內目前具壓倒性多數的台獨勢力，很可能有一天又會淪為極少數，但願屆時被欺壓的一方別再反過來欺壓極少數。</text:p>
      <text:p text:style-name="P1"><text:span text:style-name="T1">信自己</text:span><text:s/>  |  2016.04.19 18:15   |   <text:a xlink:type="simple" xlink:href="http://palinfo.habago.org/Entry?Command=Information_PrintForum&amp;iPage=269#FORUM34417"><text:span text:style-name="T2">#</text:span></text:a></text:p>
      <text:p text:style-name="P2">【环球网报道<text:span text:style-name="T3"><text:s/></text:span>记者<text:span text:style-name="T3"><text:s/></text:span>韩梅】自肯尼亚向中国大陆遣返数名台湾诈骗犯以来，又有消息报道称，在澳大利亚，有近<text:span text:style-name="T3">50</text:span>多名台湾人被迫每日不间断打电话，尽可能引大陆人上钩实施诈骗。<text:span text:style-name="T3"><text:line-break/></text:span>　　据澳大利亚《时代报》<text:span text:style-name="T3">4</text:span>月<text:span text:style-name="T3">17</text:span>日报道，澳大利亚警方称，在莫宁赛德区<text:span text:style-name="T3">(Morningside)</text:span>和南布里斯班<text:span text:style-name="T3">(Brisbane)</text:span>两间价值百万澳元的房子里，超过<text:span text:style-name="T3">50 </text:span>名台湾人被迫每天工作<text:span text:style-name="T3">12</text:span>个小时，每周工作<text:span text:style-name="T3">7</text:span>天，没有报酬。有受害者告诉警察，他们被迫在同一时间洗澡，所做的所有事情都被控制，并被告知他们<text:span text:style-name="T3">“</text:span>不可能<text:span text:style-name="T3">”</text:span>离开这间房子。<text:span text:style-name="T3"><text:line-break/></text:span>　　<text:span text:style-name="T3">8</text:span>月<text:span text:style-name="T3">9</text:span>日凌晨<text:span text:style-name="T3">5</text:span>点左右，戴友庭<text:span text:style-name="T3">(YouTing Dai</text:span>，音译<text:span text:style-name="T3">)</text:span>逃了出来，他拦住了两名下班开车回家的女子，直呼<text:span text:style-name="T3">“</text:span>救命，救命，救命<text:span text:style-name="T3">” </text:span>。戴有庭称，<text:span text:style-name="T3">“</text:span>钱包、手机、身份证、护照都被拿走了。大家住在一起，大约还有<text:span text:style-name="T3">20</text:span>个像我一样的人。门被锁起来，我逃跑了<text:span text:style-name="T3">” </text:span>。戴友庭对警方表示，他曾要求离开这间房子，但是所谓的<text:span text:style-name="T3">“</text:span>骨干<text:span text:style-name="T3">”</text:span>经营者<text:span text:style-name="T3">——</text:span>黄宇浩<text:span text:style-name="T3">(Yu-Hao Huang</text:span>，音译<text:span text:style-name="T3">)</text:span>和陈博勋<text:span text:style-name="T3">(Bo-Syun Chen</text:span>，音译<text:span text:style-name="T3">)</text:span>拒绝了他的要求，并对其进行暴打，还让他在房子中央站了<text:span text:style-name="T3">5</text:span>个小时。<text:span text:style-name="T3"><text:line-break/></text:span>　　据澳大利亚联邦警方介绍，这些<text:span text:style-name="T3">“</text:span>奴隶<text:span text:style-name="T3">”</text:span>运营的是针对中国大陆人的<text:span text:style-name="T3">“</text:span>邮局和警局的骗局<text:span text:style-name="T3">”</text:span>。<text:span text:style-name="T3">“</text:span>邮局<text:span text:style-name="T3">”</text:span>骗局即告诉对方他们有个包裹，若对方表示自己没有在等包裹，这些人就会告诉他们，他们是<text:span text:style-name="T3">“</text:span>洗钱案<text:span text:style-name="T3">”</text:span>的受害者，然后获取其详细信息和银行账户余额。<text:span text:style-name="T3">“</text:span>警察局<text:span text:style-name="T3">”</text:span>骗局则告诉受害者他们是嫌疑犯，要求交罚款，然后把他们的所有积蓄都骗光。<text:span text:style-name="T3"> <text:line-break/></text:span>　　调查人员发现这些员工都被锁在房间里，楼上<text:span text:style-name="T3">3</text:span>间卧室住了<text:span text:style-name="T3">23</text:span>个人。调查人员还在南布里斯班的一间房子里发现了<text:span text:style-name="T3">35</text:span>名台湾人。一些受害者告诉警察，在做了笔录后，他们被威胁了，有一个人甚至完全改变了她的证词。<text:span text:style-name="T3"> <text:line-break/></text:span>　　报道称，目前，有<text:span text:style-name="T3">4</text:span>名在押嫌疑人都在等待进一步审问，数十名台湾人也在试图重新生活。</text:p>
      <text:p text:style-name="P1"><text:span text:style-name="T1">信自己</text:span><text:s/>  |  2016.04.19 17:35   |   <text:a xlink:type="simple" xlink:href="http://palinfo.habago.org/Entry?Command=Information_PrintForum&amp;iPage=269#FORUM34416"><text:span text:style-name="T2">#</text:span></text:a></text:p>
      <text:p text:style-name="P3">　张立齐<text:span text:style-name="T3"><text:line-break/><text:line-break/></text:span>　　<text:span text:style-name="T3">“</text:span>某种程度上，我是<text:span text:style-name="T3">‘</text:span>极统派<text:span text:style-name="T3">’</text:span>，承认中共领导的中央政府，恨不得明天海峡两岸就统一。<text:span text:style-name="T3">”——</text:span>张立齐<text:span text:style-name="T3"><text:line-break/><text:line-break/></text:span>　　文<text:span text:style-name="T3"><text:s/></text:span>│<text:span text:style-name="T3"><text:s/></text:span>于文澜<text:span text:style-name="T3"><text:s/></text:span>陈<text:span text:style-name="T3"><text:s/></text:span>珊（《北大青年》记者）<text:span text:style-name="T3"><text:line-break/><text:line-break/></text:span>　　不高、不瘦、不帅，除了讲话带台湾腔，张立齐和偶像剧里的台湾男演员没有一丝一毫相像。他往往头上压一顶黑色呢面工人帽，穿一件到膝盖的黑色呢子大衣，下面露出裤腿很肥的一截浅卡其色单裤，不起眼地走在学校里。<text:span text:style-name="T3"><text:line-break/></text:span>　　张立齐却极容易被人记住，因为他是土生土长的台湾人，但是他信奉马克思主义。若问起他的政见，他会说，<text:span text:style-name="T3">“</text:span>你听我讲，还不如自己去看<text:span text:style-name="T3">‘</text:span>毛语录<text:span text:style-name="T3">’</text:span>。<text:span text:style-name="T3">”</text:span>他甚至曾经和人开玩笑，说如果台湾和大陆开战，他一定会加入中国人民解放军。<text:span text:style-name="T3"><text:line-break/></text:span>　　<text:span text:style-name="T3">“</text:span>我认识这么多台湾人，没见过像他这样的。<text:span text:style-name="T3">”</text:span>有人在认识他仅仅两小时后，这样评价说。他的台湾朋友也做出了类似的评价，说张立齐是<text:span text:style-name="T3">“</text:span>百年一遇的大奇葩<text:span text:style-name="T3">”</text:span>。<text:span text:style-name="T3"><text:line-break/></text:span>　　<text:span text:style-name="T3">“</text:span>自由<text:span text:style-name="T3">”</text:span>的大陆<text:span text:style-name="T3"><text:line-break/></text:span>　　张立齐是北京大学国际关系学院的博士研究生，主要研究方向是族群和边疆问题。<text:span text:style-name="T3"><text:line-break/><text:line-break/></text:span>　　张立齐在青海<text:span text:style-name="T3"><text:line-break/><text:line-break/></text:span>　　大多数台湾人到大陆求学，一时间都很难自然地将台湾视作中国的一个省份。在他们看来，对待台湾与大陆的问题，就像考虑中国和美国的关系。同样是从台湾来大陆攻读博士学位的许晋铭就是如此。<text:span text:style-name="T3">“</text:span>晋铭来大陆的头一年一直陷在这种挣扎中。虽然他现在可以勉强接受这种看法，但谈到台湾是否属于中国时，他肯定还会保持中立。<text:span text:style-name="T3">”</text:span>张立齐说。<text:span text:style-name="T3"><text:line-break/><text:line-break/></text:span>　　但张立齐却从来没有这种困扰。<text:span text:style-name="T3">“</text:span>某种程度上，我是<text:span text:style-name="T3">‘</text:span>极统派<text:span text:style-name="T3">’</text:span>，承认中共领导的中央政府，恨不得明天海峡两岸就统一。<text:span text:style-name="T3">”</text:span>他不同意一些老师对于两岸关系的看法和前景规划，认为这种想法<text:span text:style-name="T3">“</text:span>软<text:span text:style-name="T3">”</text:span>。张立齐觉得，大陆在与台湾进行经济合作的同时，也不能放弃政治方面的努力<text:span text:style-name="T3">——“</text:span>台湾和大陆早晚要统一<text:span text:style-name="T3">”</text:span>。<text:span text:style-name="T3"><text:line-break/><text:line-break/></text:span>　　他喜欢就意见分歧与老师展开讨论。他说这种争论往往能带给他新的想法，提升他看待问题的水平和层次。<text:span text:style-name="T3">“</text:span>讨论中往往是老师用更充实的理论和材料说服我。他们能站在整个<text:span text:style-name="T3">‘</text:span>中国<text:span text:style-name="T3">’</text:span>的角度上看待问题，把各个地方联系起来看，而不是纠结于一场摩擦或一个事件。<text:span text:style-name="T3">”<text:line-break/><text:line-break/></text:span>　　他举例道，日前发生的香港占中学生被拒绝清明入境扫墓事件，如果站在中央政策的角度考虑，就没那么<text:span text:style-name="T3">“</text:span>不近人情<text:span text:style-name="T3">”</text:span>了。这样的学生有想法、有影响力，没有谁能预判、敢担保他们在大陆除了扫墓，还会做出什么事。<text:span text:style-name="T3"><text:line-break/><text:line-break/></text:span>　　有关大陆和台湾的争论还让张立齐得以从幽默一下板起脸，信誓旦旦地说，<text:span text:style-name="T3">“</text:span>大陆比台湾更自由<text:span text:style-name="T3">”</text:span>。<text:span text:style-name="T3"><text:line-break/><text:line-break/></text:span>　　在台湾，尽管解严已近<text:span text:style-name="T3">30</text:span>年，但国民党持续<text:span text:style-name="T3">40</text:span>年反共宣传的影响仍在继续。况且，如张立齐所言，台湾很小，思想较大陆也更加集中，而他是台湾的<text:span text:style-name="T3">0.01%</text:span>。<text:span text:style-name="T3"><text:line-break/><text:line-break/></text:span>　　于是，像他这样的<text:span text:style-name="T3">0.01%</text:span>，别说信仰，哪怕只是主动接触马克思和共产主义，也会被其他人扣上<text:span text:style-name="T3">“</text:span>共匪<text:span text:style-name="T3">”</text:span>、<text:span text:style-name="T3">“</text:span>叛国贼<text:span text:style-name="T3">”</text:span>、<text:span text:style-name="T3">“</text:span>红卫兵<text:span text:style-name="T3">”</text:span>的帽子。对此，许晋铭就评价说：<text:span text:style-name="T3">“</text:span>即使在今天，立齐同学的信仰，也是十分具有争议的。大多数台湾人对他的做法，可能都还有些反感。<text:span text:style-name="T3">”<text:line-break/><text:line-break/></text:span>　　不过张立齐不在乎。<text:span text:style-name="T3">“</text:span>反正在这个圈子里，不是被民进党的支持者骂就是被国民党的支持者骂。既然都会被骂，也就无所谓谁来骂和骂什么了。<text:span text:style-name="T3">”</text:span>他说。<text:span text:style-name="T3"><text:line-break/><text:line-break/></text:span>　　<text:span text:style-name="T3">“</text:span>撕裂<text:span text:style-name="T3">”</text:span>的台湾<text:span text:style-name="T3"><text:line-break/></text:span>　　<text:span text:style-name="T3">“</text:span>你能体会数学老师用你听不懂的话上课的感觉吗？<text:span text:style-name="T3">”“</text:span>感觉一下子被赶到墙角。<text:span text:style-name="T3">”“</text:span>也不知道为什么。只是感觉，诶，他们好像不欢迎我喔。<text:span text:style-name="T3">”“</text:span>那时候甚至有点自闭。<text:span text:style-name="T3">”</text:span>张立齐连着一串排比，讲述他中学时的经历。<text:span text:style-name="T3"><text:line-break/><text:line-break/></text:span>　　<text:span text:style-name="T3">2000</text:span>年，被视为台独支持者的民进党人、前台北市市长陈水扁当选中华民国总统，台湾实现政党轮替。民进党主张，台湾前途应由台湾人民<text:span text:style-name="T3">——</text:span>或者说台湾本省人决定。而判断是否台湾本省人的一个标准，即是否是闽南人、讲闽南话。<text:span text:style-name="T3"><text:line-break/><text:line-break/></text:span>　　那时，正上中学的张立齐忽然发现，学校里的一些老师开始用他听不懂、也不会讲的闽南语上课；大部分同学间，也开始用闽南语聊天，他的交际圈一下缩小，<text:span text:style-name="T3">“</text:span>只能和班里<text:span text:style-name="T3">3</text:span>、<text:span text:style-name="T3">4</text:span>个不会讲闽南话的同学玩<text:span text:style-name="T3">”</text:span>。<text:span text:style-name="T3"><text:line-break/><text:line-break/></text:span>　　中学毕业后，张立齐进入闽南人占绝大多数的台湾台南大学。此时，他不得不开始学习闽南话。但<text:span text:style-name="T3">“</text:span>混进<text:span text:style-name="T3">”</text:span>闽南人圈子之后的张立齐，发现这里弥漫着严重的台湾<text:span text:style-name="T3">“</text:span>本省<text:span text:style-name="T3">”</text:span>意识和族群意识<text:span text:style-name="T3">——</text:span>他们排斥、鄙视外省人。于是他不理解，<text:span text:style-name="T3">“</text:span>我也是台湾本省人啊，为什么这样说我？<text:span text:style-name="T3">”<text:line-break/><text:line-break/></text:span>　　但今天，回看早年间因为语言不通形成的与闽南人之间的隔阂，张立齐更愿意把它视为一种<text:span text:style-name="T3">“</text:span>正常而强烈<text:span text:style-name="T3">”</text:span>的族群意识的体现<text:span text:style-name="T3">——</text:span>尽管他对此持否定态度，并认为族群分化必然会<text:span text:style-name="T3">“</text:span>撕裂社会<text:span text:style-name="T3">”</text:span>。这种纷争，也让张立齐愈发向往大陆施行的民主集中制，愈发信仰共产主义理论和在中国大陆的实践。<text:span text:style-name="T3"><text:line-break/><text:line-break/></text:span>　　在台湾的时候，政府有一套针对张立齐家附近的农地的开发案。如果顺利，在此兴建的新工厂可以解决<text:span text:style-name="T3">4000</text:span>多个劳工的就业问题。但由于台湾土地私有，农地的<text:span text:style-name="T3">300</text:span>户土地拥有者中，有<text:span text:style-name="T3">10</text:span>来户居民通过发动街头政治抗争的方式，抵制了政府的收购。<text:span text:style-name="T3"><text:line-break/></text:span>　　张立齐遗憾于<text:span text:style-name="T3">4000</text:span>人就业机会的丧失和地区经济发展的受阻，<text:span text:style-name="T3">“</text:span>因为少数农民和打着<text:span text:style-name="T3">‘</text:span>民主政治<text:span text:style-name="T3">’</text:span>旗号的<text:span text:style-name="T3">‘</text:span>街头民主<text:span text:style-name="T3">’</text:span>打了水漂。<text:span text:style-name="T3">”</text:span>他想，在大陆，权力集中的政府或许能有更全面的视角，做出有利于地区整体发展的决策。<text:span text:style-name="T3"><text:line-break/><text:line-break/></text:span>　　<text:span text:style-name="T3">“30</text:span>症候群<text:span text:style-name="T3">”<text:line-break/><text:line-break/></text:span>　　<text:span text:style-name="T3">2008</text:span>年，美国金融危机波及台湾。张立齐半工半读的奇美电子公司，一下停掉五分之三的生产线，几千名工程师就此失业。<text:span text:style-name="T3"><text:line-break/></text:span>　　张立齐并不在被裁员之列，但同事的突然离去却让他第一次产生了对社会的疑问：<text:span text:style-name="T3">“</text:span>大家都是早八点做到晚八点，那些被裁掉的人也一直都在很认真地工作。为什么他们会突然失业？<text:span text:style-name="T3">”</text:span>这之后，他的注意力就从单纯埋头于程序，转向<text:span text:style-name="T3">“</text:span>法政<text:span text:style-name="T3">”</text:span>问题。他辞职，考入金门大学大陆暨国际事务学系。<text:span text:style-name="T3"><text:line-break/><text:line-break/></text:span>　　金门大学大陆国际事务学系致力于培养国际政经与大陆事务专业知识兼具之人才。之所以选择研究大陆事务，一方面是因为张立齐对马克思学说早有接触。另一方面，大陆近年来的经济发展情况让张立齐吃惊。他说，在台湾关停产线还不到半年，奇美公司就在大陆新增设了工厂。<text:span text:style-name="T3"><text:line-break/><text:line-break/></text:span>　　这些年来，张立齐说自己永远处于追逐的状态：不懂人受社会影响为什么如此之大，于是放弃高薪的工程师职位转向法律、政治专业；在研究生阶段发现了中国高层间<text:span text:style-name="T3">“</text:span>独特的<text:span text:style-name="T3">”</text:span>交往模式，于是学会了喝酒和酒桌上谈事；专业研究中发现经济政治难舍难分的关系，于是特意拿出时间去旁听光华的课程<text:span text:style-name="T3">……<text:line-break/><text:line-break/></text:span>　　但现在，<text:span text:style-name="T3">1986</text:span>年生人的他即将步入<text:span text:style-name="T3">30</text:span>岁的门槛。他也有困惑。刚过了愚人节，他就在大半夜发朋友圈说：<text:span text:style-name="T3">“</text:span>人生的春天已过，<text:span text:style-name="T3">30</text:span>岁症候群<text:span text:style-name="T3">……”</text:span>配图是自己推着单车，载着公文包，在五道口高楼大厦前的一个背影。<text:span text:style-name="T3"><text:line-break/><text:line-break/></text:span>　　被时间强行变为<text:span text:style-name="T3">“</text:span>大人<text:span text:style-name="T3">”</text:span>，什么都没搞定的挫败与被迫接受现实的无奈，裹挟着<text:span text:style-name="T3">30</text:span>来岁的人跌跌撞撞地向前。张立齐也说起自己以前的同学，谁谁谁做工程师已经赚了多少钱，谁谁谁已经结婚生子<text:span text:style-name="T3">——</text:span>而自己还是一个博士加单身。<text:span text:style-name="T3"><text:line-break/><text:line-break/></text:span>　　但他还不能安定，他又将离开北京。今年<text:span text:style-name="T3">8</text:span>月份，他就准备动身，骑车去内蒙古。<text:span text:style-name="T3"><text:line-break/><text:line-break/></text:span>　　张立齐加入了北京大学第十七届研究生支教团，今年暑假结束后，将赴内蒙古支教一年。他觉得中国还有许多问题没有被解决，尤其在边疆和民族聚集区，<text:span text:style-name="T3">“</text:span>我觉得只有到基层，才能看到地方真实的面貌。办法也是脚走出来的<text:span text:style-name="T3">”</text:span>。</text:p>
      <text:p text:style-name="P1"><text:span text:style-name="T1">陳真</text:span><text:s/>  |  2016.04.17 17:12   |   <text:a xlink:type="simple" xlink:href="http://palinfo.habago.org/Entry?Command=Information_PrintForum&amp;iPage=269#FORUM34415"><text:span text:style-name="T2">#</text:span></text:a></text:p>
      <text:p text:style-name="P2">大部份人應該都有工作，為了生活，每天忙碌不堪，甚至傷身過勞，乃至肢體傷殘；維持生活並不容易。講到生活與工作，它的痛苦與辛勞，無須多說，因為大部份人肯定都不陌生。但是你知道嗎，公家機關或立法院長期以來卻養了一大堆閒人，什麼都不用做，卻吃香喝辣，左右逢源，平常就只需要不定時跑出來搞一些抹黑中國人的所謂<text:span text:style-name="T3"><text:s/>"</text:span>捍衛台灣主權<text:span text:style-name="T3">" </text:span>秀，這就幾乎是他們所有工作的一切內容了。<text:span text:style-name="T3"><text:line-break/><text:line-break/></text:span>官僚閒人或無恥民代，雖然令人無奈，但也只能這樣，畢竟你很難對這樣一些如此水平的人有所期待，既然台灣人如此器重這樣一些陸樑小丑，閒也只能盡量讓他閒著。老實說，我願意納稅飼養這樣一些閒人，讓他們閒閒地吃喝一輩子，只求別危害社會。問題是，他們並不願意無功受祿，三不五時就會在主流鎂光燈的造勢宣傳下，搞一些<text:span text:style-name="T3"><text:s/>"</text:span>捍衛台灣主權秀<text:span text:style-name="T3">"</text:span>，比方說什麼護照可以自行更改國名，否則就是侵害人權、欺負咱台灣郎之類。<text:span text:style-name="T3"><text:line-break/><text:line-break/></text:span>我很納悶，各位難道每天不是辛苦工作以維持生活？你真的會覺得這樣一些什麼<text:span text:style-name="T3"><text:s/>"</text:span>貼台灣國貼紙<text:span text:style-name="T3">" </text:span>、以便把萬惡的<text:span text:style-name="T3"><text:s/>"</text:span>中華民國<text:span text:style-name="T3">" </text:span>或<text:span text:style-name="T3"><text:s/>"China" </text:span>字眼給遮掉的低能鳥事很偉大、而且對你或你的家庭很重要？如果這些政客人渣真的覺得這些事很重要，為什麼光只是挖除或遮蓋護照上的<text:span text:style-name="T3"><text:s/>"</text:span>中華民國<text:span text:style-name="T3">" </text:span>或<text:span text:style-name="T3"><text:s/>"China" </text:span>字眼，應該連新台幣也應該全數送人或自行銷毀才對，因為上面不是都有著這些萬惡的字眼？其它還有畢業證書、身份證或駕照等等，也應該統統丟棄或一一貼上台灣國貼紙，取代萬惡的<text:span text:style-name="T3"><text:s/>"</text:span>中華民國<text:span text:style-name="T3">" </text:span>或<text:span text:style-name="T3"><text:s/>"China" </text:span>字眼。<text:span text:style-name="T3"><text:line-break/><text:line-break/></text:span>各位，當你拼命找工作謀生，到處寄履歷表，或是買賣租賃房子，結婚生小孩辦戶口，申辦各種證件文件與稅務，或是跟銀行往來借貸等匯兌等等，在這些攸關你個人重要權益的事項上，你會不會也來堅持一下台灣國的民族大義？堅持要在所有文件與證件乃至新台幣上貼台灣國貼紙，以示你可歌可泣的愛台灣之心？難道你有可能會缺乏現實感到這種地步？當然不可能。現實感破表的政客人渣們當然更不可能。他們是看人說人話，見鬼說鬼話的；進教堂就喊耶穌，到了廟裏就說和尚的話。島內講一套，到了島外又是另一套；明的一套，暗的一套；台灣人面前講一套，來到祖國保證又是完全另一套。這些人的所謂台獨是上下班制的，白天晚上不一樣，人前人後不一樣。<text:span text:style-name="T3"><text:line-break/><text:line-break/></text:span>再說，這年頭，在這島上，還有幾個人敢公開說他支持統一？就如同三十年前，你喊台獨試試看，你馬上就會知道什麼下場。那些在過去連屁都不敢放一聲，甚至為虎作倀的忠黨愛國份子，隨著藍綠氣勢消長，一個個竟然全變成台獨勇士，實在很不可思議。這就好像你如果去大陸到處高喊祖國統一、然後整天糟蹋異己、卻說自己很勇敢一樣無恥下流。<text:span text:style-name="T3"><text:line-break/><text:line-break/></text:span>再過一個多月，愛台灣的民進黨就要全面接收這個島了，何必現在忙著聲嘶力竭對著國民黨破口大罵地捍衛什麼<text:span text:style-name="T3"><text:s/>"</text:span>貼台灣國貼紙<text:span text:style-name="T3">" </text:span>的人權與尊嚴？民進黨登基之後，你就可以直接改國號宣布獨立了不是嗎？哪還需要貼什麼台灣國貼紙那樣委屈？屆時所有護照就得全面換成台灣國不是嗎？何必現在忙著搞這些窩囊沒出息的什麼貼貼紙捍衛台灣主權的無聊低能騙人把戲。<text:span text:style-name="T3"><text:line-break/><text:line-break/></text:span>我不敢說我看過多少世面，但我基本上知道世界上的基本狀況，我知道一些國家的人與社會是如何拼命生活、工作，如何在公眾事務上耗費心力以求個生存與茁壯。特別是對岸，其用功之深，其涉獵事務之複雜與艱難，可說嘆為觀止，難以想像。任何國家或社會其實都一樣，稍有不慎或延遲或誤判，就可能造成嚴重後果，損及眾人長久生存。當世界以這樣一種毫不留情的速度往前飛奔，而台灣在過去二十幾年來卻宛若文革一般，在綠油油的政治詐騙集團的主持下，每天關起門來玩一些反智窩囊到全然無法想像的低能政治把戲與口水。<text:span text:style-name="T3"><text:line-break/><text:line-break/></text:span>但我們能怪罪政客人渣，怪罪無恥下流的媒體名嘴名人名教授名作家等等等嗎？他們之所以壯大成這島上宛若蟑螂一般最強的生物，難道不就是台灣人自己給捧出來的？社會大眾不覺悟，就永遠不可能讓騙子銷聲匿跡。如今，騙子大獲全勝，全面掌權，檢驗真理的最好方法，證明其所謂理想的唯一途徑，難道不就是一一實踐其長久以來的各種神聖理想。折磨台灣社會至少二十年的這一切<text:span text:style-name="T3"><text:s/>"</text:span>愛台灣<text:span text:style-name="T3">" </text:span>偉大理想，如果不一一實踐，就永遠不可能讓人們認清它們究竟是騙術或理想，台灣社會也將永難脫離噩夢，永難脫離政治詐騙集團的蹂躪。<text:span text:style-name="T3"><text:line-break/><text:line-break/></text:span>陳真<text:span text:style-name="T3"><text:line-break/><text:line-break/>====================<text:line-break/></text:span>護照禁台灣國貼紙條文<text:span text:style-name="T3"><text:s/></text:span>綠委刪<text:span text:style-name="T3"><text:line-break/><text:line-break/>2016</text:span>年<text:span text:style-name="T3">04</text:span>月<text:span text:style-name="T3">07</text:span>日<text:span text:style-name="T3"><text:line-break/><text:line-break/></text:span>魏嘉瑀／台北報導<text:span text:style-name="T3"><text:line-break/><text:line-break/></text:span>條文「不得擅自在護照封面加蓋圖戳」（摘自台灣國護照貼紙運動網站／<text:span text:style-name="T3">sweetian</text:span>攝）<text:span text:style-name="T3"><text:line-break/><text:line-break/></text:span>昨外交及國防委員會再度審查外交部修正《護照條例施行細則》案時，決議刪除施行細則第<text:span text:style-name="T3">3</text:span>條「不得擅自在護照封面加蓋圖戳」條文。外交部領務局長龔中誠僅表示，尊重新國會決定。<text:span text:style-name="T3"><text:line-break/><text:line-break/></text:span>我駐美代表沈呂巡日昨在華府表示，「台灣國」貼紙恐涉訊息造假，影響護照真實性，不利入境美國。沈呂巡此說，愈使綠營及時力立委磨刀霍霍，要求刪除禁止「台灣國」護照貼紙條文。<text:span text:style-name="T3"><text:line-break/><text:line-break/>==================<text:line-break/></text:span>林昶佐高喊：我是台獨！<text:span text:style-name="T3"><text:s/></text:span>鄭弘儀「貼心」翻譯成簡體字<text:span text:style-name="T3"><text:line-break/><text:line-break/></text:span>林昶佐今在立院進行質詢時，不諱言的高喊「我是台獨」！（記者王藝菘攝）<text:span text:style-name="T3"><text:line-break/><text:line-break/>2016-02-23<text:line-break/><text:line-break/></text:span>自由人渣報<text:span text:style-name="T3"><text:line-break/><text:line-break/></text:span>〔即時新聞／綜合報導〕時代力量新科立委林昶佐今天在立法院初試啼聲，他對行政院長張善政質詢時，不諱言的高喊「我是台獨」！而資深媒體人鄭弘儀稍早在臉書分享本報報導，更將「在立法院對政府官員質詢，在質詢過程中，他不諱言地高喊我是台獨！」此段內容轉換為簡體字，許多網友也紛紛稱讚林昶佐。<text:span text:style-name="T3"><text:line-break/><text:line-break/></text:span>林昶佐今天質詢行政院長張善政、陸委會主委夏立言時談及國家尊嚴問題，他非常順口地表示「我是台獨」，毫不掩飾地說出自己的台獨立場，鄭弘儀對此十分讚賞，並在其臉書分享本報報導中「在立法院對政府官員質詢，在質詢過程中，他不諱言地高喊我是台獨！」的內容，也將此段文字轉換為簡體字。<text:span text:style-name="T3"><text:line-break/><text:line-break/></text:span>許多網友紛紛在底下留言表示：「我是台獨<text:span text:style-name="T3">+1</text:span>」「真貼心，照顧看不懂正體字的人<text:span text:style-name="T3">XD</text:span>」「<text:span text:style-name="T3"><text:s/></text:span>還特定用簡體<text:span text:style-name="T3"><text:s/>so sweet</text:span>～」「<text:span text:style-name="T3"><text:s/></text:span>特別翻成天朝文<text:span text:style-name="T3">XD</text:span>」「這時候就是發輝簡體字功用的時候<text:span text:style-name="T3">…</text:span>」<text:span text:style-name="T3"><text:line-break/><text:line-break/></text:span>林昶佐毫不掩飾地說出自己的台獨立場，讓鄭弘儀十分讚賞。（圖擷取自鄭弘儀臉書粉絲專頁）</text:p>
      <text:p text:style-name="P1"><text:span text:style-name="T1">黃明華</text:span><text:s/>  |  2016.04.17 16:42   |   <text:a xlink:type="simple" xlink:href="http://palinfo.habago.org/Entry?Command=Information_PrintForum&amp;iPage=269#FORUM34414"><text:span text:style-name="T2">#</text:span></text:a></text:p>
      <text:p text:style-name="P3">這些綠色生物還在哪邊瞎扯說這樣的話<text:span text:style-name="T3">,</text:span>以後中國只要你拿中華民國國旗或是支持中華民國或是違反反分裂法<text:span text:style-name="T3">,</text:span>只要中國說你違法就可以在海外任何國家逮捕你送回中國<text:span text:style-name="T3">,</text:span>我看一些高學歷朋友還跟著高潮起來<text:span text:style-name="T3">,</text:span>如果中國有這樣隨意在海外入人於罪並隨意逮捕當然要譴責跟反抗<text:span text:style-name="T3">,</text:span>但是事實並不是中國真這樣肆無忌憚啊<text:span text:style-name="T3">,</text:span>而這邊前立委郭正亮用<text:span text:style-name="T3">2011</text:span>一個早已發生一模一樣的案例戳破了這些演猴戲混蛋立委名嘴的假面目<text:span text:style-name="T3">,</text:span>這邊拿以前陳真先生講過的句型套用一下<text:span text:style-name="T3">:<text:line-break/><text:line-break/></text:span>這些綠色生物會不知道這些事實案例嗎<text:span text:style-name="T3">?</text:span>當然他們都知道也很清楚<text:span text:style-name="T3">,</text:span>但是這些綠色生物就是要這樣硬凹硬扯極盡荒唐的表演<text:span text:style-name="T3">,</text:span>因為這些綠色生物知道有很多人不會去查證<text:span text:style-name="T3">,</text:span>不會想去了解這些複雜的東西<text:span text:style-name="T3">,</text:span>也不會想要多看些新聞交叉比對出真正的事實<text:span text:style-name="T3">,</text:span>這些綠色生物知道他們餵這些徒眾吃什麼這些徒眾即使是大便一樣就照吃不會懷疑<text:span text:style-name="T3">,</text:span>這些綠色生物這<text:span text:style-name="T3">20</text:span>幾年來最會搞的就是這套詐騙技倆<text:span text:style-name="T3">,</text:span>所以為什麼說綠色生物才是全台灣最大的詐騙集團<text:span text:style-name="T3"> <text:line-break/><text:line-break/>--<text:line-break/></text:span>沒證據只能放人，郭正亮反問徐永明：這就是民進黨想要的嗎？<text:span text:style-name="T3"> <text:line-break/><text:line-break/>http://www.storm.mg/article/104564 <text:line-break/><text:line-break/></text:span>肯亞案爭議未休，民進黨前立委、文化大學副教授郭正亮<text:span text:style-name="T3">17</text:span>日臉書發文表示，境外詐騙的證據都在大陸，例如馬來西亞遣返台灣嫌犯，人儘管回到台灣，證據卻都在大陸，警方沒證據，只能在偵訊後，依法全部放人。郭正亮反問痛批法務部的時代力量立委徐永明和民進黨：「這就是你們想要的嗎？」<text:span text:style-name="T3"> <text:line-break/><text:line-break/></text:span>郭正亮強調，綠營要求大陸立刻遣返台灣詐騙嫌犯，一定要想清楚後果，否則<text:span text:style-name="T3">5.20</text:span>之後輪到自己執政，很難不讓自己陷入困境。以馬來西亞遣返人犯到台灣為例，大陸不把證據轉到台灣，警方沒證據，只能在偵訊之後，依法全部放人，而徐永明知道這樣做，連台灣人都不能接受，炮火立刻轉向法務部，譴責法務部沒做好工作。郭正亮反問，「難道徐永明認為，只要民進黨執政，大陸就會在遣返台灣嫌犯的第一時間，立刻把詐騙證據交給台灣？別傻了！」<text:span text:style-name="T3"> <text:line-break/><text:line-break/></text:span>郭正亮以<text:span text:style-name="T3">2011</text:span>年的例子，菲律賓<text:span text:style-name="T3">2</text:span>月將詐騙嫌犯遣送到大陸，前警政署長王卓鈞直到<text:span text:style-name="T3">5</text:span>月才能去大陸協商，直到<text:span text:style-name="T3">7</text:span>月才讓台灣嫌犯回台灣。國民黨執政如此，<text:span text:style-name="T3">5.20</text:span>之後是民進黨執政，大陸更難和台灣協商，更不可能在第一時間把證據交給台灣，如果綠營主張第三地立刻遣返台灣嫌犯回台灣，幾乎可以斷言，台灣警方因為沒有證據，永遠只能在偵訊之後，依法全部放人。<text:span text:style-name="T3"> <text:line-break/><text:line-break/></text:span>郭正亮反問，「難道這就是民進黨要的結果嗎？」他認為，上策是要求陸立刻兩岸共同打擊犯罪協議，讓台灣參加調查偵辦，台灣才能掌握所有證據，同時維護台灣嫌犯的人權。<text:span text:style-name="T3"><text:line-break/></text:span></text:p>
      <text:p text:style-name="P1"><text:span text:style-name="T1">陳真</text:span><text:s/>  |  2016.04.17 02:01   |   <text:a xlink:type="simple" xlink:href="http://palinfo.habago.org/Entry?Command=Information_PrintForum&amp;iPage=269#FORUM34413"><text:span text:style-name="T2">#</text:span></text:a></text:p>
      <text:p text:style-name="P2">昨天不小心在電視上看到一些什麼時代力量的混蛋立委的所謂質詢，囂張跋扈的嘴臉，無恥下流到了一種非常不可思議的地步，若非親眼目睹，難以置信。這些混蛋，從來都不是從<text:span text:style-name="T3"><text:s/>"</text:span>人<text:span text:style-name="T3">" </text:span>與<text:span text:style-name="T3"><text:s/>"</text:span>法<text:span text:style-name="T3">" </text:span>的立場上看問題或從中而有義憤，他們從來都不是真的由衷關心什麼人或什麼議題，永遠就只是拿來做為一種政治利用與操弄，永遠就只是想抓住各種機會炒作、渲染乃至造謠虛構，藉以挑撥兩岸族群對立，從中謀取個人私利與權位。<text:span text:style-name="T3"><text:line-break/><text:line-break/></text:span>媽的，這是什麼年代，我們竟然得墮落到這樣一種自我做賤、自貶身價的地步來批評這樣一些絲毫不值得議論的窩囊沒出息小人物。<text:span text:style-name="T3"><text:line-break/><text:line-break/></text:span>這樣一些人，永遠就是來這一套，抓住每個機會，故意簡化問題，故意扭曲事實，故意渲染，整天就是挑撥煽動反中民粹，永遠就是來這一套。除了這一套，我不知道他們活在世上究竟還有沒有幹過什麼有意義的事。一個人沒做過什麼有意義的事當然也沒關係，我自己也沒做過什麼有意義的事，但一個人至少應該做到：不要藉著傷害公眾利益來謀取個人權位。<text:span text:style-name="T3"><text:line-break/><text:line-break/></text:span>媽的，我們竟然得花大錢養這樣一群混蛋，每天顛倒是非黑白糟蹋這個社會來造福他們個人。<text:span text:style-name="T3"><text:line-break/><text:line-break/></text:span>陳真<text:span text:style-name="T3"><text:line-break/><text:line-break/>================<text:line-break/></text:span>法務部新聞稿全文：自己錯了還怪人<text:span text:style-name="T3"><text:line-break/><text:line-break/>2016-04-17<text:line-break/><text:line-break/></text:span>大家都知道，兩岸關係錯綜複雜，不是我們說什麼對方都會接受，如同在台灣，教授講的學生也不會全聽。依兩岸共打及司法互助協議，法務部是「單軌多點」下的聯繫窗口，舉凡犯罪情資交換、合作恊查、共同偵辦、交付證據等，皆需經兩岸討論協商，才能進行，法務部無權片面決定。<text:span text:style-name="T3"><text:line-break/><text:line-break/></text:span>徐永明等立委及一些名嘴一聽到大陸要辦台灣人，就不分青紅皂白強要政府救人，法務部表示要先與陸方協商，被罵到臭頭。<text:span text:style-name="T3"><text:line-break/><text:line-break/></text:span>法務部一面努力說明，一面積極與大陸聯絡，還沒談出結論，人就送回來了。相關事證全在大陸方，法務部主動去要，刑事局也去聯繫公安，都尚未取得。不得已，只好先放人再繼續蒐證。<text:span text:style-name="T3"><text:line-break/><text:line-break/></text:span>見國人一片罵聲，這些立委又把責任推給法務部，指法務部消極擺爛。好像只要法務部開口，大陸就會遵命照辦，完全不顧協商需要雙方願意且需時間。這些立委一面痛罵大陸，製造對立，激發仇恨，一面要法務部向大陸索取證據資料；一面説大陸證據不具證據能力，大聲講無罪推定，不可像大陸隨便押人，一面又説這些人沒被收押是法務部擺爛。<text:span text:style-name="T3"><text:line-break/><text:line-break/></text:span>這類操弄民粹的作風，真的會害慘台灣。拜託這些立委，如果真的愛臺灣，就適可而止，放過台灣吧！<text:span text:style-name="T3"><text:line-break/><text:line-break/>======================<text:line-break/>20</text:span>台嫌全放<text:span text:style-name="T3"><text:s/></text:span>態度丕變大搖大擺入境<text:span text:style-name="T3"><text:line-break/><text:line-break/>2016</text:span>年<text:span text:style-name="T3">4</text:span>月<text:span text:style-name="T3">16</text:span>日<text:span text:style-name="T3"><text:line-break/><text:line-break/></text:span>（中央社記者卞金峰桃園機場<text:span text:style-name="T3">16</text:span>日電）<text:span text:style-name="T3">20</text:span>名台灣嫌犯返台，經偵訊，凌晨全放了。詐欺犯隨後大搖大擺入境，還嗆媒體不要再採訪，跟下機時模樣，形成強烈對比。<text:span text:style-name="T3"><text:line-break/><text:line-break/></text:span>台灣警方近幾年來在海外東南亞等多處，聯合破獲多起跨國詐騙案，甚至有數百人的詐騙犯，集體押解返台，也打響了台灣「空中監獄」的名號。<text:span text:style-name="T3"><text:line-break/><text:line-break/></text:span>因為肯亞案引發的搶人大戰，原本傳出<text:span text:style-name="T3">3</text:span>月在馬來西亞涉詐騙遭逮<text:span text:style-name="T3">52</text:span>人中的<text:span text:style-name="T3">20</text:span>名台灣嫌犯可能被「送大陸」，在台灣各界努力下，這<text:span text:style-name="T3">20</text:span>名詐欺犯，依原計畫驅逐出境，遣送返台。<text:span text:style-name="T3"><text:line-break/><text:line-break/></text:span>刑事局大費周章，除了副局長黃嘉祿親自帶隊外，還調派基隆刑大大批幹員，派出超過詐欺犯兩倍的人力，早早就進駐到桃園機場，隨後，大陣仗人馬前往登機門「接人」，其他率先下機旅客，看到如此陣仗都露出驚訝神情，旅客知道是來接詐欺犯，也說不知道是不是作秀。<text:span text:style-name="T3"><text:line-break/><text:line-break/></text:span>不過，在<text:span text:style-name="T3">20</text:span>名嫌犯尚未下飛機時，就有訊息傳出，因具體犯罪事證不完整，加上檢察官沒開拘票，這批詐欺犯在機場偵訊及筆錄後，就可以順利返家了，這樣的消息一傳出，「作秀、警察是來接機嗎？」的質疑聲更不絕於耳。<text:span text:style-name="T3"><text:line-break/><text:line-break/>20</text:span>名詐欺犯昨天一下機，見到大批警員，乖的像老鼠遇見貓一樣，警員確認他們身分後，再宣讀權益，詢問有沒有異議，平常詐騙口水亂噴，氣勢高漲的<text:span text:style-name="T3">20</text:span>人，全都低頭不語，戴著口罩，拚命躲媒體，甚至用紙張遮臉，羞於見人，還有人腳痛發燒，還是不忘繼續騙，入境時動作緩慢，不過，他們都心知肚明，回到台灣就「安了」！<text:span text:style-name="T3"><text:line-break/><text:line-break/></text:span>他們在桃園機場乖乖地被警員帶至會談室及分隊進一步訊問，警員在場，他們的配合度百分百，態度相當謙和，一路上大多低頭不語。<text:span text:style-name="T3"><text:line-break/><text:line-break/></text:span>結果，<text:span text:style-name="T3">20</text:span>名詐欺犯遭送三處分開進行一一偵訊，經過兩個多小時的偵訊，詐欺犯在筆錄上簽名後，就拿著垃圾袋裝的隨身物品，輕鬆自在地拿著證件，經過證照查驗通關，接著「大搖大擺」地走至入境大廳，三五成群，入境後，他們就集體行動，還跟媒體玩起躲貓貓，不讓媒體採訪。<text:span text:style-name="T3"><text:line-break/><text:line-break/></text:span>其中，一、兩名詐欺犯，還相當囂張，看到記者靠近，直接嗆聲說「拍夠了哦」，還恐嚇警告「不要再拍了哦」！當記者在旁追逐時，甚至還有詐欺犯用身體阻擋，企圖絆倒記者，另一詐欺男，看到記者拍照，竟然舉起手說，「你有種再拍一張、再拍一張呀」，目中無人，態度凶狠，他們最後根本不用等家人來接，直接坐車離開。<text:span text:style-name="T3"><text:line-break/><text:line-break/></text:span>這些詐欺犯在警察面前及背後的態度一百八十度大轉變，變臉比翻書還快，由於具體犯罪證據不足，刑警也莫可奈何，只能看著讓這些詐欺犯逍遙離開；而詐欺犯囂張挑釁的行徑，不但媒體及旅客看了搖頭，就連辦案人員也私下大嘆「真看不下去，但也沒辦法」！<text:span text:style-name="T3"><text:line-break/></text:span>有相關人員透露，昨晚大家從下午就銷假，忙到凌晨，但早知道白忙一場，又不能不做，來機場不能逮人，還要偵訊後放人，被說成「警察接機」，他們很無奈，也很受傷。<text:span text:style-name="T3"><text:line-break/><text:line-break/></text:span>對於兩個多小時的偵訊，台灣各方強力搶人的作為，最後，只能雙手一攤，讓這些詐欺犯大搖大擺離開，大多網友痛批，罵「這些人回來幹嘛」、「回來繼續騙嗎」、「還說台灣有人權，感謝回家」，好諷刺，這些詐欺犯讓多少人沒辦法回家呀！<text:span text:style-name="T3">1050416<text:line-break/><text:line-break/>=================<text:line-break/>20</text:span>嫌犯入境全放走<text:span text:style-name="T3"><text:s/></text:span>民眾諷<text:span text:style-name="T3">:</text:span>警去接機嗎<text:span text:style-name="T3"><text:line-break/><text:line-break/></text:span>民視<text:span text:style-name="T3"><text:s/>– 2016</text:span>年<text:span text:style-name="T3">4</text:span>月<text:span text:style-name="T3">16</text:span>日<text:span text:style-name="T3"><text:line-break/><text:line-break/></text:span>立委<text:span text:style-name="T3"><text:s/>(</text:span>民<text:span text:style-name="T3">) </text:span>羅致政：「如果馬來西亞所抓的這些所謂詐騙犯，可以被台灣帶回來的話，那為什麼肯亞不行？也就是說，中國是不是在做一些政治動作，故意要凸顯說，台灣沒有辦法處理詐騙犯。」<text:span text:style-name="T3"><text:line-break/><text:line-break/></text:span>一起國際詐騙案，成功搶回<text:span text:style-name="T3">20</text:span>名台灣嫌犯，但機場就地解散的做法，不僅讓人質疑，台灣無力制裁詐騙集團，還被中國網友笑說，全球搶人才的今天，台灣竟然在搶人渣，這個臉，可丟的真大！（民視新聞綜合報導）<text:span text:style-name="T3"><text:line-break/><text:line-break/>===================<text:line-break/></text:span>國台辦談肯亞逮人案：台灣不管詐騙犯<text:span text:style-name="T3"><text:s/></text:span>陸方只好自己來<text:span text:style-name="T3"><text:line-break/><text:line-break/></text:span>中廣新聞網<text:span text:style-name="T3"><text:s/>– 2016</text:span>年<text:span text:style-name="T3">4</text:span>月<text:span text:style-name="T3">13</text:span>日<text:span text:style-name="T3"><text:line-break/><text:line-break/></text:span>大陸國台辦發言人安峰山表示，很多台灣的電信詐騙嫌犯，回到台灣之後，並沒有得到應有的懲處，不是交保，就是釋放，這些人一犯再犯，不僅讓大陸民眾極為不滿，也讓大陸方面相當困擾。安峰山說，台灣詐騙犯所涉及的詐騙行為，不但造成大陸許多家庭傾家蕩產，許多企業倒閉破產，也給受害人的身心，帶來極大傷害，甚至逼人走上絕路。許多受害人對於這些詐騙行為，深惡痛絕。希望台灣方面在看待肯亞事件時，能夠多從詐騙受害者的角度想想。<text:span text:style-name="T3"><text:line-break/><text:line-break/></text:span>安峰山強調，由於這些不法份子，是在境外從事的犯罪行為，受害人幾乎全部是大陸居民；而這些國家，都是與大陸方面有邦交的國家，因此大陸方面當然有司法管轄權。安峰山也呼籲我方，要加強嚴厲查處詐騙罪犯，並且協助大陸方面，追討遭到詐騙的錢財。</text:p>
      <text:p text:style-name="P1"><text:span text:style-name="T1">王修亮</text:span><text:s/>  |  2016.04.16 19:47   |   <text:a xlink:type="simple" xlink:href="http://palinfo.habago.org/Entry?Command=Information_PrintForum&amp;iPage=269#FORUM34412"><text:span text:style-name="T2">#</text:span></text:a></text:p>
      <text:p text:style-name="P3">我對世界已經非常平淡了，沒有期望也沒有目標，只是依循著天命軌道本分的行動。<text:span text:style-name="T3"><text:line-break/></text:span>然而每每談起這些孩子，冷冷的胸口便椎心刺骨起來，痛的滴血滴淚。妹妹總過來抱著我，沒說話，只有相互依偎。淚水有甚麼意義呢？溫度有甚麼意義呢？如果能真的丟掉這顆心，多麼輕鬆啊！</text:p>
      <text:p text:style-name="P1"><text:span text:style-name="T1">王修亮</text:span><text:s/>  |  2016.04.16 18:44   |   <text:a xlink:type="simple" xlink:href="http://palinfo.habago.org/Entry?Command=Information_PrintForum&amp;iPage=269#FORUM34411"><text:span text:style-name="T2">#</text:span></text:a></text:p>
      <text:p text:style-name="P2">我在公立國民小學教了三十年，第十四年起架構了自己的國小教育哲學，抽換課本部分課文改自編，最後八年不使用課本全部自編教材，班級從一年級教到六年級。<text:span text:style-name="T3"><text:line-break/></text:span>因病退休，休養七年後，開始教自學班的孩子，陸續有三年。<text:span text:style-name="T3"><text:line-break/></text:span>我女兒因為國小三年級被班導師帶全班霸凌，卻因為我過於信賴同事，疏忽而使得她得到憂鬱症會自殘，只好選擇在家自學，一直到高中才恢復正常上學。<text:span text:style-name="T3"><text:line-break/></text:span>對我來說，這些經驗都非常深刻，促使我反覆思考。<text:span text:style-name="T3"><text:line-break/><text:line-break/></text:span>每個家庭都有權利為自己的孩子選擇最佳的教育方式，自學和學校學習都是學習的一種方式，各有優劣，但是差異不是在於有沒有朋友。<text:span text:style-name="T3"><text:line-break/></text:span>喜歡朋友是孩子的天性，除了特殊例如自閉症等等狀況，父母擋不住孩子去交朋友的，自學不自學毫無影響。<text:span text:style-name="T3"><text:line-break/></text:span>從自學或非自學並不是比較的重點，重點是台灣教育的本質何在<text:span text:style-name="T3">?</text:span>台灣教育公平嗎？<text:span text:style-name="T3"><text:line-break/><text:line-break/></text:span>學生是教育的主體，偏偏教師和家長才是教育實務的操控者。<text:span text:style-name="T3"><text:line-break/></text:span>教育本質是由家長與教師操控著，別說是政客，政客是善於觀察民意風向的，家長真心要甚麼，政客就給甚麼，所以教育的本質存在於家長真實的行為中。家長要大學畢業證書就給你大學畢業證書，家長要第一名就設計許多各種各樣的第一名，家長要證實孩子的天縱英才就給你資優班。家長、教師、政客都學會了口語的謊言與行動的真實，教育也就這樣本質的流竄在真實的行為裡。<text:span text:style-name="T3"><text:line-break/></text:span>有的自學是理念不合的逼迫，有的自學是自我理想國的實踐，有的自學卻是比不自學還在乎學歷與第一名。自學和不自學本質是沒有差異的，就像是資優班（也許換個名稱菁英教育、啟能教育等等等），在學的和自學的都有，家長也都搶著考。<text:span text:style-name="T3"><text:line-break/><text:line-break/></text:span>教師雖然不像家長直接操控學生，但是教師卻是學生唯一能修正甚至扭轉價值觀的機會，家長和教師理念一致當然是幸運的，家長和教師不一致時，最可憐的不是教師，教師可以「放空」或「強押」，可憐的是學生，小小年紀必須強迫學習在不可能選擇的兩難中選擇，最後不是主動型的叛逆，就是被動型的如同我女兒崩潰。<text:span text:style-name="T3"><text:line-break/></text:span>教師其實可以不要選擇「放空」或「強押」，教師可以選擇「教育」，對！就是選擇「教育」。<text:span text:style-name="T3"><text:line-break/><text:line-break/></text:span>教育本身就是一種「選擇的理解與學習」。面對一件事物，我如何選擇？為何如此選擇？選擇的前因當下後果以及自我與群體、環境之間，有哪些千絲萬縷的多元方向？所以最佳的選擇是甚麼？選擇之後對我對他人對環境產生的結果我如何面對？<text:span text:style-name="T3"><text:line-break/></text:span>教育本身就是一種「選擇的理解與學習」。<text:span text:style-name="T3"><text:line-break/></text:span>教師和家長不同，教師的教育本質是這個。教師本來就不應該選擇「放空」或「強押」，而是教導學生「如何選擇」，不是只聽爸媽或只聽我的，我教你看方向，你度量自己的能力與感受，選擇如何應對，我都支持並幫助你擴張，因為我不是你爸媽，責任和感情與你爸媽都不同，雖然如此，我仍然有教師的本分，我盡本分。<text:span text:style-name="T3"><text:line-break/></text:span>教師原來是與家長合作的，家長偏重孩子的個性與自我自尊，教師偏重孩子的群性與群體自信，這樣孩子的人格才能完整成熟。<text:span text:style-name="T3"><text:line-break/></text:span>教育的本質不是人格嗎？<text:span text:style-name="T3"><text:line-break/><text:line-break/></text:span>自學和在校的鴻溝，是家長與教師失去了合作能力，家長失去了對教育的本能，聽信許多風潮流行的新穎口號，教師則失去了對教育的專業，逃避到怨嘆與消沉中。<text:span text:style-name="T3"><text:line-break/><text:line-break/></text:span>我是五專師範畢業，很自知自覺教師的專業，在每日的自我持續學習下，師範學歷的基礎訓練很紮實很足夠了，因此有能力以專業說服家長信任我，放手讓我設計所有課程。當然許多家庭與孩子個別的需求會不同，教師就要努力協調。合作與協調是國小重要的群體學習，國小必然身教，一個無法親身做到合作與協調的教師，怎麼可能教會學生。這是非常正常的學習，完全說不上甚麼君子聖人的地步，我一直以來進行的教育就是「正常教學」，就是這個原因。<text:span text:style-name="T3"><text:line-break/></text:span>人生百種，難免有說不通不講理的，教師教導理性與法治觀念，當然自己也要具備認知教育法的能力，和家長理性禮貌的據理直爭，也是必備身教能力，只要自己行為循規蹈矩，沒有把柄缺失，也從來沒有家長能對我無理。<text:span text:style-name="T3"><text:line-break/></text:span>教師自己需要持續的進修學習，與努力溝通合作。<text:span text:style-name="T3"><text:line-break/><text:line-break/></text:span>一樣的，家長也要明白教師的心志需要家長的支持與淬鍊。家長若是心理上就輕視教師的學歷，認為教師沒留過學沒見識沒眼光，只會理直氣壯的質問甚至指導老師教育該如何如何，教師當然看得出您輕蔑的心態，一般教師哪裡願意與您溝通呢！若是能互相協助，新手教師也很快就能成長為優秀教師。至於真正不適任的教師，家長絕對應該進入家長會，團結起來向校方與民意代表反映等等，制定合理合法的排除不適任教師制度。別說教師團體勢力強大，家長會的人數是三十倍以上，所有的社會資源都比教師擁有的更多，不團結就沒有權利抱怨不適任教師淘汰不了。<text:span text:style-name="T3"><text:line-break/><text:line-break/></text:span>家長確實只會優先照看自己孩子的需求，這是天性無可厚非，正如楊照先生也得要先帶自己孩子出國安頓之後，才有餘力關心整體教育。我的女兒就是因為我致力於學生關懷，早早上學晚晚回家免費加班免費補習，才被我疏忽犧牲，成為我心中永遠的歉疚。這樣說起來，教師其實也都是某一個孩子的家長，家長能不優先觀照自己的孩子嗎！所以，真的有時間為眾人教育付出的時候，通常都是孩子學業完成之後，父母放鬆之後，這是正常的。但是在放鬆之後，有閒之後，是否應該更關心教育，為孫子打算，那就看家長的心了。<text:span text:style-name="T3"><text:line-break/><text:line-break/></text:span>其實我最擔憂的不是自學與在校鴻溝，而是貧富差距造成的不公平教育。<text:span text:style-name="T3"><text:line-break/></text:span>我女兒因為憂鬱症失學，因此高中讀的是私立職校夜間部，名聲優秀，同學五十人入學，只有三、四個人不需要靠打工教學費，甚至許多十五、六歲的孩子是正職工作，自己獨立租屋在台北居住，申請就學貸款的也很多，貸款都被父母拿走花用，生活費學費仍然靠自己打工。他們即使考得上大學也讀不起，一出社會先背三十萬的債。若是讀了大學更慘，背債七十萬。女兒大學讀的是私立科大，班上孩子全部打工，學貸即使借了，也只能分期付款給學校，因為還要負擔自己的生活費甚至養家費，我女兒也因此養成自動打工的習慣，這是很幸運的，但是對其他孩子來說，是不公平的。<text:span text:style-name="T3"><text:line-break/></text:span>我很不喜歡聽到光明面的說法：「這樣吃苦將來才能更勤奮、成功。」<text:span text:style-name="T3"><text:line-break/></text:span>不，完全不是這樣的。人在缺乏鼓勵的漠視環境，除非是聖人，否則很難找到光明，多半找到的都是黑暗。否則就不會有那麼多毒品販賣（這部分我就不多談了，毒品到底有多盛，你若不是心知肚明，就是活得太舒服因此無所知）。<text:span text:style-name="T3"><text:line-break/><text:line-break/></text:span>我心疼那些孩子，尤其在高中他們還未成年，常常小心翼翼的幫他們一把，準備吃的用的，和他們聊天，小心翼翼是怕傷到自尊，但是通常他們是很平淡的，甚至是灰暗的，人生對他們來說沒什麼期待和希望，在網路上認識個男人女人就能出去喝酒、同居，醉了就不來上課，上課睡覺聊天連老師的講課聲音都聽不到，膽小羞怯的女兒只好勇敢的去坐在第一排中間，因為他想聽課。打打遊戲傳傳賴是生活中唯一的小確幸，對，他們知道自己只能擁有小確幸，從來不奢望甚麼理想抱負負責任道德感社會公益，例如走路喝完飲料隨手隨地拋掉毫無感覺。他們的未來也經不起任何一點動盪，對中產階級的一個不算太艱難的問題，通常就使他們傾家蕩產走投無路，社會對他沒什麼救濟支援，評價是他好手好腳自己不努力。<text:span text:style-name="T3"><text:line-break/><text:line-break/></text:span>當學運風風火火的時候，他們冷淡地看著電視。這種冷淡裡有些兒自卑，有些兒敵視。<text:span text:style-name="T3"><text:line-break/></text:span>他們永遠沒有自學與非自學的選擇，甚至也很少有其他的選擇，他們靠自己的力量讀書生活，父母老了又不能不額外撐起家裡的責任，有一天當傾家蕩產走投無路時，有一天厭倦永恆的入不敷出疲於奔命照顧老人時，他也許只能選擇自絕，或者是憤怒的傷人。<text:span text:style-name="T3"><text:line-break/></text:span>但是，他們還算是願意努力自立的年輕人，至少努力過著眼前的生活，當然還有很多更早放棄自己的，過著更不一樣的生活。例如去當欺詐集團車手的。<text:span text:style-name="T3"><text:line-break/><text:line-break/></text:span>看看私立科大有多少，私立職校有多少，就知道這樣的孩子有多少。當然我不能說沒有例外，我女兒就是其中一個例外，但是我女兒這樣爛的成績，這樣不愛讀書的懶散，竟然在班上第一名，這個第一名令我毛骨悚然：老天對我們算很公平，但我女兒將來活在這個社會上，四周有多少這種沒有選擇的茫然人？<text:span text:style-name="T3"><text:line-break/></text:span>這個社會的基層是這些人。<text:span text:style-name="T3"><text:line-break/></text:span>別把這些人想像成和我們那個年代一樣的基層，那是不一樣的世代，對，以前很多同學小學都沒畢業，但是以前的世代是從貧到富，全台灣是單純的，抱有希望與期待的。現在的世代是從富到貧，失去所有的希望與選擇，還剩下甚麼？<text:span text:style-name="T3"><text:line-break/><text:line-break/></text:span>菁英的孩子，或者說中產以上的孩子，不管是自學還是在校，不管學得再好，負擔得起將來整體社會嗎？還是將來可以像種族隔離一樣，各過各的生活？可能嗎？<text:span text:style-name="T3"><text:line-break/></text:span>你能想像自己的孩子理所當然認為社會應當平等自由，卻必須面對超過他數倍的、從來沒有平等過，沒有自由選擇權與能力的人，因為沒有機會與經驗所以完全不理解甚麼理想抱負負責任道德感社會公益的人混雜著一起生活嗎？他的反應是悲傷還是恐懼？如果你教育得很好，他應該是悲傷，但是悲傷有啥用？他負擔不起高於自己數倍的悲傷。如果你教得比較偏向自我，他會恐懼，可能會移民國外，但是哪個國外會更好？德國居留真的會使你世代幸福？<text:span text:style-name="T3"><text:line-break/><text:line-break/></text:span>這是我的悲傷與恐懼，這是我希望家長教師一起合作，不論自學與在校，好好想一想教育的本質與公平，真的來改變教育的原因。<text:span text:style-name="T3"><text:line-break/><text:line-break/><text:line-break/></text:span>一篇楊照先生的評論，引起自學與在校兩方家長的爭論。<text:span text:style-name="T3"><text:line-break/>http://www.storm.mg/lifestyle/103045</text:span></text:p>
      <text:p text:style-name="P1"><text:span text:style-name="T1">王修亮</text:span><text:s/>  |  2016.04.16 14:07   |   <text:a xlink:type="simple" xlink:href="http://palinfo.habago.org/Entry?Command=Information_PrintForum&amp;iPage=269#FORUM34410"><text:span text:style-name="T2">#</text:span></text:a></text:p>
      <text:p text:style-name="P3">我一直認為思考能力自小學以前就必須開始有系統的學習，不僅僅是教方法，最重要的是教概念。<text:span text:style-name="T3"><text:line-break/></text:span>孩子要先能自知：「我在想甚麼」「為甚麼這樣想」「這個想和之前之後有甚麼關聯」。<text:span text:style-name="T3"><text:line-break/></text:span>並且持續的能自覺：「我這樣想是受群體社會的那些影響」「為甚麼會受群的影響」「群又怎樣會形成這些影響」「我能影響群嗎」<text:span text:style-name="T3"><text:line-break/></text:span>接續當然還有「實踐」的學習，包含表達與溝通，按下不表。<text:span text:style-name="T3"><text:line-break/></text:span>這是相當深層的、自知自覺的思考，建立知覺的核心，並且從自我到群體與環境，最後形成整個立體的綿密社會脈絡，形成自我獨立於群的價值觀。<text:span text:style-name="T3"><text:line-break/><text:line-break/></text:span>淺層思考最大的問題就是核心只存在「我」！而且不是自知的我，是自由放鬆完全無需反省的我。<text:span text:style-name="T3"><text:line-break/></text:span>「我」想的，「我」直接表達。<text:span text:style-name="T3"><text:line-break/></text:span>但是「我」不想「溝通」！<text:span text:style-name="T3"><text:line-break/><text:line-break/></text:span>所以我爽我酷，我才不管「你」在想甚麼說甚麼，即使是在回答你，我也只用我的想法去直覺去扭曲去嗆去酸去羞辱。<text:span text:style-name="T3"><text:line-break/></text:span>我根本懶得去解析、推論、理解、歸納、綜論你的想法。<text:span text:style-name="T3"><text:line-break/></text:span>最後當然完全無法溝通。<text:span text:style-name="T3"><text:line-break/></text:span>當大多數人都以淺層思考行動時，這個社會就像處處堵塞的血脈，不通不通加不通，想說理溝通的人費盡力氣而徒勞無功。<text:span text:style-name="T3"><text:line-break/><text:line-break/></text:span>不要群體，自我的深層思考不是不存在，純粹個人的深層思考是美感價值。<text:span text:style-name="T3"><text:line-break/></text:span>所以藝術是沒有共識標準，無須刻意解釋溝通的，藝術本身只是純粹的自我表達，觀賞者只能付出自心與之共鳴。<text:span text:style-name="T3"><text:line-break/></text:span>藝術品脫離創作者身心時，就是一個獨立存在，任憑他人賦予其自我的意義，共鳴出一個重新創作的美感。<text:span text:style-name="T3"><text:line-break/><text:line-break/></text:span>藝術是個性創作，藝術理論則是嘗試取得共識，但這樣取得的共識只是一種程式設計理論。欣賞者若是依照藝術理論來欣賞，而不是用心創作自己的欣賞空間，那所欣賞的狀態只是理論家塑造的知識假象。<text:span text:style-name="T3"><text:line-break/></text:span>所以，藝術品才如此令人沉醉，因為它能使每一個人深探自己的內心，尋找到自我最深層的美感。<text:span text:style-name="T3"><text:line-break/></text:span>這叫做共鳴，和藝術家共鳴越強烈的，就越是知己。當然也可能超越了藝術家原創，很可能反而被誤解輕蔑，按下不表。<text:span text:style-name="T3"><text:line-break/></text:span>所有「創作」都是藝術品，包括哲學與真實生活行動。<text:span text:style-name="T3"><text:line-break/></text:span>藝術是倚賴「同情」的，無法解釋剖析的情。<text:span text:style-name="T3"><text:line-break/><text:line-break/></text:span>但是溝通就不同了，溝通非得找出共識不可，非得互相探索、討論不可，你得真心地去「同理」，溝通是理性的，儘量避免情緒。<text:span text:style-name="T3"><text:line-break/></text:span>理性之事就依賴技巧、方法，需要多元空間的探索，還需要大量的時間耐性，這是一種有深度的態度。<text:span text:style-name="T3"><text:line-break/><text:line-break/></text:span>所有的溝通態度是理性的，但是溝通的內容必然都是某種程度的「藝術品」：包括哲學與真實生活行動。<text:span text:style-name="T3"><text:line-break/></text:span>這就是溝通的難處與深度，你得同時擁有感情來感受探索，又同時擁有理性的態度來解析歸納。<text:span text:style-name="T3"><text:line-break/></text:span>淺層思考做不來這些事，所以現在的流行，只剩下表達，甚至很難有藝術性的表達，僅剩下輕薄短小的嗆辣。這個社會難有溝通的空間。<text:span text:style-name="T3"><text:line-break/><text:line-break/></text:span>那也沒辦法，只好默默做該做的事，默默表達創作，尋找與共鳴者溝通的機會。</text:p>
      <text:p text:style-name="P1"><text:span text:style-name="T1">隆誌</text:span><text:s/>  |  2016.04.16 10:52   |   <text:a xlink:type="simple" xlink:href="http://palinfo.habago.org/Entry?Command=Information_PrintForum&amp;iPage=269#FORUM34409"><text:span text:style-name="T2">#</text:span></text:a></text:p>
      <text:p text:style-name="P2"><text:span text:style-name="T3"><text:line-break/></text:span>看了就覺得好笑的發言，明明糟蹋國軍的人，不就是她所帶領的政黨與其友好的媒體和支持者！現在發這種言，看了就很想吐。<text:span text:style-name="T3"><text:line-break/><text:line-break/>=======================================<text:line-break/></text:span>蔡英文進國防部<text:span text:style-name="T3"><text:s/></text:span>稱不忍國軍被糟蹋<text:span text:style-name="T3"><text:line-break/>http://goo.gl/G7aV4d</text:span></text:p>
      <text:p text:style-name="P4"/>
      <text:p text:style-name="P1"><text:span text:style-name="T1">陳真</text:span><text:s/>  |  2016.04.16 04:05   |   <text:a xlink:type="simple" xlink:href="http://palinfo.habago.org/Entry?Command=Information_PrintForum&amp;iPage=270#FORUM34408"><text:span text:style-name="T2">#</text:span></text:a></text:p>
      <text:p text:style-name="P6"><text:span text:style-name="T1">強烈推薦！我看了好幾遍。</text:span><text:line-break/><text:line-break/>https://goo.gl/PG4bok</text:p>
      <text:p text:style-name="P1"><text:span text:style-name="T1">桂承志</text:span><text:s/>  |  2016.04.16 00:29   |   <text:a xlink:type="simple" xlink:href="http://palinfo.habago.org/Entry?Command=Information_PrintForum&amp;iPage=270#FORUM34407"><text:span text:style-name="T2">#</text:span></text:a></text:p>
      <text:p text:style-name="P3"><text:span text:style-name="T3">“</text:span>誰認真，誰就輸了<text:span text:style-name="T3">”</text:span>其实是前几年大陆网络流行语。</text:p>
      <text:p text:style-name="P1"><text:span text:style-name="T1">陳真</text:span><text:s/>  |  2016.04.15 18:06   |   <text:a xlink:type="simple" xlink:href="http://palinfo.habago.org/Entry?Command=Information_PrintForum&amp;iPage=270#FORUM34406"><text:span text:style-name="T2">#</text:span></text:a></text:p>
      <text:p text:style-name="P2">我常納悶，大家的家教、修養怎麽都那麼好？這是怎麼練的？我還真想學。怎麼大家好像都不會生氣？世界上究竟有沒有什麼事是可以讓大家生氣的？還是說，這個世界上不管惡棍人渣如何胡作非為，如何顛倒是非，只要不是直接損及我一個人，統統就無所謂？<text:span text:style-name="T3"><text:line-break/><text:line-break/></text:span>有人常勸我一句不知道哪位智慧大師的名言：<text:span text:style-name="T3">“</text:span>誰認真，誰就輸了。<text:span text:style-name="T3">”</text:span>我還真想學學這門智慧，學學如何講一些自己不相信的話，學學看怎麼從嘴巴放屁，同時也學學如何提昇所謂<text:span text:style-name="T3">EQ,</text:span>凡是眾人之事的意思就是不干我的事，而若誰膽敢損及我私人的一點雞毛蒜皮，便是我天大的仇家。<text:span text:style-name="T3"><text:line-break/><text:line-break/></text:span>前些日子在電視上看到洪秀柱稱讚民進黨在服貿問題上知錯能改，稱讚他們願意向國民黨看齊，願意回到正軌，願意以大眾福祉為念。我不知道洪秀柱是否真的如此單純，還是故意說反話。<text:span text:style-name="T3"><text:line-break/><text:line-break/></text:span>民進黨始終就是藉此惡搞，鬥垮國民黨，進而壯大自己，一旦權力在手，他哪會反什麼服貿貨貿，別笑死人了，這些東西裡頭全是他們往後可以上下其手的私人龐大暴利，他怎麼可能反服貿貨貿？更是哪來所謂知錯能改？願意以天下蒼生為念？在我看，洪秀柱自己確實是這樣的人，但那些綠色生物當然不是。<text:span text:style-name="T3"><text:line-break/><text:line-break/></text:span>二十年來，在這島上，幾乎一切所謂社運，一切所謂理想，一切所謂神聖不可侵犯的政治主張，基本上就是一種商品和手段，藉以謀取一己一黨之私利，而全然不惜以眾人福祉做為犧牲代價。<text:span text:style-name="T3"><text:line-break/><text:line-break/></text:span>嚴格說來，我對於台灣相當興盛的詐騙集團還抱持著某種專業敬意，因為他們真的很專業很敬業，擴展三大洋五大洲，業務內容不斷推陳出新，精益求精。但是，綠油油的政治詐騙集團就很讓人看不起了，二十年來，他們始終就只有一招，那就是捍衛台灣人，打擊中國人。你看那些政客，幾億幾億地賺，但你說得出來他們做過什麼有益民生有利眾人的事嗎？他們唯一做的事就是不定期出來吶喊、謾罵幾句惡霸中國人欺負咱台灣人，然後就可以吃香喝辣好幾代。<text:span text:style-name="T3"><text:line-break/><text:line-break/></text:span>國民黨可以單純或愚蠢或說無能也可以，但是共產黨會這麼單純愚蠢嗎？他會不知道民進黨檯面上與檯面下的不同作為與盤算嗎？也許蔣公是對的，蔣介石曾經說，<text:span text:style-name="T3">“</text:span>只要是可以用錢解決的問題，都不是問題<text:span text:style-name="T3">”</text:span>。真正蠢到爆的是一些搖旗吶喊聞聲起舞的政治白痴，還真以為檯面人物是在為了什麼台灣主權或什麼台灣人的尊嚴在奮鬥；人家把他賣了，他還熱血沸騰地幫人家數鈔票數得好感動。<text:span text:style-name="T3"><text:line-break/><text:line-break/></text:span>我們永遠都不可能消滅詐騙集團，你唯一可以期待的是，盡量讓自己不要那麼輕易上當。朱高正曾經說了句名言，<text:span text:style-name="T3">“</text:span>政治是高明的騙術<text:span text:style-name="T3">”</text:span>，此言一出，讓很多原本熱烈支持他的群眾因此不再支持，因為他太誠實了，誠實到把基本真相給說出來。<text:span text:style-name="T3"><text:line-break/><text:line-break/></text:span>比較專制的政權，依靠嚴密的管控以維持秩序，而所謂民主開放的政權，其實就是透過無孔不入的媒體洗腦，同樣依靠一個騙字。人們防禦詐騙的能力越強，頭腦越清楚，政治所造成的傷害與災難就會少一些。<text:span text:style-name="T3"><text:line-break/><text:line-break/></text:span>陳真<text:span text:style-name="T3"><text:line-break/>===============<text:line-break/></text:span>從<text:span text:style-name="T3">50</text:span>萬反服貿大軍<text:span text:style-name="T3"><text:s/></text:span>到<text:span text:style-name="T3">50</text:span>位進香團撐場<text:span text:style-name="T3"><text:line-break/><text:line-break/></text:span>出處：<text:span text:style-name="T3">https://goo.gl/TrFLfS<text:line-break/><text:line-break/>viewpointtaiwan  <text:line-break/><text:line-break/></text:span>四月<text:span text:style-name="T3"><text:s/>15, 2016<text:line-break/><text:line-break/></text:span>王大師<text:span text:style-name="T3"><text:s/>(</text:span>專欄作家<text:span text:style-name="T3">)<text:line-break/><text:line-break/></text:span>今天國會前上演了一齣藍綠青年軍的大和解！太陽花學運期間大唱中華民國頌的新黨發言人王炳忠，居然與小英青年軍的林飛帆，一同現身於立法院前，痛批民進黨版的「兩岸訂定協議監督條例」草案，不符合民間版需求，齊喊「拒絕假監督，我要真民主」的口號。<text:span text:style-name="T3"><text:line-break/><text:line-break/></text:span>這雖看似個和解，但各自葫蘆裡賣的藥，當然大相逕庭。一個力推服貿的深藍政黨發言人，怎會跟力挺台獨的過氣領袖站在一塊？答案是前者想酸民進黨前後不一的嘴臉，後者恐怕只是為臉書的粉絲團交待。<text:span text:style-name="T3"><text:line-break/><text:line-break/></text:span>畢竟，選前喊得澎湃的兩國論論述，選後不但默默以「兩岸」字眼瞞天過海，且一度在草案中第六條中明定「自動生效」條款，但遭眼尖的網友抓包，硬是改成「應由院會議決」。反正目前國會是由民進黨佔絕大多數，這與自動生效也無多大差別，只是途中會顯得很尷尬、很丟臉！<text:span text:style-name="T3"><text:line-break/><text:line-break/></text:span>丟臉的是，民進黨為了贏得九合一大選，於選前大肆妖魔化服貿的弊端，數落馬英九大搞黑箱的陰險。綠營將「半分忠」的窘境過度渲染，自己卻也希望這攸關兩岸經貿的協議過關，偷偷地在後續的草案中，硬加上「張慶忠條款」，希望不知不覺中，讓後續的兩岸相關法案暗渡陳倉。<text:span text:style-name="T3"><text:line-break/><text:line-break/></text:span>或許民進黨立委知情、或許小英團隊知情、或許林飛帆知情，甚至連時代力量都若有似無的深諳政治黑箱面。畢竟，這個新政黨中有多數人的家庭成員，狠賺人民幣利多，小英與時代力量，也都是精神領袖阿輝伯所灌頂加持的新政治權貴，怎有走不同道路之嫌？<text:span text:style-name="T3"><text:line-break/><text:line-break/></text:span>然廣大的太陽花學運支持者卻不知，他們真以為台灣有兩大對立的政黨，一個支持人民幣，一個反人民幣。一個見到服貿就力挺，一個看見陸商就轉頭。不、不，或許在小老百姓的角度中，這個神話是個信念，但在政治金字塔頂層中，兩黨只是換人當買辦而已，只是其中一個比較誠實。<text:span text:style-name="T3"><text:line-break/><text:line-break/></text:span>國民黨賺人民幣，會簽個正式的協議，透過正當的管道，與正確的對岸領導握手，搭起合情、合理、合法的橋樑；另一個「小國民黨」，則是明著反兩岸利多，私底下照抄前者的文件，且在同時間派密使訪匪區。不然就<text:span text:style-name="T3">Google</text:span>一下「林全」與「密使」，看看會出現什麼新聞？<text:span text:style-name="T3"><text:line-break/><text:line-break/></text:span>注意喔，這個時間點僅離太陽花學運前兩個月之近，彷彿是在向對岸透露什麼訊息。不久後，一群以李登輝親信，以及小英競選總部青年軍所組成的反服貿學運就成形了。拼個圖看看，這些學運牌搭子，不就是近<text:span text:style-name="T3">4</text:span>年來，反國光、反壟斷、反大埔、反核四的班師回朝嗎？<text:span text:style-name="T3"><text:line-break/><text:line-break/></text:span>那既然蔡英文已被這幫人送進總統府，為何還要再來一場後太陽花大戲？其實，這個現象就跟柯<text:span text:style-name="T3">P</text:span>喊完不見蹤影的「五大弊案後」，也是要來個華麗散場的「大巨蛋解約」戲碼唬唬人一般。這就是老美常講的退場機制（<text:span text:style-name="T3">exit strategy</text:span>）。<text:span text:style-name="T3"><text:line-break/><text:line-break/></text:span>屆時，很有可能大巨蛋不會拆，也不會解約；「兩岸訂定協議監督條例」中也不會見兩國論字眼；服貿與貨貿也不會消失。畢竟，人民幣實在太吸引人了，且美豔到能夠讓反服貿學運期間的<text:span text:style-name="T3">50</text:span>萬大軍，撤退到今天加上王炳忠後的<text:span text:style-name="T3">50</text:span>位進香團。<text:span text:style-name="T3"><text:line-break/><text:line-break/></text:span>至於這幾年來，把台灣社運事件當真的覺醒公民們，真是一句老話：「誰記得、誰痛苦。」畢竟你是住在台灣！</text:p>
      <text:p text:style-name="P1"><text:span text:style-name="T1">陳真</text:span><text:s/>  |  2016.04.15 03:45   |   <text:a xlink:type="simple" xlink:href="http://palinfo.habago.org/Entry?Command=Information_PrintForum&amp;iPage=270#FORUM34405"><text:span text:style-name="T2">#</text:span></text:a></text:p>
      <text:p text:style-name="P3">我平常都是搭公車上班，少數時候遇到公車脫班或人多擠不上，只好花<text:span text:style-name="T3">130</text:span>元打的。<text:span text:style-name="T3">"</text:span>的<text:span text:style-name="T3">" </text:span>念作<text:span text:style-name="T3"><text:s/>"</text:span>滴<text:span text:style-name="T3">"</text:span>，就是<text:span text:style-name="T3"><text:s/>taxi</text:span>。<text:span text:style-name="T3"><text:line-break/><text:line-break/></text:span>台灣的計程車司機很喜歡談政治，從他們嘴裏我學到一些台灣人的慣用語，比方說<text:span text:style-name="T3"><text:s/>"</text:span>阿陸仔<text:span text:style-name="T3">" </text:span>或<text:span text:style-name="T3"><text:s/>"</text:span>死阿陸仔<text:span text:style-name="T3">" (</text:span>簡稱<text:span text:style-name="T3">426)</text:span>，指的就是陸客；台灣人講起陸客來，往往充滿不屑。最近有一回，我問一位司機，你究竟不屑陸客的什麼呢？若要說缺乏文明素養髒亂沒水準之類，台灣人<text:span text:style-name="T3">(</text:span>特別是南部人<text:span text:style-name="T3">) </text:span>不也差不多嗎？兩岸人民在這一點上，應該半斤八兩差不多吧。對方沒有回答我的問題，依然繼續對著空氣辱罵陸客，不屑到底。我很納悶，台灣人幾時這麼重視文明秩序與公德素養？再說，不屑他人者，自己的文明素養與公德秩序不也一樣很恐怖。<text:span text:style-name="T3"><text:line-break/><text:line-break/></text:span>我更不明白的是，當這些宛如電視名嘴般的司機，談起政治或陸客時，似乎都認定大家的想法必然都跟他一樣綠油油，一切言談背後總是有著這樣一種認定，似乎完全不認為這島上會有人跟他有不同的想法。這樣一種一面倒的認定，不管在醫界、學界或校園乃至生活一切周遭，其實都十分普遍。比方說，人們談起馬英九，肯定就是不屑與嘲笑，對方不會詢問你對馬英九的看法，他會直接就認定你跟他一樣，直接認定成一種普通常識那樣去談論。比方說，人們談起大陸，不外就是獨裁專制落後野蠻沒文化，談起國民黨就是<text:span text:style-name="T3"><text:s/>"</text:span>他們國民黨<text:span text:style-name="T3">" vs."</text:span>我們台灣人<text:span text:style-name="T3">"</text:span>。<text:span text:style-name="T3"><text:line-break/><text:line-break/></text:span>最近遇到的這位司機，他一直罵<text:span text:style-name="T3"><text:s/>"</text:span>死阿陸<text:span text:style-name="T3">"</text:span>，說他們多麼沒水準，說他們在公共場所講話多大聲多喧鬧等等等。我一般對政治話題都是一貫沉默到底，不予回應。這回之所以反問對方究竟不屑人家陸客哪一點，主要是因為他實在罵得太難聽了。我記不得他全部的措詞，只記得其中一些，幾乎全是有關生殖器，非常難聽，比方說，<text:span text:style-name="T3">"</text:span>他<text:span text:style-name="T3"><text:s/>(</text:span>指陸客<text:span text:style-name="T3">) </text:span>不來就不要來，幹伊娘我還怕他嗎？恁爸我懶叫乎伊含啦<text:span text:style-name="T3">"</text:span>，亦即台語<text:span text:style-name="T3"><text:s/>"</text:span>你爸爸我把我的陰莖讓他<text:span text:style-name="T3"><text:s/>(</text:span>指陸客<text:span text:style-name="T3">) </text:span>舔啦<text:span text:style-name="T3">" </text:span>的不屑之意。最後還跟我<text:span text:style-name="T3"><text:s/>"</text:span>炫耀<text:span text:style-name="T3">" </text:span>說他是民進黨的老黨員，說他在阿扁<text:span text:style-name="T3">1996</text:span>年當台北市長時，就追隨阿扁市長的腳步，加入民進黨，為了咱台灣人來打拼。<text:span text:style-name="T3"><text:line-break/><text:line-break/></text:span>我很不明白的是，他一邊用極其難聽的髒話辱罵陸客<text:span text:style-name="T3"><text:s/>(</text:span>比上面那一句還更難聽的我還記得一些，比如什麼<text:span text:style-name="T3"><text:s/>"</text:span>恁爸幹破這些死阿陸伊娘的臭雞巴<text:span text:style-name="T3">")</text:span>，但卻又一邊一直描述陸客最近大量減少，害他每個月收入少了至少三分之一。於是我問他，<text:span text:style-name="T3">"</text:span>你到底是希望陸客來還是不來？<text:span text:style-name="T3">" </text:span>他沒回答，就是一直罵阿共仔，一直罵死阿陸仔，罵個不停。<text:span text:style-name="T3"><text:line-break/><text:line-break/></text:span>我當然不是說每個司機或每個店家都是這樣，這應該算是比較極端的例子。但我不明白，如果綠油油的勢力及其幾乎佔了絕對多數的支持者們，非得把大陸人給妖魔化低級化得一文不值，何不乾脆禁止陸客入境台灣算了。當初馬英九要通過<text:span text:style-name="T3"><text:s/>ECFA</text:span>以及開放陸客觀光及兩岸直航時，你還記得民進黨及其綠色媒體的順口溜每天是怎麼抹黑的嗎？他們說，這下台灣人完蛋了！台灣人從此將<text:span text:style-name="T3"><text:s/>"</text:span>查埔找無工、查某找無尪、囝仔要送去黑龍江<text:span text:style-name="T3">"</text:span>，亦即女的將找不到老公，男的將找不到工作，至於我們的下一代小孩將會被發送黑龍江當兵或勞改。<text:span text:style-name="T3"><text:line-break/><text:line-break/></text:span>自由人渣報甚至還用幾乎整個報紙的版面，煞有介事地<text:span text:style-name="T3"><text:s/>"</text:span>分析<text:span text:style-name="T3">" </text:span>說若<text:span text:style-name="T3">ECFA</text:span>通過，台灣將有四、五百萬人面臨失業<text:span text:style-name="T3"><text:s/>(</text:span>那豈不是全台灣有一半的人將失業？事實上，台灣的失業率最近創了五年來新低<text:span text:style-name="T3">)</text:span>。民進黨還在各大報紙買下全版廣告，我至今還保留一份，打算當成歷史材料，見證這段卑劣的歷史。民進黨的廣告上是一群形神猥瑣的大男人的陰暗背影，一群大男人排排站，就在公園裏像狗一樣集體小便，意味著一旦陸客來台，我們的公園、我們的生活環境的衛生狀況與公衛防治，將全面崩盤，因為大陸人是這麼骯髒，這麼沒水準，甚至是有病的，有毒的；他們不但隨地大小便，而且還會隨地吐痰。<text:span text:style-name="T3"><text:s/>(</text:span>媽的，台灣人甚至還到處吐檳榔汁不是嗎？<text:span text:style-name="T3">)<text:line-break/><text:line-break/></text:span>任何一個文明社會肯定都不會容許這樣一種抹黑整個族群的廣告出現，但在台灣，這樣一種妖魔化特定族群、挑撥仇恨的卑劣行徑，卻每天在網路上、報紙上及電視上完全肆無忌憚出現，而且不但不會引起反感，反而可以大量吸收選票，進而使自己成為<text:span text:style-name="T3"><text:s/>"</text:span>捍衛台灣<text:span text:style-name="T3">" </text:span>的英雄或救星。<text:span text:style-name="T3"><text:line-break/><text:line-break/></text:span>民進黨說，陸客來台，除了破壞環境，除了危害公衛，除了影響治安，台南這位賴啥咪市長竟然還說兩岸直航將會招來<text:span text:style-name="T3"><text:s/>"</text:span>木馬屠城<text:span text:style-name="T3">" </text:span>般的血流成河，因此萬萬絕對不可行。<text:span text:style-name="T3"><text:line-break/><text:line-break/></text:span>就先不說基本文明規範對於挑撥族群仇恨在法律上的強烈禁止與道德唾棄，就光說一般的人之常情，如果你如此敵視仇視或不屑某一群客人，那你還好意思一方面大賺人家的錢<text:span text:style-name="T3"><text:s/>(</text:span>許多時候甚至是用騙的，比方說同樣一個商品，台灣人買，要價一斤<text:span text:style-name="T3">10</text:span>元，若是大陸口音的顧客，馬上就會騙你說一斤<text:span text:style-name="T3">30</text:span>元<text:span text:style-name="T3">)</text:span>，一方面卻如此普遍地不屑對方，這是待客之道嗎？就如同我問那位司機的問題：你一直罵陸客，彷彿他們讓你多麼難受，讓你如此不屑甚至痛恨，但你卻又抱怨陸客減少，那你究竟是希望他們來還是不來？<text:span text:style-name="T3"><text:line-break/><text:line-break/></text:span>再過一個多月，那個所謂愛台灣的黨就要全面執政了，從地方到中央，全部是他們的天下，而且是壓倒性的多數。依照民主政治的基本原理，他們終於有機會實踐他們長年以來不斷操弄不斷宣傳的所有理想。我想誠心地建議國民黨，新民意已經產生，千萬不要再違逆民意了，務必一定要站在主流民意的這一邊，務必要力挺民進黨過去長年以來的所有政治主張與社會理想，包括一邊一國，制憲獨立，更改國號，廢棄骯髒的、帶有國民黨黨徽的舊國旗與舊國歌，打掉全台灣每個角落的孫文銅像與肖像，禁止人民稱呼他為國父；並且即日起禁止陸客來台，以免影響公共衛生，甚至可能散播骯髒的中國人特有的病毒或細菌；另外更應停止直航，以免木馬屠城，影響國家安全；而且應該禁止台商前往大陸做生意，以免台灣高科技外流；同時也應進一步加強力道禁止收看大陸電影及電視節目，目前一年允許十部大陸電影來台上映實在太危險了，那些全都是含有中國文化毒素的東西，連一部也不應該讓它在台灣上映。試問，不看周星馳的電影會死嗎？國家安全重要？還是周星馳這種低級的中國娛樂重要？要看電影就應該要看魏德聖的，或是看豬哥亮。<text:span text:style-name="T3"><text:line-break/><text:line-break/></text:span>這樣還不夠，所有兩岸條例都應即日起全面廢除，包括所有禍國殃民的馬英九政策，例如<text:span text:style-name="T3">ECFA</text:span>，例如服貿貨貿談判等等，也都應該全部停止。除了禁止陸客來台觀光，並且應該驅逐所有陸生，以免他們萬一生病，恐怕會浪費我們珍貴的醫療資源。而且，更重要的是，依照民進黨的理想，大陸所有學歷本來就統統都不應該承認，中國人哪有什麼學術可言？我們有台大，他們有什麼？我們何必委屈自己去和對方進行什麼學術交流？萬一我們的珍貴學術成果被他們剽竊了怎麼辦？<text:span text:style-name="T3"><text:line-break/><text:line-break/></text:span>至於內政方面，民進黨的理想就更多了，簡直罄竹難書，比方說，應該立即實施多年來的非核家園夢想，不是說什麼<text:span text:style-name="T3"><text:s/>"</text:span>我是人，所以我反核嗎<text:span text:style-name="T3">"</text:span>？應該立即停止所有核電廠，以免勞動林義雄又出來絕食；並且應該維護弱勢者，實踐多年來的無數偉大政見，包括電費水費十年內絕不漲價，包括老人年金每人每個月加碼兩萬元，包括徹底打房打到底打到趴，以維護居住正義；包括每年至少應再多放<text:span text:style-name="T3">30</text:span>天假，因為我們的勞工朋友太辛苦了，咱們黨是永遠站在弱勢者這一邊的<text:span text:style-name="T3">...</text:span>太多理想了，我講不完。<text:span text:style-name="T3"><text:line-break/><text:line-break/></text:span>感謝上蒼，真是天佑台灣，這下子台灣人終於要出頭天了！三十年來，民進黨的無數理想，再過一個多月就可以統統實現了。我真的要奉勸腦袋不清的國民黨，千萬不要再違逆新時代的民意了，務必改過自新，尊重新時代的力量，大大支持並監督民進黨，協助民進黨，實踐這一切理想！台灣人已經等了半個多世紀，你還忍心違反台灣人民的偉大理想與希望嗎？<text:span text:style-name="T3"><text:line-break/><text:line-break/></text:span>你一定以為我這是反諷筆法，但我其實完全是當真的，並且希望這樣一個想法能夠讓有權力者聽見，因為民主不就是這麼一回事嗎？既然台灣人如此熱愛民主，既然上述這一切全是台灣人長年以來熱血抗爭所追求的偉大理想，既然這一切是萬惡的國民黨之萬惡所在，當你已經獲得台灣人的合法授權，擁有完全的權力可以實踐時，有什麼理由不去實踐理想而還要繼續依循萬惡國民黨的罪惡呢？<text:span text:style-name="T3"><text:line-break/><text:line-break/></text:span>至於萬惡的國民黨，千萬不要再執迷不悟了，就請你們好好支持並確實監督民進黨實踐台灣人的理想與夢想。比方說，怎麼可以允許什麼<text:span text:style-name="T3"><text:s/>"</text:span>兩岸<text:span text:style-name="T3">" </text:span>條例的通過？應該是<text:span text:style-name="T3"><text:s/>"</text:span>兩國<text:span text:style-name="T3">" </text:span>條例才對，兩年前民進黨不是還為此發動學生佔領立法院嗎？同時，怎麼可以不馬上廢核，馬上實踐非核家園的夢想？怎麼可以漲水費電費，難道不知民間疾苦？怎麼可以廢除證所稅？應該重新加碼課徵才對；怎麼可以不打房？高房價是萬惡的泉源你不知道嗎？居住正義何在？而且，所有政府的一切運作必須完全公開透明，每一項政策通過之前必須舉行全國公民投票，或委請柯大帥的網軍師爺們進行網路<text:span text:style-name="T3"><text:s/>i-voting</text:span>，這才是人民當家作主的精神展現！<text:span text:style-name="T3"><text:line-break/><text:line-break/></text:span>我要奉勸頭腦不清的國民黨，所有這一切偉大理想與夢想，當它們終於可以一一實踐之際，如果你還是要繼續站在主流民意的對立面，如果這一切理想不讓它有機會徹徹底底地實踐一回的話，有一天，假如你又重返執政<text:span text:style-name="T3"><text:s/>(</text:span>我是說<text:span text:style-name="T3"><text:s/>"</text:span>假如<text:span text:style-name="T3">"</text:span>，目前看起來可能性不是很高<text:span text:style-name="T3">)</text:span>，我敢保證，這一切<text:span text:style-name="T3"><text:s/>"</text:span>理想<text:span text:style-name="T3">" </text:span>肯定又會再度成為一種折騰整個社會的操弄與抹黑工具。所謂民主應該是這樣，取得權力者，就應盡一切可能去實踐他長年以來所堅持的各種政見與基本主張，要不然，難道每次都是選前拿來騙一騙、鬧一鬧，鬧得雞飛狗跳民不聊生，一旦選上之後，又完全是另一套全然背道而馳的作法。<text:span text:style-name="T3"><text:line-break/><text:line-break/></text:span>總之，民進黨加油！國民黨醒一醒吧！至於對岸的共產黨，只要不對台灣射飛彈，其它請便，想幹啥幹啥。二十年來的民主鬧劇，偉大的理念，神聖不可違逆的理想，如今總算到了可以實踐的時刻，如果還不實踐，難道過往的一切延宕阻撓紛亂暴力與抗爭，只是根本無須掛念的一場夢？二十年來所謂<text:span text:style-name="T3"><text:s/>“</text:span>愛台灣<text:span text:style-name="T3">” </text:span>的醜劇，壓迫人心，糟踏人性，實在有夠痛苦，如今大權在握，就請趕緊愛一回吧。</text:p>
      <text:p text:style-name="P1"><text:span text:style-name="T1">王修亮</text:span><text:s/>  |  2016.04.15 02:46   |   <text:a xlink:type="simple" xlink:href="http://palinfo.habago.org/Entry?Command=Information_PrintForum&amp;iPage=270#FORUM34404"><text:span text:style-name="T2">#</text:span></text:a></text:p>
      <text:p text:style-name="P2">和一位朋友談起前幾天看到的新聞：未來電腦會取代許多職業，包括作家與記者。<text:span text:style-name="T3"><text:line-break/><text:line-break/></text:span>我很感慨地認為：這就是淺層制式思考，如果全世界的人逐漸被訓練成這種思考模式（事實上已經開始很久了），電腦按照公式所寫出來的小說、文章、論文、報導等，也就會獲得習慣於淺層制式思考人類的贊賞了，而人類深心思考所寫出來的文章，反而無法讓眾人看得懂了。<text:span text:style-name="T3"><text:line-break/><text:line-break/></text:span>接著看到了另一位朋友貼了肯亞的新聞，有人跟貼「今日黃國昌質詢逐字稿<text:span text:style-name="T3"><text:s/></text:span>肯亞案<text:span text:style-name="T3"><text:s/></text:span>法務部」，肯定黃國昌為人民爭取權利的認真作為。<text:span text:style-name="T3"><text:line-break/><text:line-break/></text:span>很認真地看完質詢紀錄全文，黃國昌是畫好了標靶與射程，演了一場精心策畫自導自演，完全不讓官員解釋說明的出風頭好戲。這不叫質詢，這叫單人表演。<text:span text:style-name="T3"><text:line-break/><text:line-break/></text:span>他在質詢現場所說的話，甚至還不到「話術」的高度，話術是一種高明的詐術，他則只是依賴制止官員回答，打斷官員答覆來使自己掌控場面，營造自己冷靜犀利或是慷慨激昂的架式。<text:span text:style-name="T3"><text:line-break/><text:line-break/></text:span>但是，即使官員有機會解釋清楚，誰又聽得懂、願意聽呢？謠言與八卦的文章越長，「熱血的台灣人」越是搶著看傳著看，一板一眼的解釋說明闢謠，就算只有三句話都沒人理會，通常還會引起熱血台灣人刻意斷章取義，情緒酸語。這就是台灣媒體帶起的淺層制式思考。<text:span text:style-name="T3"><text:line-break/><text:line-break/></text:span>這樣的新聞和看<text:span text:style-name="T3">PTT</text:span>一樣，都陷落在一種話術的引導中，語言包裝著似乎真實明確的虛假，隱藏著「萬分肯定」的脈絡風向，灌水一樣直接灌進種人的腦子，即使能夠依照素常的訓練深思解析，從多元角度反覆對照、反向檢視，仍然很容易被其中隱藏的風向帶著走。<text:span text:style-name="T3"><text:line-break/></text:span>不跟隨某一種風向不代表自己很獨立很聰明，往往不知不覺中跟了另一種風向。<text:span text:style-name="T3"><text:line-break/><text:line-break/></text:span>立法院直播真是沒什麼意義<text:span text:style-name="T3">.........</text:span>人們總是不知不覺被迷惑、認同，跟著故意引導的方向追著跑，以逃避自己隱藏的恐懼與自卑，直播反而讓立法委員們更會作秀。<text:span text:style-name="T3"><text:line-break/><text:line-break/></text:span>不覺想起凌拂的散文，非常有主觀風格的散文。隨意舉兩句我欣賞的主觀式形容的優美句子。<text:span text:style-name="T3"><text:line-break/></text:span>「拈到掌心狹細而瘦，壓根兒沒有德色才能與心腸。」<text:span text:style-name="T3"><text:line-break/></text:span>「坐下來吃香甜的鴨兒芹麵餅時，七寶璀璨、琉璃輝煌都一一在我身旁掠了過去。」<text:span text:style-name="T3"><text:line-break/><text:line-break/></text:span>這樣美麗渾厚的句子，在現代強調「爽」「酷」的思維裡，貌似有個性其實只是任性的思維裡，已經越來越缺乏被閱讀的能力，有一天，我們這種閱讀者與寫作者都將成為孤獨的邊緣人。也無妨啦！就隱居吧！離這世界遠遠的<text:span text:style-name="T3">.........<text:line-break/><text:line-break/></text:span>時間不會證明一切，人很健忘，也很固執，如果時間真的能證明一切，歷史書上不會有那麼多同樣的反覆循環。</text:p>
      <text:p text:style-name="P1"><text:span text:style-name="T1">陳真</text:span><text:s/>  |  2016.04.14 18:41   |   <text:a xlink:type="simple" xlink:href="http://palinfo.habago.org/Entry?Command=Information_PrintForum&amp;iPage=270#FORUM34403"><text:span text:style-name="T2">#</text:span></text:a></text:p>
      <text:p text:style-name="P3">秀慧，自從練成神功，吃了聰明丸，我已經進化到至少第九種人，境界大概有十幾公尺那麼高，成為不正常人類了。所以，我講些什麼漂亮話，就姑且聽聽便罷。<text:span text:style-name="T3"><text:line-break/><text:line-break/></text:span>很久很久以前，當我還是第一種人時，寫一個字就是一個字的重量，有時回想連自己都感到驚訝，原來我也曾經單純過。單純愚蠢往往是同一回事，可惜那樣的時光早已流逝，好好一顆蛋都給煎成荷包蛋了。</text:p>
      <text:p text:style-name="P1"><text:span text:style-name="T1">陳真</text:span><text:s/>  |  2016.04.14 12:08   |   <text:a xlink:type="simple" xlink:href="http://palinfo.habago.org/Entry?Command=Information_PrintForum&amp;iPage=270#FORUM34402"><text:span text:style-name="T2">#</text:span></text:a></text:p>
      <text:p text:style-name="P2">這兩天，連去超商買個東西，或路邊吃個早餐、買個午餐，或在醫院大廳，常可聽見電視上頻頻傳來政客們或綠油油名人名嘴們<text:span text:style-name="T3"><text:s/>"</text:span>義憤填膺<text:span text:style-name="T3">" </text:span>的聲音<text:span text:style-name="T3">(</text:span>我還以為祖國解放軍登陸台灣了呢<text:span text:style-name="T3">)</text:span>，或是瞄見報紙攤上各報頭版斗大標題：<text:span text:style-name="T3">"</text:span>中國土匪行徑<text:span text:style-name="T3">"</text:span>、<text:span text:style-name="T3">"</text:span>中國惡霸擄人<text:span text:style-name="T3">"</text:span>之類，開始又在煽動<text:span text:style-name="T3"><text:s/>"</text:span>他們邪惡的中國人，欺負我們善良的台灣人<text:span text:style-name="T3">" </text:span>這一套。<text:span text:style-name="T3"><text:line-break/><text:line-break/></text:span>今天要是這些歹徒被引渡到英國或美國，台灣人大概會覺得好光榮，你瞧！我們的國際地位獲得肯定，與國際社會聯手打擊犯罪，全世界都看見了，我們台灣人真是不同凡響。<text:span text:style-name="T3"><text:line-break/><text:line-break/></text:span>我真渴望有一天，能夠把島內這些綠油油的政治詐騙集團給繩之以法。<text:span text:style-name="T3"><text:line-break/><text:line-break/></text:span>陳真<text:span text:style-name="T3"><text:line-break/>================================<text:line-break/><text:line-break/></text:span>電信詐騙<text:span text:style-name="T3"><text:s/></text:span>一年拐走大陸人<text:span text:style-name="T3"><text:s/>1100</text:span>億台幣<text:span text:style-name="T3"><text:line-break/><text:line-break/></text:span>中國時報<text:span text:style-name="T3"><text:s/>2016. 04. 11.<text:line-break/><text:line-break/></text:span>電話詐騙在大陸究竟有多嚴重？據大陸公安部門統計，去年有<text:span text:style-name="T3">222</text:span>億元（人民幣，下同，約<text:span text:style-name="T3">1100</text:span>億元新台幣）從被害者帳戶流向詐騙集團；單單去年上半年，從境外打入大陸的改號詐騙電話就有<text:span text:style-name="T3">47</text:span>億通。<text:span text:style-name="T3"><text:line-break/><text:line-break/></text:span>去年兩會期間，大陸全國人大代表陳偉才強調，「電信詐騙有<text:span text:style-name="T3">90</text:span>％是以台灣犯罪分子為頭目的犯罪集團實施的跨境詐騙」、「目前台灣有將近<text:span text:style-name="T3">10</text:span>萬人，以面向大陸實施改號電話詐騙為生。」<text:span text:style-name="T3"><text:line-break/><text:line-break/></text:span>大陸公安部統計，每年約<text:span text:style-name="T3">80</text:span>多億元人民幣詐騙贓款在台灣被取走，因兩岸制度差異，多年來僅追回<text:span text:style-name="T3">12.7</text:span>萬元。大陸公安部一名大隊長說，大陸背負的社會壓力很大，他舉菲律賓在<text:span text:style-name="T3">2010</text:span>年逮捕涉及跨國詐騙嫌疑人，陸方同意將<text:span text:style-name="T3">14</text:span>名台灣民眾及卷證移送回台後，最後全輕判，甚至有人無罪，「大陸民眾都罵翻了！」<text:span text:style-name="T3"><text:line-break/><text:line-break/></text:span>近<text:span text:style-name="T3">10</text:span>年以來，東南亞均破獲大型電信詐騙案，涉案者除有大陸人士之外，台籍人士幾乎無役不與。有大陸媒體形容：「電信詐騙在台灣已經是一門行業」，並將之視為「台灣之恥」。<text:span text:style-name="T3"><text:line-break/><text:line-break/></text:span>大陸公安部數據顯示，<text:span text:style-name="T3">2011</text:span>年至<text:span text:style-name="T3">2014</text:span>年全國電信詐騙案發生件數分別有<text:span text:style-name="T3">10</text:span>萬、<text:span text:style-name="T3">17</text:span>萬、<text:span text:style-name="T3">30</text:span>萬、<text:span text:style-name="T3">40</text:span>餘萬起，年均增長<text:span text:style-name="T3">70</text:span>％以上。<text:span text:style-name="T3">2010</text:span>至<text:span text:style-name="T3">2014</text:span>年，詐騙金額平均都在百億人民幣以上，<text:span text:style-name="T3">2014</text:span>年有<text:span text:style-name="T3">107</text:span>億；<text:span text:style-name="T3">2015</text:span>年暴增至<text:span text:style-name="T3">222</text:span>億，創下歷史新高。<text:span text:style-name="T3"><text:line-break/><text:line-break/>==================<text:line-break/></text:span>騙術高明<text:span text:style-name="T3">+</text:span>制裁不痛不癢<text:span text:style-name="T3"><text:s/></text:span>台灣詐團行「騙」天下<text:span text:style-name="T3"><text:line-break/><text:line-break/></text:span>記者陳金松<text:span text:style-name="T3"><text:s/>| </text:span>聯合新聞網<text:span text:style-name="T3"><text:s/>– 2016</text:span>年<text:span text:style-name="T3">4</text:span>月<text:span text:style-name="T3">13</text:span>日<text:span text:style-name="T3"><text:line-break/><text:line-break/><text:line-break/></text:span>騙術高明！除了大陸、東南亞，還「騙」及中東、非洲、中南美洲，一路「揚名國際」。<text:span text:style-name="T3"><text:line-break/><text:line-break/></text:span>氣燄囂張！台灣對詐欺犯制裁不痛不癢，海外帶回<text:span text:style-name="T3">6000</text:span>多人受審，有多少人被關？<text:span text:style-name="T3"><text:line-break/><text:line-break/></text:span>台灣詐團高招騙術連中研院學者都曾上當，近幾年詐團「整批輸出」，足跡遍布東南亞，連非洲都設有詐騙機房，一路「揚名國際」；諷刺地是，台灣司法對詐欺犯制裁始終不痛不癢，成為詐團氣燄囂張的幫凶。<text:span text:style-name="T3"><text:line-break/><text:line-break/></text:span>翻開台灣詐騙史，從刮刮樂、假綁架簡訊、網路購物，到假檢警監管帳戶，不斷推陳出新，他們懂得緊扣時事、有洞就鑽，騙術高明。<text:span text:style-name="T3"><text:line-break/><text:line-break/></text:span>二○○五年，詐團開始轉進大陸設置電信機房跨海行騙，國人受騙無數，有人因此自殺；警政署為此成立「一六五反詐騙諮詢專線」，啟動各項防堵對策。<text:span text:style-name="T3"><text:line-break/><text:line-break/></text:span>詐團見風轉舵，改與大陸人士合作騙大陸人，尤其是假檢警手法在大陸幾乎橫行無阻，除了大西北，「其餘各省都淪陷」。兩岸在共同打擊犯罪機制基礎下開始合力打擊詐騙，逼得詐團再將機房往東南亞轉進，仍持續以假檢警手法詐騙大陸人士。<text:span text:style-name="T3"><text:line-break/><text:line-break/></text:span>近幾年，大陸與東南亞國家合作「嚴打」詐騙集團，詐團再將機房轉到非洲、中東、中南美洲等國家，一方面「天高地遠」，一方面吃定當地政府還無防詐能力。<text:span text:style-name="T3"><text:line-break/><text:line-break/></text:span>這些詐團背後，始終有台灣人的影子。根據警方非正式統計，兩岸共打機制運作以來，台灣警方已從海外帶回六千多名詐欺嫌犯受審，但有多少人被關？多少人持續在境外搞詐騙？<text:span text:style-name="T3"><text:line-break/><text:line-break/></text:span>兩岸懲罰詐騙犯力道天差地別，大陸會依詐騙金額衡量嫌犯刑度，就算只是車手或打電話行騙，也可能面臨十年以上重刑；反觀台灣，此類案件司法訴訟曠日廢時，最後多半輕判，詐騙金額也追不回來，難收遏阻之效。涉案台人押返台灣受審卻獲輕判，也讓大陸頗有怨言。<text:span text:style-name="T3"><text:line-break/><text:line-break/>================<text:line-break/></text:span>一天接<text:span text:style-name="T3">10</text:span>通詐騙電話算正常<text:span text:style-name="T3"><text:s/></text:span>網民：台灣最美風景是騙人<text:span text:style-name="T3"><text:line-break/><text:line-break/>2016</text:span>年<text:span text:style-name="T3">4</text:span>月<text:span text:style-name="T3">14</text:span>日<text:span text:style-name="T3"><text:line-break/><text:line-break/></text:span>中國時報【李道成、陳柏廷╱綜合報導】<text:span text:style-name="T3"><text:line-break/><text:line-break/></text:span>大陸公安部昨公布肯亞案情後，引爆大陸網民不滿情緒，大陸各大網站、論壇罵聲不斷，直言「台灣最美的風景是騙人」；電信詐騙在陸確實猖獗，在上海工作逾<text:span text:style-name="T3">10</text:span>年的飯店高階主管鄒玲玲說，每天幾乎都有詐騙集團來電或簡訊，一天<text:span text:style-name="T3">10</text:span>通算正常。<text:span text:style-name="T3"><text:line-break/><text:line-break/></text:span>大陸公安部昨公布肯亞案情，並集中透露大陸被害人自殺、跳樓遭遇，也讓大陸輿論開始「一面倒」，如知名論壇「天涯社區」，就出現漫罵台灣言論。「台灣是作賊喊抓賊」，網民批評，台灣不是最愛講民主法治，但看來完全不是。另有網友說，原本對案件沒太多想法，但看到被害者遭遇後，心理難受，「台灣人真是黑心腸，騙得人傾家蕩產想不開，跟謀殺有啥兩樣」。<text:span text:style-name="T3"><text:line-break/><text:line-break/></text:span>「一到大陸就詐騙電話接不完，每天有個三、兩通」，北京台協前會長林清發說。從早期猜猜我是誰、到冒充公檢法查帳，最新則說：「我是房東，把房租匯到<text:span text:style-name="T3">..</text:span>」，一堆人立即被騙。<text:span text:style-name="T3"><text:line-break/><text:line-break/></text:span>上海當地台商透露，中國公安系統已把台灣、馬來西亞與奈及利亞列全球詐騙集團最猖獗<text:span text:style-name="T3">3</text:span>個重災區；當地詐騙事件，幕後由台灣人策動案例早居各國之冠。<text:span text:style-name="T3"><text:line-break/><text:line-break/></text:span>目前大陸各地詐騙手法中，最具威力者幾乎都出自台灣詐騙集團。上海飯店高階主管鄒玲玲說，為避免被過度騷擾，她還買一支可顯示詐騙電話的小米手機。<text:span text:style-name="T3"><text:line-break/><text:line-break/></text:span>與上海公安熟稔的台灣律師指出，當地詐騙手法基本與台灣同步，尤其冒充公安、法院、檢察院打電話模式最易騙到大陸民眾。大陸幅員遼闊，詐騙分子沿海騙完騙內陸，一線城市騙完騙二線，把詐騙目標設定在大陸，簡直就是如魚得水。<text:span text:style-name="T3"><text:line-break/><text:line-break/>==============<text:line-break/></text:span>電信詐騙<text:span text:style-name="T3"><text:s/></text:span>一年數百億贓款僅追回百萬<text:span text:style-name="T3"><text:s/></text:span>國台辦：農民上吊跳樓<text:span text:style-name="T3"><text:s/></text:span>哪方受害？<text:span text:style-name="T3"><text:line-break/><text:line-break/><text:line-break/></text:span>陳柏廷╱北京報導<text:span text:style-name="T3"><text:s/>| </text:span>中時電子報<text:span text:style-name="T3"><text:s/>– 2016</text:span>年<text:span text:style-name="T3">4</text:span>月<text:span text:style-name="T3">14</text:span>日<text:span text:style-name="T3"><text:line-break/><text:line-break/><text:line-break/></text:span>中國時報【陳柏廷╱北京報導】<text:span text:style-name="T3"><text:line-break/><text:line-break/></text:span>針對肯亞遣送<text:span text:style-name="T3">45</text:span>台灣人到大陸，台灣方面群情激憤，大陸國台辦昨召開記者會，發言人安峰山有備而來指出，肯亞案受害者全是大陸人，包括老人、教師、學生、農民工、離退休工人<text:span text:style-name="T3">...</text:span>，有位丈夫撫卹金被騙農婦跳樓自殺，有位菜農畢生積蓄被騙，在銀行門口自殺。說完這些，他說，「對哪方是受害者，哪方是加害者，應十分清楚了。」<text:span text:style-name="T3"><text:line-break/><text:line-break/></text:span>國台辦發言人安峰山昨一開始，先讓所有媒體提出肯亞問題，隨後一口氣以<text:span text:style-name="T3">5</text:span>大項、<text:span text:style-name="T3">10</text:span>分鐘左右答覆，創下國台辦針對單一問題罕見長篇回答紀錄。<text:span text:style-name="T3"><text:line-break/><text:line-break/></text:span>安峰山說，肯亞案受害者全是大陸人，有老人一生積蓄被騙光、有人籌款看病「救命錢」被騙、有學生上大學學費被騙。今年<text:span text:style-name="T3">1</text:span>月初，住河南周口的熊姓菜農，帶著畢生積蓄到河南新鄉做點小生意，不料卻遭來自肯亞的電信詐騙，把人民幣<text:span text:style-name="T3">1</text:span>萬塊錢透過當地農業銀行轉匯詐騙集團。雖然已報案，但覺得畢生積蓄追回無望，<text:span text:style-name="T3">1</text:span>月<text:span text:style-name="T3">5</text:span>日選擇在農行門口上吊自殺，死狀慘烈。<text:span text:style-name="T3"><text:line-break/><text:line-break/></text:span>一名吉林婦女，接到據點設肯亞謊稱檢察院的詐騙電話，把下半輩子用來過活、丈夫的死亡撫恤金給了詐騙集團，走投無路的她最後跳樓自殺身亡。<text:span text:style-name="T3"><text:line-break/><text:line-break/></text:span>除肯亞詐騙案外，安峰山提出大陸官方受騙上當案例說，去年<text:span text:style-name="T3">12</text:span>月，貴州省都勻市建設局楊姓公務員負責的經濟開發區，被台灣犯罪嫌疑人假冒公檢法機關，騙走棚戶區改造款和農民工薪資人民幣<text:span text:style-name="T3">1.17</text:span>億餘元（約台幣<text:span text:style-name="T3">5</text:span>億<text:span text:style-name="T3">8000</text:span>萬元），創大陸<text:span text:style-name="T3">1949</text:span>年以來被詐騙金額最大一筆。<text:span text:style-name="T3"><text:line-break/><text:line-break/></text:span>安峰山說，大陸每年上百億電信詐騙贓款「從大陸捲至台灣」，至今追回僅<text:span text:style-name="T3">20</text:span>多萬元（約台幣百萬）；而台灣嫌疑犯透過兩岸共同打擊犯罪協議押回台灣後，不少就釋放，不久又再到國外繼續作案，陸民對此相當不滿。<text:span text:style-name="T3"><text:line-break/><text:line-break/></text:span>對大陸押解台灣人，安峰山說，大陸當然有司法管轄權，「況且肯亞是建交國。」<text:span text:style-name="T3"><text:line-break/><text:line-break/></text:span>他說，大陸將會邀請台灣警政、司法部門人員來大陸協商。「聽完這些後，對哪方是受害者，哪方是加害者，應該十分清楚了。」安峰山說，盼台灣方面多站在被害人角度想想。<text:span text:style-name="T3"><text:line-break/><text:line-break/>======================<text:line-break/><text:line-break/></text:span>由大陸、東南亞至非洲<text:span text:style-name="T3"><text:s/></text:span>全世界都有台灣詐騙集團身影<text:span text:style-name="T3"><text:line-break/><text:line-break/></text:span>中廣新聞網<text:span text:style-name="T3"><text:s/>– 2016</text:span>年<text:span text:style-name="T3">4</text:span>月<text:span text:style-name="T3">13</text:span>日<text:span text:style-name="T3"><text:line-break/><text:line-break/></text:span>杜大澂報導<text:span text:style-name="T3"><text:line-break/><text:line-break/></text:span>台灣詐騙集團的犯罪模式，早期是騙自己台灣人，後來詐騙大陸人的案件也增多，我外交部和警方發現，詐騙集團原來都是將電信機房設立在大陸沿海地區，隨著兩岸合作打擊詐騙之後，開始轉戰東南亞地區，最近則是則逐漸往中東和非洲國家發展，他們看準這些較為偏遠的地區，在偵辦上還沒有成熟的經驗和能力，台灣詐騙集團在全世界的活動範圍也愈來愈廣。<text:span text:style-name="T3"><text:line-break/><text:line-break/></text:span>台灣詐騙集團的歷史，早期是金光黨和刮刮樂為主，後來發展出假藉積欠中華電信話費名義等各式的電話詐騙手法，並且將電信機房設立在大陸沿海地區，<text:span text:style-name="T3">10</text:span>年前也是台灣詐騙最猖獗的時候，光是<text:span text:style-name="T3">2006</text:span>年最高峰，全台財損金額就高達<text:span text:style-name="T3">185.9</text:span>億元，當時警政署為此成立了「<text:span text:style-name="T3">165</text:span>反詐騙諮詢專線」，同時透過兩岸合作機制打擊詐騙，才讓案件逐年下降。<text:span text:style-name="T3"><text:line-break/><text:line-break/></text:span>不過，詐騙集團犯罪手法和模式持續翻新，台灣人騙不了台灣人之後，開始利用假檢警話術騙大陸人，電信機房有的設在大陸，有的設立在印尼、泰國等渡假勝地，隨著兩岸和東南亞國家開始跨境合作，執行了幾波的大規模掃蕩行動，也逼得詐騙集團再另闢戰場，近幾年來則是跑到埃及、肯亞等地區，警方和外交部就發現，嫌犯看準這些較為偏遠的國家，和我們沒有邦交，加上當地在偵辦案件上也還沒有成熟的經驗和能力，肆無忌憚的犯案，台灣詐騙集團在全世界的勢力範圍也不斷的延伸。<text:span text:style-name="T3"><text:line-break/><text:line-break/>================================<text:line-break/><text:line-break/></text:span>詐騙集團規模龐大　足以癱瘓肯亞金融系統<text:span text:style-name="T3"><text:line-break/><text:line-break/>2016/04/13<text:line-break/><text:line-break/></text:span>社會中心／綜合報導<text:span text:style-name="T3"><text:line-break/><text:line-break/></text:span>涉嫌肯亞電信詐欺案的台人被相繼遣陸，大陸公安部並以「詐欺罪」為由將他們拘押在看守所。據知情人士透露，按照當地偵辦流程，遭遣陸的台人可能會在看守所待至少<text:span text:style-name="T3">9</text:span>個月，其中主犯最高恐面臨<text:span text:style-name="T3">10</text:span>年以上有期徒刑。此外陸方估計，該詐騙集團不法所得高達約<text:span text:style-name="T3">5</text:span>億台幣。<text:span text:style-name="T3"><text:line-break/><text:line-break/></text:span>根據《中國時報》報導，由於北京、浙江發生多起電話詐欺案，且訊號來自肯亞，因此大陸當局獲悉該詐騙集團遭破獲時，遂通報肯亞警方協助逮人。肯亞新聞網站也指出，當時肯亞警方查獲機房內大量通訊器材，且數量恐「足以癱瘓肯亞半數金融系統」。<text:span text:style-name="T3"><text:line-break/><text:line-break/></text:span>有鑑於台灣詐欺集團惡名昭彰，法務部高層認為以刑罰角度來說，台籍嫌犯遠赴肯亞詐騙大陸人理應受刑，若執意要求北京當局將他們遣送回台，很可能變相幫助嫌犯在台灣重獲自由，我方恐背負包庇犯罪的惡名。<text:span text:style-name="T3"><text:line-break/><text:line-break/>=====================<text:line-break/>8</text:span>台人遭強制遣中<text:span text:style-name="T3"><text:s/></text:span>社民黨批「土匪行徑」<text:span text:style-name="T3"><text:line-break/><text:line-break/></text:span>新頭殼<text:span text:style-name="T3">newtalk | </text:span>呂佳峻<text:span text:style-name="T3"><text:s/></text:span>台北報導<text:span text:style-name="T3"><text:line-break/><text:line-break/>2016.04.11<text:line-break/><text:line-break/></text:span>對於<text:span text:style-name="T3">8</text:span>名台人遭中國強行帶走一事，社民黨痛批，中方此一行為簡直就是土匪行徑。<text:span text:style-name="T3"><text:line-break/><text:line-break/></text:span>針對<text:span text:style-name="T3">8</text:span>名台灣人在肯亞獲判無罪後，卻遭中方強行帶往中國，社民民主黨<text:span text:style-name="T3">11</text:span>日痛批，中國此一行徑簡直是「土匪綁架」。<text:span text:style-name="T3"><text:line-break/><text:line-break/></text:span>社民黨召集人陳尚志痛批，<text:span text:style-name="T3">8</text:span>名台灣人並非中國國民，中國卻強行把人帶走，這難道不是土匪行徑？<text:span text:style-name="T3"><text:line-break/><text:line-break/></text:span>為此，陳尚志也呼籲，外交部及陸委會儘速確保國人安全返國，並檢討與中國方面的相關機制。<text:span text:style-name="T3"><text:line-break/><text:line-break/>================<text:line-break/></text:span>觀點投書：電信詐騙犯罪將成臺灣之光嗎？<text:span text:style-name="T3"><text:line-break/><text:line-break/></text:span>作者逸少<text:span text:style-name="T3"><text:line-break/><text:line-break/></text:span>風傳媒<text:span text:style-name="T3"><text:s/>– 2016</text:span>年<text:span text:style-name="T3">4</text:span>月<text:span text:style-name="T3">13</text:span>日<text:span text:style-name="T3"><text:line-break/><text:line-break/></text:span>肯亞警方於<text:span text:style-name="T3">2015</text:span>年底因調查首都奈洛比近<text:span text:style-name="T3"><text:s/></text:span>郊一起華人男性火災致死案，連帶破獲<text:span text:style-name="T3">77</text:span>名華籍人士非法入境、且未經許可使用無線電設備等涉及電信詐騙案，其中<text:span text:style-name="T3">28</text:span>人為臺灣籍，經調查後移交法院審理；肯尼亞法院本月<text:span text:style-name="T3">5</text:span>日宣判<text:span text:style-name="T3">37</text:span>位華裔犯嫌無罪，當庭釋放，<text:span text:style-name="T3">23</text:span>人是臺灣籍，其中八人被遣送大陸。臺灣朝野震動，馬英九要求放人，台灣的外交部嚴正抗議，陸委會緊急溝通，立法委員更是群情激憤。<text:span text:style-name="T3"><text:line-break/><text:line-break/></text:span>這<text:span text:style-name="T3">8</text:span>人電信詐騙犯罪細節，大陸警方雖然尚未正式披露，但從新聞管道可窺見一二，大意是此<text:span text:style-name="T3">8</text:span>人在北京、浙江涉嫌多起電信詐騙犯罪，數額巨大，大陸警方已於<text:span text:style-name="T3">2014</text:span>年<text:span text:style-name="T3">12</text:span>月立案，並與肯亞警方展開合作。這次遣送來陸，是要釐清案情。<text:span text:style-name="T3"><text:line-break/><text:line-break/></text:span>犯罪屬地管轄原則是國際上通行的法律原則，臺灣朝野對<text:span text:style-name="T3">8</text:span>名臺灣籍犯罪嫌疑人遣返大陸如此關切之時，能否翻看翻看自己的《刑法》和《刑事訴訟法》是如何規定的？「犯罪之行為或結果，有一在中華民國領域內者，為在中華民國領域內犯罪」，犯罪地包括行為地與結果地兩者。大陸的刑法和刑事訴訟法也有類似的規定，也就是說這些臺灣電信詐騙嫌疑犯，在肯亞實施對大陸居民的電信詐騙行為，雖然犯罪實施地不在大陸，也不是大陸籍，但是其犯罪結果在大陸，大陸是具有司法管轄權的。臺灣朝野上下不先審視法律原則，釐清案件由來，疾呼「人權」，要求大陸「放人」，與法與理說的通嗎？<text:span text:style-name="T3"><text:line-break/><text:line-break/>2013</text:span>年，大陸電信詐騙案件發案<text:span text:style-name="T3">30</text:span>萬餘起，人民群眾損失<text:span text:style-name="T3">100</text:span>多億元。<text:span text:style-name="T3">2014</text:span>年全國電信詐騙發案<text:span text:style-name="T3">40</text:span>餘萬起，群眾損失<text:span text:style-name="T3">107</text:span>億元。我們知道針對大陸的電信詐騙犯罪一般的受害人是大陸的老年人居多，不法分子抓住老年人資信度比較閉塞，容易受騙的情況實施作案。根據調查來看女性占<text:span text:style-name="T3">70%</text:span>以上，年齡上看中老年人超過<text:span text:style-name="T3">70%</text:span>。很多老年人一生辛辛苦苦的積蓄就被電信詐騙分子騙的精光，導致醫療費用無著落、養老費用無著落，情況更嚴重的甚至造成被害人自殺、精神失常。<text:span text:style-name="T3"><text:line-break/><text:line-break/></text:span>俗話說的好「老吾老以及人之老」，在華人社會對老年人實施不道德行為和犯罪的行為，最為人唾棄、批評、乃至嚴厲制裁。現在詐騙嫌疑人被遣送犯罪結果地了，臺灣政治人物們口口聲聲「人權」、「放人」，而這些詐騙犯罪嫌疑人在實施詐騙犯罪行為時，有沒有想過被騙老年人的人權、財產權？放大陸老人們一馬呢？<text:span text:style-name="T3"><text:line-break/><text:line-break/></text:span>幾年前，菲律賓和大陸在馬尼拉共同破獲跨國詐騙案，詐騙集團成員有十名陸籍和十四名台籍人士，當時菲律賓將其中十四名臺灣人遣送到大陸，臺灣強烈抗議；後來大陸體恤臺灣，邀請臺灣檢察官至大陸一起辦案，最後再將被告和卷證移回臺灣偵辦起訴。結果臺灣法院對電信詐欺案輕判，這些人最後被判易科罰金或無罪。台灣警方披露目前臺灣有近<text:span text:style-name="T3">10</text:span>萬人，以面向大陸實施改號電話詐騙為生，可謂極其囂張。<text:span text:style-name="T3"><text:line-break/><text:line-break/></text:span>臺灣政壇人物，不從臺灣現實狀況出發，適時修改法律，嚴懲電信詐騙犯罪，不顧國際通行犯罪地規則，不釐清該案基本情況，大呼小叫的要求大陸放人，臺灣這是要替電信詐騙犯罪嫌疑人庇護還是打算將電信詐騙犯罪變成臺灣之光？<text:span text:style-name="T3"><text:line-break/><text:line-break/></text:span>＊作者為大陸企業管理人員。</text:p>
      <text:p text:style-name="P1"><text:span text:style-name="T1">蘇秀慧</text:span><text:s/>  |  2016.04.14 01:17   |   <text:a xlink:type="simple" xlink:href="http://palinfo.habago.org/Entry?Command=Information_PrintForum&amp;iPage=270#FORUM34401"><text:span text:style-name="T2">#</text:span></text:a></text:p>
      <text:p text:style-name="P3">我記得有個故事，有兄弟兩人，一個名叫該隱，一個名叫亞伯。他們向神獻祭的時候，神悅納了良善的亞伯，看不中該隱的，於是該隱很生氣，最後謀殺了亞伯。但這件事，神卻沒讓該隱一命償一命，只是罰他<text:span text:style-name="T3">'</text:span>要居無定所<text:span text:style-name="T3">'</text:span>，到處流浪。結果，該隱卻還跟神說，你這樣處罰我，太重了！因為我流浪的時候，可能會遇見人想殺我。於是神給了該隱一個記號，免得有人殺害他，還向他保證：你放心不會的，殺你的反而必遭報七倍。<text:span text:style-name="T3"><text:line-break/><text:line-break/></text:span>以前讀到這個故事，我心裡總充滿疑惑，不懂公義的神，為什麼反而保護惡人？我在沒有讀到陳真先生的文章以前，我對善惡有著對價的強烈想法，為惡若不受懲罰，那為善做什麼？善如何得到保護？直到我讀到善的回報就是善的本身時，我才開始有了思考。是，如果你善良得不到什麼，你還願意往那個方向走去，你才是真正的想要成為那樣子。<text:span text:style-name="T3"><text:line-break/><text:line-break/></text:span>只是，如果今生善良卻活的很慘，我內心目前難以接受。雖然俗諺說好人不長命，禍害遺千年，但總希望它會發生但應該偶然發生，現在卻感覺它總是發生且似乎常常發生。人是畏懼受苦的，這時，我想我只思考著：那至少法律可以某個程度上保護我吧？至少不可殺人，不可貪污被抓到，犯罪的應該受罰。腦袋只想著自己時，我失去思考其他、那些也許是更根本、基礎的事物的能力。這應該是我的眼光問題，因為心在哪裡財寶就在哪裡。<text:span text:style-name="T3"><text:line-break/><text:line-break/></text:span>現在明白，事實上在這個地球上，以某個標準看，善良就是幾乎會死的很慘，但對理解善的意義來講，這只是像在門外聽其聲，卻從沒真正見過它。也許在我能真正<text:span text:style-name="T3">'</text:span>記得<text:span text:style-name="T3">'</text:span>這些之後，我會有一點點的機會，能開始瞥見與明白一些些善的美感與道德感。用什麼角度看以及你能看到什麼，文字上知道其意雖然簡單，但我感到在看人事物時，很少能真正有這樣的心態，有如一種無望的慣性。也許這就像聖經說的，<text:span text:style-name="T3"><text:line-break/><text:line-break/></text:span>你們聽是要聽見，卻不明白；看是要看見，卻不曉得。要使這百姓心蒙脂油，耳朵發沉，眼睛昏迷，恐怕眼睛看見，耳朵聽見，心裡明白，回轉過來，便得醫治。</text:p>
      <text:p text:style-name="P1"><text:span text:style-name="T1">陳真</text:span><text:s/>  |  2016.04.13 12:33   |   <text:a xlink:type="simple" xlink:href="http://palinfo.habago.org/Entry?Command=Information_PrintForum&amp;iPage=270#FORUM34400"><text:span text:style-name="T2">#</text:span></text:a></text:p>
      <text:p text:style-name="P2">蔡皇炒股鐵三角<text:span text:style-name="T3"><text:s/></text:span>太陽花改搭和諧號列車<text:span text:style-name="T3"><text:line-break/><text:line-break/></text:span>作者王大師<text:span text:style-name="T3"><text:line-break/><text:line-break/>2016</text:span>年<text:span text:style-name="T3">3</text:span>月<text:span text:style-name="T3">25</text:span>日<text:span text:style-name="T3"><text:line-break/><text:line-break/></text:span>出處：<text:span text:style-name="T3">yahoo</text:span>奇摩論壇：<text:span text:style-name="T3">https://goo.gl/3Y4z05<text:line-break/><text:line-break/></text:span>還記得去年台北地方法院對宇昌案判劉憶如因查證不周，應賠償蔡英文<text:span text:style-name="T3">200</text:span>萬元。當時綠營政客撻伐國民黨耍奧步，為了賺取政治利多，反耽擱台灣生技產業的發展。<text:span text:style-name="T3"><text:line-break/><text:line-break/></text:span>深思片刻後，先不提宇昌案本身的道德與利益迴避問題，以及「誤植日期」是否真洗清本案冤情；一窺近來中央研究院院長翁啟惠，對浩鼎解盲後維穩股價的殷勤，以及這家企業背後複雜的產官學生態，台灣生技業的發展真有被耽擱到嗎？<text:span text:style-name="T3"><text:line-break/><text:line-break/></text:span>或許宇昌案的爆發，還讓台灣官商勾結嚴重的生技業病灶，提早曝光。複雜的裙帶關係，讓許多有爭議的生技業交易，均牽涉到曾涉嫌協助李登輝將國安秘帳帳款，洗進台綜院的尹衍樑。<text:span text:style-name="T3"><text:line-break/><text:line-break/></text:span>生技法案則是蔡英文當年在行政院副院長任內，與李登輝另一大徒弟<text:span text:style-name="T3">—</text:span>王金平聯手快速通過，李氏王朝的兩大徒弟聯手，無往不利。更巧的是，宇昌股份公司也神奇的納入尹衍樑的潤泰集團之內。畢竟，肥水不落外人田，誰叫蔡英文與尹衍樑也都是登輝伯的好幫手。<text:span text:style-name="T3"><text:line-break/><text:line-break/></text:span>但對生技胃口大增的老尹，哪會善罷甘休。這次將矛頭指向有中央研究院院長背書的浩鼎生技。但這家公司的前身早在<text:span text:style-name="T3">1998</text:span>年，就由翁啟惠、張念慈與尹衍樑於美國成立。<text:span text:style-name="T3"><text:line-break/><text:line-break/></text:span>當時這家生技企業打著翁啟惠的研發創新，不久後就回台設立並上櫃。但不爭氣的浩鼎，明明公司就沒什麼產品好賣，更遑論實質營收，就糊里糊塗的將股價從甫回台時的<text:span text:style-name="T3">31</text:span>元，人為的炒到<text:span text:style-name="T3">718</text:span>元，成唯一家專坑殺散戶的高本夢比企業。<text:span text:style-name="T3"><text:line-break/><text:line-break/></text:span>這是怎辦到的？不就是靠中央研究院的光環？這個以拼生意為己任的學術客棧，除了會養出不假拼選舉的法學政客、延宕國家生技研究園區工程、以及讓破壞台灣教育體制的政治二百五當前院長外，最近又誕生了一位愛用人頭炒股的現任院長。<text:span text:style-name="T3"><text:line-break/><text:line-break/></text:span>如果公司有解救人類的新藥品也就算了，浩鼎公布提前解盲的決議，巧妙的將股價拉抬到<text:span text:style-name="T3">718</text:span>元的天價，讓散戶傻呼呼的追上雲端。但怎樣上去，就得怎樣下來。最後公司宣布解盲失敗，公司股價從<text:span text:style-name="T3">718</text:span>元慘跌至<text:span text:style-name="T3">405</text:span>元。<text:span text:style-name="T3"><text:line-break/><text:line-break/></text:span>有趣的是，公司在解盲前有大筆作空股價的借券紀錄，內線交易的想像無窮。倘若當時台灣的證所稅順利上路，將台灣所有的人頭戶資料一網打盡，金管會早能揪出人頭背後的丙種金主都有誰了，這點似乎沒人為馬政府說話。<text:span text:style-name="T3"><text:line-break/><text:line-break/></text:span>浩鼎事件最令社會難接受的是，翁啟惠霸佔學術龍頭機構，為特定產業與企業護盤。明明浩鼎的解盲成果以失敗收場，卻選擇與總統當選人蔡英文，一同發布充滿矛盾且不合邏輯的護盤言論，試圖維穩公司新藥品的挫敗。期間不知又坑殺多少散戶。<text:span text:style-name="T3"><text:line-break/><text:line-break/></text:span>此外，尹衍樑、蔡英文與翁啟惠，似乎是個生技產、官、學利益輸送兼炒股的鐵三角，一個在位時為自己與家族企業核准生技公司的創立；一個在投資案遇困境時逢低接手，並金援學界泰斗，將利益輸送給指定人頭，順利讓窮畫家轉成億萬千金。<text:span text:style-name="T3"><text:line-break/><text:line-break/></text:span>一個則靠著販賣學術地位與崇高人格，過著如性侵神父般的假面人生。砸壞中研院院長自胡適、蔡元培、錢思亮以降的清風亮節，玷污最高學術機構的招牌。實令人感嘆世風日下、人心不古。<text:span text:style-name="T3"><text:line-break/><text:line-break/></text:span>但最令人咋舌的是，如此大剌剌的產官學勾結，居然社會上沒有來自社運組織的任何譴責。拱蔡英文政權上大位的太陽花世代與多個「一案式社運組織」，口口聲聲大罵馬政府與財團過從甚密，每每譏諷公部門愛搞黑箱、擴大社會貧富差距。<text:span text:style-name="T3"><text:line-break/><text:line-break/></text:span>但一個買空賣空的生技惡夢，外加販賣國家最高學術機構聲譽的炒股案，卻沒任何社運組織出面譴責，或是上街抗議。同樣是中研院出身，且為社運悍將的黃國昌，何不為公平正義發聲？難道就因翁啟惠為提拔自己、順便捏造假單的老長官，一切反黑箱、反壟斷、反貪腐的高道德就不用管了嗎？<text:span text:style-name="T3"><text:line-break/><text:line-break/></text:span>所以證明，台灣過去<text:span text:style-name="T3">4</text:span>年的反政府、反社會、反體制抗爭，幾乎多半是由民進黨培植的投資企劃，其中又以「登輝<text:span text:style-name="T3">-</text:span>英文複合體」為背後靈。因此當蔡所培植的生技炒股業遭人踢爆黑箱、坑殺散戶、擴大社會不公，這些靠著特定家產茁壯的社運政客，當然會選擇噤聲、當然會選擇出國進修。<text:span text:style-name="T3"><text:line-break/><text:line-break/></text:span>不過，這也是好事一樁，否則住在凱道不遠的我，恐怕又會聽到連續<text:span text:style-name="T3">4</text:span>年的示威噪音。如今蔡主席擔任國家總統，有再大的弊案，人民也會有更多的包容心，讓社會搭上和諧號列車。</text:p>
      <text:p text:style-name="P1"><text:span text:style-name="T1">陳真</text:span><text:s/>  |  2016.04.13 12:26   |   <text:a xlink:type="simple" xlink:href="http://palinfo.habago.org/Entry?Command=Information_PrintForum&amp;iPage=270#FORUM34399"><text:span text:style-name="T2">#</text:span></text:a></text:p>
      <text:p text:style-name="P3">柯<text:span text:style-name="T3">P</text:span>死亡交叉<text:span text:style-name="T3"><text:s/></text:span>財團黃金十年<text:span text:style-name="T3"><text:line-break/><text:line-break/></text:span>作者王大師<text:span text:style-name="T3"><text:line-break/><text:line-break/></text:span>出處：<text:span text:style-name="T3">yahoo</text:span>奇摩論壇：<text:span text:style-name="T3">https://goo.gl/t303bt<text:line-break/><text:line-break/>2016</text:span>年<text:span text:style-name="T3">4</text:span>月<text:span text:style-name="T3">8</text:span>日<text:span text:style-name="T3"><text:line-break/><text:line-break/>(</text:span>圖取自台灣幸福鐵馬臉書）<text:span text:style-name="T3"><text:line-break/><text:line-break/>7</text:span>日下午約了多年不見的好友阿偉喝下午茶，原本想談談彼此遇到的生活遭遇，不久後，發覺兩人開始聊到政治。<text:span text:style-name="T3"><text:line-break/><text:line-break/></text:span>身為綠營之友的他，一提柯<text:span text:style-name="T3">P</text:span>民意支持度下滑至死亡交叉時，他連忙辯護，稱雖然五大弊案無疾而終，但由於柯一日雙塔的魄力，就算幾個神秘案件淪為笑柄，總的來說，迄今的作為仍「利大於弊」。<text:span text:style-name="T3"><text:line-break/><text:line-break/></text:span>聽了讓我聯想到馬英九最初推動兩岸服貿時，行政團隊大喊的「利大於弊」說詞。當時無論執政黨如何為自己辯護，聲稱對外舉辦多場說明會，但參與的業者與社運人士僅小貓兩三隻，最終還是被太陽花世代硬扣上「黑箱」的罵名。<text:span text:style-name="T3"><text:line-break/><text:line-break/></text:span>於是我反問阿偉，柯<text:span text:style-name="T3">P</text:span>能選上台北市長的關鍵，在於高喊弭平分配不均、打倒舊勢力權貴與去除黑箱及兩岸買辦等口號。然自從柯<text:span text:style-name="T3">P</text:span>上任後，事實卻是極端的朝建商與財團靠攏；囤房稅遭取消、藉地震與遷機場大炒都更商機、藉悠遊卡行銷日本<text:span text:style-name="T3">A</text:span>片，甚至喊出「打房會傷經濟」這鬼話。<text:span text:style-name="T3"><text:line-break/><text:line-break/></text:span>尤有甚者，就連破除黑箱的神話，也因松菸誠品的利益糾紛，與富邦及誠品大股東童子賢搞密室協商、與三創董事長郭守正黑箱談判、與中信金及遠東負責人暗喬大巨蛋後續。<text:span text:style-name="T3"><text:line-break/><text:line-break/></text:span>但就算這些走後門的行徑能遮住半邊天，卻毫無反黑箱的社運組織與<text:span text:style-name="T3"><text:s/>PTT </text:span>口誅筆伐。當時紅及一時的廉政委員會，如今鳥獸散，有些人還成了通告藝人、有些則雞犬升天。<text:span text:style-name="T3"><text:line-break/><text:line-break/></text:span>阿偉回覆：「不要活在象牙塔了啦！本來大老闆們見面，就應該閉門協商啊，這不知可省下多少成本。」看我反應有點僵硬後，他補充：「你應該學學我，多幫有錢人處理事情，反正只要能讓自己好過一點，黑箱一下又何妨？」<text:span text:style-name="T3"><text:line-break/><text:line-break/></text:span>我一時語塞，並不是不贊同他，而這就是社會實相。前一段時間的社運浪潮，說穿了與<text:span text:style-name="T3">T-Shirt</text:span>上繡的高尚標語，並無必然關聯，而就是要反你馬英九。<text:span text:style-name="T3"><text:line-break/><text:line-break/></text:span>我覺悟到，一旦談到政治，就很難達到一刀切的共識，每個人都會選擇有利點堅持，就算前後矛盾，也能無縫接軌。至少，我也經常如此！<text:span text:style-name="T3"><text:line-break/><text:line-break/></text:span>「那大巨蛋也要收個尾吧？」我問道。<text:span text:style-name="T3"><text:line-break/><text:line-break/></text:span>阿偉聽了後，不急不徐的答：「也沒什麼必要啦，反正趙藤雄那麼黑，又比較挺藍，看看台灣最近社會偏綠的成份較多，挺綠較夯，不知不覺，社會對這個假弊案會漸漸淡忘，屆時再復工不就好了？」<text:span text:style-name="T3"><text:line-break/><text:line-break/></text:span>「趙藤雄挺藍？小英她們家的炒地司令部，不就把內湖那塊寶地讓給遠雄？」，我回。「也是，但不管，反正媒體已經把他藍營化，這才是重點」，阿偉回應。<text:span text:style-name="T3"><text:line-break/><text:line-break/></text:span>當然，我也知道這個對話，再繼續下去會沒完沒了。於是就將話題改成近來的工作體驗。相較之下，這個議題就有明確的利弊依據，兩人講的「利大於幣」，多半能點頭如搗蒜；畢竟，能夠實現個人理想的就是好工作；加班少的，也較能符合個人利益。<text:span text:style-name="T3"><text:line-break/><text:line-break/></text:span>走在回家路上，我再度深思，就算政治如何主觀，也會有些無可質疑的價值吧。柯文哲上任一年半後，他的滿意度已來到死亡交叉，施政滿意度跌破<text:span text:style-name="T3">4</text:span>成至<text:span text:style-name="T3">38%</text:span>，而不滿意度則上升<text:span text:style-name="T3">1</text:span>成至<text:span text:style-name="T3">42%</text:span>，不就是因觸犯了人民最基本的價值判斷？<text:span text:style-name="T3"><text:line-break/><text:line-break/></text:span>再觀之前喊得響徹雲霄的<text:span text:style-name="T3">i-voting</text:span>大戲，自從拼裝式的選出賴香伶，以及舉辦社子島開發案後，如今已挪入倉庫中積塵。柯<text:span text:style-name="T3">P</text:span>寧願一年省下<text:span text:style-name="T3">1,000</text:span>萬的訂報費用，卻到處出國觀光、浪費公帑。再藉由調漲公車票、取消<text:span text:style-name="T3">Ubike</text:span>優惠、刪除特定警察勤務等措施，增加小老百姓成本。<text:span text:style-name="T3"><text:line-break/><text:line-break/></text:span>同時間卻幫著財團降低持屋成本、協調大巨蛋換手紅利、幫遠通喬<text:span text:style-name="T3">E-Tag</text:span>商機、與對岸官員稱兄道弟、積極推動都更商機，遇到不符合這利益結構的搖搖哥就強制送醫。白色力量不到兩年，就已染滿藍色的千圓鈔票與百萬商機。<text:span text:style-name="T3"><text:line-break/><text:line-break/></text:span>於是我就在想，如果<text:span text:style-name="T3">2014</text:span>年的九合一提前預告這就是兩年後的光景，不知台北市民還會萬人空巷般的支持柯<text:span text:style-name="T3">P</text:span>嗎？回顧了與阿偉的對話後，我認為還是會！因為有些價值，就是回不去了。</text:p>
      <text:p text:style-name="P1"><text:span text:style-name="T1">陳真</text:span><text:s/>  |  2016.04.13 12:16   |   <text:a xlink:type="simple" xlink:href="http://palinfo.habago.org/Entry?Command=Information_PrintForum&amp;iPage=270#FORUM34398"><text:span text:style-name="T2">#</text:span></text:a></text:p>
      <text:p text:style-name="P2">這位自比蔣渭水傳人、誇大自己是所謂二二八受害者家屬（如果他是，全台灣有八成以上的人都是）、號稱要改造社會價值與文化的柯先生，選舉時，藉著網軍，肆無忌憚地操弄輿論，進行各種網路造謠抹黑以及自導自演一些所謂竊聽案栽贓對手，用盡一切不正當手段醜化對手，贏得選舉。<text:span text:style-name="T3"><text:line-break/><text:line-break/></text:span>而他自己呢，卻是長期公帳私用，假公濟私；選前喊一堆所謂公平正義的漂亮口號，選後卻馬上一百八十度轉向，不但不打房了，而且還圖利建商；所謂改革，其實就是不斷針對他原先所謂的弱勢者，削減其福利，加重其經濟負擔。至於什麼居住正義有的沒的，其實就跟放屁沒兩樣，純粹選前騙選票，選後竟然馬上又是完全另外一套截然相反的說詞與作法。<text:span text:style-name="T3"><text:line-break/><text:line-break/></text:span>而且，上台才幾個月，就頻頻出國進行所謂考察，鉅額花費，花起公帑，毫不手軟，甚至是前任市長的一倍，一點也不節省，同時也不知道他究竟是去玩，還是大隊人馬去考察個什麼碗糕。<text:span text:style-name="T3"><text:line-break/><text:line-break/></text:span>尤有甚者，更不可原諒的是，以犧牲公眾利益為代價，荒廢既有的建設，破壞原本運作良好的市政，並且無中生有，不斷散播各種不實資訊與謠言，虛構所謂五大弊案，藉以操弄民粹，抹黑政治對手，抬高自己；一旦目的達成，就又偷偷改口，一切所謂揭弊指控彷彿只是一場囈語夢話。<text:span text:style-name="T3"><text:line-break/><text:line-break/></text:span>至於自我膨脹到極點的所謂能力，什麼超英趕美，勝過新加坡，請問你信嗎？所謂市政，根本就是亂搞一通，不堪聞問。我敢說，隨便找個工讀生都能做得比他好。<text:span text:style-name="T3"><text:line-break/><text:line-break/></text:span>他最擅長的就是操弄民粹，操弄所謂民主、公開與透明，玩弄一些極其可笑荒唐的所謂網路選舉（什麼<text:span text:style-name="T3">i-voting</text:span>的），以贏得某種純屬虛構的聲望與美名。在台灣一片腐爛的政壇中，要找到能力這麼爛、品性這麼差的政客其實還真不容易。荒腔走板的程度，大概也只有當年軍閥割據時期一些土匪軍閥可堪比擬。<text:span text:style-name="T3"><text:line-break/><text:line-break/></text:span>而且，他好像認為自己不是在當公僕，而是在當皇帝，對待市府同仁就像在對待家裡養的狗一樣，動輒怒罵拍桌，不把人當人看，動不動就是要你去死要你好看。現在竟然還說什麼反對其某個市政作法的就要逮捕。<text:span text:style-name="T3"><text:line-break/><text:line-break/></text:span>政客是不值得點名批判的。我之所以不惜做賤自己講這些，只是因為實在很納悶，台灣人為什麼修養這麼好？居然可以容忍這樣一種低能無品的草包政客繼續糟蹋公眾權益，繼續囂張跋扈地胡作非為？難道我們處在一種民國初年的地方軍閥割據時代？<text:span text:style-name="T3"><text:line-break/><text:line-break/></text:span>我更納悶的是，台灣人難道在選前一點都看不出來這樣一個人之全然不適任且不可信任？我最納悶的是，是不是往後選舉，只要操弄同樣的卑劣手法，照樣還是可以高票當選，照樣變成全民膜拜的神？難道痛苦歷史只能一再重演，難道人們永遠都無法從中學到教訓，徹底摒除唾棄一切卑劣手段？讓政治至少乾淨一點，至少有點是非善惡的基本準則與人性，不應該總是好話說盡壞事做絕，不應該總是忠奸易位黑白顛倒。<text:span text:style-name="T3"><text:line-break/><text:line-break/></text:span>如果我們不在乎手段的善惡，最後付出重大代價的，絕不會是翻雲覆雨從中漁利的政客們，而是你我一般人以及下一代。這些極其簡單的道理，講了幾萬次，講到我都很不好意思再講了。你不要以為好像政壇上這樣胡作非為或跟著起鬨當幫凶當無恥政客的走狗好像很好玩很刺激，你其實只是在玩你自己，玩爛你所生存的社會，玩掉你自己往後應有的美好生活環境。<text:span text:style-name="T3"><text:line-break/><text:line-break/></text:span>陳真<text:span text:style-name="T3"><text:line-break/>………………<text:line-break/></text:span>巷弄淨空<text:span text:style-name="T3"><text:s/></text:span>柯文哲：反對的要逮捕<text:span text:style-name="T3"><text:line-break/><text:line-break/></text:span>作者張立勳╱台北報導<text:span text:style-name="T3"><text:line-break/><text:line-break/>2016</text:span>年<text:span text:style-name="T3">3</text:span>月<text:span text:style-name="T3">25</text:span>日<text:span text:style-name="T3"><text:line-break/><text:line-break/></text:span>台北市去年推動「鄰里交通改善計畫」，解決違停並整頓鄰里合理停車空間，但多數里長不買帳，僅<text:span text:style-name="T3">30</text:span>個里報名，迄今也只有新營、大學、華聲里達到標準，台北市長柯文哲昨聽取報告後痛批，「有些里根本來亂的，就算要花費<text:span text:style-name="T3">1</text:span>億元都要做起來，反對要逮捕」。<text:span text:style-name="T3"><text:line-break/><text:line-break/></text:span>柯文哲痛批，難道<text:span text:style-name="T3">1</text:span>樓反對、樓上贊成，或<text:span text:style-name="T3">1</text:span>戶反對其他贊成就不去做這件事嗎？如果在這樣的情況下，反對的就應該逮捕，最後，柯同意只要改善計畫完成度達<text:span text:style-name="T3">80</text:span>％，會親自到里內頒發匾額。</text:p>
      <text:p text:style-name="P4"/>
      <text:p text:style-name="P1"><text:span text:style-name="T1">陳真</text:span><text:s/>  |  2016.04.13 02:54   |   <text:a xlink:type="simple" xlink:href="http://palinfo.habago.org/Entry?Command=Information_PrintForum&amp;iPage=271#FORUM34397"><text:span text:style-name="T2">#</text:span></text:a></text:p>
      <text:p text:style-name="P2">年紀輕一點的應該很難想像，即便像林義雄那樣一個正直無私的人，在過往年代人們的心目中卻曾經極端負面，甚至被視為一個可能會用苦肉計來殺害自己全家老母包括一對雙胞胎女兒以便嫁禍國民黨政府的魔鬼。用林義雄自己在書裏面的話來說就是<text:span text:style-name="T3"><text:s/>"</text:span>青面獠牙<text:span text:style-name="T3">"</text:span>；如果我沒記錯，他是這麼說的：凡是認識我的人，就知道我不是青面獠牙。<text:span text:style-name="T3"><text:line-break/><text:line-break/>1991</text:span>年，林義雄回國定居，送我一本他寫的<text:span text:style-name="T3"><text:s/>"</text:span>去國懷鄉<text:span text:style-name="T3">"</text:span>。有一天，快要下班時，我在醫院的醫師辦公室裏隨手就拿起來讀，一位同事看到了，很不屑，走過我身邊時丟下一句話：<text:span text:style-name="T3">"</text:span>這種人的書你也看得下去？<text:span text:style-name="T3">" </text:span>我問他，<text:span text:style-name="T3">"</text:span>這種人<text:span text:style-name="T3">" </text:span>是哪種人？他憤憤不平地說，<text:span text:style-name="T3">"</text:span>這還用說嗎？根本就是一些地痞流氓嘛<text:span text:style-name="T3">"</text:span>。我說，這本書就借你看好了，看完之後，也許你就不會認為林義雄是地痞流氓了。但他拒絕，認為此事毋庸置疑，地痞流氓就是地痞流氓。<text:span text:style-name="T3"><text:line-break/><text:line-break/></text:span>過去國民黨最擅長的就是透過主流媒體洗腦，操弄學生，煽動民粹，造謠抹黑，講一套做一套，好話說盡，壞事做絕。沒想到，綠出於藍，民進黨及其各界同路人，幹起這一套抹黑造謠洗腦煽動民粹的把戲，更加生動熟練，簡直就是深入人心。<text:span text:style-name="T3"><text:line-break/><text:line-break/></text:span>民進黨剛創黨時，充滿理想，人民卻唾棄之；當它以光速般的速度腐爛，開始向國民黨看齊時，人民對它的支持度卻迅速飆升。特別是當許多舊國民黨時期最為惡質腐敗的、以李登輝為首的地方黑道與金權勢力<text:span text:style-name="T3"><text:s/>(</text:span>例如過去幫國民黨打前鋒攻擊黨外不遺餘力、幫國民黨買票作票的自由時報老闆林榮三，被林義雄告上法庭，甚至林義雄還把這些齷齪的賄選過程與司法陰暗掩護，寫成兩本描述舊國民黨之腐敗的書，一本叫<text:span text:style-name="T3"><text:s/>"</text:span>虎落平陽<text:span text:style-name="T3">"</text:span>，一本叫<text:span text:style-name="T3"><text:s/>"</text:span>古坑夜談：雨傘下的選舉<text:span text:style-name="T3">") </text:span>隨著所謂本土化，隨著廉價群眾語言的崛起，紛紛由藍轉綠，改掛綠旗，甚至成為<text:span text:style-name="T3"><text:s/>"</text:span>台灣之父<text:span text:style-name="T3">"</text:span>，成為綠營的神，更加變本加厲地胡作非為。<text:span text:style-name="T3"><text:line-break/><text:line-break/></text:span>過去與現在，島內政治的操弄抹黑與貪婪勾結本質並沒有什麼改變，誰在這一點上佔了優勢，誰就勝出。就連馬英九那樣一個找不到任何污點、非常難以抹黑的公眾人物，一個在人品與能力都屬一流而且乾淨得近乎道德潔癖的好人，依然可以被抹黑成無能貪婪惡棍，更不用說根本不可能有機會替自己辯護的一般人了。在這島上，誰敢違逆主流，誰就會被妖魔化。<text:span text:style-name="T3"><text:line-break/><text:line-break/></text:span>另一方面，當國民黨不斷改邪歸正，持續向著良善的方向走去時，卻反而迅速失去人們的支持，終至幾乎快要滅亡。不管於公於私，現實一再教導我們，善往往不會有善報，惡卻往往大行其道，風靡人心。人民的素質良莠，註定了這樣一種必然；現實中，你想獲勝，方法無它，你就是要比你的對手更加齷齪卑鄙；反之，你越是改革，越是乾淨正直，最後必然只會革掉你自己的命。這也是為什麼我們常說，什麼樣的人民就會有什麼樣的政治與政治人物。<text:span text:style-name="T3"><text:line-break/><text:line-break/></text:span>而我要說的是，如果一個更為巨大的惡，才有可能打敗小一號的惡，如果我們以勝負為考量，捨棄是非善惡，接受這樣一種勝負邏輯，那麼，毫無疑問，我們只會生活在一個越來越無恥、越來越腐敗、乃至人渣當道、小丑陸樑的社會，而這也就是台灣長久以來的一個基本現實：善惡瓦解，是非顛倒，價值崩盤，唯一的競爭方式就是比比看誰最無恥下流，誰最會操弄，誰勾結最多黑金勢力，以及更重要的，誰能掌握媒體。<text:span text:style-name="T3"><text:line-break/><text:line-break/></text:span>這樣一種社會，應該很刺激，高潮迭起。人們似乎總是以為，善惡顛倒又如何？價值崩盤又如何？反正死是死道友，不是死貧道，根本不把是非善惡與基本價值當一回事，可是，真的是死道友而已嗎？你我真的都不用付出代價嗎？有可能嗎？當然不可能。<text:span text:style-name="T3"><text:line-break/><text:line-break/></text:span>從<text:span text:style-name="T3"><text:s/>"</text:span>結果論<text:span text:style-name="T3">" </text:span>來講，善也許不必然導向好的後果，但它至少還保有了一點希望。相反地，比比看誰最邪惡無恥，誰就勝出，這樣一種社會卻是全然沒有任何指望的。<text:span text:style-name="T3"><text:line-break/><text:line-break/></text:span>不過，我是很不喜歡根據<text:span text:style-name="T3"><text:s/>"</text:span>後果<text:span text:style-name="T3">" </text:span>來看事情，特別是在事關個人的事務上，一個事情的善惡價值理應在它本身，而不是在它的後果。就比方說你如果想幫助人，那就去幫，但完全不應該去想到幫助別人能不能讓你自己也獲利或獲得美名。善應該是無條件的，自然的，由衷的，那才叫做善。善的回報就是善本身，就如同一朵美麗的花的回報就是它的美麗本身。<text:span text:style-name="T3"><text:line-break/><text:line-break/></text:span>講到這裏，算是幼稚園大班的程度。至於小學以上的課程，也許還應該談談美感或道德感是怎麼一回事。不過，我覺得很多東西確實很難<text:span text:style-name="T3"><text:s/>"</text:span>理解<text:span text:style-name="T3">"</text:span>，從而也很難說明。但它的困難並非單純在於智能，更多時候是跟你我的美感或道德感究竟長什麼樣有關，簡單說就是氣味或品味；氣味相同或相近者，才有可能<text:span text:style-name="T3"><text:s/>"</text:span>理解<text:span text:style-name="T3">" </text:span>那套氣味底下的<text:span text:style-name="T3"><text:s/>"</text:span>語言<text:span text:style-name="T3">"</text:span>。氣味相左者，即便千言萬語也不可能理解，因為我們各自有著一套迥然有異甚至截然相反的品味；你覺得美不勝收、好棒好帥好厲害的人事物，在我眼裏很可能醜陋低能窩囊沒出息；反之亦然，我所仰望的世界，在你眼裏很可能可笑至極，一文不值。<text:span text:style-name="T3"><text:line-break/><text:line-break/></text:span>我唸高中一年級時，曾經讀到一段話，心靈上受到很大的衝擊與啟發。那段話是愛因斯坦講的，大意是說，他相信，道德感也許跟智能高低有著某種關係。我之所以受到衝擊是因為我從未想過這件事。我並不完全認同愛因斯坦所說的，但他的這些話卻對我產生很大的一個啟發。三十幾年下來，我不敢說自己對此有什麼深刻的思索，但我至少意識到這問題的根本重要性。我們很可能以肉眼觀看一模一樣的人事物，但卻<text:span text:style-name="T3"><text:s/>"</text:span>看到<text:span text:style-name="T3">" </text:span>截然不同的風景，我們對於善惡美醜竟有如此巨大的一個差別。<text:span text:style-name="T3"><text:line-break/><text:line-break/></text:span>維根斯坦有個比較少為人所談論的觀念叫做<text:span text:style-name="T3"><text:s/>seeing as</text:span>，我不知道怎麼翻譯。這觀念的要旨，在我的理解裏，可以用一句話來概括：所有的<text:span text:style-name="T3">seeing</text:span>都是<text:span text:style-name="T3">seeing as</text:span>。從我眼裏看出去，我沒辦法宣稱我看到什麼，因為<text:span text:style-name="T3"><text:s/>"</text:span>什麼<text:span text:style-name="T3">" </text:span>根本不存在，我只能說我把它<text:span text:style-name="T3"><text:s/>"</text:span>看做是<text:span text:style-name="T3">...." (seeing as) </text:span>什麼。比方說我看阿莫多瓦的<text:span text:style-name="T3"><text:s/>"Talk to Her" (</text:span>台譯悄悄跟她說<text:span text:style-name="T3">)</text:span>感覺很美很感動，但我能想像若在台灣的現實世界裏，這個強姦女植物人病患的男護士，恐怕不知道會被說成什麼喪心病狂的變態色魔，而且誰膽敢有不同的看法或膽敢為他說上幾句好話，肯定會遭到正義暴民們的嚴懲。<text:span text:style-name="T3"><text:line-break/><text:line-break/></text:span>大島渚的電影，我最愛的是<text:span text:style-name="T3"><text:s/>"</text:span>俘虜<text:span text:style-name="T3">"</text:span>，還有一部叫<text:span text:style-name="T3"><text:s/>"</text:span>感官世界<text:span text:style-name="T3">"</text:span>。<text:span text:style-name="T3">"</text:span>感官世界<text:span text:style-name="T3">" </text:span>在台灣是禁片，不准上映，只能偷偷看，因為它從頭到尾全是真槍實彈的性愛場面，男女主角幾乎無時無刻一直在做愛，真的很不上進，而且越做花樣越多，後來竟然把男的給弄死，窒息死掉了。電影描述的是日本社會的真實新聞事件。當女主角弄死男主角之後，還把他的<text:span text:style-name="T3"><text:s/>"</text:span>小弟弟<text:span text:style-name="T3">" </text:span>給割下來，用鮮血在男主角的胸前寫著<text:span text:style-name="T3"><text:s/>"</text:span>永遠在一起<text:span text:style-name="T3">"</text:span>，然後把<text:span text:style-name="T3"><text:s/>"</text:span>小弟弟<text:span text:style-name="T3">" </text:span>帶在身上，在街頭遊蕩了好幾天。<text:span text:style-name="T3"><text:line-break/><text:line-break/></text:span>當警察找到女主角時，她竟露出一抹美麗的微笑。電影末尾旁白說，<text:span text:style-name="T3"><text:s/>"</text:span>這事件讓日本社會很震驚，而且很奇怪的是，人們對女主角產生同情，大受感動<text:span text:style-name="T3">"</text:span>。大島渚當然也是因為某種感動而拍攝這部電影。但我同樣也能想像，這事若發生在台灣社會，這女的恐怕不知道會被妖魔化成什麼變態恐怖妖女，而且同時會有一些精神科<text:span text:style-name="T3"><text:s/>"</text:span>名醫<text:span text:style-name="T3">" </text:span>會跳出來接受採訪，隔空診斷，從當事人的生活中任意去拼湊所謂<text:span text:style-name="T3"><text:s/>"</text:span>原因<text:span text:style-name="T3">"</text:span>，胡扯一通<text:span text:style-name="T3"><text:s/>(</text:span>比算命的還不專業<text:span text:style-name="T3">)</text:span>，並且教導大家正確的兩性觀念或性愛觀念。而且，說不定還會有一群人跳出來高喊死刑。若有人反對，他們就會說，那我來把你勒死，然後割你的小弟弟，看你還會不會同情兇手。<text:span text:style-name="T3"><text:line-break/><text:line-break/></text:span>我們肉眼所見明明是同一件事，但我們卻顯然<text:span text:style-name="T3"><text:s/>"</text:span>看到<text:span text:style-name="T3">" </text:span>完全不一樣的東西。<text:span text:style-name="T3"><text:line-break/><text:line-break/></text:span>另一個問題是，我究竟有沒有可能讓你也看見我所看見的？二、三十年來，我常想這問題，我的答案是悲觀的，而且越來越悲觀。這意味著詩其實不可能救世界，這同時也意味著世界上不會有所謂<text:span text:style-name="T3"><text:s/>"</text:span>傳教<text:span text:style-name="T3">" </text:span>這回事，甚至也不可能有所謂<text:span text:style-name="T3"><text:s/>"</text:span>溝通<text:span text:style-name="T3">"</text:span>，我們僅僅只能在<text:span text:style-name="T3"><text:s/>"</text:span>你吃飽了沒呀？<text:span text:style-name="T3">"</text:span>、<text:span text:style-name="T3">"</text:span>在哪高就啊？<text:span text:style-name="T3">"</text:span>、<text:span text:style-name="T3">"</text:span>您今年幾歲了？<text:span text:style-name="T3">" </text:span>等等之類的問題上，互相交換各種生硬事實而已。至於心靈與心靈，則仍是兩條永不交集的平行線。<text:span text:style-name="T3"><text:line-break/><text:line-break/></text:span>少數很容易理解多數，這個人也許可以完全了解另一個人，但維根斯坦說得沒錯，<text:span text:style-name="T3">"</text:span>這個人對另一個人而言，卻很可能永遠是個謎<text:span text:style-name="T3">"</text:span>。就如同我永遠都沒法體會當一隻蚯蚓究竟是什麼樣的感覺，究竟牠看見了什麼？究竟牠的世界長怎麼樣？這一切始終是個謎。我永遠不可能理解，除非我變成一隻蚯蚓。</text:p>
      <text:p text:style-name="P1"><text:span text:style-name="T1">宗益</text:span><text:s/>  |  2016.04.12 06:33   |   <text:a xlink:type="simple" xlink:href="http://palinfo.habago.org/Entry?Command=Information_PrintForum&amp;iPage=271#FORUM34396"><text:span text:style-name="T2">#</text:span></text:a></text:p>
      <text:p text:style-name="P3"><text:span text:style-name="T3">Islamic Extremism is a Product of Western Imperialism<text:line-break/>by GARRY LEECH<text:line-break/><text:line-break/></text:span>原文連結：<text:span text:style-name="T3"><text:line-break/><text:line-break/>http://goo.gl/YGZDBV<text:line-break/><text:line-break/></text:span>我英文差，是在龍騰網看的中文翻譯，連結：<text:span text:style-name="T3"><text:line-break/><text:line-break/>http://www.ltaaa.com/wtfy/19333.html<text:line-break/><text:line-break/></text:span>個人非常同意文章中提到：<text:span text:style-name="T3"><text:line-break/><text:line-break/></text:span>如今我們使用政治正確的詞彙，比如「促進民主」和「人權」，取代「讓他們變得文明」和「讓他們皈依基督教」這樣的說辭。<text:span text:style-name="T3"><text:line-break/><text:line-break/></text:span>這幾年好奇自己所處的世界之由來，稍微涉獵了些世界史，或者更正確地說是<text:span text:style-name="T3">"</text:span>基督教文明傳播史<text:span text:style-name="T3">"</text:span>，才發現二戰結束至今，歐美對這個世界所做的事，幾乎跟<text:span text:style-name="T3">19</text:span>世紀沒有差別。只是文明開化和幫助野蠻人認識神（真理）這些理由，改由直觀上更加合理的普世價值，即民主人權取代。因此攫取到的資源和利益，似乎被視為<text:span text:style-name="T3">"</text:span>善行<text:span text:style-name="T3">"</text:span>的合理回報，理所當然地擁有。但觀察歷史，彷彿是因為推廣民主人權才強盛的歐美列強，不過是因為數百年來，到處燒殺擄掠壟斷這個世界大部分的資源，獲得龐大利益後以之為基礎，才能維持種種科技上的領先，並且有足夠剩餘資源供應政治組織上相對更民主、人權更能獲得保障的環境。這麼看來，歐美那相對世界各地寬容善良富裕的生活環境及社會氛圍，就像是建立在他國人民的血汗上似的。<text:span text:style-name="T3"><text:line-break/><text:line-break/></text:span>這種情況就好比當今人類社會普遍的運作邏輯般，比方說一個靠出售商品於廣大群眾而致富的巨賈，挾其累積的財富，塑造自己為成功典範，吸納他人追隨和結盟，以各種方式不斷壯大自己的同時，想盡辦法杜絕競爭者出現。因為具有主導社會的龐大經濟實力和人脈作後盾，所以他不容易失敗，並且容或有必要時出爾反爾和自相矛盾的特權。在這種情況下，他隨口就能說出至理名言，並很輕易的就能活得自在灑脫、豪放不羈，輕鬆面對人生，看淡一切<text:span text:style-name="T3">"</text:span>不如意<text:span text:style-name="T3">"</text:span>。<text:span text:style-name="T3"><text:line-break/><text:line-break/></text:span>我常覺得，歐美就是把這種現象，放大到整個國際社會。</text:p>
      <text:p text:style-name="P1"><text:span text:style-name="T1">蘇秀慧</text:span><text:s/>  |  2016.04.11 17:56   |   <text:a xlink:type="simple" xlink:href="http://palinfo.habago.org/Entry?Command=Information_PrintForum&amp;iPage=271#FORUM34395"><text:span text:style-name="T2">#</text:span></text:a></text:p>
      <text:p text:style-name="P2">憐憫原是向審判誇勝，行公義、好憐憫，二者並行。<text:span text:style-name="T3"><text:line-break/><text:line-break/></text:span>我明白負負不會得正，但我卻無法說服自己在特赦陳水扁的之後，正負會得正，而不是正負之後反而得負。<text:span text:style-name="T3"><text:line-break/><text:line-break/></text:span>如果能夠，願我們的社會在特赦陳水扁之後，能夠更寬容，明白憐憫終究是為自己的緣故；也能明白為了自己內心所認所感的崇高目的，並非可以不擇方法的來達成它。<text:span text:style-name="T3"><text:line-break/><text:line-break/></text:span>這是我的祈願。<text:span text:style-name="T3"><text:line-break/><text:line-break/></text:span></text:p>
      <text:p text:style-name="P1"><text:span text:style-name="T1">陳真</text:span><text:s/>  |  2016.04.11 04:28   |   <text:a xlink:type="simple" xlink:href="http://palinfo.habago.org/Entry?Command=Information_PrintForum&amp;iPage=271#FORUM34394"><text:span text:style-name="T2">#</text:span></text:a></text:p>
      <text:p text:style-name="P3">大赦也好，特赦也罷，我主張赦免阿扁所有罪行。這件事特別應該由馬英九來做。<text:span text:style-name="T3"><text:line-break/><text:line-break/></text:span>我知道我講這個，很多人聽了會不爽，特別是藍營這邊的人。但這種事沒個必然對錯，我只是說我心裏的感受與主張。即便你不認同，你也很難扣我帽子，因為我大概是全台灣第一個公開指出阿扁做為一個政治人物之惡劣及不可信任。早在<text:span text:style-name="T3">1990</text:span>年代初期，我就給他取了個<text:span text:style-name="T3"><text:s/>"</text:span>天下第一號大壞蛋<text:span text:style-name="T3">" </text:span>的綽號，可是，他的美名與聲望卻逐日攀升，終至來到顛峰，<text:span text:style-name="T3">2000</text:span>年當上總統，一度支持度高達八成，成為台灣之子，台灣之光，無數台灣人的偶像。<text:span text:style-name="T3"><text:line-break/><text:line-break/></text:span>我跟阿扁相識於<text:span text:style-name="T3">1986</text:span>年<text:span text:style-name="T3">5</text:span>月<text:span text:style-name="T3">19</text:span>號，也就是台灣第一次的群眾運動<text:span text:style-name="T3"><text:s/>(519</text:span>綠色行動<text:span text:style-name="T3">)</text:span>，反對戒嚴。我們揚言要到總統府找蔣經國抗議，要求解除戒嚴。戒嚴令底下，聚眾抗議可是唯一死刑罪。那天，參與者一百多人，被數千鎮暴警察團團圍困在龍山寺長達<text:span text:style-name="T3">13</text:span>個小時。阿扁就坐在我前面，我在後面舉了個白布條，上面寫著<text:span text:style-name="T3"><text:s/>"</text:span>反戒嚴，抗蔣家<text:span text:style-name="T3">"</text:span>。那天，他寫了一張卡片給我，上面用手寫著他家的地址和電話，叫我有空來玩。<text:span text:style-name="T3"><text:line-break/><text:line-break/></text:span>後來，台權會發行了一本精美印刷的會員名冊，每個會員都得附上一張照片。因為我們兩人都姓陳，剛好一前一後，印在同一頁。這張卡片，以及那本大約是<text:span text:style-name="T3">1987</text:span>年<text:span text:style-name="T3">(</text:span>或更早<text:span text:style-name="T3">)</text:span>印刷的台權會會員名冊，連同阿扁坐牢期間扁嫂送我的幾本書，我至今都還好端端地放在抽屜裏，見證一個早已消亡的年代，一樁樁掛羊頭賣狗肉的權力騙局。<text:span text:style-name="T3"><text:line-break/></text:span>　<text:span text:style-name="T3"><text:line-break/></text:span>我承認，我在<text:span text:style-name="T3">1980</text:span>年代很推崇阿扁，特別是在<text:span text:style-name="T3"><text:s/>"</text:span>新潮流<text:span text:style-name="T3">" </text:span>所發起的批鬥公職人員之議會路線、主張群眾運動的黨外內鬥中<text:span text:style-name="T3"><text:s/>(</text:span>所謂雞兔不同籠<text:span text:style-name="T3">)</text:span>，我把他和林義雄看成同一類型的人。簡單說：雞，意味著理想，意味著不妥協，意味著戰鬥；兔，則是兔寶寶，兔女郎，意味著做秀，意味著撒嬌，意味著個人慾望，藉由討好統治者，分得一點權力。我那時很單純<text:span text:style-name="T3"><text:s/>(</text:span>或說很愚蠢也不為過<text:span text:style-name="T3">)</text:span>，我當時還真以為黨外檯面上這些人之中，有些真的是雞，有些人則是兔；三、五年後，我才知道，原來全是兔子，一切所謂理想的背後盤算就是權力與利益。<text:span text:style-name="T3"><text:line-break/><text:line-break/></text:span>因為那幾年常跟著阿扁到處跑，就近觀察中，我也逐漸發現，原來很多激昂慷慨正義凜然的場面，不過就像拍電影演戲那樣，不能當真。阿扁可說是當年政治人物裏頭最擅於此道者。當然，他的演技跟後來的綠營人物是根本連比都不能比的了；如今，卑鄙與貪婪幾乎就是綠色人物的一種常態現象。不過，我之<text:span text:style-name="T3">"</text:span>覺醒<text:span text:style-name="T3">"</text:span>，終究是<text:span text:style-name="T3">1990</text:span>年之後的事了。<text:span text:style-name="T3"><text:line-break/><text:line-break/></text:span>還記得<text:span text:style-name="T3">1984</text:span>年的蓬萊島事件嗎？不知道的人請自行<text:span text:style-name="T3">Google</text:span>，略過不表。兩年後，也就是<text:span text:style-name="T3"><text:s/>1986</text:span>年的差不多是<text:span text:style-name="T3">6</text:span>月吧，也就是<text:span text:style-name="T3"><text:s/>"519</text:span>反戒嚴綠色行動<text:span text:style-name="T3">" </text:span>的隔月，阿扁被抓去坐牢，而且判決賠償馮滬祥好像是三百萬吧，正確金額我忘了。阿扁入獄前，推著坐輪椅、不久前才剛發生車禍的扁嫂，發起一連串的入監惜別會；我們在高雄還幫他發起<text:span text:style-name="T3"><text:s/>"</text:span>一人一元，輪椅行軍<text:span text:style-name="T3">" </text:span>活動，挨家挨戶要求大家捐一元，打算全台湊足三百萬元做為阿扁的賠償金。你一定沒法想像，當我們拿著傳單挨家挨戶宣傳時，普遍遭到什麼樣的回應。輕蔑、怒罵與嘲笑，這是一定的，但許多人的反應實在很誇張。比方說高雄有一家診所，有個醫生竟然把我們放在他桌上的傳單，當場拿醫療用的夾子夾起來，丟進垃圾桶。他幹嘛不用手而用夾子呢？那個醫生說，我又不是笨蛋，用手拿不就留下指紋，一旦情治單位追究起來，不就完蛋？<text:span text:style-name="T3"><text:line-break/><text:line-break/></text:span>我的書櫃裏至今還保留著當年一人一元輪椅行軍以及坐監惜別會的許多照片，足足好幾本相簿，全是阿扁和扁嫂。有一回搬家，不小心看到，百感交集。你知道嗎？<text:span text:style-name="T3">1986</text:span>年，當阿扁去坐牢時，有一天夜裏，我心裏難過，於是在那樣一個還相當恐怖的戒嚴年代，寫了一篇文章在黨外雜誌上，而且還影印了一份給司法機關，同時還附上我的身份證影本以示民不畏死。我那文章寫了些什麼我忘了，我只記得當時之所以寫那文章只是想表達我對阿扁坐黑牢的強烈不滿。我在文章中引用了一句當年孫觀漢營救柏楊時寫給柏楊的公開信，信裏說：<text:span text:style-name="T3">"</text:span>我真真願意替你坐牢<text:span text:style-name="T3">"</text:span>。我當時就引用這句話送給阿扁，寫了篇文章，附上身份證，寄給司法當局。<text:span text:style-name="T3"><text:line-break/><text:line-break/></text:span>那是<text:span text:style-name="T3">1986</text:span>年的事了，那時我才<text:span text:style-name="T3">23</text:span>歲，距今<text:span text:style-name="T3">30</text:span>年。如今，在政治上，我和阿扁彷彿來到一個截然不同的對立面上，但是，當年引用孫觀漢那句話的心情並沒有改變。人與人的情感終究是很微妙的東西，難以抹滅。<text:span text:style-name="T3">30</text:span>年了，我脫離政治已久，我想阿扁和扁嫂應該也完全不記得我了。但個人情感這種東西畢竟不是買賣，它可以只是一種單行道。阿扁不記得我是應該的，畢竟我在社會上微不足道，但我始終都會記得阿扁，記得他私下為人的寡言與無趣，記得扁嫂的豪氣干雲與幽默。<text:span text:style-name="T3"><text:line-break/><text:line-break/></text:span>我並不是說阿扁沒罪，他當然有罪，而且罪證確鑿，毋庸置疑；但我還是希望他能獲得赦免，畢竟於公來講，他曾經是個民選總統，曾經滿載台灣人對於美好明日的強烈渴望。雖然如今一切美夢已成虛空泡影，但我總覺得，以阿扁參與政治的時代背景來說，功過難免，比諸當下檯面上這些綠油油的新一代政治人物或名人，不知道要高貴良善幾百萬倍。更重要的是，那樣一種眾人對於美好生活的渴望，即便已成為過去，眾人的情感卻依舊存在，仍然值得做為一種紀念與尊重。如果有些人至今都能理直氣住壯地緬懷殺人無數、同樣有功亦有過的蔣公與蔣經國，那麼，心裏想念著阿扁就更不是什麼可笑荒唐之事。<text:span text:style-name="T3"><text:line-break/><text:line-break/></text:span>大約是兩三年前吧，我曾寫過一些文字，而且還把它印下來，寄到總統府，希望馬英九能赦免阿扁。我在那些文字中提到金大中當年如何赦免那些曾經傷害他、刑求他、乃至多次暗殺他未遂卻導致其永久傷殘的政敵，從而帶領韓國迅速朝著一種好的方向走去。不過，我想馬英九是根本不會理我的。<text:span text:style-name="T3"><text:line-break/><text:line-break/></text:span>馬英九個好人，乾淨正直程度，政壇罕見，跡近潔癖。但他似乎同時也是個酷吏，動不動就說依法應如何如何。法治是好東西，正義更是一個社會所應追求的，但任何法律都不外人情。法律加憐憫，才是一個健康社會。<text:span text:style-name="T3"><text:line-break/><text:line-break/></text:span>各位看過莎士比亞的<text:span text:style-name="T3"><text:s/>"</text:span>威尼斯商人<text:span text:style-name="T3">" </text:span>嗎？還蠻好笑的，不妨拿來看一看。故事情節我沒法記得很精確，不過，大概是這樣：<text:span text:style-name="T3"><text:line-break/><text:line-break/></text:span>男主角為了幫助他的一個窮光蛋好朋友娶一位貌如天仙、秀外慧中的姑娘，跑去跟一個專門放高利貸的猶太人借錢，男主角自恃日後應該有能力還錢，所以簽下契約，註明萬一將來逾期未還，將任由高利貸先生割下他身上的一斤肉做為賠償。<text:span text:style-name="T3"><text:line-break/><text:line-break/></text:span>後來不知道發生什麼天災人禍我忘了，總之就是還不起債，於是被高利貸先生一狀告到法院。法官看這契約，白紙黑字沒得閃躲，只好判決割肉償債。那位窮光蛋很著急，但又請不起律師救他的好友。還好他的阿那達真的是又聰明又漂亮，易容改裝，偷偷假冒律師出庭，連她老公在法庭上都認不出來。千鈞一髮正要割肉之際，她衝進法庭，對著高利貸先生說：<text:span text:style-name="T3">"</text:span>且慢！刀下留人！<text:span text:style-name="T3">" </text:span>然後開始侃侃而談說：割肉是合乎正義的，但是，請你記住，你只能割一斤肉哦，不能少割也不能多割，必須割得剛剛好是一斤，否則你就完蛋了，我們一定會依法把你告到死。而且，不但斤兩要割得剛剛好，依照契約，你只能割<text:span text:style-name="T3"><text:s/>"</text:span>肉<text:span text:style-name="T3">"</text:span>，不能割到其它組織，更不能割到血管，不許流一滴血，只能割<text:span text:style-name="T3"><text:s/>"</text:span>肉<text:span text:style-name="T3">"</text:span>。好！請實踐正義，請割吧！<text:span text:style-name="T3"><text:line-break/><text:line-break/></text:span>原告一聽，嚇到了，媽的，這律師是哪畢業的？是阿扁律師事務所派來的嗎？怎麼這麼厲害。不得已，最後只好撤回割肉的訴訟。<text:span text:style-name="T3"><text:line-break/><text:line-break/></text:span>這故事裏頭有一段對話挺動人。法官受理這案子時，曾勸告高利貸先生做人不要這樣絕嘛，哪有還不起錢就要割人家的肉？難道你就不能慈悲一點嗎？高利貸先生聽了很不爽，就跟法官頂嘴說，請問依據哪一條法律我<text:span text:style-name="T3"><text:s/>"</text:span>必須<text:span text:style-name="T3">" </text:span>慈悲？法官嘆了一口氣說，你說得沒錯，慈悲這東西是沒有<text:span text:style-name="T3"><text:s/>"</text:span>必須<text:span text:style-name="T3">" </text:span>這回事的，它只能很自然地發生。法官接著說：<text:span text:style-name="T3"><text:line-break/><text:line-break/></text:span>慈悲是沒法強迫的，它就像天降甘霖一般自然，滋潤了大地。而且，慈悲是雙向的，它既賜福給接受者，同樣也祝福了施予者。它的力量無比強大，是強中之最強。國王的權杖只能藉著威權，展現一時的力量，但在這令人敬畏的威權中，卻隱含了國王自身的恐懼。然而，慈悲卻遠遠勝過一切威權，它存在於靈魂深處，來自天上神明。塵世之中的一切權勢，唯有當慈悲滋潤了正義，方得彰顯神一般的美好。<text:span text:style-name="T3"><text:line-break/><text:line-break/></text:span>法官繼續說道：<text:span text:style-name="T3"><text:line-break/><text:line-break/></text:span>我說，猶太人啊，你口口聲聲要求正義，但我跟你說，如果凡事一切都只是講什麼正義正義正義，我們之中將沒有任何一個人可以豁免。我們平常總是祈求獲得人們的慈悲與寬容，這份祈求，難道不也同樣教導我們應該以同樣的慈悲和寬容待人？<text:span text:style-name="T3"><text:line-break/><text:line-break/></text:span>放高利貸的猶太人並沒有被法官說服，依然堅持要實踐正義。法官沒辦法，只好允許他當庭割肉，還好秀外慧中的女主角衝進來，憑其機智，讓高利貸先生知難而退。最後，被告當庭無罪釋放。被告的窮光蛋朋友很開心，跑去感謝這位冒牌女律師<text:span text:style-name="T3"><text:s/>(</text:span>也就是他太太，但她化粧得讓她老公根本認不出來<text:span text:style-name="T3">)</text:span>。冒牌女律師溫柔地說，<text:span text:style-name="T3">"</text:span>先生，那你要怎麼感謝倫家救了你的朋友呢？<text:span text:style-name="T3">" </text:span>窮光蛋說，俺身無分文，無以為報。冒牌女律師說：怎麼可以這樣啦！我不管我不管，你一定要報答倫家啦。ㄟ？我看你手上這個戒指不錯哦。窮光蛋不知有陷阱，於是就說：是嗎？妳喜歡嗎？要不然這戒指就送給妳好了。<text:span text:style-name="T3"><text:line-break/><text:line-break/></text:span>故事接下來的後果，各位應該可想而知。你別的不送，竟然想把結婚戒指送給年輕貌美智勇雙全的女律師！這條罪名，恐怕不是割幾斤肉可以解決。<text:span text:style-name="T3"><text:line-break/><text:line-break/></text:span>我之所以不厭其煩講這故事，只是要說，憐憫比正義更重要，因為我們每個人一生中隨時都會需要它。一個動輒暴民奮起、自以為正義喊打喊殺的社會，有一天，假若厄運或不測風雲或任何一種難以掌控的疾病降臨你或你親人身上呢？難道你不會渴望一絲憐憫與理解？難道你此生宛若嬰兒般全身上下找不到一塊污點？同理，阿扁若應坐穿牢底，那請你告訴我，不管藍綠，究竟有幾個名人或政治人物其惡行是不該繩之以法或甚至槍斃的？我們應該追求正義，但只有正義而無憐憫與理解，正義將只是仇恨的同義詞，一種遂行傲慢與偏見的工具。我完全明白當今甚囂塵上的所謂轉型正義，往往只是一種仇恨政治的展現與無恥政治鬥爭的廉價藉口，重點是，負負不會得正，兩個負不會得來一個正。<text:span text:style-name="T3"><text:line-break/><text:line-break/></text:span>陳真<text:span text:style-name="T3"><text:s/>2016. 04. 11.<text:line-break/><text:line-break/>=======================<text:line-break/><text:line-break/></text:span>要馬特赦扁<text:span text:style-name="T3"><text:s/></text:span>「解盲」蔡英文？<text:span text:style-name="T3"><text:line-break/><text:line-break/>2016-04-10<text:line-break/><text:line-break/></text:span>聯合報<text:span text:style-name="T3"><text:s/></text:span>桑品載／作家<text:span text:style-name="T3"><text:line-break/><text:line-break/></text:span>台南市和高雄市議會先後通過提案，要求馬總統特赦陳水扁，共同理由是：一、扁案是「政治問題」；二、特赦陳水扁有助藍綠和解。<text:span text:style-name="T3"><text:line-break/><text:line-break/></text:span>官員貪汙如可作政治解釋，那真的是「刑不上大夫」。因既為官員，作為都可政治解釋。秦檜通敵，是為了和緩敵人進攻，汪精衛南京政府，是為保住中國元氣，避免遭日本蹂躝。包公鍘陳世美，使皇帝妹妹成寡婦，皇室蒙羞，這當然是大大的政治問題。<text:span text:style-name="T3"><text:line-break/><text:line-break/></text:span>在政治道理下，翁啟惠即使做了違法之事，也可用政治掩蓋，如謂他可能是下屆諾貝爾獎得主，掀出他在浩鼎案圖利事，會影響國際觀瞻，使他失去得獎機會，台灣本可藉此增加國際能見度，因而消失。<text:span text:style-name="T3"><text:line-break/><text:line-break/></text:span>至於蔡英文家族，從四年前「宇昌案」到浩鼎案，都有蔡家幢幢人影，蔡英文當選後，將生技產業當作國家產業，有政府為後盾，又有立法院為優惠它而立法，如果未來被爆料或被司法查出有不法之事，政治大傘一開，大家只好閉嘴？<text:span text:style-name="T3"><text:line-break/><text:line-break/></text:span>扁案爆發後，扁有海外帳戶及其洗錢行徑被洗錢組織查到，扁的兒女大聲苦訴：「台獨不需要用錢嗎？」台獨當然是政治議題，因而可以解釋扁家貪汙，原本是「愛台灣」！<text:span text:style-name="T3"><text:line-break/><text:line-break/></text:span>所以，阿扁家屬及其支持者至今仍說阿扁是受「政治迫害」，根本無罪。「特赦」之聲在綠營響起後，陳致中反倒說「沒有意見」。因為「赦」必以有罪為前提，既然「無罪」，何「赦」之有？<text:span text:style-name="T3"><text:line-break/><text:line-break/></text:span>至於「藍綠和解」，這根本是假議題，綠營當初要求放扁保外就醫，就用過這句話，但阿扁回家了，藍綠和解了嗎？<text:span text:style-name="T3"><text:line-break/><text:line-break/></text:span>其實，藍綠不和解，是民進黨成長的主要養分，所謂「衝突，進步」，不斷找衝突議題，俾不斷「進步」。衝突的目的既是為「進步」，議題設計就有選擇性，如打國民黨黨產，但在黨產處理中曾居主導地位的李登輝，卻從不曾成為打擊對象，這當然是「政治緣故」。「二二八」事件已過快七十年，現在還是綠營「政治提款機」，這話題的覆蓋面擴大到成外省人的原罪。綠營倘有「和解」之念，還要長期發動這「衝突」嗎？當「中國豬」三字在綠營浮現時，和解要件，就是被辱罵者得俯首稱臣。<text:span text:style-name="T3"><text:line-break/><text:line-break/></text:span>要求馬總統特赦陳水扁，隱隱便有此意，因為馬總統絕無可能在他任期只剩一個多月時，突然改變他不特赦決定。綠營旨在向馬挑釁，因為他和國民黨都勢弱，用這個話題來作踐他，使他難堪，也可引起反對特赦陳水扁的藍營中人，遷怒馬英九，是他的軟弱，致有此下場。<text:span text:style-name="T3"><text:line-break/><text:line-break/></text:span>高雄市議會通過特赦陳水扁提案後，市長陳菊立即加入「特赦」行列，這固然是她向來的主張，但這時重申，不難看出有蔡英文的旨意，她們倆是民進黨的政治姐妹，向來友好，這表示蔡英文上任後必會特赦陳水扁，先由「菊姐」說出，一方面測試綠營對此主張的凝聚強度，另方面看，綠營之外的反應，從反應中去鋪陳作為，以減少阻力。<text:span text:style-name="T3"><text:line-break/><text:line-break/></text:span>恰如蔡英文認為，應尊重翁啟惠辭職的決定。特赦陳水扁和翁啟惠辭職，五二○後她就可以一槌定案，卻還把責任都推給馬英九，這就是蔡英文：她看似「放空」自己，其實只是在事情上濛層霧，實則已有定見。「解盲蔡英文」，可作如是觀。</text:p>
      <text:p text:style-name="P1"><text:span text:style-name="T1">陳真</text:span><text:s/>  |  2016.04.10 23:40   |   <text:a xlink:type="simple" xlink:href="http://palinfo.habago.org/Entry?Command=Information_PrintForum&amp;iPage=271#FORUM34393"><text:span text:style-name="T2">#</text:span></text:a></text:p>
      <text:p text:style-name="P2">回楊先生：<text:span text:style-name="T3"><text:line-break/><text:line-break/></text:span>阿扁私下為人寡言敦厚，十分無趣，但在政治上卻像基因突變一樣，滿口謊言，高潮不斷，很有煽動力。他的話若能信，也許某種黃黃的東西都能吃了。不過，關於他說所謂台灣總統只是美國軍政府佔領地的一個執行者，這大概是阿扁做為一個政治人物生平說過最誠實的一句話了。即便<text:span text:style-name="T3">AIT(</text:span>美國在台協會<text:span text:style-name="T3">)</text:span>的一個小職員，肯定都比所謂台灣總統的地位還要高。<text:span text:style-name="T3"><text:line-break/><text:line-break/></text:span>其實，說台灣總統是<text:span text:style-name="T3"><text:s/>"</text:span>美國軍政府在台代理人<text:span text:style-name="T3">" </text:span>或其意志的<text:span text:style-name="T3"><text:s/>"</text:span>執行者<text:span text:style-name="T3">"</text:span>，算是一種比較文雅的說法，通俗一點的說法就是，台灣其實就是美國養的一條狗，用來對付中國。<text:span text:style-name="T3"><text:line-break/><text:line-break/></text:span>台灣人超喜歡講什麼捍衛<text:span text:style-name="T3"><text:s/>"</text:span>台灣主權<text:span text:style-name="T3">" </text:span>或什麼<text:span text:style-name="T3"><text:s/>"</text:span>人民做主<text:span text:style-name="T3">" </text:span>之類的，相當自我陶醉。其實，台灣人什麼都在乎，偏偏最不在乎的東西就是主權或自主意志；要是真的在乎的話，一個國家的總統不會長年以來存心當狗讓人使喚指揮去咬自己對岸的兄弟卻還很得意。所謂什麼捍衛台灣主權，只是一種島內鬥爭奪權的工具，島外打擊祖國的手段。美國在台軍政府並且企圖進一步讓台灣變成一個作戰基地，日後用來攻擊中國大陸。<text:span text:style-name="T3"><text:line-break/><text:line-break/></text:span>這些事，全世界大家都看得清清楚楚，僅僅只是一種普通常識，只有台灣人自己卻完全不知道自己是條狗<text:span text:style-name="T3">(</text:span>或者應該說根本不在乎<text:span text:style-name="T3">)</text:span>。而且，在島內，這樣一種普通常識是犯大忌的，不能說的，一說是會被扣上台奸大帽子的。<text:span text:style-name="T3"><text:line-break/><text:line-break/></text:span>洗腦的力量真的很不可思議，對岸的人恐怕很難體會台灣這樣一種洗腦洗得非常徹底的基本事實。一個人，如果打從一出生，每天如雷灌耳的，除了極度低能的爆奶爆紅之類的低能<text:span text:style-name="T3"><text:s/>"</text:span>新聞<text:span text:style-name="T3">" </text:span>之外，就儘是一些抹黑祖國、美化美國的仇中反華言論與思想，你想，他的腦袋能不壞掉嗎？<text:span text:style-name="T3"><text:line-break/><text:line-break/></text:span>就連在巴勒網，我若說我挺中抗美，恐怕都找不到幾個認同者。我常想做個這樣的牌子，每個月來舉牌靜站，但迄今未能如願。<text:span text:style-name="T3"><text:line-break/><text:line-break/>"</text:span>挺中抗美<text:span text:style-name="T3">" </text:span>在我看來，不過就像當年對抗納粹與法西斯那樣一種<text:span text:style-name="T3"><text:s/>"</text:span>只要是人，都該做如是想<text:span text:style-name="T3">" </text:span>的基本態度，但它在這島上卻反倒成為一種彷彿毒蛇猛獸或腦子壞掉的邪惡病態思想。</text:p>
      <text:p text:style-name="P1"><text:span text:style-name="T1">王修亮</text:span><text:s/>  |  2016.04.10 23:00   |   <text:a xlink:type="simple" xlink:href="http://palinfo.habago.org/Entry?Command=Information_PrintForum&amp;iPage=271#FORUM34392"><text:span text:style-name="T2">#</text:span></text:a></text:p>
      <text:p text:style-name="P3">每次看陳真的文章，常是不覺潸然淚下，這樣的年歲，都曾與台灣一同走過最艱苦而堅韌的歲月，卻也都眼看著台灣在富裕的各種慾望中迅速迷亂消亡<text:span text:style-name="T3">.........<text:line-break/></text:span>環境使人不願多做思想，然而思想這玩意卻由不得人自我控制，總在腦中盤旋威嚇著，不容我不想，例如：死刑與廢死，反同與恐同。<text:span text:style-name="T3"><text:line-break/></text:span>我不具有高明的智慧，近日許多問題也就只能這麼任隨著腦子橫衝直撞的反覆盤旋，在本能與現實中難以解答，甚至無能選擇。最後總是凝結為一個故事，一個無始無終的故事。<text:span text:style-name="T3"><text:line-break/><text:line-break/></text:span>【死亡與選擇的故事】<text:span text:style-name="T3"><text:line-break/><text:line-break/></text:span>太初一念之間劃開了有與無，陰陽成氣，化為天與地。<text:span text:style-name="T3"><text:line-break/></text:span>清澈的天虛聚成性，厚濁的地實歛成形，天地凝育萬物，萬物因此皆具有性與形。<text:span text:style-name="T3"><text:line-break/></text:span>萬物擁有性形合一的真名。天上地下，無聲地以真名呼喚彼此，流通彼此。<text:span text:style-name="T3"><text:line-break/></text:span>隨著悠遠的時光流逝，天地之間的萬物繁衍生殖，發展出無數的物種。<text:span text:style-name="T3"><text:line-break/></text:span>有的物種汲取更多的清天之性，有的物種取食更多的濁地之形。清澈的越發空靈飄渺，以至於逐漸難以存在大地之上，最後飛向無極的太虛，消失在萬物的記憶之中。<text:span text:style-name="T3"><text:line-break/></text:span>因此，後世無法回憶他們的真名，只好憑著自己的感覺，稱呼他們為龍為鳳，為麒麟為玄武，但終究只是假造的名子，喚不回原始的真實。<text:span text:style-name="T3"><text:line-break/><text:line-break/></text:span>最後，幾乎完全憑藉土地為生的人類終於出現，大地的物資豐富，滋養著人類，人類因此在土地上得以展現無比的靈巧與智慧，開始自行設計出巧奪天工的工具與技術，為自己獲取比其他物種更多的資源。<text:span text:style-name="T3"><text:line-break/></text:span>然而土地之子取食了太多大地的物質，偏向厚濁體型，已經難以維繫清澈的性靈，真名早已消失在人群的歷史中，人開始以為初始的世界是無名的，人開始以靈巧與智慧發明了語言文字，並且為萬物命名。<text:span text:style-name="T3"><text:line-break/></text:span>人認為這是天命。<text:span text:style-name="T3"><text:line-break/></text:span>後世之人從來沒有想過，為甚麼人類所取的名子，無法彼此溝通交流，更無法與其他物種溝通交流，真名早已被人所失落。<text:span text:style-name="T3"><text:line-break/><text:line-break/></text:span>他知道自己與萬物的真名。<text:span text:style-name="T3"><text:line-break/></text:span>他會時時仰望晴空雨雲，也偶而會眺望夜星明月，聆聽雷電嘶吼，風葉呼嘯。<text:span text:style-name="T3"><text:line-break/></text:span>烏黑的羽毛還不很豐實，翅膀和尾巴的長羽尚未健全，但他是窩巢中發育最強壯的一個，兄妹們還站不起來的時候，他已經開始在窩巢邊緣猛拍著翅膀練習。<text:span text:style-name="T3"><text:line-break/></text:span>他知道人類叫他鵲兒。<text:span text:style-name="T3"><text:line-break/></text:span>某一個清晨，他在父母尖銳的鳴叫中驚醒，從聲音中聽到危險的警示，叫聲戛然終止時，他直覺的跳上巢邊，展開短短的翅膀飛撲而起，半跌半撞的撲落下地面。<text:span text:style-name="T3"><text:line-break/></text:span>一雙溫暖肥厚的手掌輕軟的捧起他，那是個人類的孩子，從他明亮的兩眼中，他看見孩子的真名。<text:span text:style-name="T3"><text:line-break/></text:span>父母悄無生氣的身體倒提在另一個大人類的手中，兄妹們從樹梢上被拋落下來，一起裝在某種袋子裡。<text:span text:style-name="T3"><text:line-break/></text:span>他內心中呼喚著父母兄妹的真名，沒有任何氣息與他流通，他知道這代表甚麼意義。於是，萬物的色彩在霎那間忽然崩解了界限，洶湧為一種不存在於世間的汙濁，他縮起頭，希望自己還能繼續保有自己，因為這汙濁強烈的想淹沒一切，包括他的真名。<text:span text:style-name="T3"><text:line-break/><text:line-break/></text:span>孩子小心翼翼的保護他，陪著他。<text:span text:style-name="T3"><text:line-break/></text:span>他聽不懂孩子說的話，那是一種空洞虛假的聲音，不屬於大自然的聲音。但是孩子明亮的眼睛裡一直保有真名，他常常發呆的凝視著，以免內心的汙濁會淹沒自己。<text:span text:style-name="T3"><text:line-break/></text:span>他發呆凝視時，孩子會對他微笑，沒有聲音的笑容和晴空雨雲夜星明月一樣真實，他會因此啄食孩子遞來的食物。<text:span text:style-name="T3"><text:line-break/></text:span>沒有其他人類能接近他，他日漸巨大強壯的翅膀與堅硬的尖喙，是可怕的武器，可以使人類皮破血流。<text:span text:style-name="T3"><text:line-break/><text:line-break/></text:span>或許日子就會如此平淡的消逝，人們繼續生活，鵲兒繼續成長，孩子繼續閃動著擁有真名的眼睛與笑容。<text:span text:style-name="T3"><text:line-break/></text:span>然而，春消秋逝，鵲兒內心汙濁的漩渦裡閃爍起一種不一樣的色彩，是啊！色彩，世界除了那明亮的眼睛，怎麼竟然還會出現色彩？<text:span text:style-name="T3"><text:line-break/></text:span>彷彿上天呼喚起他的真名，呼喚著他的某種世代記憶。<text:span text:style-name="T3"><text:line-break/></text:span>來！你來！有件事情你必須完成！<text:span text:style-name="T3"><text:line-break/><text:line-break/></text:span>在孩子與眾人沉睡的時分，鵲兒啄斷了早已鬆脫的門戶角落，心靈中的色彩與汙濁奮力的閃耀奔騰著，彼此絞纏激盪。<text:span text:style-name="T3"><text:line-break/></text:span>「一定要銷毀人類，我有一個重要的天命，為了保護這個天命，一定要銷毀人類。」<text:span text:style-name="T3"><text:line-break/></text:span>「那明亮的眼睛，他是有真名的！」<text:span text:style-name="T3"><text:line-break/></text:span>「他的同類會殘害我的天命！」<text:span text:style-name="T3"><text:line-break/></text:span>「銷毀人類的所有，也會銷毀他的眼睛！」<text:span text:style-name="T3"><text:line-break/></text:span>「我的天命！天命超越一切！」<text:span text:style-name="T3"><text:line-break/><text:line-break/></text:span>鵲兒第一次發現自己無法選擇，心靈中的色彩與汙濁合流，他狂亂的讓自己抓起火種堆中燃燒的樹枝，飛向高處，將火焰在夜色中燃起，火焰張狂的吞嚥著人類的住屋。<text:span text:style-name="T3"><text:line-break/></text:span>鵲兒不記得後來如何，他生命中永遠消失了一段特別的時間。<text:span text:style-name="T3"><text:line-break/><text:line-break/></text:span>窩巢裡安然躺著幾顆蛋，蛋孵化為幾隻小小鵲兒，鵲兒心中閃動著更多鮮明的色彩，他凝視著小小鵲兒們的眼睛，透視著他們的真名，呼喚著他們的真名，小小鵲兒們與他應和。<text:span text:style-name="T3"><text:line-break/></text:span>這是他的天命。<text:span text:style-name="T3"><text:line-break/><text:line-break/></text:span>汙濁彷彿已經消失，喜悅的色彩明亮的閃爍擴張著。<text:span text:style-name="T3"><text:line-break/><text:line-break/></text:span>附近有一塊焦黑的土地，一些殘存的物體在風雨中碎散為泥，隱隱見到幾根時間刷洗的雪白殘骨，被茂盛的青草遮掩著。<text:span text:style-name="T3"><text:line-break/></text:span>沒有人類來威脅小小鵲兒們的生命，他偶而彷彿想起，曾經擁有過另一對明亮的眼睛，但是某種強烈的天命讓他做了某種瘋狂的選擇。<text:span text:style-name="T3"><text:line-break/></text:span>與夥伴辛苦的餵食養育，小小鵲兒們成長、學習，離巢而去。<text:span text:style-name="T3"><text:line-break/></text:span>鵲兒的天命完成了！<text:span text:style-name="T3"><text:line-break/><text:line-break/></text:span>明亮的色彩開始成為回憶，落入所有儲存回憶的深層夾縫裡。<text:span text:style-name="T3"><text:line-break/></text:span>夾縫一開，眾多的回憶便一湧而出，有父母兄妹失去生氣的身體，有汙濁的瘋狂，有一雙明亮的眼睛，有熾熱猛烈的火。<text:span text:style-name="T3"><text:line-break/></text:span>鵲兒看著眾多回憶冉冉上昇，最後消逝在在清澈的太虛之中。他感覺自己掏空了，甚麼都不剩下了，沒有天命，也沒有任何色彩，甚至不再有自己。他茫然活著，卻不知道自己為甚麼還活著。於是，他不再覓食，也不再離開自己的窩巢。<text:span text:style-name="T3"><text:line-break/><text:line-break/></text:span>那人類遠遠走來，駐留在焦黑之地。鵲兒對萬物早已視而不見，但是那人類抬起頭來時，閃亮的雙眼卻彷彿近在他身前。那是一對擁有真名的眼睛。<text:span text:style-name="T3"><text:line-break/></text:span>一對帶來初始色彩的眼睛。<text:span text:style-name="T3"><text:line-break/><text:line-break/></text:span>鵲兒從巢中奮身飛起，衰弱的翅膀甚至撐不住身體的重量，撲落而下。厚實柔軟溫暖的雙掌接住了他，展露出真實的笑容。鵲兒再一次抬頭仰望晴空烈日，回望眼睛與笑容，覺得心輕盈的飛舞，開始冉冉上升，追向清澈的太虛，他知道自己將繼續上升，終而能追回一切記憶與擁有。<text:span text:style-name="T3"><text:line-break/></text:span>不論是污濁還是色彩，不論是天命還是真實，他即將回歸到圓滿。<text:span text:style-name="T3"><text:line-break/></text:span>孩子遞來一把食物。<text:span text:style-name="T3"><text:line-break/></text:span>鵲兒靜靜垂下頭，依偎在食物上，靜靜閉上眼睛。<text:span text:style-name="T3"><text:line-break/><text:line-break/></text:span>焦黑的土地上，堆起一個小小的土墳。明亮的眼睛駐留許久，慢慢向遠方走去。<text:span text:style-name="T3"><text:line-break/><text:line-break/></text:span>我無法選擇死刑或廢死，我只有一個故事。<text:span text:style-name="T3"><text:line-break/>2016/4/14</text:span></text:p>
      <text:p text:style-name="P1"><text:span text:style-name="T1">杨阳</text:span><text:s/>  |  2016.04.10 22:05   |   <text:a xlink:type="simple" xlink:href="http://palinfo.habago.org/Entry?Command=Information_PrintForum&amp;iPage=271#FORUM34391"><text:span text:style-name="T2">#</text:span></text:a></text:p>
      <text:p text:style-name="P2">关于陈水扁的<text:span text:style-name="T3">“</text:span>请愿书<text:span text:style-name="T3">”</text:span>，你们是怎么看的？难道美国在台湾真有很多代理人。<text:span text:style-name="T3"><text:line-break/><text:line-break/>“2009</text:span>年<text:span text:style-name="T3">10</text:span>月<text:span text:style-name="T3">11</text:span>日美国军事上诉法院提供给媒体的一分诉状，显示陈水扁曾<text:span text:style-name="T3">“</text:span>请求<text:span text:style-name="T3">”</text:span>美国承认他是<text:span text:style-name="T3">“</text:span>美国军政府代理人<text:span text:style-name="T3">”</text:span>，并飭令<text:span text:style-name="T3">“</text:span>现任台湾民政首长<text:span text:style-name="T3">”</text:span>撤销他的无期徒刑。<text:span text:style-name="T3">”<text:line-break/><text:line-break/>https://goo.gl/rCuhBv</text:span></text:p>
      <text:p text:style-name="P1"><text:span text:style-name="T1">刘过</text:span><text:s/>  |  2016.04.10 17:37   |   <text:a xlink:type="simple" xlink:href="http://palinfo.habago.org/Entry?Command=Information_PrintForum&amp;iPage=271#FORUM34390"><text:span text:style-name="T2">#</text:span></text:a></text:p>
      <text:p text:style-name="P3">看到香港部落客<text:span text:style-name="T3">Mayi</text:span>的文章《港人非中國屬下毫無特色只會說<text:span text:style-name="T3">Nǐ hǎo</text:span>的小嘍囉<text:span text:style-name="T3"><text:s/></text:span>》，<text:span text:style-name="T3">Mayi</text:span>說：<text:span text:style-name="T3">“</text:span>不要消滅外國人對香港人的「刻板印象」：我們本是一個說廣東話、中英兼擅、工作效率其高、長期受華洋文化浸淫而變得特別、能站在國際舞臺發光發亮的族群，而不是中國屬下一個毫無特色只會唯唯諾諾說「<text:span text:style-name="T3">Nǐ hǎo</text:span>」的小嘍囉。<text:span text:style-name="T3">”<text:line-break/><text:line-break/><text:line-break/></text:span>作為一位待過美國、香港和上海的大陸人，為什麼點贊？因為<text:span text:style-name="T3">Mayi</text:span>這番話和部落格，所顯示的港人面對中國大陸時的認識和心理，我認為在港人裏很有代表性。<text:span text:style-name="T3"><text:line-break/><text:line-break/></text:span>先聲明我對香港的立場。第一，其實不少大陸人支持港人爭取真普選，我是其中之一。我在內地從輿論上施壓共產黨，希望它宣佈香港是中國憲政政治法治改革的實驗實踐特區，讓香港實現真普選。非常期待香港可以實踐高度法治、優質的民主政治，為整個大中華區做示範和探索。<text:span text:style-name="T3"><text:line-break/><text:line-break/></text:span>第二，不少大陸人也關心香港的國民教育科。我們也在推動改革大陸的教科書。清除黨政說教，回歸法治、憲政、公德、環保等現代國民公民教育。<text:span text:style-name="T3"><text:line-break/><text:line-break/></text:span>第三，至於<text:span text:style-name="T3">Mayi</text:span>提及的環保、講秩序法治精神、遵守公德。我只能說，在大陸<text:span text:style-name="T3">13</text:span>億人裏，你絕對找得到無數負面案例，但我所知道的不少大陸人，不僅瞭解環保的重要，經常做義工，在爬山時也會撿拾路邊的垃圾，我們自己遵守規則和公德，也推動其他人嚴格遵守。<text:span text:style-name="T3"><text:line-break/><text:line-break/></text:span>港人<text:span text:style-name="T3">Mayi</text:span>說<text:span text:style-name="T3">“</text:span>為什麼有些好事／壞事只有某些國家的人才做？<text:span text:style-name="T3">”</text:span>，言下之意，自然是說，環保撿拾路邊垃圾這類好事，只有日本人才做，隨地扔垃圾大小便的壞事，只有中國大陸人才會做。<text:span text:style-name="T3">——</text:span>自詡國際化在英國日本都住過的港人<text:span text:style-name="T3">Mayi</text:span>，貌似她眼界所及，大概永遠只看到低素質的大陸人隨地扔垃圾大小便，永遠看不到大陸相反的另一面。<text:span text:style-name="T3"><text:line-break/><text:line-break/></text:span>我從<text:span text:style-name="T3">3</text:span>個問題說起。<text:span text:style-name="T3"><text:line-break/><text:line-break/>1.</text:span>【香港為何、在何時，<text:span text:style-name="T3">“</text:span>不是中國屬下一個毫無特色只會唯唯諾諾說「<text:span text:style-name="T3">Nǐ hǎo</text:span>」的小嘍囉<text:span text:style-name="T3">”</text:span>？】<text:span text:style-name="T3"><text:line-break/><text:line-break/>Mayi</text:span>沒談歷史。我換個問法：香港為什麼跟天津、大連、青島、廈門、大連<text:span text:style-name="T3">……</text:span>等大陸沿海城市有所不同？<text:span text:style-name="T3"><text:line-break/><text:line-break/></text:span>答案當然是，香港被英國作為遠東殖民根據地，從<text:span text:style-name="T3">1841</text:span>年開始統治了<text:span text:style-name="T3">156</text:span>年。<text:span text:style-name="T3"><text:line-break/><text:line-break/></text:span>但你以為香港有多獨特？中西文化浸淫的只有香港？清朝衰弱被迫劃給外國的地盤，何止香港？<text:span text:style-name="T3">——</text:span>臺灣被清朝割讓給日本殖民<text:span text:style-name="T3">50</text:span>年。滿洲的東三省被日本勢力進入殖民約<text:span text:style-name="T3">40</text:span>年，俄國也是，東三省至今仍有太多俄國的痕跡。膠東半島是德國勢力範圍，青島有極多德國式建築。上海更不用說，在外灘你就看到歐洲列強留下的印記。還有內蒙古<text:span text:style-name="T3">……<text:line-break/><text:line-break/></text:span>假如<text:span text:style-name="T3">1841</text:span>年，英國向清朝要的不是香港，而是大陸沿海的其他港口比如廈門，或許我今天看到的就是廈門部落客<text:span text:style-name="T3">Mayi</text:span>的文章《廈門人非中國屬下毫無特色只會說<text:span text:style-name="T3">Nǐ hǎo</text:span>的小嘍囉<text:span text:style-name="T3"><text:s/></text:span>》。<text:span text:style-name="T3">Mayi</text:span>今天說的就是福建閩南話，而不是廣東話了！<text:span text:style-name="T3"><text:line-break/><text:line-break/></text:span>其實，香港之所以非中國屬下毫無特色只會說<text:span text:style-name="T3">Nǐ hǎo</text:span>的小嘍囉，除了英國統治的<text:span text:style-name="T3">156</text:span>年造成的特色是第一重要原因，還有一個第二重要的原因，但多數港人或許並不理解。<text:span text:style-name="T3"><text:line-break/><text:line-break/></text:span>什麼原因如此之重要？：<text:span text:style-name="T3">1949</text:span>年中華民國政府被共產黨打敗退守臺灣。<text:span text:style-name="T3"><text:line-break/><text:line-break/></text:span>假如<text:span text:style-name="T3">1949</text:span>年是中華民國國民政府在內戰中獲勝，兩岸三地的命運會有何改變？<text:span text:style-name="T3"><text:line-break/><text:line-break/></text:span>首先，以國民黨一向的親美、重商主義政策路線，<text:span text:style-name="T3">1949</text:span>年後的中國大陸，就是美國在亞洲和太平洋最重要的盟友。為了冷戰對抗蘇俄，抵抗亞洲赤化浪潮，美國會大力支持中華民國（兩岸不會分裂對峙，統一的中華民國，在和美國的軍事、經濟、政治的緊密聯盟下，根本不會有什麼台獨）。<text:span text:style-name="T3"><text:line-break/><text:line-break/></text:span>即使<text:span text:style-name="T3">1928</text:span>年<text:span text:style-name="T3">~1937</text:span>年的戰亂年代，中國東南沿海省份在國民黨統治下都<text:span text:style-name="T3">“</text:span>黃金十年<text:span text:style-name="T3">”</text:span>成就非凡，二戰後的中國大陸，一旦結束百年戰亂，進行和平建設，以大陸幅員資源人力之豐富，自由開放，百廢待興，勢必吸引世界資金。中國大陸<text:span text:style-name="T3">1949</text:span>年就大肆開放開發，磁吸效應的結果就是，日本和亞洲四小龍的光芒絕不會像真實的歷史這樣耀眼。<text:span text:style-name="T3"><text:line-break/><text:line-break/></text:span>我直白說就是：本來<text:span text:style-name="T3">1949</text:span>年<text:span text:style-name="T3">~2015</text:span>年，太平洋東岸最耀眼的東方之珠，會是上海，輪不到香港。<text:span text:style-name="T3"><text:line-break/><text:line-break/>1949</text:span>年以後，風靡亞洲甚至世界的電影、音樂、流行時尚潮流，更大可能是出自幅員資源人力市場都最廣大，蓬勃發展的中華民國，就算不是上海，估計也是浙江、江蘇這樣一向人文薈萃、人才濟濟的沿海省份，香港的光芒，很難像真實歷史那麼耀眼。<text:span text:style-name="T3"><text:line-break/><text:line-break/></text:span>中華民國的大陸沿海省份，不少城市早就會跟香港比肩而立。浙江、江蘇、山東、東三省這些沿海省份，經濟的繁榮發達程度，最起碼會勝過<text:span text:style-name="T3">1950</text:span>後才停止戰亂的南韓。<text:span text:style-name="T3"><text:line-break/><text:line-break/></text:span>我更直白點說，如果不是大陸走錯了路，本來到<text:span text:style-name="T3">1980</text:span>年代，港人面對中華民國的上海、廣東、浙江、江蘇、天津人的時候，根本不會有任何資本，有經濟、文明上的優越感。<text:span text:style-name="T3"><text:line-break/><text:line-break/></text:span>為什麼在<text:span text:style-name="T3">1949</text:span>年後，尤其前<text:span text:style-name="T3">40</text:span>年，中國大陸淪落到遠比港臺和南韓貧窮落後？國民素質公德有待提升？<text:span text:style-name="T3"><text:line-break/><text:line-break/></text:span>因為我們被共產黨毛畜的暴政和封閉，殘害了<text:span text:style-name="T3">27</text:span>年，無數清末民國時代培養的精英要麼逃離，要麼慘死，文革毀壞了傳統文化和公德心，遺毒至今未清。<text:span text:style-name="T3"><text:line-break/><text:line-break/>1979</text:span>後鄧小平的改革和進步，算是替毛畜還了部分債。但被拖累倒退<text:span text:style-name="T3">27</text:span>年的後果很難挽回，中國大陸要回到他本該有的位置和水準，任重道遠。<text:span text:style-name="T3"><text:line-break/><text:line-break/></text:span>其實，美國人在經濟起飛的初步階段，到歐洲旅行的美國遊客，也曾被視為沒文化的暴發戶典型，給歐洲人留下粗劣粗魯不堪的印象。日本人在經濟起飛的<text:span text:style-name="T3">1950</text:span>年代之後，國民才大量出國旅行，一樣發生偷拿旅店用品之類的行為。<text:span text:style-name="T3">1980</text:span>年代的臺灣人、南韓人，到世界各地旅遊也鬧出一些被人側目嘲笑的醜事，曾是沒素質的暴發戶形象。<text:span text:style-name="T3"><text:line-break/><text:line-break/></text:span>中國大陸需要時間。整體仍在經濟起飛初步階段，各省發展差異太大，要<text:span text:style-name="T3">13</text:span>億人跨過日本、臺灣、南韓曾跨過的發展階段，需要更多時間和國民教育的努力。<text:span text:style-name="T3"><text:line-break/><text:line-break/>2.</text:span>【談完歷史，來分析一下，港人例如<text:span text:style-name="T3">Mayi</text:span>，為何不願意做<text:span text:style-name="T3">“</text:span>中國屬下毫無特色只會說<text:span text:style-name="T3">Nǐ hǎo</text:span>的小嘍囉<text:span text:style-name="T3"><text:s/>”</text:span>？】<text:span text:style-name="T3"><text:line-break/><text:line-break/></text:span>恕我見識淺陋，以我跟多位土生土長的港人交流的經驗，我認為大概包括這四層原因。<text:span text:style-name="T3"><text:line-break/><text:line-break/></text:span>第一層，港人普遍反共、厭共、反赤化，不認同共產黨掌權的中國。<text:span text:style-name="T3"><text:line-break/><text:line-break/></text:span>第二層，當大陸人貧窮時，嫌棄嘲笑大陸人，經濟上港人有自認高大陸人一等的優越感。<text:span text:style-name="T3"><text:line-break/><text:line-break/></text:span>第三層，當大陸人開始富裕時，則從文明上，指責嘲笑大陸人都是暴發戶、素質低、沒文明公德、不遵守秩序規則。<text:span text:style-name="T3"><text:line-break/><text:line-break/></text:span>第四層，認為大陸人擠佔了香港本地人的生存空間，降低了香港本地人的生活品質。香港過度開放大陸遊客自由行，水貨客氾濫，確實有影響到市民生活和心理的舒適度。<text:span text:style-name="T3"><text:line-break/><text:line-break/></text:span>第一層我完全理解。因為大陸也有很多人非常反感共產黨。但共產黨只不過是一個掌權了<text:span text:style-name="T3">66</text:span>年的黨，終究會下臺，反共和反大陸、反中、反華、歧視貶低辱罵敵視仇視大陸人的差別，港人難道不懂？<text:span text:style-name="T3"><text:line-break/><text:line-break/></text:span>因為反共、反赤化，難道港人就竟然支持日本破壞和平憲法、重回軍國主義？以便跟中國爭釣魚臺？就像臺灣李登輝，反共反到徹底反中反華媚日的地步，說釣魚臺是日本的，日本是他的祖國。反共反到仇中媚日走火入魔，我不信，港人例如<text:span text:style-name="T3">Mayi</text:span>不懂這其中的荒謬。<text:span text:style-name="T3"><text:line-break/><text:line-break/></text:span>第二層我也理解。何止香港人排斥討厭大陸人？<text:span text:style-name="T3">——</text:span>有些上海本地人也非常排斥厭惡外省人。有些講廣東話的廣東人非常討厭講普通話<text:span text:style-name="T3">/</text:span>國語的外省人。很多省份的人排斥河南人或新疆人<text:span text:style-name="T3">……</text:span>我可以列<text:span text:style-name="T3">10000</text:span>個類似例子。<text:span text:style-name="T3"><text:line-break/><text:line-break/></text:span>有些上海本地人罵外地人是<text:span text:style-name="T3">YP</text:span>（硬碟諧音，輕蔑歧視稱呼），嘲諷外地人都是鄉巴佬（上海人稱臺灣人臺巴子），排斥厭惡歧視外地人，喜歡上海話，討厭普通話或國語。<text:span text:style-name="T3"><text:line-break/><text:line-break/></text:span>網上隨便就能看到上海本地人辱罵外地人的言論<text:span text:style-name="T3">——</text:span>哪怕他們只占上海土著總人口<text:span text:style-name="T3">1%</text:span>。<text:span text:style-name="T3">——</text:span>其實，所謂的上海本地人三代以上<text:span text:style-name="T3">80%</text:span>是外地人。<text:span text:style-name="T3"><text:line-break/><text:line-break/></text:span>但上海人多是嘴上或網上發洩不滿，從未惡化到像港人的一些極端排外人士那樣，公然在大街上圍攻、辱罵大陸遊客，公然限制大陸遊客的人身自由。<text:span text:style-name="T3"><text:line-break/><text:line-break/></text:span>我建議<text:span text:style-name="T3">Mayi</text:span>去<text:span text:style-name="T3">Youtube</text:span>看兩個視頻：一是一位港人老伯被港人極端分子誤以為是大陸水貨客，老伯的私人拉杆箱被港人極端排外分子公然用腳踹。<text:span text:style-name="T3">——</text:span>港人極端排外份子有向受驚嚇、侮辱的港人老伯道歉嗎？沒有。<text:span text:style-name="T3"><text:line-break/><text:line-break/></text:span>二是港人極端仇視大陸分子，幾個男人，竟公然在香港街頭圍住大陸年輕媽媽，限制她的人身自由，罵她是水貨客，逼迫她打開拉杆箱，結果裏面卻只是小朋友的教科書，把小女孩驚嚇得哇哇大哭。<text:span text:style-name="T3">——</text:span>這幾位港人有道歉嗎？沒有。<text:span text:style-name="T3"><text:line-break/><text:line-break/>——Mayi</text:span>，我想請教，你認為，港人極端排外分子在大街上拉住、圍住、辱罵他們以為是大陸遊客或水貨客的人（調查數據，事實上<text:span text:style-name="T3">60%</text:span>以上水貨客是香港人），強逼女子打開行李箱，或者腳踹老伯的行李箱，如此非法、並且嚴重惡意地侵犯他人權利和人身自由，文明嗎？！<text:span text:style-name="T3"><text:line-break/><text:line-break/></text:span>比起一位年僅<text:span text:style-name="T3">3</text:span>歲的大陸小孩隨地大小便，誰更不文明？<text:span text:style-name="T3"><text:line-break/><text:line-break/></text:span>第三層我更完全理解。因為排外的上海人也像港人評價大陸人一樣，認為外省人平均素質低，隨地扔垃圾、隨地大小便、隨地吐痰、不排隊、暴發戶、不講文明、沒有環保意識<text:span text:style-name="T3">……</text:span>不像我們上海本地人，我們的素質就高太多了，我們是國際化大都市的高級的上海人。<text:span text:style-name="T3"><text:line-break/><text:line-break/></text:span>一句話，在排外的上海<text:span text:style-name="T3">/</text:span>香港本地人眼裏，外省人<text:span text:style-name="T3">/</text:span>大陸人<text:span text:style-name="T3">=</text:span>素質低<text:span text:style-name="T3">=</text:span>貪婪<text:span text:style-name="T3">=</text:span>隨地便溺<text:span text:style-name="T3">=</text:span>沒環保意識<text:span text:style-name="T3">=</text:span>不遵守秩序規則不排隊<text:span text:style-name="T3">=</text:span>跟我們搶資源<text:span text:style-name="T3">=</text:span>蝗蟲，而上海本地人<text:span text:style-name="T3">/</text:span>香港本地人則<text:span text:style-name="T3">=</text:span>文明<text:span text:style-name="T3">=</text:span>高級<text:span text:style-name="T3">=</text:span>遵守秩序規則<text:span text:style-name="T3">=</text:span>環保意識<text:span text:style-name="T3">=</text:span>高素質<text:span text:style-name="T3">=</text:span>高人一等。<text:span text:style-name="T3"><text:line-break/><text:line-break/></text:span>大中華地區的人，多半都知道鬧得沸沸揚揚的<text:span text:style-name="T3">2014</text:span>年一位大陸遊客的小童當街便溺事件。<text:span text:style-name="T3"><text:line-break/><text:line-break/></text:span>但討論者很少有人指出，每年<text:span text:style-name="T3">1000</text:span>萬以上人次的大陸遊客訪港，隨地便溺，除了這<text:span text:style-name="T3">1</text:span>件幼童個案，還有嗎？<text:span text:style-name="T3"><text:line-break/><text:line-break/></text:span>我絕對認可，當街便溺理應被指責批評。不少大陸遊客的素質有待提升。事實上，大陸的輿論和網路，每天都在指責批評類似不文明行為。<text:span text:style-name="T3"><text:line-break/><text:line-break/></text:span>那麼，每年上千萬人次的大陸遊客到香港，是否只要出現<text:span text:style-name="T3">1</text:span>位有不文明行為，港人就可以用極度不文明的惡意舉動，去侮辱嘲笑甚至辱罵大陸遊客呢？這是文明嗎？<text:span text:style-name="T3"><text:line-break/><text:line-break/></text:span>當著兒童父母，用相機直接對著兒童的私處大肆拍照，文明嗎？<text:span text:style-name="T3"><text:line-break/><text:line-break/></text:span>港人極端排外份子，公然在香港街頭，用道具表演當街便溺的行為藝術，意在嘲諷辱罵貶低所有大陸人，文明嗎？<text:span text:style-name="T3"><text:line-break/><text:line-break/></text:span>文明的意義，除了不當街便溺，還有善意與寬容。前者是表像，後者才是根本。<text:span text:style-name="T3"><text:line-break/><text:line-break/></text:span>真正的文明，是碰到這樣的情況，走過去善意諮詢那位母親是否需要幫忙，或者指引她找到廁所，而不是冷漠地拍照當成渲染大陸人素質低下的又一個證據。<text:span text:style-name="T3"><text:line-break/><text:line-break/></text:span>某些大陸人的素質絕對應被批評，但香港人的文明同樣需要提升。<text:span text:style-name="T3"><text:line-break/><text:line-break/></text:span>舉例，如果<text:span text:style-name="T3">1</text:span>位香港人在大陸詐騙被警方逮捕，我們只會說<text:span text:style-name="T3">“</text:span>這<text:span text:style-name="T3">1</text:span>位香港人是詐騙犯<text:span text:style-name="T3">”</text:span>。但我們不會去嘲笑貶低所有港人，好像港人都是詐騙犯。<text:span text:style-name="T3"><text:line-break/><text:line-break/></text:span>就好比<text:span text:style-name="T3">1</text:span>位臺灣學生去日本旅遊，居然把旅店的房間窗戶都破壞殆盡。我們只會說，這<text:span text:style-name="T3">1</text:span>位臺灣學生公德差，為什麼要去指責、影射、貶低、嘲笑其他<text:span text:style-name="T3">2300</text:span>萬<text:span text:style-name="T3">-1</text:span>的跟這件事完全無關的臺灣人？<text:span text:style-name="T3"><text:line-break/><text:line-break/></text:span>任何<text:span text:style-name="T3">1</text:span>位或<text:span text:style-name="T3">100</text:span>位大陸人在世界任何地方犯了錯，犯錯的那<text:span text:style-name="T3">1</text:span>個<text:span text:style-name="T3">/100</text:span>個人都理應被指責。<text:span text:style-name="T3">——</text:span>但為什麼要拿一些人犯的錯，去指責無關的其他人？給整個群體貼標籤？<text:span text:style-name="T3"><text:line-break/><text:line-break/></text:span>我在網上看到香港議員長毛和幾個男人隨地小便的照片，是否我就可以給<text:span text:style-name="T3">600</text:span>萬港人貼標籤，說香港人都愛隨地小便？<text:span text:style-name="T3"><text:line-break/><text:line-break/></text:span>第四層，上海本地人是香港人的知音。<text:span text:style-name="T3"><text:line-break/><text:line-break/></text:span>上海人也認為，外省人像蝗蟲一樣，擠佔了上海本地人的生存空間和有限資源，導致上海房價高昂，物價昂貴，醫院學校到處人滿為患，降低了上海本地人的生活品質。<text:span text:style-name="T3"><text:line-break/><text:line-break/></text:span>可是，世界哪個超大都市不是如此？<text:span text:style-name="T3"><text:line-break/><text:line-break/></text:span>假如外來的人都離開，上海或香港還會如此繁華、多元、豐富？本地人可應徵的聘雇機會減少多少？薪水會降多少？<text:span text:style-name="T3">……<text:line-break/><text:line-break/></text:span>再次，港人到內地謀生居住的，難道還少？港人在廣東的很多，臺灣人光在上海江浙就有<text:span text:style-name="T3">100</text:span>萬以上，大陸人有成天叫囂<text:span text:style-name="T3">“</text:span>本土至上<text:span text:style-name="T3">”</text:span>煽動狹隘的民粹情緒，趕他們回去嗎？<text:span text:style-name="T3"><text:line-break/><text:line-break/></text:span>如果世界每個地方，都大肆煽動玩弄<text:span text:style-name="T3">“</text:span>本土、本地<text:span text:style-name="T3">”</text:span>這類極端排外的民粹思潮，讓極端排外份子綁架，真是歷史的倒退！<text:span text:style-name="T3"><text:line-break/><text:line-break/>3.</text:span>【為什麼港人不能以開闊和長遠的眼光，看待大中華區兩岸三地的各自優點，讓香港成為影響整個大中華區最耀眼的東方之珠？】<text:span text:style-name="T3"><text:line-break/><text:line-break/>Mayi</text:span>所言大致不錯。<text:span text:style-name="T3">“</text:span>港人本是一個說廣東話、中英兼擅、工作效率其高、長期受華洋文化浸淫而變得特別、能站在國際舞臺發光發亮的族群，而不是中國屬下一個毫無特色只會唯唯諾諾說「<text:span text:style-name="T3">Nǐ hǎo</text:span>」的小嘍囉。<text:span text:style-name="T3">”<text:line-break/><text:line-break/></text:span>但<text:span text:style-name="T3">Mayi</text:span>似乎不知道世界之大，或大陸之大。要說多元，大陸的多元化或多種文化的彙聚浸淫，並非港臺所能比擬。<text:span text:style-name="T3"><text:line-break/><text:line-break/></text:span>中國大陸的一個省，相當於歐洲一個國家，各省、各地、各城市之間人文、習俗、族群都有非常多元的巨大差異，甚至兩個省的差異比歐洲的兩個國家都還大。<text:span text:style-name="T3"><text:line-break/><text:line-break/></text:span>廣東省和香港的差別，小於廣東和青海、內蒙古、西藏、新疆的差別。<text:span text:style-name="T3"><text:line-break/><text:line-break/>5000</text:span>年歷史、歷史上幾百個民族種族、無數個族群、包括廣東話、閩南話、上海話幾千種方言、無數各地習俗、本土和中亞、西亞、俄羅斯、伊斯蘭、朝鮮<text:span text:style-name="T3">……</text:span>的文化，可謂是無比豐富多元。<text:span text:style-name="T3"><text:line-break/><text:line-break/></text:span>如此複雜、多元、又飛速變化的中國大陸，港人為什麼竟然要用如此刻板的井底之蛙的眼界去以管窺豹？<text:span text:style-name="T3"><text:line-break/><text:line-break/></text:span>究竟什麼是大陸人？<text:span text:style-name="T3">——</text:span>潮州人、汕頭人？廣州人？佛山人？上海人？廈門人？溫州人？浙江人？山東人？東北人？內蒙古人？新疆人？西藏人？回族人？滿族人？<text:span text:style-name="T3">……<text:line-break/><text:line-break/></text:span>每個地方都有自己的特質。<text:span text:style-name="T3"><text:line-break/><text:line-break/></text:span>溫州人、上海人、潮州人、汕頭人<text:span text:style-name="T3">……</text:span>可能會說<text:span text:style-name="T3">“</text:span>我們本是一個特別會做生意、跨足全球、商業效率奇高、長期受華洋文化浸淫而變得特別、能站在國際舞臺發光發亮的族群，而不是中國屬下一個毫無特色只會唯唯諾諾說「<text:span text:style-name="T3">Nǐ hǎo</text:span>」的小嘍囉。<text:span text:style-name="T3">”<text:line-break/><text:line-break/></text:span>蘇州人、杭州人<text:span text:style-name="T3">……</text:span>可能會說<text:span text:style-name="T3">“</text:span>我們本是一個特別有千年文化底蘊、傳統與現代兼有、人文素養奇高、長期受古典傳統加現代文化浸淫而變得特別、能站在國際舞臺發光發亮的族群，而不是中國屬下一個毫無特色只會唯唯諾諾說「<text:span text:style-name="T3">Nǐ hǎo</text:span>」的小嘍囉。<text:span text:style-name="T3">”<text:line-break/><text:line-break/></text:span>東三省人可能會說<text:span text:style-name="T3">“</text:span>我們本是一個很多人會說韓國話、日語，受滿洲、中原、日本、俄羅斯、朝鮮半島等多元文化浸淫而變得特別、能站在國際舞臺發光發亮的族群，而不是中國屬下一個毫無特色只會唯唯諾諾說「<text:span text:style-name="T3">Nǐ hǎo</text:span>」的小嘍囉。<text:span text:style-name="T3">”<text:line-break/><text:line-break/>……<text:line-break/><text:line-break/></text:span>以香港的特質而自豪，愛廣東話都沒錯。<text:span text:style-name="T3"><text:line-break/><text:line-break/></text:span>但是，沒必要因為愛廣東話，就貶低普通話；沒必要因為愛上海話，就貶低普通話；沒必要愛閩南話就貶低國語。世界本因多元而豐富。<text:span text:style-name="T3"><text:line-break/><text:line-break/></text:span>如果只盯著別人最不堪的事蹟或最醜陋的角落，經常借少數大陸遊客發生的個案，去嘲笑、貶低甚至辱罵大陸人，給<text:span text:style-name="T3">13</text:span>億的大陸人貼標籤，就能讓香港更進步嗎？<text:span text:style-name="T3"><text:line-break/><text:line-break/></text:span>我們大陸人看香港，更多的是看香港的優點和進步之處，來讓自己更進步，而不是去死死抓住各種不堪的個案或醜陋的角落，拿去作為不斷指責辱罵貶低香港人的<text:span text:style-name="T3">“</text:span>證據<text:span text:style-name="T3">”</text:span>。<text:span text:style-name="T3"><text:line-break/><text:line-break/></text:span>沒有人認為，香港只是中國屬下的毫無特色的只會唯唯諾諾的小嘍囉。<text:span text:style-name="T3"><text:line-break/><text:line-break/></text:span>恰恰相反。我在紐約、香港和上海，都曾接觸認識一些港人，非常欣賞港人做事的專業和效率，以及重規則秩序法治的整體水準。<text:span text:style-name="T3"><text:line-break/><text:line-break/></text:span>香港在大中華區最突出的特質是法治，公務員體系相對清廉。到目前<text:span text:style-name="T3">2015</text:span>年為止，港人仍是大中華區素質整體素質較高的群體。<text:span text:style-name="T3"><text:line-break/><text:line-break/></text:span>香港有大危機，經濟結構缺陷嚴重，科技製造業競爭力都不如一河之隔的深圳，金融面臨上海的競爭。自己不好好努力進步，任由極端民粹排外份子煽動反大陸，成天盯著大陸最不堪的事蹟和個案去嘲笑辱罵貶低大陸人，不會讓香港更進步。<text:span text:style-name="T3"><text:line-break/><text:line-break/></text:span>臺灣在大中華區最突出的特質是自由民主。極度自由開放的優點就是創意會頗為蓬勃。<text:span text:style-name="T3"><text:line-break/><text:line-break/></text:span>中國大陸要做的是，多看學習世界任何地方的優點，讓自己更進步。成天盯著嘲笑辱罵別人的缺點和不堪，除了暴露出自己是不自信的懦夫，絕不會使自己更進步。<text:span text:style-name="T3"><text:line-break/><text:line-break/></text:span>看到香港的優點，讓中國大陸更法治；看到臺灣的優點，讓中國大陸更自由民主。<text:span text:style-name="T3"><text:line-break/><text:line-break/></text:span>我非常不解，為什麼大中華區的兩岸三地的陸港臺，不可以互相學習進步？<text:span text:style-name="T3"><text:line-break/><text:line-break/></text:span>中國大陸今天，有無數不足、無數缺點、無數危機，但也有無數進步和改變。共產黨不等於中國，它終會下臺。<text:span text:style-name="T3"><text:line-break/><text:line-break/></text:span>歷史上，過去<text:span text:style-name="T3">2000</text:span>年，中國起碼有<text:span text:style-name="T3">1400</text:span>年，都是世界文化文明的最一流陣營，是整個世界最富裕、最文明、文化最繁盛、且是唯一沒有中斷的世界四大古文明之一。<text:span text:style-name="T3"><text:line-break/><text:line-break/>1000</text:span>餘年，我們的文明文化經濟科技都超過歐洲和日本，落後數百年又何妨？<text:span text:style-name="T3"><text:line-break/><text:line-break/></text:span>換個角度，在近現代數百年衰落期的華人也是幸運的，或許比漢唐盛世的華人幸運<text:span text:style-name="T3">——</text:span>因為，坐享其成、躬逢其盛，怎麼比得上胼手砥足、白手起家、奮力打拼、創造歷史！<text:span text:style-name="T3"><text:line-break/><text:line-break/></text:span>中國自清朝以來，差勁了兩百年，<text:span text:style-name="T3">1949</text:span>年以來被共產黨倒退拖累了<text:span text:style-name="T3">30</text:span>年，但兩岸三地的大中華區，如果放遠眼光，銳意革新進步，有我在，每個中華民族的一份子，銳意革新進步、努力打拼，我們可以創造歷史！<text:span text:style-name="T3"><text:line-break/><text:line-break/></text:span>兩岸三地，香港最法治，臺灣最自由民主，等到大陸更加進步，未來大中華區的人民，價值觀和生活方式都趨於一致，以中華民國的國號和憲法，實現憲政統一。<text:span text:style-name="T3"><text:line-break/><text:line-break/></text:span>假以時日，大中華區勢必可以重回世界最富裕、文明、強盛的一極，找回中華歷史上的進步和光榮。<text:span text:style-name="T3"><text:line-break/><text:line-break/></text:span>我相信大中華區的華人，有這樣的眼界、眼光、志氣、作為！</text:p>
      <text:p text:style-name="P1"><text:span text:style-name="T1">陳真</text:span><text:s/>  |  2016.04.10 04:45   |   <text:a xlink:type="simple" xlink:href="http://palinfo.habago.org/Entry?Command=Information_PrintForum&amp;iPage=271#FORUM34389"><text:span text:style-name="T2">#</text:span></text:a></text:p>
      <text:p text:style-name="P2">對岸對於台灣的這些觀察完全正確，而且描述得相當溫和委婉，實際上，綠色生物及台灣一片綠油油的所謂媒體，每天之處心積慮煽動對於大陸人<text:span text:style-name="T3"><text:s/>(</text:span>在台灣不許講大陸人，而必須說<text:span text:style-name="T3"><text:s/>"</text:span>他們中國人<text:span text:style-name="T3">" </text:span>或<text:span text:style-name="T3"><text:s/>"</text:span>死阿陸<text:span text:style-name="T3">") </text:span>的仇恨與蔑視，完全到達一種若在正常國家肯定會被繩之以法的瘋狂地步。你們在島外，我在島內，面對這樣一種無孔不入、無日無之的無恥卑劣行徑，我的感受理應比你們深刻許多，而且更加恨之入骨。<text:span text:style-name="T3"><text:line-break/><text:line-break/></text:span>但我該如何描述我的恨呢？舉個實例，但我不想傷及當事人，所以隱去各種關鍵身份與細節，以免內行人猜出是誰。<text:span text:style-name="T3"><text:line-break/><text:line-break/></text:span>大約是<text:span text:style-name="T3">1987</text:span>年，我仍是個大學生，開始關注台灣無法無天的黑白兩道有關人口販賣、逼良為娼的問題，為此寫了一些文章，持續幾年，<text:span text:style-name="T3">1989</text:span>年更發表了一篇一萬多字的調查報告<text:span text:style-name="T3">--"</text:span>台灣兒童人權報告<text:span text:style-name="T3">"</text:span>，為我個人及家人招來許多痛苦禍患。<text:span text:style-name="T3"><text:line-break/><text:line-break/></text:span>這些人口販賣的受害者主要是兒童，也就是所謂雛妓或童妓，其中一大部份是原住民。除此之外，後來還有一些偷渡來台的所謂大陸妹；她們在賣春過程中往往遭受黑道的殘酷傷害與控制，過著暗無天日的生活。總之，不管是漢人也好，原住民或大陸人也罷，所受到的傷害與痛苦程度並不會因為他們的身份不同而有不同。<text:span text:style-name="T3"><text:line-break/><text:line-break/></text:span>記得大約是<text:span text:style-name="T3">1987</text:span>或<text:span text:style-name="T3">1988</text:span>年，有一天，我從高雄北上參加一個什麼會議我忘了，當晚就借住在兩位朋友的住處。睡覺前，我就隨口談起我在世界展望會擔任志工幹部，在高雄小港與前鎮等地區負責照顧幾十個原住民小孩讀書寫作業玩遊戲的一些經驗。我跟這兩位朋友講了一些有關這些小朋友的生活小事。這些事，說不完，平常有時我就會隨手記下，久而久之竟寫了厚厚一大疊稿紙。這些手記，至今仍身陷某個恐怖的陰暗斗室，想必早已屍骨無存。但其中有幾件事我始終還記得。<text:span text:style-name="T3"><text:line-break/><text:line-break/></text:span>比方說在前鎮區，我帶的那些小孩裏頭，有個小女生，差不多多七、八歲吧。有一天，我看她拿著一個小盒子，裏頭裝滿好多鐵釘，長短不一，一個人蹲在地上，拿著大大小小不同的鐵釘往地上丟，神情很專心，丟了又撿起一些，然後又繼續丟。同樣的奇怪動作，持續許久，我看不出個所以然，不知道這樣丟鐵釘有啥好玩，於是就問她在幹啥。她說，她沒幹啥，她只是喜歡音樂，但沒有音樂可以聽，所以就自己想辦法利用到處收集來的一堆鐵釘，往地上扔，企圖給弄出一點音樂來自娛。這些小孩全住在非常簡陋、甚至根本難以想像裏頭有住人的一些違章建築，真正意義上的家徒四壁，平常自然也不可能聽到音樂。<text:span text:style-name="T3"><text:line-break/><text:line-break/></text:span>還有一次是這樣，那些小朋友住的地方靠近一些工廠，附近一堆工地，路面正在拓寬，地面挖得坑坑洞洞，有些坑洞寬約數公尺。有一天，有個坑洞下大雨積了水，形成一個大水窪。我就教那些小朋友打水漂。有個流著滿臉鼻涕的原住民小男童，很開心地跟我說，<text:span text:style-name="T3">"</text:span>陳老師，陳老師，你猜我能不能把這塊石頭扔過大海<text:span text:style-name="T3">?" <text:line-break/><text:line-break/></text:span>大海？哪來大海？我一時沒有會意過來，但很快地我就知道他說的大海原來是指前方一個更大的積水坑洞，差不多也就三、五米寬吧頂多。<text:span text:style-name="T3"><text:line-break/><text:line-break/></text:span>當我知道這小男孩真以為海就是長那樣時，不知道為什麼，心裏頭頓時有點難過，於是我就說，<text:span text:style-name="T3">"</text:span>海比這個大很多哦<text:span text:style-name="T3">"</text:span>。小男孩問，<text:span text:style-name="T3">"</text:span>大多少<text:span text:style-name="T3">?" </text:span>我說，<text:span text:style-name="T3">"</text:span>就是大很多很多啊<text:span text:style-name="T3">"</text:span>。小男孩就說：<text:span text:style-name="T3">"</text:span>有大到對面那間店那麼遠嗎？<text:span text:style-name="T3">" </text:span>他指著前方對街大約二、三十公尺處的一間藥房。我就說，<text:span text:style-name="T3">"</text:span>比這個還是大很多很多喔<text:span text:style-name="T3">"</text:span>。講完我自己忍不住都笑了。於是，其他十幾個小男孩小女孩全聚攏過來，七嘴八舌地開始猜測我所謂的大海<text:span text:style-name="T3"><text:s/>"</text:span>比這個還大很多很多<text:span text:style-name="T3">" </text:span>究竟有多大。我於是才明白，原來這些孩子，不管大的小的，從未看過海。<text:span text:style-name="T3"><text:line-break/><text:line-break/></text:span>我在那幾個地區擔任志工前後並沒有很長時間，大約一年多吧，後來我感覺自己在情感上很難對這些小朋友的處境釋懷，於是決定告別，眼不見為淨。<text:span text:style-name="T3"><text:line-break/><text:line-break/></text:span>記得在小港區，當我決定離開時的那個最後一天，我照樣帶他們寫功課。那個區域主要是漢人，但不見得都很窮。不管貧的富的小孩，我都歡迎。可我發現，有錢的似乎很喜歡欺負窮的；聰明的喜歡捉弄比較笨的。其中有個小女生，差不多小學一、二年級，還沒能學會多少國字，因為她有點輕度智障，也因此經常招來霸凌。幾個家裏小康的、智能正常的小女生，就特別喜歡捉弄她，經常故意撕破她的筆記本，或是折斷她的橡皮擦，但這位被欺負的小女生每次都哭一哭就沒事，依然把大家當朋友，神經線很大條，但有時卻又覺得她心思特別細膩。<text:span text:style-name="T3"><text:line-break/><text:line-break/></text:span>當最後一天的最後一刻來臨時，小朋友們都知道我要走了，以後不會再來了。當我牽著摩托車準備離開時，所有小朋友就跟鴨子一樣，全跟在我後面跑，有的還做勢攔路不讓我走。當我一邊牽著機車，一邊企圖<text:span text:style-name="T3"><text:s/>"</text:span>殺出重圍<text:span text:style-name="T3">" </text:span>時，我發現，那個智能不足的小女生很奇怪，怎麼大夥都跟著我走，唯有她一個人往左前方跑，跑很快，不知道要跑去哪。<text:span text:style-name="T3"><text:line-break/><text:line-break/></text:span>我沒多注意，以為她要跑回家。結果，就在我殺出重圍正要發動機車準備離開時，突然後面一棟空屋的二樓陽台上有人大喊：<text:span text:style-name="T3">"</text:span>陳老師，再見！<text:span text:style-name="T3">"</text:span>。清脆稚嫩而響亮，頓時所有小朋友都嚇了一跳。我回頭一看，原來是那個智能不足的小女生，用力揮手，笑得非常燦爛。<text:span text:style-name="T3"><text:line-break/><text:line-break/></text:span>我跟我借住的那兩位黨外朋友大約說了這樣一些事情之外，還說了一些很慘烈的雛妓故事。那時還有其他兩位我不認識的朋友也在場。當他們靜靜聽完之後，竟然說：<text:span text:style-name="T3">"</text:span>幹！國民黨有夠可惡！糟蹋咱台灣人！<text:span text:style-name="T3">"</text:span>，<text:span text:style-name="T3">"</text:span>幹！越聽越生氣！歸卵泡火<text:span text:style-name="T3">(</text:span>氣得連生殖器都冒火之意<text:span text:style-name="T3">)</text:span>，不然等一下來去<text:span text:style-name="T3"><text:s/>"</text:span>開查某<text:span text:style-name="T3">"(</text:span>台語玩女人即嫖妓之意<text:span text:style-name="T3">) </text:span>好了<text:span text:style-name="T3">"</text:span>。另一個附和說，<text:span text:style-name="T3">"</text:span>好啊！但是要指定嫖外省的，我向來都專門幹外省查某<text:span text:style-name="T3"><text:s/>(</text:span>台語外省女人<text:span text:style-name="T3">)</text:span>，我不會欺負咱台灣人<text:span text:style-name="T3">"</text:span>，說完其他人都笑了，笑鬧一團。<text:span text:style-name="T3"><text:line-break/><text:line-break/></text:span>我一聽就火大了，馬上表示對他們言論的不爽。我忘了自己當時罵他們什麼，我只記得，那一天，他們要是敢再多說一句，我很可能就會動手打人。自從小學畢業之後，一直到今天我都沒再打過架，那一天卻差點讓我破了戒。你可以討厭國民黨，你可以討厭共產黨，但你憑什麼在族群之間做出這樣一種敵我二分的區隔？媽的，大陸女生就不是人嗎？活該讓你糟蹋來發洩你的黨國仇恨嗎？<text:span text:style-name="T3"><text:line-break/><text:line-break/></text:span>你也許無法相信，這兩位朋友後來都當上了部會首長級的大官，而且<text:span text:style-name="T3"><text:s/>"</text:span>形象清新<text:span text:style-name="T3">"</text:span>。<text:span text:style-name="T3"><text:line-break/><text:line-break/></text:span>我要說的是，<text:span text:style-name="T3">30</text:span>年前那樣的一些什麼<text:span text:style-name="T3"><text:s/>"</text:span>嫖妓應該嫖外省女人<text:span text:style-name="T3">" </text:span>的鳥話，都能讓我差點忍不住用鐵沙掌揍朋友，更何況過去這二十年來、一年比一年可恥齷齪、每天鋪天蓋地進行的抹黑與仇中以及完全沒有個尺度的挑撥族群仇恨。我對這些藉以謀取一己私利或一黨權力之違反人性的卑鄙現象，心裏的恨，絕對不會比對岸的同胞少。但這就是我心裏全部的感情嗎？事實上我還有很多話想說，只是說不上來。<text:span text:style-name="T3"><text:line-break/><text:line-break/></text:span>我有時會聽那英唱的這首歌：<text:span text:style-name="T3"><text:line-break/><text:line-break/>https://www.youtube.com/watch?v=ABvAbpusRbc<text:line-break/><text:line-break/></text:span>聽了心裏有一種很深的感動。究竟是那英的歌聲還是曲子感動了我，我也說不上來。裏頭有句歌詞是這樣唱的：<text:span text:style-name="T3"><text:line-break/><text:line-break/>"</text:span>忍不住化身一條固執的魚，逆著洋流獨自游到底。年少時候虔誠發過的誓，沉默地沉沒在深海裡。<text:span text:style-name="T3">" <text:line-break/><text:line-break/></text:span>這大概就是我這卑微一生的最佳寫照了，不管我做些什麼，不管我多麼努力，到頭來全都失敗，化為烏有；尤有甚者，斑斑血淚，家毀人亡，荒蕪了青春，虛擲了親人歲月，而那些我年少時候虔誠發過的誓呢？全都沉默地沉沒在深海裏了。<text:span text:style-name="T3"><text:line-break/><text:line-break/></text:span>可我哪怕沉沒在深海裏終究還是有話想說，不管世上一切事情如何演變發展，兄弟仍然是兄弟；兄弟可以疏離，可以對立，但不管任何狀況，兄弟之間不應相殘。為惡的只是極少數當權者及其黨羽，而一般大眾基本上都是無辜的。今天假若對岸同胞視我等台灣人如寇讎，百般蔑視仇視，我也絕不願與之相殘。</text:p>
      <text:p text:style-name="P1"><text:span text:style-name="T1">刘过</text:span><text:s/>  |  2016.04.09 21:05   |   <text:a xlink:type="simple" xlink:href="http://palinfo.habago.org/Entry?Command=Information_PrintForum&amp;iPage=271#FORUM34388"><text:span text:style-name="T2">#</text:span></text:a></text:p>
      <text:p text:style-name="P3">綠營的邏輯（對中國大陸）<text:span text:style-name="T3"><text:line-break/><text:line-break/>24.</text:span>讓資金流出去，叫做「淘空臺灣」；讓資金流進來，叫做「買下臺灣」。<text:span text:style-name="T3"><text:line-break/><text:line-break/>25.</text:span>讓人才走出去，叫做「中國挖臺灣牆角」；讓人才走進來，綠營叫做「中國木馬屠城」。<text:span text:style-name="T3"><text:line-break/><text:line-break/>26.</text:span>大陸賺臺灣的錢，叫做「欺人太甚」；大陸讓臺灣賺錢，叫做「收買人心」。<text:span text:style-name="T3"><text:line-break/><text:line-break/>27.</text:span>臺灣歌手和節目在大陸發大財，賺了快三十年了，那是「臺灣好贊」；大陸歌唱節目《我是歌手》在臺灣播，蘇貞昌大罵「中共對臺統戰入島、入戶、入腦，透過媒體褒揚大陸、唱衰臺灣」。<text:span text:style-name="T3"><text:line-break/><text:line-break/><text:line-break/></text:span>配圖：綠色網民在<text:span text:style-name="T3">FB</text:span>討論「大陸封殺反服貿的臺灣藝人」的傳言，妄言「看看沒歌手到中國表演哭的是誰？」，在新浪微博上了笑話排行榜，這一位井底之蛙夜郎自大的程度<text:span text:style-name="T3">……——</text:span>只說部分綠民，臺灣當然有非常多有眼界的人。<text:span text:style-name="T3"><text:line-break/><text:line-break/>28.</text:span>聯發科、臺積電賺大陸的錢，那是「臺灣企業好贊」；大陸發展自己的半導體產業，就是「紅色供應鏈要絞殺臺灣、打垮臺灣、買下臺灣」。<text:span text:style-name="T3"><text:line-break/><text:line-break/>29.</text:span>臺灣人被歐美外企挖角，是「臺灣人才好贊、光宗耀祖」；臺灣人被大陸企業挖角，就是「人才外流、中國大陸又挖臺灣的牆角」。<text:span text:style-name="T3"><text:line-break/><text:line-break/>30.</text:span>歐美買臺灣的面板，是正常商業貿易；大陸採購臺灣的面板，就是「中國經濟統戰」。<text:span text:style-name="T3"><text:line-break/><text:line-break/>31.</text:span>如果是歐美讓臺商赴歐美設面板廠，就是<text:span text:style-name="T3">“</text:span>臺灣技術好贊，連歐美都邀請我們去設廠<text:span text:style-name="T3">”</text:span>；大陸讓臺商到大陸設面板廠，就是「中國要掏空臺灣」。如果是歐美印度發展自己的面板產業，都是正常商業投資；大陸發展自己的面板產業，就是「紅色供應鏈要圍剿臺灣、打垮臺灣」。<text:span text:style-name="T3">——</text:span>民視、三立、年代、壹電視、自由時報、民報、<text:span text:style-name="T3">PTT</text:span>、新頭殼<text:span text:style-name="T3">……<text:line-break/><text:line-break/>32.</text:span>臺灣自己關停淘汰重汙染落後產業工廠，就是「產業升級」；大陸沿海省份「騰籠換鳥」產業升級，關停遷移淘汰重汙染落後產業工廠（陸資臺資外資一樣），就是「中國對臺商養套殺」。<text:span text:style-name="T3">——</text:span>民視、三立、年代、壹電視、自由時報、民報、<text:span text:style-name="T3">PTT</text:span>、新頭殼<text:span text:style-name="T3">……<text:line-break/><text:line-break/>33.</text:span>歐美日資並購入股臺灣企業，或臺資並購入股大陸企業，都是商業並購投資；陸資並購入股臺灣企業，則是「併吞臺灣、買下臺灣、統戰臺灣」。<text:span text:style-name="T3">——</text:span>民視、三立、年代、壹電視、自由時報、民報、<text:span text:style-name="T3">PTT</text:span>、新頭殼<text:span text:style-name="T3">……<text:line-break/><text:line-break/>34.#</text:span>鐘嶼晨事件<text:span text:style-name="T3">#</text:span>綠營支持者又想在大陸投資賺錢，又要回臺支持臺獨，高喊「爆賺支那人的錢，回臺灣支持臺獨」；大陸不讓你賺大陸的錢支持臺獨，就叫「中國鴨霸，打壓臺灣！」<text:span text:style-name="T3"><text:line-break/><text:line-break/>35.</text:span>臺商在東南亞、歐美投資虧了錢，陸商在臺灣投資虧了錢，都是正常商業競爭；臺商在大陸投資虧了錢，都是「中國對臺灣養套殺」。<text:span text:style-name="T3"><text:line-break/><text:line-break/></text:span>所以，臺商在全世界投資都可以虧錢。只有在大陸，不可以虧錢，只可以賺錢。因為，只要任何一家臺商在大陸虧了錢，都怪「中國對臺灣養套殺、中國沒有法治」。<text:span text:style-name="T3"><text:line-break/><text:line-break/>36.</text:span>臺商在大陸投資賺錢，那是<text:span text:style-name="T3">“</text:span>臺灣企業好贊<text:span text:style-name="T3">”</text:span>；陸商來臺灣賺錢，就是「中國統戰」。<text:span text:style-name="T3"><text:line-break/><text:line-break/>37.</text:span>口口聲聲最喜歡講平等、對等，臺商可以來大陸投資賺錢；而陸商來臺灣投資賺錢，那就是「中國買下臺灣、木馬屠城」。<text:span text:style-name="T3"><text:line-break/><text:line-break/>38.</text:span>一邊罵臺灣農產品賣到大陸是「中國統戰」；綠營縣市長一邊又到大陸推廣農產品。<text:span text:style-name="T3"><text:line-break/><text:line-break/>39.</text:span>阿裏巴巴售臺灣米讓臺灣農民賺錢，深綠罵：「臺灣米為什麼要讓支那人吃？中國深入臺灣」。<text:span text:style-name="T3"><text:line-break/><text:line-break/></text:span>奇怪，臺灣每年賣到大陸幾千億美金商品，幾百億順差賺到，臺積電代工的晶片、<text:span text:style-name="T3">HTC</text:span>的手機、旺旺的食品、王品的牛排<text:span text:style-name="T3">……</text:span>都賣到大陸不少，怎麼不罵？<text:span text:style-name="T3"><text:line-break/><text:line-break/>40.</text:span>臺灣人來深圳上海浙江福建買房，是正常投資（常住大陸長三角珠三角的臺灣人超過<text:span text:style-name="T3">100</text:span>萬，買房者不少）；大陸人來臺灣買房，就是「買下臺灣、抬高房價」。<text:span text:style-name="T3"><text:line-break/><text:line-break/>41.</text:span>臺灣人來大陸觀光，是普通旅行；陸客來臺觀光，就是「降低臺灣水準，排擠高端歐美日本客」。<text:span text:style-name="T3"><text:line-break/><text:line-break/>42.</text:span>臺灣人到境外豪氣購物，是「臺灣錢淹腳目」的自然消費；陸客在臺灣豪氣消費購物，就是「<text:span text:style-name="T3">426</text:span>暴發戶！在臺灣人面前顯擺！」<text:span text:style-name="T3">.<text:line-break/><text:line-break/>43.</text:span>喜歡講「臺灣最美麗的風景是人」，陸客在臺灣大筆消費，被罵「<text:span text:style-name="T3">426</text:span>暴發戶在臺灣人面前顯擺！」；陸客不怎麼消費導遊賺不夠錢，就被逼強制消費，還被打！<text:span text:style-name="T3"><text:line-break/><text:line-break/>44.</text:span>罵陸客「<text:span text:style-name="T3">426</text:span>」，又要賺陸客的錢；又要賺陸客的錢，又罵陸客「暴發戶」。<text:span text:style-name="T3"><text:line-break/><text:line-break/></text:span>這是怎樣扭曲病態的「嫌人貧窮憎人富貴」的不平衡心態？<text:span text:style-name="T3"><text:line-break/><text:line-break/>45.</text:span>當初，綠營反對陸客來臺，蘇貞昌貶低大陸遊客「會在臺北隨地大小便」；後來，綠營縣市長又來大陸推銷旅遊觀光、農產品，還要求增加到臺灣南部的航班。<text:span text:style-name="T3"><text:line-break/><text:line-break/>46.</text:span>一邊推銷臺灣觀光吸引陸客，又借低素質陸客的個案，大肆辱罵貶低所有大陸遊客「低水準」。<text:span text:style-name="T3"><text:line-break/><text:line-break/>47.</text:span>一邊嫌陸客水準低，蔡英文又說「她當選，陸客來臺總量不減」。<text:span text:style-name="T3"><text:line-break/><text:line-break/></text:span>原來，減不減由綠營一張嘴決定。<text:span text:style-name="T3"><text:line-break/><text:line-break/>48.</text:span>最初罵「兩岸三通」，說三通後大陸軍機會跟在民航機後面「木馬屠城、血洗臺灣」；後來，綠營執政的臺南，又要求增加大陸到南部的直航班機。<text:span text:style-name="T3"><text:line-break/><text:line-break/>49.</text:span>最初罵「兩岸共同市場」，造謠恐嚇洗腦人民，說會造成臺灣「查甫找無工，查某找無尪，囝仔去到黑龍江」；如今綠營執政的南部，又要求增加大陸到南部直航航班。<text:span text:style-name="T3"><text:line-break/><text:line-break/>50.</text:span>最喜歡講「對等、人權」。臺生到大陸讀書，大陸政府不僅納入醫療保險，還給予大比例補貼；陸生到臺灣讀書，卻不被納入健保。<text:span text:style-name="T3"><text:line-break/><text:line-break/></text:span>誰比較講人權？<text:span text:style-name="T3"><text:line-break/><text:line-break/>51.</text:span>臺灣吵「陸生要不要納入健保」，不明事理的部分臺灣人和深綠，狂罵：「拿臺灣納稅人的血汗錢替<text:span text:style-name="T3">426</text:span>付健保？馬英九賣臺！中國吃人夠夠！」<text:span text:style-name="T3"><text:line-break/><text:line-break/>——</text:span>事實是雙贏。因年輕學生身體好，陸生繳交的錢一定比報銷的多，是陸生補貼臺灣納稅人！臺灣自己對外來留學生健保費繳交和報銷的統計數據也證實這事實。臺灣名為補貼陸生健保，實為穩賺不賠；同時，陸生遠離家鄉，一旦生病也多一份保障。<text:span text:style-name="T3"><text:line-break/><text:line-break/>52.</text:span>最喜歡講「平等、對等、人權、自由」。臺生在大陸，跟大陸本地生平等待遇，可以加分，允許校外打工，提供獎學金，開放報考證照，也可以留陸工作；而陸生到臺灣，卻被「三限六不」，「不能留臺工作」還勉強可以理解，但竟然不提供獎學金、不允許校外打工、不開放報考證照。<text:span text:style-name="T3"><text:line-break/><text:line-break/>——</text:span>誰比較講「平等自由人權」？<text:span text:style-name="T3"><text:line-break/><text:line-break/>53.</text:span>只要一面對中國大陸，最喜歡強調「尊嚴、平等、對等」。陳水扁的就職講話都經過美國次職級官員過目，候選人要接受次級別美國官員「面試」，諸多內部事務都看美國<text:span text:style-name="T3">AIT</text:span>臉色。哪位綠營會說不「尊嚴，平等，對等」？<text:span text:style-name="T3"><text:line-break/><text:line-break/>——</text:span>原來，臺獨所謂「獨立、對等、尊嚴」，只是針對中國大陸的。<text:span text:style-name="T3"><text:line-break/><text:line-break/><text:line-break/></text:span>國民黨瓦解，綠營把臺灣帶向何方？<text:span text:style-name="T3"><text:line-break/><text:line-break/></text:span>正如我在《中華民國「國殤日」感想：臺灣前途的<text:span text:style-name="T3">3</text:span>條道路》所言，民進黨蔡英文上臺會採取的路線很可能是：獨臺。<text:span text:style-name="T3"><text:line-break/><text:line-break/>“</text:span>中華民國就是臺灣，臺灣就是中華民國<text:span text:style-name="T3">”</text:span>，名義上<text:span text:style-name="T3">“</text:span>維持現狀<text:span text:style-name="T3">”</text:span>，借中華民國的皮殼，事實上就是臺獨，只不過是<text:span text:style-name="T3">“</text:span>膽子更小的臺獨<text:span text:style-name="T3">”</text:span>。雖然不敢廢掉中華民國的統一憲法，但實質處處斬斷臺灣和中華的聯繫，阻斷兩岸統合成一個新中國的可能性。<text:span text:style-name="T3"><text:line-break/><text:line-break/></text:span>李登輝、陳水扁所進行的<text:span text:style-name="T3">“</text:span>去中國化<text:span text:style-name="T3">”</text:span>臺獨教學課綱修訂，到支持<text:span text:style-name="T3">“</text:span>反課綱微調<text:span text:style-name="T3">”</text:span>的蔡英文，正是旨在藉口<text:span text:style-name="T3">“</text:span>本土化<text:span text:style-name="T3">”</text:span>和<text:span text:style-name="T3">“</text:span>愛臺灣<text:span text:style-name="T3">”</text:span>的愛鄉土意識，而以臺獨洗腦臺灣年輕一代，逐步切斷跟中華和中國的聯繫。<text:span text:style-name="T3"><text:line-break/><text:line-break/></text:span>臺獨是為了真正的獨立嗎？為了恨中共，恨中國，逐步走向親日媚美、貶華、蔑華、厭華、反華，逢日本必諂，逢中國必反，逢中必反。處處仇視敵視大陸，敵視仇視一切跟中國和中華這兩個詞相關的一切事物，臺灣人不是中國人，臺灣人也不是中華民族一份子，逢中必反，反中華民國史觀，反課綱微調，反服貿、反亞投行、反<text:span text:style-name="T3">RCEP……</text:span>為了恨中國，學李登輝拜日本為祖國；為了恨中國，甘願處處受美國的宰制控制。只為了恨中國。<text:span text:style-name="T3"><text:line-break/><text:line-break/></text:span>臺灣將得到的利益：美國的非正式安全保護，外交禮遇，例如派副國務卿接見蔡英文小姐。賣給臺灣較先進的軍火（臺灣成為美國的馬前卒，替美國和日本阻礙中國的復興和崛起，但軍火費臺灣自己付）。<text:span text:style-name="T3"><text:line-break/><text:line-break/></text:span>臺灣將付出的代價是：跟整個中國大陸為敵，面臨高昂的軍事外交對抗，影響臺灣企業進入大陸市場，導致經濟鎖臺，影響經濟發展，帶來臺灣內部的統獨爭議、政治內鬥、族群對立仇恨。而且，臺灣就必須允許美國牛肉進口，實質放棄釣魚島主權、退縮南海主權，高價買美國日本的軍火，自己花錢，自己主動替美國日本當不沉的航空母艦<text:span text:style-name="T3">……<text:line-break/><text:line-break/></text:span>這一切，只為了反中國、恨中國。</text:p>
      <text:p text:style-name="P1"><text:span text:style-name="T1">刘过</text:span><text:s/>  |  2016.04.09 20:46   |   <text:a xlink:type="simple" xlink:href="http://palinfo.habago.org/Entry?Command=Information_PrintForum&amp;iPage=271#FORUM34387"><text:span text:style-name="T2">#</text:span></text:a></text:p>
      <text:p text:style-name="P2"><text:span text:style-name="T3">“</text:span>四川獨立建國運動<text:span text:style-name="T3">”</text:span>之《四川<text:span text:style-name="T3">3000</text:span>年史》<text:span text:style-name="T3"><text:line-break/><text:line-break/></text:span>我是四川人。我主張<text:span text:style-name="T3">“</text:span>四川獨立<text:span text:style-name="T3">”</text:span>。<text:span text:style-name="T3"><text:line-break/><text:line-break/></text:span>【四川<text:span text:style-name="T3">3000</text:span>年史】<text:span text:style-name="T3"><text:line-break/><text:line-break/>3000</text:span>年前，古蜀國已獨立建國。四川原住民是古蜀人。秦國滅蜀國之前<text:span text:style-name="T3">800</text:span>年，古蜀國並不是華夏民族，但後來逐步受華夏文化影響。<text:span text:style-name="T3"><text:line-break/><text:line-break/></text:span>西元前<text:span text:style-name="T3">316</text:span>年，秦國秦惠王派兵入侵，攻滅併吞古蜀國，設立蜀郡，後與巴國（重慶一帶）融合為巴蜀。<text:span text:style-name="T3"><text:line-break/><text:line-break/><text:line-break/></text:span>自此，四川成為華夏、中國、中華的殖民地。秦漢、隋唐、宋元、明清各朝代，無數外來種族、外國人、外省人，移民到四川，形成四川的多元文化、多元種族、多元血緣、多元語言的移民融合文化。<text:span text:style-name="T3"><text:line-break/><text:line-break/></text:span>【本省人、外省人、客家人、原住民】<text:span text:style-name="T3"><text:line-break/><text:line-break/></text:span>四川人口<text:span text:style-name="T3">8000</text:span>多萬，客家人約<text:span text:style-name="T3">300</text:span>萬，<text:span text:style-name="T3">1949</text:span>年後移民四川的外省人、外省第二代、第三代約<text:span text:style-name="T3">2000</text:span>萬。成都人口<text:span text:style-name="T3">1500</text:span>萬，外省人約<text:span text:style-name="T3">300</text:span>萬，附近不少客家人鄉鎮。<text:span text:style-name="T3"><text:line-break/><text:line-break/></text:span>我是四川本省人。我的同學、好友、同事，很多是外省人或客家人。成都人<text:span text:style-name="T3">&gt;95%</text:span>不排外，有極少數聲音辱罵外省人。認為外省人搶佔了本省人的資源，而且四川高官外省人占很多。因為大陸省級高官通常都定期跨省調動（原籍四川的不鼓勵任四川省長，避免嚴重地域裙帶關係）。<text:span text:style-name="T3"><text:line-break/><text:line-break/></text:span>如今在成都，四川話成都話，逐漸讓位於普通話國語，就像在廣東發生的那樣。<text:span text:style-name="T3"><text:line-break/><text:line-break/></text:span>四川要獨立，就要建立四川話的主體性。四川話被中國政府打壓了幾十年，四川文化被中國政府打壓了幾十年，我很氣憤。<text:span text:style-name="T3"><text:line-break/><text:line-break/></text:span>四川的統派說，<text:span text:style-name="T3">“</text:span>這不是中國政府刻意打壓，而是經濟教育大一統的自然發展。海納百川，有容乃大。本來中國或者中華華夏，就是融合了歷史上千百個民族、族群、文化、血緣的結果。<text:span text:style-name="T3">”<text:line-break/><text:line-break/><text:line-break/></text:span>身為蜀獨派，我覺得中國根本不尊重四川獨有的文化和主體性，欺壓四川人。<text:span text:style-name="T3"><text:line-break/><text:line-break/></text:span>【多元文化血緣語言的四川，怎能說是中國的一部分？】<text:span text:style-name="T3"><text:line-break/><text:line-break/></text:span>四川血緣語言文化非常多元。有漢人、藏人、維族、回族人、蒙古族人、羌人占了絕大比例，有越南人、泰國人、老撾人（多為嫁到四川定居），也有定居四川的歐洲人比如德國人、烏克蘭人、俄羅斯人，加拿大人、美國人、韓國人、非洲人、中亞人、阿拉伯人<text:span text:style-name="T3">……</text:span>語言有四川話<text:span text:style-name="T3">/</text:span>客家話<text:span text:style-name="T3">/</text:span>老湖廣話<text:span text:style-name="T3">/</text:span>彝語<text:span text:style-name="T3">/</text:span>康巴語<text:span text:style-name="T3">/</text:span>嘉絨語<text:span text:style-name="T3">/</text:span>羌語<text:span text:style-name="T3">/</text:span>康巴語<text:span text:style-name="T3">/</text:span>摩梭語<text:span text:style-name="T3">/</text:span>藏語<text:span text:style-name="T3">/</text:span>阿拉伯語<text:span text:style-name="T3">……</text:span>每種語言和人種，都對應著一種文化。<text:span text:style-name="T3"><text:line-break/><text:line-break/></text:span>在甘肅、重慶、成都，我遇到過長著白人面孔、金髮的白人女孩，但她不是外國移民，也非外國留學生，而是地地道道幾百年的中國人。<text:span text:style-name="T3">——</text:span>她的祖輩，似乎是幾百年前從歐洲或亞歐邊緣遷徙過來的白種人，不知道是羅馬帝國時代還是五胡亂華還是元朝過來的<text:span text:style-name="T3">……<text:line-break/><text:line-break/></text:span>經過<text:span text:style-name="T3">2000</text:span>年戰亂、移民、遷徙、混血、融合，四川有這麼多外來的多元血緣乃至文化語言，親中賣蜀的統派們竟然說<text:span text:style-name="T3">“</text:span>四川是中華文化的一部分、中華文化是四川文化的主體<text:span text:style-name="T3">”</text:span>！<text:span text:style-name="T3"><text:line-break/><text:line-break/></text:span>不對，中國文化或者中華文化只是四川文化的一部分！我們有本土四川文化，還有其他外來文化！<text:span text:style-name="T3"><text:line-break/><text:line-break/></text:span>【假如<text:span text:style-name="T3">1949</text:span>年蔣中正率領中華民國中央政府遷徙到四川】<text:span text:style-name="T3"><text:line-break/><text:line-break/></text:span>那我今天就是中華民國政權下的人啦！<text:span text:style-name="T3"><text:line-break/><text:line-break/></text:span>我的蜀獨派總統說：<text:span text:style-name="T3">“</text:span>中華民國就是四川，四川就是中華民國。<text:span text:style-name="T3"><text:line-break/><text:line-break/></text:span>中國四川，一邊一國。<text:span text:style-name="T3"><text:line-break/><text:line-break/></text:span>四川國<text:span text:style-name="T3">3000</text:span>年曆史，我們歷經各種外來多元混血文化的影響，而不僅僅是中國文化。<text:span text:style-name="T3"><text:line-break/><text:line-break/></text:span>我們四川國跟中國（大陸）的不同是，我們四川是自由法治的民主國家，我們的人民可以自由投票選出他的總統。<text:span text:style-name="T3"><text:line-break/><text:line-break/></text:span>我們跟中國人的不同，是價值觀和生活方式的選擇不同。<text:span text:style-name="T3"><text:line-break/><text:line-break/></text:span>四川國自由民主，沒有一個人必須因為他的認同而道歉。<text:span text:style-name="T3">”<text:line-break/><text:line-break/></text:span>蜀獨派說：<text:span text:style-name="T3">“</text:span>統派親中賣蜀！<text:span text:style-name="T3"><text:line-break/><text:line-break/></text:span>這群統派心系中國，不愛四川，出賣四川！讓外省人占滿了四川的資源和官位！<text:span text:style-name="T3"><text:line-break/><text:line-break/></text:span>四川平原又沒加蓋，這些人都該滾出四川，滾回中國！<text:span text:style-name="T3"><text:line-break/><text:line-break/></text:span>中國人西元前<text:span text:style-name="T3">316</text:span>年屠殺我們四川人，鎮壓四川獨立運動，後來在秦漢隋唐元明清也多次入侵四川，屠殺四川人。中國明朝末年大西政權張獻忠這個儈子手，竟然殺了幾十萬的四川人！<text:span text:style-name="T3">——</text:span>雖然我們也有殺外省人，但那是我們反抗中國入侵的正義鬥爭！<text:span text:style-name="T3"><text:line-break/><text:line-break/></text:span>邪惡的中國，今天還試圖併吞四川，併吞中華民國，屠殺奴役四川人！<text:span text:style-name="T3"><text:line-break/><text:line-break/>316</text:span>事件至今未能轉型正義，應修建四川獨立運動紀念館，應每年讓外省人道歉賠償悔罪，實現轉型正義。<text:span text:style-name="T3"><text:line-break/><text:line-break/></text:span>中國人殘忍，四川人善良，四川最美麗的風景是人。<text:span text:style-name="T3"><text:line-break/><text:line-break/>426</text:span>最沒水準，四川人<text:span text:style-name="T3">No.1</text:span>！<text:span text:style-name="T3">”<text:line-break/><text:line-break/></text:span>【假如<text:span text:style-name="T3">1949</text:span>年中華民國中央政府撤退到滿洲】<text:span text:style-name="T3"><text:line-break/><text:line-break/></text:span>假如<text:span text:style-name="T3">1949</text:span>年，中華民國中央政府撤退到滿洲東三省（曾是日本殖民地、日本在滿洲做了很多工程建設或學校、滿洲人有參加日軍、滿洲曾深受遭俄國部分殖民影響，滿洲是多血緣、多文化、多語言的地方）<text:span text:style-name="T3"><text:line-break/><text:line-break/></text:span>滿獨份子會說：<text:span text:style-name="T3">“</text:span>滿洲就是中華民國，中華民國就是滿洲。中國滿洲一邊一國。滿洲人不是中國人。山海關又沒加蓋，親中賣滿的統派，應該滾出滿洲，滾回中國！<text:span text:style-name="T3">……”<text:line-break/><text:line-break/></text:span>【蜀獨和中國一旦開戰，不管怎樣，四川人民都一定會是戰勝國國民！】<text:span text:style-name="T3"><text:line-break/><text:line-break/></text:span>我的祖先可能是四川獨立運動份子。或許他<text:span text:style-name="T3">/</text:span>她曾經反抗過秦國、大漢、蜀漢、明朝、大清的入侵。<text:span text:style-name="T3"><text:line-break/><text:line-break/></text:span>秦滅古蜀國時，蜀獨運動份子、古蜀國國軍，跟秦軍打過大仗。秦滅蜀國後幾十年內，古蜀人還多次叛亂，試圖獨立建國。後來秦末戰亂、東漢末年三國劉備遷徙到四川建立蜀漢，隋唐戰亂、宋朝元軍入侵（郭靖黃蓉那時候）、明末張獻忠和清軍屠殺四川人、清朝白蓮教戰亂、回族藏族戰亂<text:span text:style-name="T3">……<text:line-break/><text:line-break/></text:span>蜀獨是我的理想和信念。哪怕跟中國開戰，四川戰到一兵一卒也要獨立。<text:span text:style-name="T3"><text:line-break/><text:line-break/></text:span>不過，四川和中國一旦開戰，不管怎樣，四川人民都一定會是戰勝國國民！<text:span text:style-name="T3">……<text:line-break/><text:line-break/></text:span>以上皆為虚构反讽。請勿對號入座。</text:p>
      <text:p text:style-name="P4"/>
      <text:p text:style-name="P1"><text:span text:style-name="T1">隆誌</text:span><text:s/>  |  2016.04.09 09:41   |   <text:a xlink:type="simple" xlink:href="http://palinfo.habago.org/Entry?Command=Information_PrintForum&amp;iPage=272#FORUM34386"><text:span text:style-name="T2">#</text:span></text:a></text:p>
      <text:p text:style-name="P2">有些為翁院長辯解的說詞，總是以其學術成就，辯解為誤入金權叢林的無知小白兔。這也符合台灣人對學術或醫界這些象牙塔的想像，總是認為這些人不問世事、立場超然、不食人間煙火。可是在學術界這座象牙塔的我，卻永遠對這類看法嗤之以鼻。美麗的包裝下，卻有著偽善的金權遊戲。<text:span text:style-name="T3"><text:line-break/><text:line-break/></text:span>不可否認，台灣的學界仍有不少不問世事的學者，戮力研究與教學。這些學者，除了該領域的同事或學生之外，極少見諸媒體。與這些學者對談時，沒有政治立場、沒有金錢問題，純粹理性思考與辯證，體會到科研的美好，與對大自然的讚嘆，甚至忘了時間與生命限制。相反的，許多活躍於政商之間的學者，多受周邊人士追捧。他們可不是無知到不解金錢遊戲的規則與法律規範，只是圍繞在周邊利益人士們會協助摒除障礙。<text:span text:style-name="T3"><text:line-break/><text:line-break/></text:span>對於商業利益與學術研究之間，一直以來無可以完全徹底切割清楚。畢竟許多新的技術與商品，從學界裡激盪而出，直接面對就是商業競爭。當巨大利益在眼前，又有多少人可以不受誘惑與影響。基於利益可能造成的弊病，所以一切都必須在一個受規的法則之下，互利共生。前述提過商週的文章，裡面有研究科法的學者比較台灣和美國，在處理這類利益關係的規範差異。很明顯地，台灣幾乎是過於傾向研究者的利益，嚴重忽視甚至無視研究者該擔負的責任與義務。沒有人說科學家或學者，就該貧窮地過一生。可是臨床試驗涉及最終使用者的安全與權益，研究者有必要在嚴謹的利益規範下，以試驗證據說話。<text:span text:style-name="T3"><text:line-break/><text:line-break/></text:span>今天翁以另類的口吻，維護著這樣的試驗結果。試想若自己為癌症病人，將希望與金錢，寄望於這種被吹捧的治療藥物上。總不希望自己的生存期望與金錢，幻化成為泡影。更多的是因信賴學者或機構光環所背書的投資者，最後是一場海市蜃樓。<text:span text:style-name="T3"><text:line-break/><text:line-break/></text:span>有興趣瞭解者，可以看看以下文件，為何不少人會對翁的事情反彈。<text:span text:style-name="T3"><text:line-break/></text:span>科技移轉利益衝突迴避處理原則<text:span text:style-name="T3"><text:line-break/>http://otl.sinica.edu.tw/index.php?t=21&amp;article_id=1267</text:span></text:p>
      <text:p text:style-name="P1"><text:span text:style-name="T1">鄭勝隆</text:span><text:s/>  |  2016.04.08 13:03   |   <text:a xlink:type="simple" xlink:href="http://palinfo.habago.org/Entry?Command=Information_PrintForum&amp;iPage=272#FORUM34385"><text:span text:style-name="T2">#</text:span></text:a></text:p>
      <text:p text:style-name="P3"><text:span text:style-name="T3">http://ppt.cc/CiM0D<text:line-break/><text:line-break/></text:span>今天早上才看到這個新聞，覺得很感慨，畢竟他當時威脅的可是和自己立場相同的執政黨政府。他能夠長期待在國防外交委員會，其實很不簡單，從洪慈庸的避之唯恐不及到呂孫綾的荒腔走板就可以知道了。台灣人在感嘆鬼島的同時，有沒有人想過自己也有一點的責任，我一直覺得台灣不是沒有同時具備能立及良心的政治家，除了林郁方之外，還有已經完全裸退的周錫瑋都是如此，但是這些人都是即將或已經消失在政治的舞台中，最後只會不斷的選出作秀的跳樑小丑然後又後悔抱怨，這樣的結果也只能大家一起承擔。</text:p>
      <text:p text:style-name="P1"><text:span text:style-name="T1">陳真</text:span><text:s/>  |  2016.04.07 16:51   |   <text:a xlink:type="simple" xlink:href="http://palinfo.habago.org/Entry?Command=Information_PrintForum&amp;iPage=272#FORUM34383"><text:span text:style-name="T2">#</text:span></text:a></text:p>
      <text:p text:style-name="P2">謝謝指正。對，我講的是<text:span text:style-name="T3">2006</text:span>年之前的大陸。我對祖國的資訊落後至少十年，自從<text:span text:style-name="T3">2007</text:span>年從英國回到台灣之後，因為很難再看到鳳凰衛視（台灣視之為有毒的洪水猛獸，雖然我花了好幾萬塊裝衛星電視但訊號很差，已多年完全無法收看，非常難受），感覺跟整個世界脫節了似的。<text:span text:style-name="T3"><text:line-break/><text:line-break/></text:span>我對祖國是懷有很高期望的，因為他在各方面很明顯不斷改進，台灣卻正好相反，不管是在物質上或精神上文化上文明秩序上，乃至台灣人最自鳴得意的所謂人權與民主自由方面，在綠營及綠油油的主流媒體全天候無孔不入的洗腦操弄及任意惡搞政治以謀取私利的狀況下，全數以一種光速般的速度退步到令人難以置信的瘋狂地步。<text:span text:style-name="T3"><text:line-break/><text:line-break/></text:span>但是，即便如此，在內政與社會文明方面，依我這幾年經常往來大陸旅行的親身感受，台灣似乎還是要比祖國略勝一籌。當然，這樣一種優勢恐怕很快就會消失殆盡。<text:span text:style-name="T3"><text:line-break/><text:line-break/></text:span>看過電影<text:span text:style-name="T3"><text:s/>“Blade Runner” </text:span>的應該還記得那些在陰暗街角亂踢路邊垃圾筒取樂的人渣，當大多數人都已經移民前往外星球，被糟蹋得一塌糊塗的地球就只剩下一些看起來好像沒有大腦的所謂網友鄉民之類的人，猶自在那邊打打鬧鬧得好開心。想到台灣，我就常想到這樣一幅末世景象，這個島已經很久沒有陽光，也許再也不會有了。<text:span text:style-name="T3"><text:line-break/><text:line-break/></text:span>最近看到祖國在蓋一座全世界最大的望遠鏡，準備和外星人聯繫，很震撼。請看：<text:span text:style-name="T3"><text:line-break/><text:line-break/>http://www.storm.mg/article/58758<text:line-break/><text:line-break/></text:span>我馬上第一時間跟阿遠分享這個震懾人心的好消息。我跟他說，<text:span text:style-name="T3"><text:s/></text:span>希望外星人的表現別讓我失望，但願他們有能力偵測出地球上哪些是人渣，建議立即予以消滅（當然最好是採安樂死方式），以維護宇宙和地球的乾淨。<text:span text:style-name="T3"><text:line-break/><text:line-break/></text:span>我估計美國和它的一票走狗例如台灣和日本，應該是首波會被外星人繩之以法的對象。大家最好小心一點，別當人渣，別幹傷天害理的醜事惡事，要有點人性，要像個人。</text:p>
      <text:p text:style-name="P1"><text:span text:style-name="T1">杨阳</text:span><text:s/>  |  2016.04.07 15:20   |   <text:a xlink:type="simple" xlink:href="http://palinfo.habago.org/Entry?Command=Information_PrintForum&amp;iPage=272#FORUM34382"><text:span text:style-name="T2">#</text:span></text:a></text:p>
      <text:p text:style-name="P3">当然，中国那么大，虽然我是农村出来，了解的情况可能也不全面，网上查了下也还是有些贫困人群<text:span text:style-name="T3"><text:line-break/>“</text:span>在我国<text:span text:style-name="T3">7000</text:span>多万贫困人口中，完全或部分丧失劳动能力的有<text:span text:style-name="T3">2000</text:span>多万人<text:span text:style-name="T3">”<text:line-break/>http://www.guancha.cn/society/2016_02_15_351089.shtml</text:span></text:p>
      <text:p text:style-name="P1"><text:span text:style-name="T1">杨阳</text:span><text:s/>  |  2016.04.07 15:02   |   <text:a xlink:type="simple" xlink:href="http://palinfo.habago.org/Entry?Command=Information_PrintForum&amp;iPage=272#FORUM34381"><text:span text:style-name="T2">#</text:span></text:a></text:p>
      <text:p text:style-name="P2">现在大陆上不起小学的情况应该是没有了吧？普及九年义务教育了，小学不用学费的。<text:span text:style-name="T3"><text:line-break/></text:span>新型农村合作医疗也是在最近<text:span text:style-name="T3">10</text:span>年开始普及了吧，一般住院农民住院可以报销<text:span text:style-name="T3">50%</text:span>左右吧。<text:span text:style-name="T3"><text:line-break/></text:span>最近，如果想给一些偏远山区即送半旧的衣服，他们也不收了吧？<text:span text:style-name="T3"><text:line-break/></text:span>农民工的工资在最近<text:span text:style-name="T3">10</text:span>多年翻了<text:span text:style-name="T3">4</text:span>倍吧，从<text:span text:style-name="T3">30</text:span>到<text:span text:style-name="T3">50</text:span>块左右一天涨到了<text:span text:style-name="T3">150</text:span>到<text:span text:style-name="T3">200</text:span>左右一天！<text:span text:style-name="T3"><text:line-break/></text:span>我是大陆的，就我了解的情况是这样，大陆还有很多不公平现象，但是最近<text:span text:style-name="T3">10</text:span>年左右，确实有非常大的改善。<text:span text:style-name="T3"><text:line-break/></text:span>大概<text:span text:style-name="T3">5</text:span>年前，农民<text:span text:style-name="T3">60</text:span>岁以上是没有退休金的，这五年也开始领退休金了，大概每人每月<text:span text:style-name="T3">75</text:span>块左右</text:p>
      <text:p text:style-name="P1"><text:span text:style-name="T1">陳真</text:span><text:s/>  |  2016.04.07 13:12   |   <text:a xlink:type="simple" xlink:href="http://palinfo.habago.org/Entry?Command=Information_PrintForum&amp;iPage=272#FORUM34380"><text:span text:style-name="T2">#</text:span></text:a></text:p>
      <text:p text:style-name="P3">翁啟惠的涉案並不僅僅是從頭到尾一直撒謊的道德問題，而是法律問題；而且不是一條罪，而是好幾條，包括涉嫌內線交易、圖利他人及炒作股價等等；一般人若觸犯，沒有關個五年八年能了事嗎？<text:span text:style-name="T3"><text:line-break/><text:line-break/></text:span>至於什麼<text:span text:style-name="T3"><text:s/>"</text:span>只<text:span text:style-name="T3">" </text:span>賣十張，獲利僅數百萬，這也是故意避重就輕的說法。一個人貪污不會因為<text:span text:style-name="T3"><text:s/>"</text:span>只<text:span text:style-name="T3">" </text:span>貪了幾百萬就沒事；再說，不是幾百萬，而是好幾個億。翁啟惠透過他所謂<text:span text:style-name="T3"><text:s/>"</text:span>窮畫家<text:span text:style-name="T3">" </text:span>的女兒當人頭，不是持有十張，而是持有三千張，而且幾年前便以每張三萬一千元買進，後來最高漲到每張七十幾萬，目前股價仍有四十幾萬。假若一張算它<text:span text:style-name="T3"><text:s/>"</text:span>只<text:span text:style-name="T3">" </text:span>賺個<text:span text:style-name="T3">40</text:span>萬好了，三千張就是<text:span text:style-name="T3">12</text:span>億。若是一般人投資買股票，不要說賺<text:span text:style-name="T3">12</text:span>億啦，賺個<text:span text:style-name="T3">12</text:span>萬恐怕都是鳳毛鱗角，百中僅一，絕大多數人肯定都是慘賠的。<text:span text:style-name="T3"><text:line-break/><text:line-break/></text:span>翁啟惠不但拿他女兒當人頭，而且替他操盤買賣。當浩鼎解盲失敗時，翁啟惠竟然跑出來護盤，睜眼說瞎話說：我是這方面的權威，這個實驗數據真的太棒了！從沒見過這麼好的數據！出乎意料地棒！他說，不是實驗失敗，是法規有問題。<text:span text:style-name="T3"><text:line-break/><text:line-break/></text:span>當有人質疑說，怎麼一個中研院院長竟然會替一家私人公司如此睜眼說瞎話地大力護盤與宣傳，真是匪夷所思。翁啟惠回應說，他只是憑著專業知識講話，不是要護盤。隨後更透過中研院發表聲明義正辭嚴地說，翁啟惠名下沒有半張浩鼎的股票。結果被發現，他名下的確沒有浩鼎股票，但他卻是透過他女兒買了三千張，是浩鼎的大股東<text:span text:style-name="T3">(</text:span>蔡英文家族更是大大大股東<text:span text:style-name="T3">)</text:span>，而且是翁啟惠親自替她女兒操盤買賣。<text:span text:style-name="T3"><text:line-break/><text:line-break/></text:span>浩鼎是中研院的技術移轉對象，公司前景看好，股價自然會漲。問題是，你自己就是中研院院長，竟然偷偷透過女兒當人頭老早就用超低價去買浩鼎的股票，一口氣就能賺個十幾億，這樣像話嗎？而且，當它解盲失敗時，竟然可以為一家私人公司如此睜眼說瞎話地賣命護盤，另一方面卻連同其它大股東偷偷賣股票，如果這一連串作為還不算犯罪，那麼，所有掌握公權力的人也統統都可以這樣搞了，隨便想賺個五億八億那還不輕而易舉。<text:span text:style-name="T3"><text:line-break/><text:line-break/></text:span>現實上也的確如此。比方說蔡英文的宇昌案便是一例。比方說，某個綠油油的民主聖地是這樣幹的：一塊原本不值錢的學校用地，變更地目之前，一些綠油油整天高唱愛台灣的政商人士竟然就已未卜先知，趕緊去大量蒐購附近土地，變更地目的瞬間就能賺個十倍、八倍甚至百倍。不管藍綠，台灣的政治人物基本上就是這樣撈錢的，撈錢方式百百種，這只是其中一種而已。當這樣一些醜事被人取得具體事證而提出檢舉時，你以為法院會依法嚴辦嗎？你以為這樣一些事是可以讓你公開具體拿出來譴責而不會招來暴力威脅與各種人身禍患的嗎？<text:span text:style-name="T3"><text:line-break/><text:line-break/></text:span>我用肚臍想也知道，綠營一堆人一定會開始說翁啟惠的案子是什麼政治迫害，或說這是要打擊民進黨的陰謀等等。真是很可恥。今天要是馬英九家族或藍營的人犯了這些罪，你想綠營及所謂社運理想家們會跳出來怎麼攻擊。<text:span text:style-name="T3"><text:line-break/><text:line-break/></text:span>我對台灣政治了解甚深，但很多事我沒法公開說出來，因為我不想和黑白兩道對幹，我已經在黑白兩道的槍口下死過一次，不想再死一次。況且，若要說出來，必然會牽涉很多不願曝光的好人，非我所願。<text:span text:style-name="T3"><text:line-break/><text:line-break/></text:span>基本上，我不是要揭弊，而只是想跟那些動不動就蠢血沸騰、搖旗吶喊的綠油油阿西們一再表明，真實的政商樣貌，遠遠不是你在媒體上所見到的那般清純與單純；大多時候，你應該把主流媒體所呈現的樣貌整個<text:span text:style-name="T3"><text:s/>"</text:span>倒過來看<text:span text:style-name="T3">"</text:span>，也許會比較接近事實。<text:span text:style-name="T3"><text:line-break/><text:line-break/></text:span>我相信兩岸在內政這一點上，此岸再怎麼爛，基本上還是贏過對岸，但若要以一種文明社會的基本標準來看，兩岸統統屬於野蠻時期，一片腐敗。<text:span text:style-name="T3"><text:line-break/><text:line-break/></text:span>我支持祖國的各種與人為善、舖橋造路的和平外交政策，不侵略，不搞破壞，不殺人，但對於祖國的內政實在不敢領教，那樣一種貧富差距，那樣一種缺乏基本法治精神，那樣一種窮人幾乎可說是民不聊生的狀況，老實說，實在很可恥。<text:span text:style-name="T3"><text:line-break/><text:line-break/></text:span>祖國不是堅持什麼社會主義的道路嗎？甚至還說什麼共產主義咧，社會主義不是應該要像古巴那樣，不管是居住或生病就醫或受教育根本都不用發愁嗎？但在祖國，你要是荷包沒有很多錢，你有膽就生個病試試看，它的就醫費用之高昂，醫療環境貧富落差之巨大，竟然比資本主義國家還貴、還離譜，這樣像話嗎？<text:span text:style-name="T3"><text:line-break/><text:line-break/></text:span>在大陸，當一些人有錢到像個皇帝那樣揮霍無度時，很多人卻窮到連念小學幾十元的學費也繳不起。各位如果回頭去看看巴勒網<text:span text:style-name="T3">2006</text:span>年以前的許多留言就知道，比方說東珍小學，比方說一些愛滋村、愛滋孤兒的生存與就學問題等等，祖國那種內政之腐敗實在不是普通的荒唐。<text:span text:style-name="T3"><text:line-break/><text:line-break/></text:span>我是贊成兩岸統一的，但我能理解為什麼有些人對此抱持高度疑慮，也許是因為祖國的內政實在太恐怖了。當然，我認為這些問題會持續改善，事實上也是如此；當它改善到令人滿意或至少跟台灣差不多時，再來講統一也許還不遲，就算到時候各自一方，一邊一國，也不應該是什麼天崩地裂國仇家恨的事。<text:span text:style-name="T3"><text:line-break/><text:line-break/></text:span>統獨有那麼重要嗎？真正重要的難道不是十幾億個一般人紮紮實實的生活？何必非得把一個小島納入版圖不可？要是哪一天，台灣成為美國走狗，充當美軍基地，竟然打起自己的兄弟來，那就到時候再看著辦，看要武統或怎麼統，也都還不遲。<text:span text:style-name="T3"><text:line-break/><text:line-break/></text:span>我常想去祖國行醫，想幫助那些沒有能力接受適當醫療的人，但我同時也知道，這些其實都不是醫療問題，不是透過所謂行善所能解決，基本上它就是個政治問題。內政的良莠，決定了人民的生活素質。<text:span text:style-name="T3"><text:line-break/><text:line-break/></text:span>從翁啟惠的事講到祖國來，無非只是想說：這二十年來，島內這樣一種只認顏色與立場而不認是非黑白的普遍風氣，受害者其實終究是你我這些所謂的<text:span text:style-name="T3"><text:s/>"</text:span>一般人<text:span text:style-name="T3">"</text:span>，但卻造福了、成就了那些掌握各種權勢者，供其輕易獲取暴利，以一種傷害眾人長遠重大利益的方式。<text:span text:style-name="T3"><text:line-break/><text:line-break/></text:span>聽了這些老生常談，能醒的就趕緊醒來，就算不是為了利他，你也該想想自己。在這樣一種腐敗的政治與社會文化底下，你是如何受害，如何被人操弄與利用，如何自掘墳墓而不自知。<text:span text:style-name="T3"><text:line-break/><text:line-break/></text:span>對岸管得嚴，但愚民效果不彰，官方或主流媒體言論常被當笑話看；台灣卻剛好完全相反，對主流政治勢力及一面倒的媒體無日無之的造謠抹黑與自我漂白與造神，完全信服，而且言聽計從，聞聲起舞，乖巧到完全不像個人的地步，就算狗也沒這麼聽話吧；假自由之名，行洗腦之實，洗得幾乎整個島找不到幾個神智清醒的人了。特別是年輕一代，幾乎全是政治白痴，少有例外；被人玩弄於股掌之上，還很開心地搖旗吶喊，熱血沸騰地幫人數鈔票。</text:p>
      <text:p text:style-name="P1"><text:span text:style-name="T1">隆誌</text:span><text:s/>  |  2016.04.07 09:59   |   <text:a xlink:type="simple" xlink:href="http://palinfo.habago.org/Entry?Command=Information_PrintForum&amp;iPage=272#FORUM34379"><text:span text:style-name="T2">#</text:span></text:a></text:p>
      <text:p text:style-name="P2">有關翁啟惠院長的問題，不少人為其辯解只賣十張，有這麼大的問題嗎？！這件事情徹頭徹尾就不是賣幾張，擁有多少張的問題，最重要的是他為何袒護這個案子，真正的爭論點在「利益迴避」。如果他這樣搞也行，那新藥臨床試驗的<text:span text:style-name="T3">IRB</text:span>，就形同具文。以後新藥上市，有誰會相信該藥物的功效呢？！<text:span text:style-name="T3"><text:line-break/><text:line-break/></text:span>從<text:span text:style-name="T3">2011</text:span>年檢調搜查中研院陳垣崇院士的辦公室開始，接下來的宇昌案，到現在的翁院長涉入的浩鼎，看不到利益迴避的處理原則，看到許多因人設事的作為。最後都在一個發展生醫產業的大帽子之下，壓制所有的質疑與反對聲音。一個美麗的大帽子，掩蓋不住污濁不堪的內部。更令人反感，許多站在所謂道德高點的領導者與學者，卻也是摻夥其中的一員。<text:span text:style-name="T3"><text:line-break/><text:line-break/></text:span>以下商週的報導，明確點出問題所在。尤其台灣的學界特愛抬美國出來，可是美國對產業開放，是基於明確定義利益規範。台灣的學者卻只拿有利自己的部分，呼嚨國內，對於自身所該擔負的責任與義務，一概不提。<text:span text:style-name="T3"><text:line-break/>=================================================<text:line-break/></text:span>翁啟惠自打臉違反自訂利益迴避內規<text:span text:style-name="T3">http://wealth.businessweekly.com.tw/m/GArticle.aspx?id=ARTL000058270<text:line-break/></text:span>＝＝＝＝＝＝＝＝＝＝＝＝＝＝＝＝＝＝＝＝＝＝＝＝＝＝＝＝＝＝＝＝＝<text:span text:style-name="T3"><text:line-break/></text:span>另外，那種因為打壓<text:span text:style-name="T3">xxx</text:span>，就是打壓產業發展的鬼扯理由，就別再相信。只要把遊戲規則弄好，一個產業自然就會發展出來。遊戲規則沒弄好，往往淪為有權有勢者的金錢遊戲，無助於產業發展。</text:p>
      <text:p text:style-name="P1"><text:span text:style-name="T1">隆誌</text:span><text:s/>  |  2016.04.07 09:18   |   <text:a xlink:type="simple" xlink:href="http://palinfo.habago.org/Entry?Command=Information_PrintForum&amp;iPage=272#FORUM34378"><text:span text:style-name="T2">#</text:span></text:a></text:p>
      <text:p text:style-name="P3">從臉書上，偶然看到朋友轉貼這則新聞。想到去年九月中旬，和朋友到蘇州拜訪在大陸工作的朋友，回程在華航的飛機上，見識到的一幕。<text:span text:style-name="T3"><text:line-break/></text:span>事情是這樣，旅客登機坐定後，飛機滑出登機口。沒多久，飛機又重回登機口。飛機在登機口遲遲不再移動，想當然爾，旅客就開始鼓譟。有旅客開始找空服員，要個解釋。許久之後，機長廣播，因為某位空服員身體不適，所以等待機場醫務人員處理。這時候真的看到兩樣情，台灣的旅客開始對空服員發飆，要求機長出來。大陸的旅客倒是自顧自地聊天，或是拿出手機開始玩。不開玩笑「發飆」，一位看起來是商人樣的台灣人，不斷按服務鈕，把空服員叫來罵。另一位台灣人，倒是在一旁鼓譟要求將該空服員留在機場，否則回台灣後就向蘋果日報爆料不顧旅客權益。<text:span text:style-name="T3"><text:line-break/><text:line-break/></text:span>這時候，我朋友跟我說：「突然覺得原來台灣人也比別人好不了哪裡去。」飛機重回登機口時，許多旅客都鼓譟。而經過機長解釋之後，卻只剩台灣人在那邊大吵。大陸人只是要一個說法，台灣人卻是不能損到我的利益。<text:span text:style-name="T3"><text:line-break/></text:span>不過台灣人也只敢在國籍航空上發飆，在大陸的航空公司的飛機上，卻不敢吭一聲。<text:span text:style-name="T3"><text:line-break/><text:line-break/>=================================================<text:line-break/></text:span>台客陸客兩個樣　空姐無奈<text:span text:style-name="T3">po</text:span>文嘆：為什麼服務他們更累<text:span text:style-name="T3"><text:line-break/><text:line-break/>http://goo.gl/o84Ffc<text:line-break/><text:line-break/></text:span>一名空姐表示，自己近日遇到一個情況讓她有點傷心，因為她最近載到一團台客與陸客，沒想到感受卻差很大，台客瘋狂點調酒與整瓶可樂，一種能拿就多拿的心態，但陸客反而不斷嘴上掛著「謝謝、不好意思、沒事沒事<text:span text:style-name="T3">......</text:span>」，讓她忍不住感嘆「為什麼服務台灣人比大陸人累？」<text:span text:style-name="T3"><text:line-break/><text:line-break/></text:span>空姐在「靠北空服員」投稿寫道，「好累哦～載到一團陸客和台客，台客瘋狂要點調酒要可樂要一整瓶的，要紅酒、白酒、啤酒，朋友都要來一杯，撲克牌要<text:span text:style-name="T3">2</text:span>副（即使只有一個人）就是要多拿，一個半小時的航程，多要些多賺一點。」<text:span text:style-name="T3"><text:line-break/><text:line-break/></text:span>但反觀陸客吃飛機餐，不斷說好吃「謝謝謝謝沒少說一句，誇你好漂亮好溫柔，遇到東西沒有了，也回沒事沒事沒事沒事，下一秒繼續說說笑笑，再和周圍朋友吼說『這小姑娘真溫柔』」讓她心裡百感交集。<text:span text:style-name="T3"><text:line-break/><text:line-break/></text:span>「為什麼服務台灣人比大陸人累，為什麼台灣人不疼惜台灣人，為什麼台灣人覺得在機上就是老大<text:span text:style-name="T3">......</text:span>我就是要換位置，我現在就是要買菸，我就是要站在這聊天<text:span text:style-name="T3">......</text:span>台灣人批別人沒文化沒素養，我自己身為台灣人都笑了，心寒。」<text:span text:style-name="T3"><text:line-break/><text:line-break/></text:span>網友看了也紛紛留言說「台灣鯛民」、「陸客文化行為不同但大多數沒惡意」、「台鯛：上次都可以，叫你經理出來」、「上次親耳聽到台灣歐巴桑說<text:span text:style-name="T3"><text:s/></text:span>：<text:span text:style-name="T3"><text:s/></text:span>欸，送五副撲克牌到位置給我嘿！」<text:span text:style-name="T3"><text:line-break/><text:line-break/></text:span>但也有人認為不管哪一個地方都有糟糕的客人，台灣也有很多替人著想的好客人「也有國航的空服員跟我說過，最喜歡你們台灣人了，說謝謝說的都不嫌煩，行李都會自己搬，通情達理沒脾氣。」</text:p>
      <text:p text:style-name="P1"><text:span text:style-name="T1">陳真</text:span><text:s/>  |  2016.04.07 04:32   |   <text:a xlink:type="simple" xlink:href="http://palinfo.habago.org/Entry?Command=Information_PrintForum&amp;iPage=272#FORUM34377"><text:span text:style-name="T2">#</text:span></text:a></text:p>
      <text:p text:style-name="P2">翁啟惠的行為，如果這樣還沒事，那真的未免太離譜；要是發生在一般人身上，不用說獲利<text:span text:style-name="T3">20</text:span>億，就算獲利<text:span text:style-name="T3">20</text:span>塊新台幣，恐怕都得坐牢，三年、五年跑不掉。重點是，這樣的事是<text:span text:style-name="T3"><text:s/>"</text:span>一般人<text:span text:style-name="T3">" </text:span>做不到的，惟有那些掌握權勢地位與各種公家龐大資源的人，才有辦法這樣輕鬆地撈錢。你做牛做馬做得快要過勞死、一輩子所賺的錢，人家很可能一個小時或一分鐘就賺到了。<text:span text:style-name="T3"><text:line-break/><text:line-break/></text:span>違法的事理應就交由法律去處理，為什麼我們還需要去談它呢？它之所以讓人產生道德上的憤恨與厭惡是因為：<text:span text:style-name="T3"><text:line-break/><text:line-break/></text:span>第一，台灣這地方很特別<text:span text:style-name="T3"><text:s/>(</text:span>我估計兩岸在這一點上應該都差不多<text:span text:style-name="T3">)</text:span>，法律總是因人而轉彎。有辦法的人，特別是政治人物，法律是很寬容的，即便無法無天也不會有事，可以說根本視若無睹；除非東窗事發，罪證確鑿，引起大眾矚目，或許才演一下司法戲；一旦大眾注意力退散，便皆大歡喜，彷彿根本沒這回事。<text:span text:style-name="T3"><text:line-break/><text:line-break/></text:span>若真要執法，我看國、民兩黨都得關門大吉，九成以上的政治人物恐怕都得判個無期徒刑或最好是直接槍斃，大概只剩勞動黨最屬清白而且言行一致。<text:span text:style-name="T3"><text:line-break/><text:line-break/></text:span>第二，更令人厭惡的是，這類有辦法的人士，往往講的全是公平正義，做的卻全是傷天害理。在這島上，種種漂亮口號基本上就像一種商品或武器，藉以謀取利益與權勢、打擊異己的手段。類似作為，罄竹難書。這部份基本上就是綠營及其一干同路人的專利。這些人說穿了，就是以政治和社運議題謀取私人利益的詐騙集團。<text:span text:style-name="T3"><text:line-break/><text:line-break/></text:span>陳真<text:span text:style-name="T3"><text:line-break/>==============<text:line-break/><text:line-break/></text:span>這樣還沒事？<text:span text:style-name="T3"><text:line-break/><text:line-break/>(</text:span>節錄。全文見：<text:span text:style-name="T3">https://goo.gl/ud6bRl)<text:line-break/><text:line-break/></text:span>唐湘龍<text:span text:style-name="T3"><text:line-break/><text:line-break/>2016</text:span>年<text:span text:style-name="T3">3</text:span>月<text:span text:style-name="T3">25</text:span>日<text:span text:style-name="T3"><text:line-break/><text:line-break/></text:span>（說謊的「諾貝爾」？）<text:span text:style-name="T3"><text:line-break/><text:line-break/></text:span>談談翁啟惠。<text:span text:style-name="T3"><text:line-break/><text:line-break/></text:span>翁啟惠的財力以前是無從想像，但以後很難想像，那是天文數字。台灣數以千萬被政治「反商」戲碼洗腦的民眾，一心以為有錢人都是和馬英九站在一起。經過「浩鼎」，經過翁啟惠，經過「窮畫家」翁郁琇的致富傳奇，鐵定想死。三年二十億，根本就是暢銷書「富爸爸窮爸爸」的真實版。有父如此，我絕對有勇氣當「窮畫家」。「詛咒」自己三輩子都畫畫。<text:span text:style-name="T3"><text:line-break/><text:line-break/></text:span>翁啟惠口說「手中無一張浩鼎」，但「窮畫家」女兒手中竟被查出有三千張浩鼎。這種明顯忽悠眾人的言語，能符合對「中研院院長學術地位」的期待？能躲過任何資本市場對「內線交易」的基本懷疑？<text:span text:style-name="T3"><text:line-break/><text:line-break/></text:span>浩鼎解盲失敗後，三個重要人物為浩鼎打圓場。翁啟惠、張念慈、蔡英文。大家以為翁啟惠是以中研院名義把自己畢生絕學獻給了浩鼎抗癌疫苗研究；大家以為張念慈<text:span text:style-name="T3"><text:s/></text:span>是以董事長身分單純為股價打氣護航；大家更以為蔡英文只是從宇昌案以來「一貫」過度關心生技產業，以未來領導人身分為未來產業打氣。我─們─每─個─人─<text:span text:style-name="T3"><text:s/></text:span>都─以─為：他們都沒有利益涉入。沒有內線交易。<text:span text:style-name="T3"><text:line-break/><text:line-break/></text:span>結果，蔡英文家人是第五大股東，翁啟惠家人是第十大股東，張念慈的家人更是假外資的大股東。你們的家人都這麼神秘的成為浩鼎的大股東，成為你們護盤言論的最大受益者，然後要尹衍樑以最大股東身分出來罵大家東拉西扯？<text:span text:style-name="T3"><text:line-break/><text:line-break/></text:span>一個「浩鼎」竟然把台灣最大的政治、學術和企業龍頭全都捲進來，這樣的情節，真是驚世駭俗。<text:span text:style-name="T3"><text:line-break/><text:line-break/></text:span>生技已經是個超級金錢遊戲。裡頭正在進行史上最醜陋、最封閉的財富分配。稍微看過這個故事情節的市場人土，沒有一個不鐵口直斷這是「官商勾結」、這是「內線交易」。不然呢？難道是「轉型正義」嗎？<text:span text:style-name="T3"><text:line-break/><text:line-break/></text:span>我在等。一等檢調到底能把這個內線交易查到什麼程度；二等翁啟惠如何理解一個「中央研究院院長」的份際。</text:p>
      <text:p text:style-name="P1"><text:span text:style-name="T1">王修亮</text:span><text:s/>  |  2016.04.06 20:16   |   <text:a xlink:type="simple" xlink:href="http://palinfo.habago.org/Entry?Command=Information_PrintForum&amp;iPage=272#FORUM34376"><text:span text:style-name="T2">#</text:span></text:a></text:p>
      <text:p text:style-name="P3">從翁啟惠先生事件想起<text:span text:style-name="T3"><text:line-break/><text:line-break/></text:span>一、有關教師專業<text:span text:style-name="T3"><text:line-break/><text:line-break/></text:span>各級公立學校教師領公家薪水，使用公家資源，所以在校時間、資源，所有的教學研究成果都屬於公家，個人不可「以私人名義出售賺錢」，這是違反規則的。<text:span text:style-name="T3"><text:line-break/></text:span>就像公私立各公司研發的技術，雖然是我於上班時所研發，但是因為使用公司資源領公司薪資，所以不能私下出賣給別人。<text:span text:style-name="T3"><text:line-break/></text:span>這個法規對國小教師是非常嚴格的。<text:span text:style-name="T3"><text:line-break/></text:span>但是因為國小教師普遍被認為「不具專業素養」。教師法規定國小教師「得」依照社區環境與學生個別狀況，自編合宜的教材教法，卻又在實務上層層刁難與阻擋。我在法規通過後不買書商的教科書與參考書，耗費時間精力完全以自編教材教學，但是在教師教學卓越獎的全國審查會議上，卻被審查委員嗆聲：「你這樣做合法嗎？」<text:span text:style-name="T3"><text:line-break/></text:span>他真正想說的話，其實是：「就憑你是傳統師範五專畢業，沒名氣聲望的普通國小教師，又不依賴大學指導教授，憑甚麼自編教材！」<text:span text:style-name="T3"><text:line-break/><text:line-break/></text:span>這些嗆我的教授與國小校長，後來是在家自學的擁護者，看來我三十年實務經驗心血累積與學生成果，比不上博士畢業證書與大學教授職業，也比不上在家自學的家長兼教師（絲毫沒有不敬的意思，我支持在家自學，我認為任何人只要有心，都可以成為優良教師），公立國小教師卻只能在教授們的具名指導下，才被認可有編纂教材的能力。<text:span text:style-name="T3"><text:line-break/><text:line-break/></text:span>如果對國小教育哲學與教材教法編纂，從頭到尾都沒有獨立能力，國小教師存在的意義是甚麼？<text:span text:style-name="T3"><text:line-break/></text:span>拿著課本與指引誰不會教「書」？教師到底只需要會教書還是要會教人？<text:span text:style-name="T3"><text:line-break/></text:span>教育界一直在各種<text:span text:style-name="T3">XX</text:span>教育的口號中「肯定」國小教師們的改革與優秀，並且努力推動。但是基本上都要求你背後必須站著一位創造了ＸＸ教育法的教授，否則你就不被承認專業。<text:span text:style-name="T3"><text:line-break/><text:line-break/></text:span>這實在是完全違背現在流行的獨立思考創造精神。「給魚吃不如給他釣竿」，但是教師不能只會接受釣竿，而是會思考這裡的水產是魚還是蝦蟹海藻，要做一個釣竿來釣，還是織一張漁網來補，或是編一個魚筌更好，還是必須戴手套親手摘採。<text:span text:style-name="T3"><text:line-break/><text:line-break/></text:span>教師若是無能獨立建構整套教育哲學，只能依循教授的哲學去衍伸教材教法，就是只會伸手等待工具，然後才開始「發揮捕捉的創意」，魚也用釣竿，蝦也用釣竿，螃蟹也用釣竿，海藻還是釣桿。<text:span text:style-name="T3"><text:line-break/></text:span>沒有根基的思考與創意，仍然只是永遠的複製，看似「甚麼都不約束」，其實教師仍然是複製機，學生也一概複製成某種拘限狀態的自由民主獨立。<text:span text:style-name="T3"><text:line-break/><text:line-break/></text:span>二、有關知識分子<text:span text:style-name="T3"><text:line-break/><text:line-break/></text:span>看過我教學現場的人都說我很專業，我自己也總覺得在教學時的我，不像我自己。一站到教室，一開始面對學生，另一個彷彿腦波流竄、思考與行動如電流般閃竄在四周的我，深刻自覺卻又不假思索就能開展學生的我，幾乎不曾浪費學生一秒鐘的學習。<text:span text:style-name="T3"><text:line-break/></text:span>但是我深知現今所擁有的一切專業，都是從學生與家長、同儕身上一點一滴滋養來的，更何況國家給了我高薪（雖然剛畢業時一個月薪資才四千元，但此時此地真的是高薪），給了我許多優惠，這些我都很知足。<text:span text:style-name="T3"><text:line-break/><text:line-break/></text:span>這輩子一直很窮，總是急需錢養家，我遵循法規跑到「離開學校五公里以外」的地方兼差，教過美術作文也去打工端盤子，還有一次很有趣的經驗，幫一位貴族私校女校長當他身邊的貼身女僕「提皮包」，錢真的很賺又很閒，可惜我嘴巴太直，才一個多星期就得罪他被開除了。<text:span text:style-name="T3"><text:line-break/><text:line-break/></text:span>一個從公家機構汲取養分與資源的人，想賺錢得要拿捏分寸，否則很容易被欲望所擄獲。金錢真的是很強烈的欲望，尤其每個月面臨困窘的時刻，真恨不得把自己賣了。這其中的掙扎與自制，是我真正了解黑暗的經驗。<text:span text:style-name="T3"><text:line-break/></text:span>身體的疲累也是另一種掙扎，我在學校時一堆家長求我開各種班，不必招生，只要點頭，在家裡賺的絕對是外面的兩三倍，無須奔波勞累看老闆臉色。我唯一支撐自己的理由不是法規，而是「這樣做不是身教，學生不會再信任我，會認為在課堂上我教的一定不足，我就愧為人師。」<text:span text:style-name="T3"><text:line-break/></text:span>對我來說，這些也就是個本份而已，我一直認為天下的教師與知識分子都如此。<text:span text:style-name="T3"><text:line-break/><text:line-break/></text:span>最近一位素常敬重的教改大老，引用了一篇文章為翁啟惠先生說話，文章中說<text:span text:style-name="T3"><text:line-break/></text:span>「翁啟惠在科學上的銳利與他科學以外事務的低能，形成一種令人無法相信的對比。有時候接到他的電話問一些生活基本事務該怎麼辦時，我只能體諒他長期在國外，且精力都花在世界最尖端學術研究的高度上，對於某些人情世故是單純無知且缺乏基本的警覺性。」<text:span text:style-name="T3"><text:line-break/><text:line-break/></text:span>我認為翁先生是知識分子，應該具有基本守法與自我約束的能力。<text:span text:style-name="T3"><text:line-break/></text:span>這位大老則認為從維基百科的知識份子定義來說，翁先生並非公共知識份子，只是個「專家學者」。<text:span text:style-name="T3"><text:line-break/></text:span>義即翁先生是可以「在科學上的銳利與他科學以外事務的低能」，所以他違反法則（例如以中研院院長高度力挺解盲失敗的廠商藥品）的行為，是應該被容許的。<text:span text:style-name="T3"><text:line-break/><text:line-break/></text:span>我把維基百科看到的「公共知識份子」這一條目摘錄如下：<text:span text:style-name="T3"><text:line-break/><text:line-break/></text:span>「公共知識分子是近年在中國大陸推出的一個概念，其標準為：<text:span text:style-name="T3"><text:line-break/></text:span>具有學術背景和專業素質的知識者；<text:span text:style-name="T3"><text:line-break/></text:span>對社會進言並參與公共事務的行動者；<text:span text:style-name="T3"><text:line-break/></text:span>具有批判精神和道義擔當的理想者。」<text:span text:style-name="T3"><text:line-break/><text:line-break/></text:span>這裡我有許多疑惑：<text:span text:style-name="T3"><text:line-break/></text:span>我不認為翁先生道德有瑕疵或他該不該賺錢，那是個人獨立選擇權，我也不認為法律一定很完美，但是他出來為他出來為廠商說話的行為已經確實是違法了，不論是專家學者或是知識分子，不都是和人民一樣平等，都不能違反法律與規則嗎？<text:span text:style-name="T3"><text:line-break/><text:line-break/></text:span>另外，我真的是孤陋寡聞，或者我受限於所學太狹隘，專家學者與知識分子真的不一樣嗎？分野在那裡？<text:span text:style-name="T3"><text:line-break/></text:span>國民義務教育之下，家教之下，公民不都至少能「在專業以外具有基本灑掃應對進退、守法的能力」嗎？如果有自閉症等等當然另當別論，翁先生並沒有這種症狀呀！<text:span text:style-name="T3"><text:line-break/></text:span>是我認知的不同嗎？我很疑惑。<text:span text:style-name="T3"><text:line-break/>2016/4/6</text:span></text:p>
      <text:p text:style-name="P1"><text:span text:style-name="T1">陳真</text:span><text:s/>  |  2016.04.06 15:35   |   <text:a xlink:type="simple" xlink:href="http://palinfo.habago.org/Entry?Command=Information_PrintForum&amp;iPage=272#FORUM34375"><text:span text:style-name="T2">#</text:span></text:a></text:p>
      <text:p text:style-name="P2">怎麼說和說什麼<text:span text:style-name="T3"> <text:line-break/><text:line-break/></text:span>陳真<text:span text:style-name="T3"><text:line-break/><text:line-break/></text:span>立報《哈巴狗電台》<text:span text:style-name="T3">2007. 8. 20.<text:line-break/><text:line-break/><text:line-break/></text:span>科學在乎的是你說「什麼」，是<text:span text:style-name="T3">“what”</text:span>，但藝術在乎的卻是你「怎麼」說，是<text:span text:style-name="T3"><text:s/>“how”</text:span>。「怎麼說」就是指的一種表達方式。科學只有一種語言，<text:span text:style-name="T3">E </text:span>等於<text:span text:style-name="T3"><text:s/>MC</text:span>平方就是<text:span text:style-name="T3">E </text:span>等於<text:span text:style-name="T3"><text:s/>MC</text:span>平方，無法用更好的方式講，但人文卻有無數種表達方式，同一意念有無數種說法。可是，政客及跟在後面搖旗吶喊的阿西在乎的卻不是你「怎麼」說，而是說「什麼」，只要「答案」一樣就是自己人，「答案」不同就是敵人。在這氛圍底下，稍微有點人文精神的人，恐怕都會感到窒息。<text:span text:style-name="T3"><text:line-break/><text:line-break/></text:span>別看字眼，別管結論，別以為表面意見一樣就是自己人，畢竟我們不是在談科學，重點不是一個人說了「什麼」，而是他「怎麼」說。例如升學主義，重點不是一個人有無升學或有無高學歷，重點是他「怎麼」看待升學或學歷。字眼或行為本身是沒有多少意義的，重點是在於一個人「怎麼看待」人事物或「怎麼表達」他想講的話，而不是他說了「什麼」、做了「什麼」或使用了「什麼」字眼。<text:span text:style-name="T3"> <text:line-break/><text:line-break/></text:span>那些根據「答案」過日子的人，有一種行為主義的反智傾向，他們不看一個字眼「如何」被說出，而是看對方有沒有說出那個字眼。簡單說，凡支持某一立場者便是同志，反之則是敵人。但，是敵是友不該根據字眼，而是根據表達方式，或者說，根據一種看待世界的美學眼光或氣味。這世界該競爭的不是某種字眼本身的勝負，而是競爭一種表達方式。是非美醜藏在表達方式裏頭，而不是藏在字眼本身。讓人感冒或令人欣賞之處不是在於對方說了「什麼」意見，而是在於他「如何」說出那些意見。<text:span text:style-name="T3"><text:line-break/><text:line-break/></text:span>講到這裏，算是幼稚園大班，其實我真正想講的是：意見根本不存在，存在的只是不同的表達方式。我們不但可以用同樣的字眼表達完全相反的意思，更根本（<text:span text:style-name="T3">radical</text:span>）的是：形式決定了內涵；形式與內涵是一體兩面，若以為兩者二分，那只是一種錯覺。你怎麼表達，事實上就已經決定了你所要表達的那個意思。但這個「如何表達」並非指的一種修辭，而是指一種關係或態度。與其說哲學家是在尋找真理，不如說他是在尋找他跟他所相信的真理之間一種美好的關係。<text:span text:style-name="T3"><text:line-break/><text:line-break/>==================<text:line-break/></text:span>這是九年前寫的一篇文章。這幾天，因為某種緣故，加上連假，大部份時間都窩在家，病厭厭，剛好有機會寫了不少留言，十多篇，但想想還是別貼為妙。<text:span text:style-name="T3"><text:line-break/><text:line-break/></text:span>我常覺得自己似乎欺騙了幾乎所有人，但這非我本意，而是表達能力有限使然。不同種族之間的語言，比方說西班牙文跟廣東話之間，哪怕差異再大，都還是有著一套足以充份依循的文法共通性與轉譯機制，但在不同物種的<text:span text:style-name="T3"><text:s/>"</text:span>語言<text:span text:style-name="T3">" </text:span>之間，卻缺少這樣一種轉換法則。也許這也是為什麼維根斯坦說<text:span text:style-name="T3"><text:s/>"</text:span>即便獅子會說話，我們也不知道牠在說什麼<text:span text:style-name="T3">"</text:span>。哪怕這頭會說話的獅子說的是標準中文<text:span text:style-name="T3"><text:s/>"</text:span>你好<text:span text:style-name="T3">"</text:span>，我們也無從理解這句<text:span text:style-name="T3"><text:s/>"</text:span>你好<text:span text:style-name="T3">" </text:span>究竟是什麼意思。<text:span text:style-name="T3"><text:line-break/><text:line-break/></text:span>我的非典型社交恐懼症一部份就是這麼來的，我聽得懂大家在說什麼，但我說的，卻無人能懂，無人相信。為了表面和諧與乍看溝通順利，只能左支右絀乃至結結巴巴地瞎掰各種說詞或謊話來應付每一句誤解和質問或對話。我越是想澄清，越是說實話，誤解就更深。而且，人們全是講一些我腦子裏根本不曾存在的思維或念頭。到最後，我只好逃回洞穴，像個原始人那樣，往牆上吟詩寫字鬼畫符，期待千百年後，或有知音。<text:span text:style-name="T3"><text:line-break/><text:line-break/></text:span>在我看來，絕大部份的維根斯坦研究者都是錯的，而且錯得離譜，他們之所以成為主流，無非只是因為他們人數多，聲音大。他們的錯誤並非來自因為他們很笨，而是因為物種不同。<text:span text:style-name="T3"><text:line-break/><text:line-break/></text:span>其實，就連維根斯坦自己也這麼說，他說那些闡釋他的思想的文章，全是垃圾；他說，也許五十年後，就會有一些好的文字出現，掃除這一切垃圾。他還說，他渴望有一天，人們對他能有這樣一種理解，這樣一種感想，那就是：當人們讀到我的文字時，心裏會很納悶，這傢伙怎麼了？他怎麼一直在講這些東西啊？事情原本不就是這樣嗎？這也需要拿出來講嗎？<text:span text:style-name="T3"><text:line-break/><text:line-break/></text:span>這一天究竟何時來臨，依我看，恐怕遙遙無期。<text:span text:style-name="T3"><text:line-break/><text:line-break/></text:span>維根斯坦被後世的研究者給解讀成一些瑣瑣碎碎的艱澀議論。這些議論基本上並沒有錯，重點是，<text:span text:style-name="T3">"</text:span>然後呢<text:span text:style-name="T3">"</text:span>，然後這樣一些難以言喻的思維究竟指向何方？<text:span text:style-name="T3"><text:line-break/><text:line-break/></text:span>其實，維根斯坦也沒有那麼神祕啦，許多時候他都自己公布了謎底。比方他說，他的千言萬語，所有著作，無非只是想對抗一種<text:span text:style-name="T3"><text:s/>"</text:span>科學式思考<text:span text:style-name="T3">" </text:span>的時代潮流。<text:span text:style-name="T3">(</text:span>用我的話來說就是科學兮兮。<text:span text:style-name="T3">)<text:line-break/><text:line-break/></text:span>他真是有點誇張到不行。比方說有一天，他突然氣急敗壞從外面衝進系上辦公室，大家嚇一跳，問他怎麼了，後面有歹徒追你嗎？他說他剛才經過三一學院對面那間書局，看見櫥窗裏頭擺著一些書做宣傳，上頭寫著這個時代的三個偉大代表人物。我記得好像是愛因斯坦、羅素及佛洛伊德三人。維根斯坦覺得很可怕，覺得這個時代真是很變態。但是大家聽不懂他在不爽一些什麼。其實很明顯，這三個人都很科學，科學兮兮的。注意哦，他不是反科學，而是反對科學兮兮，反對以一種科學的眼光看世界。<text:span text:style-name="T3"><text:line-break/><text:line-break/></text:span>何謂科學兮兮？維根斯坦平常喜歡閱讀的一位奧地利作家<text:span text:style-name="T3"><text:s/>Karl Kraus </text:span>有一段描述佛洛伊德精神分析的話，或許可以提供解釋。<text:span text:style-name="T3">Kraus</text:span>說，<text:span text:style-name="T3">"</text:span>上帝從塵土造人，但是這些殺害靈魂的工兵們<text:span text:style-name="T3">(</text:span>指心理分析師<text:span text:style-name="T3">)</text:span>卻反而要把生命再度歸於塵土。<text:span text:style-name="T3">"<text:line-break/><text:line-break/></text:span>維根斯坦的想法很難說明，就像詩或音樂一樣，最好的方法就是你自己多讀幾遍，能懂的自然就會懂，或者說，會喜歡的自然就會喜歡而無所謂懂不懂。詩或音樂這類文的、生命的、宗教的、有關美感與道德的東西，難以言喻，你越去把它給講白了，往往就離它越遠。<text:span text:style-name="T3"><text:line-break/><text:line-break/></text:span>有個我還蠻喜歡的維根斯坦研究者叫<text:span text:style-name="T3">Stanley Cavell (</text:span>也就是永生樹導演<text:span text:style-name="T3"><text:s/>Terence Malick </text:span>的大學老師<text:span text:style-name="T3">)</text:span>，他也是極少數我能認同的研究者之一。他說，維根斯坦的文字具有一種告白<text:span text:style-name="T3">(confession)</text:span>性質，抗拒分析，抗拒議論，你只能詩一般或宗教一般地去讀它。<text:span text:style-name="T3"><text:line-break/><text:line-break/></text:span>而我呢，我其實就像個影評人或<text:span text:style-name="T3"><text:s/>"</text:span>聽說家<text:span text:style-name="T3">"</text:span>，道聽途說，如是我聞，我試著想把我聽到的美妙音樂跟你轉述，但自己唱起來卻五音不全，荒腔走板，還好調子基本上還是對的。這樣一個調子，跟你過去聽過的所有音樂截然不同，用維根斯坦的話來說就是一種<text:span text:style-name="T3"><text:s/>"</text:span>新的曲子<text:span text:style-name="T3">"</text:span>，一種新的語言。<text:span text:style-name="T3"><text:line-break/><text:line-break/></text:span>這個<text:span text:style-name="T3"><text:s/>"</text:span>新的語言<text:span text:style-name="T3">" </text:span>其實很古老，生命有多久的歷史，它就有多古老。但在某一種恐怖浪潮下，這套語言卻幾乎失傳了，成為一種獅語，說出來無人能懂；獅子們聽了卻淚如雨下，感動不已。</text:p>
      <text:p text:style-name="P4"/>
      <text:p text:style-name="P1"><text:span text:style-name="T1">陳真</text:span><text:s/>  |  2016.04.04 03:00   |   <text:a xlink:type="simple" xlink:href="http://palinfo.habago.org/Entry?Command=Information_PrintForum&amp;iPage=273#FORUM34373"><text:span text:style-name="T2">#</text:span></text:a></text:p>
      <text:p text:style-name="P2">有一天，疲憊之餘，正慶幸快要下班，倒數計時到最後一分鐘時，突然電話來了，掛號室問說快下班了，還要不要讓病人掛號？那時距離我搭公車還有<text:span text:style-name="T3">15</text:span>分鐘，我很無奈，就說好吧。來了一個病人，三十多歲女子，外觀十分狼狽與憔悴。未婚，破碎家庭，低收入戶，家人各自有著一些病，念完國中後就在工廠工作，細節略過不表。我只能說，好命歹命真是差很多，只要家庭有點錢而且功能正常或強大，便是一種庇蔭，無德無能者，哪怕小時候每次都考零分，長大後照樣是學者教授老闆董事長或坐擁各種高位，即便是醜八怪，也個個都能透過化妝，把自己弄得美美帥帥的。反之，可悲身世者，才華能不被淹沒或打折扣者幾稀，而且往往神色狼狽襤褸。<text:span text:style-name="T3"><text:line-break/><text:line-break/></text:span>因為是老病患，我原本打算在公車來之前迅速打發，因為若搭不上這班公車，就趕不上接下來的火車或客運，那我就很麻煩了，搞不好回到家都已經深夜了。但我感覺她似乎很渴望和我多說兩句，頻頻致歉說她是不是講太久了，會不會耽誤我下班。我本來確實相當急，偷偷一直看時鐘想儘快開藥了事，後來看她那麼狼狽，心裏有點不捨，於是就說我一點也不趕時間，鼓勵她有什麼話想說就說，不用管我幾點下班。<text:span text:style-name="T3"><text:line-break/><text:line-break/></text:span>後來確實沒搭上公車，晚了兩分鐘，公車跑了。離開診間時，那位病人對我和護士小姐猛鞠躬表示感謝，鞠了一次又一次，她說平常沒有人會想要聽她說話，感謝再感謝，彷彿我們對她做了什麼重大的幫助似的，其實前前後後我只不過花了<text:span text:style-name="T3">18</text:span>分鐘診斷及開藥。她並不知道我因為她而耽誤車程，但我能做的，就只是這樣了。其實我是可以趕上公車的，只要再早個兩三分鐘結束看診就能趕上，但我故意讓自己趕不上，因為我當時心裏覺得，我沒法多幫妳什麼，更無法與君共沈淪，那就用我個人一點小小的不便與耽擱，用這樣一點毫無助益的小事物，算是一種祝福與哀悼吧。<text:span text:style-name="T3"><text:line-break/><text:line-break/></text:span>三十幾年前，剛上大學時，每到<text:span text:style-name="T3">228</text:span>這一天，我就整天禁食。一直這樣禁食了十多年，直到<text:span text:style-name="T3">228</text:span>開始被炒作、被扭曲利用做為一種政治鬥爭工具時，我才停止禁食。只有學姊知道這件事，我並沒有刻意對其他人提起。我知道我一個人禁不禁食根本毫無助益，但我能做的，也就只是這樣一些了。　<text:span text:style-name="T3"><text:line-break/><text:line-break/></text:span>還有件事也只跟學姊提起。話說有一天，我在急診值班，來了一個很狼狽的重度憂鬱症病人，就像流落街頭的難民那樣，全身髒臭，手腕多處自殘傷痕，慘不忍睹，他說他已無路可走，生活這一關過不去了，說到悲傷處，放聲痛哭。他願意住院，但表示身無分文。我說錢的事先不用管。然後我就打電話給病房，回報說沒有空床。我只好告訴病人說沒床，說我會幫他再另外找醫院。結果找了好幾間，全部都沒床。急診室一直催我儘快讓病人離院。但我看他那麼無助，我如果把他趕出去，那他不是必然死路一條嗎？於是我心裏暗暗下了個決心：我要跟他同進退。這麼大的的一家公立醫院，如果連這樣一個如此需要幫助的病人都無法收容，如果逼得我硬是只能趕他走，那我也不應該繼續當醫生了。總之，他留我就留，他走我也走，我就過兩天另外找個理由辭職不幹。<text:span text:style-name="T3"><text:line-break/><text:line-break/></text:span>還好，後來透過病床預訂以及盡量延長急診留觀時間到隔天，終於順利安排他住院。假若事情的發展是我得趕他走，而我也隨之辭掉工作，這對他有什麼幫助嗎？一點助益也沒有，而且這個病人當然也不會知道我當時心裏的決定。<text:span text:style-name="T3"><text:line-break/><text:line-break/></text:span>我只是想說兩件事，一是話語的蒼白，二是罪惡感。我們平常免不了會講一堆漂亮話，或是建構一些空洞智障透頂的什麼智慧理論，有一絲意義嗎？距離生命不會太遙遠嗎？難道咱們來自火星，不知道地球上的生命為何物。再說，生活周遭或這個星球上，無數的天災人禍，那麼多的悲劇與痛苦，而我們總是一再見死不救，難道你一點都不會自責內疚？一點都不會覺得哪裏不對勁？<text:span text:style-name="T3"><text:line-break/><text:line-break/></text:span>當然，即便你像千手觀音那樣，擁有千手萬足，怕也幫不了世上那麼多苦難災厄與痛苦；即便你願意散盡萬貫家財，即便你一天有兩千四百個小時而且都不用睡覺，恐怕也救不了那麼多人。可是，你會因此而不內咎自責嗎？難道你真能忘懷那些飽受病魔與天災或人事悲劇所折磨的生命？當人們身陷其中，比方說為病魔所困，許多時候，他根本不知道自己在幹什麼；這時候，不管當事人做出什麼樣恐怖的事，基本上都是無助的，而且極大程度上是無辜的。比方說，一個莫名其妙、根本找不到任何外在利益動機而去殺小孩的人，難道你能因為這樣一種行為本身就說他邪惡？事實上，刀刃的兩端，雙方都是受害者。一個人為了私利去傷人，才稱得上惡。若要說善惡，一般人的許多日常作為，在我看來，恐怕要更加邪惡千百倍，而且往往是以善之名，以愛之名，以正義之名，以自由之名，以民主之名，以人權之名，以愛鄉愛國之名。了解生命的複雜與深沈很重要，因為我們每個人理當都需要這樣一種理解。<text:span text:style-name="T3"><text:line-break/><text:line-break/></text:span>劉峰松創辦<text:span text:style-name="T3"><text:s/>"</text:span>彰化人<text:span text:style-name="T3">" </text:span>雜誌，二十幾年前，差不多是<text:span text:style-name="T3">1991</text:span>年的兒童節，他邀我寫篇文章，我就寫了一篇短文叫做<text:span text:style-name="T3"><text:s/>"</text:span>天天都是兒童節<text:span text:style-name="T3">"</text:span>。文章裏頭提到我自己之所以願意像個亡命份子那樣投入黨外的惟一動機。<text:span text:style-name="T3"><text:line-break/><text:line-break/></text:span>如果不是因為小時候搬新家附近屠宰場裏那隻脖子上插了一把大刀血流如注、四處驚慌逃竄的豬，如果不是那些豬在屠宰前夕倒吊木竿上、夜裏隱隱遠遠傳來的悲鳴，我不會從七歲起就停止吃肉。一直到我爸媽過世，他們始終都還不知道為什麼一個小朋友，原本最喜歡吃雞腿啃雞翅膀，卻突然從此不管是雞鴨牛羊豬等等等，一口肉也不吃。<text:span text:style-name="T3"><text:line-break/><text:line-break/></text:span>如果不是在我很小時候，對街有個據說是精神錯亂整天亂吼亂叫的小朋友，衣不蔽體，長年被鐵鍊捆綁栓在大門口，如果不是街角那家<text:span text:style-name="T3">xx</text:span>攤位單親阿伯罹癌，而他年紀與我相彷的乖巧女兒，後來因為經濟問題而走入當年盛行的牛肉場跳起脫衣舞，如果不是因為住家附近那麼多妓女戶，那些經常站在門口玩指甲撥頭髮，喜歡給咱們小朋友親切摸頭給糖吃、往往有著一雙原住民大眼睛的姐姐們，如果不是因為這樣那樣一些人，如果不是因為流浪街頭的那些貓狗小生命，我不會走入政治，不會走上一條完全不是我原先所設想的道路。從國中起，原本我只是打算將來研究基礎醫學，打算一輩子就待在實驗室裏。<text:span text:style-name="T3"><text:line-break/><text:line-break/></text:span>現實上，我沒有能力做些什麼，惟有與君共沈淪，做為一種情感的記號。我七歲起就不再吃肉，因為我救不了你，但我至少可以不吃你。我沒法跟你有著同樣的痛苦，但我若或多或少能感受你萬分之一的痛苦，多少會讓我覺得釋懷一些。這不但不是智慧，而且也許很愚昧，但我要智慧做什麼呢？我的心如何感受，我的心趨向何方，我就隨之沈淪。許多時候，痛苦之餘，我也想救自己；但是更多時候，己身更多的痛苦反而讓我感到一種安慰，因為這其實就是我能為你做的一切了。<text:span text:style-name="T3"><text:line-break/><text:line-break/></text:span>記得我在<text:span text:style-name="T3"><text:s/>"</text:span>天天都是兒童節<text:span text:style-name="T3">" </text:span>的那篇短文裏，僅僅提到一件事。當我在彰化基督教醫院實習時，有一天，來了一個小女孩，腹痛高燒送來急診，做了一些檢查後，主治醫師判斷是盲腸炎應立即開刀。想不到那個小女孩竟然整個人從床上跳起來，一直大聲哭著說<text:span text:style-name="T3"><text:s/>"</text:span>我不痛了不痛了，我要回家，我不要看醫生<text:span text:style-name="T3">"</text:span>，一路就要往外衝。我嚇一跳，趕緊拔腿抓她回來。她的父親站立一旁，面有愁容，後來我才知道，原來那小女孩不是害怕開刀，而是她知道他爸爸窮，不願給她爸爸添這筆負擔。那年代並沒有健保，很多人，特別是小朋友，看個病花費很高。<text:span text:style-name="T3"><text:line-break/><text:line-break/></text:span>想不到剛剛在網路上還能找到這篇文章：<text:span text:style-name="T3"><text:line-break/><text:line-break/>-----------------------------------------<text:line-break/></text:span>天天都是兒童節<text:span text:style-name="T3"><text:line-break/><text:line-break/></text:span>陳真<text:span text:style-name="T3">1991</text:span>年（原載彰化人雜誌第二期）<text:span text:style-name="T3"><text:line-break/><text:line-break/><text:line-break/></text:span>筆者今年已二十好幾，還沒結婚，當然也沒有小孩，但是，別人的小孩，有錢的或沒有錢的，快樂的或不快樂的，在許多時候，一些不經意的表情、動作或眼神，都經常會陡地使我有一種窩心的感覺，並興起一種願意為他們努力，甚至為他們而死的念頭。這其實也是我這個不懂政治科學的門外漢，卻硬涉足政治多年的基本原因。因為，筆者多麼希望大家的下一代，都能過著一個更美好而快樂的生活，都能有健康的身體、良好的基本德性，懂得自愛、互信互諒、愛大自然，不要再重蹈我們曾經有過或現有的、來自外在環境的壓抑、扭曲和痛苦，至少能把人為的悲劇減到最小。<text:span text:style-name="T3"><text:line-break/><text:line-break/></text:span>身為一名醫師，有稍多的機會，可以了解台灣人愛子之切，然而我們的社會，卻仍有數以萬計的雛妓和童工，以及無數的病童遭遺棄致死。這些慘況，難道罪全在他們的父母？你、我、一般社會大眾一點責任也沒有？更進一步說，在一個現代社會中，生活其中的人們，有沒有可能獨善其身、只顧自家小孩？每一個為人父母者，或終將為人父母者，或心疼小孩的少男少女們，都應仔細想一想這些問題。<text:span text:style-name="T3"><text:line-break/><text:line-break/></text:span>筆者唸大五的時候，在醫院裏見習，輪派到小兒科時，曾駭然發現一些小病人，病情未改善，甚至急速惡化時，隔天翻他們的病歷，翻到最後卻沒了，裏頭夾著一張紙條，寫著「<text:span text:style-name="T3">AAD</text:span>」（<text:span text:style-name="T3">Against Advice Discharge</text:span>），也就是「不聽勸告而出院」。然而，一究其實，所謂「不聽勸告」，其實是家長無力負擔鉅額或低額的醫療費用。<text:span text:style-name="T3"><text:line-break/><text:line-break/></text:span>在彰化基督教醫院實習時，還曾遇過一個疑似急性盲腸炎的國小女生，因為聽到父母哭訴說沒錢開刀，而掙扎著從床上跳下來，硬要離開醫院、不願就醫的場面。我的臨床經驗十分貧乏，但卻遇到過幾次類似的事，它們似乎也將永遠停留在我腦海裏。<text:span text:style-name="T3"><text:line-break/><text:line-break/></text:span>兒童節快到了，筆者深深盼望每一個愛護子女、疼惜小孩的朋友或長輩，都能冷靜地想一想：我們的下一代，究竟生長在一個什麼樣的生活環境？找出問題癥結所在，共同戮力以赴；希望有一天，天天都是兒童節。<text:span text:style-name="T3"><text:line-break/><text:line-break/>---------------------------------------------<text:line-break/><text:line-break/></text:span>我並沒有意識到今天就是兒童節，寫完才發現，純粹湊巧。<text:span text:style-name="T3">1991</text:span>到今天<text:span text:style-name="T3">2016</text:span>，足足<text:span text:style-name="T3">25</text:span>個年頭過去了。我這一生，註定一事無成，一片空白。除了大腦異常發達，在抽象事物上或許還有點本事之外，我不知道在現實上自己還能做些什麼，假若一刀可以換一刀，我是願意千刀萬剮的。</text:p>
      <text:p text:style-name="P1"><text:span text:style-name="T1">陳真</text:span><text:s/>  |  2016.04.03 16:13   |   <text:a xlink:type="simple" xlink:href="http://palinfo.habago.org/Entry?Command=Information_PrintForum&amp;iPage=273#FORUM34372"><text:span text:style-name="T2">#</text:span></text:a></text:p>
      <text:p text:style-name="P3">仍然還是那句老話：及格主義。或者你要說它是<text:span text:style-name="T3">ABC</text:span>主義或ㄅㄆㄇㄈ主義也未嘗不可。任何人只需要把最基本、基本到不能更基本的東西做好，那就很了不起了。如果連一加一等於多少都不會，一定要每天講什麼高等微積分嗎？更何況，知識有初級班、進階班，有小學大學研究所，但是做人的道理不就是別太離譜、別太傷天害理，如此而已嗎？哪來什麼更高的智慧或什麼視野的。就算真有這樣的什麼神秘高深智慧，那你就留著自己享用就好，哪能拿來對任何一個人訓話？要不就是你至少得先站出來，讓大家知道你是誰，而非隱匿身份，至少要讓大家知道你這一生究竟如何有智慧有視野地生活，證明你確實是舉世罕見的聖人，然後才來教導別人也不遲。反過來說，如果連三歲小孩也該懂的一種討論也做不好，卻對著<text:span text:style-name="T3"><text:s/>"</text:span>人<text:span text:style-name="T3">" </text:span>指導那些<text:span text:style-name="T3"><text:s/>(</text:span>在我看來不知所云，根本看不下去的<text:span text:style-name="T3">) </text:span>什麼玄妙智慧做什麼呢？<text:span text:style-name="T3"><text:line-break/><text:line-break/></text:span>就比方說什麼我在乎他人眼光以致於視野被遮蔽，這話好玄，這也能討論嗎？被什麼遮蔽？白內障嗎？我沒有啊，兩星期前才剛定期檢查過。我兩眼視野至少<text:span text:style-name="T3">200</text:span>度應該沒問題，當然，不太可能<text:span text:style-name="T3">360</text:span>度，畢竟我不是蜻蜓。至於遮蔽視野的原因很多，比方說視網膜剝離，眼壓或腦壓增高例如青光眼，黃斑部病變，血管病變以及視神經萎縮等等。如果你是要討論這個，我的眼科知識還算可以；因為日理萬機，每天幾百封甚至上千封<text:span text:style-name="T3">Line</text:span>和簡訊必須處理，非常痛苦，我真的很怕有一天視網膜或黃斑部會有問題，會導致視野越來越小，或看東西歪歪扭扭大小異常，星星看成月亮，或是白內障，會越來越看不清楚這個世界。若要談這些，我勉強還行，重點是，我要怎麼證明給大家看？我要怎麼證明我視野良好，因為經常用餘光掃描兩旁的辣妹以練習視力，全盛時期，兩眼左右定點掃瞄甚至可以高達<text:span text:style-name="T3">300</text:span>度的視野，快要朝蜻蜓的方向演化了。<text:span text:style-name="T3"><text:line-break/><text:line-break/></text:span>至於什麼一般人的身體內住了幾個人，這項智慧教誨用在我身上倒是相當貼切，我估計我體內至少住了一百多人，可以編成三個排或一個連了；裏頭真是什麼妖魔鬼怪都有，相當變態。小學時自己去安平海邊盜了兩大箱的海砂回來，為的就是練鐵沙掌，每天一醒來第一件事，就是跑到陽台，迎著清晨美麗的朝陽戳沙子練鐵沙掌，練了幾個月，我哥說你把手弄得這麼粗，以後怎麼拿手術刀？於是我才放棄鐵沙掌。<text:span text:style-name="T3"><text:line-break/><text:line-break/></text:span>後來一直想練透視眼，希望能一眼穿透外褲內褲或裙子。可惜沒練成。於是又改練念力，例如以意念擲出我要的骰子號碼，小小年紀我就知道怎麼做實驗了，我還弄了實驗組和對照組，實驗組是我有發功的擲骰子結果，對照組就是一般的投擲，做了少說也有幾萬次的實驗，一一用紙記下來，結果發現還是沒練成，兩組之間沒有統計上的任何差異。<text:span text:style-name="T3"><text:line-break/><text:line-break/></text:span>其它還有隔空以意念挪動物品、心電感應、思想放電等等，全都練過。之所以練這一堆神功，當然不外就是為了打架或做壞事，必要時當然也可以拿來鋤奸扶弱，伸張正義。我的身體裏面居然住了這麼多種人，有的很暴力，有的很下流，我倒是不感到遺憾。如果這意味著沒智慧，那又何妨？我要什麼<text:span text:style-name="T3"><text:s/>"</text:span>只能只有一個我<text:span text:style-name="T3">" </text:span>的<text:span text:style-name="T3"><text:s/>"</text:span>我<text:span text:style-name="T3">" </text:span>的智慧幹嘛？<text:span text:style-name="T3">"</text:span>功夫<text:span text:style-name="T3">" </text:span>裏頭那個很帥的<text:span text:style-name="T3"><text:s/>"</text:span>醬爆<text:span text:style-name="T3">" </text:span>不是說了嗎？<text:span text:style-name="T3">"</text:span>我有好多個我，殺了一個我，還有千千萬萬個我<text:span text:style-name="T3">"</text:span>。</text:p>
      <text:p text:style-name="P1"><text:span text:style-name="T1">陳真</text:span><text:s/>  |  2016.04.03 03:46   |   <text:a xlink:type="simple" xlink:href="http://palinfo.habago.org/Entry?Command=Information_PrintForum&amp;iPage=273#FORUM34371"><text:span text:style-name="T2">#</text:span></text:a></text:p>
      <text:p text:style-name="P2">嘉帆，妳說：<text:span text:style-name="T3"><text:line-break/><text:line-break/>""</text:span>陳真前輩：如果你不在意別人的眼光，就不會看到好評壞評就渾身不自在，而應該是一點感覺都沒有。因為你在意別人的眼光，這件事遮住了你很大的視野，讓你沒法看到某些事情。不妨重讀你<text:span text:style-name="T3">2001</text:span>年〈回家的路〉，回想當時的心情，如果還想加入那群天使，如果還想回家，再私信討論。<text:span text:style-name="T3">erhchu@msn.com""<text:line-break/><text:line-break/></text:span>我對妳沒有絲毫不敬，但妳的言論確實已經一再嚴重違反本版的唯一天條，不過我姑且還是留下，做為樣本，但下不為例。<text:span text:style-name="T3"><text:line-break/><text:line-break/></text:span>妳一直在討論我的心、我的靈魂、我應該在乎什麼或我應該不要在乎什麼，乃至於以妳所謂的智慧，指導我這個<text:span text:style-name="T3"><text:s/>"</text:span>人<text:span text:style-name="T3">" </text:span>應該這樣那樣<text:span text:style-name="T3"><text:s/>(</text:span>繼續往智慧的方向發展？<text:span text:style-name="T3">) </text:span>等等等，可是，這是一個討論話題嗎？我這個<text:span text:style-name="T3"><text:s/>"</text:span>人<text:span text:style-name="T3">"</text:span>，應該這樣被妳拿出來進行智慧教誨與道德公審以及人格分析嗎？妳覺得，我有可能做到去回答妳這些有關我這個<text:span text:style-name="T3"><text:s/>"</text:span>人<text:span text:style-name="T3">" </text:span>的種種質問嗎？我若對<text:span text:style-name="T3"><text:s/>"</text:span>妳<text:span text:style-name="T3">" </text:span>這個人也提出一堆智慧教誨、道德提問及人格審查，請問妳即便願意做賤自己，願意回答，但妳實際上有可能回答嗎？就算妳把妳的心臟給掏出來讓大家看，也不可能回答諸如這樣一些問題。這樣妳能聽懂嗎？<text:span text:style-name="T3"><text:line-break/><text:line-break/></text:span>這些話，二、三十年來，我反反覆覆至少講過幾千幾萬次，但我知道講了也是白講。我自認很有耐心，但總覺得，即便天大的耐心實際上也不足以讓一個不願意理解或不可能理解的人對某些東西產生一絲理解。<text:span text:style-name="T3"><text:line-break/><text:line-break/></text:span>我常納悶，台灣人究竟是長年以來受到網路或媒體或學校教育或社會、選舉與政治風氣何等的污染與摧殘，以致於此，好像完全沒有能力討論事情，討論觀念，好像完全沒有能力討論一切可以討論的東西，卻一味總是朝著一些根本無從討論的方向去著墨。而且，更可怕的是，順我者友，逆我者敵，只要不順己意，便會立即翻臉，立即朝著<text:span text:style-name="T3"><text:s/>"</text:span>人<text:span text:style-name="T3">" </text:span>的方向去攻擊，彷彿只要把一個<text:span text:style-name="T3"><text:s/>"</text:span>人<text:span text:style-name="T3">" </text:span>給說得爛了，或是說出點道德智慧的缺陷來，便能在觀念或想法的陳述與議論上獲勝似的。<text:span text:style-name="T3"><text:line-break/><text:line-break/></text:span>正如同我也不可能討論<text:span text:style-name="T3"><text:s/>"</text:span>妳<text:span text:style-name="T3">" </text:span>一樣，我之所以不可能討論妳的心、妳的靈魂、妳的智慧與人格修養什麼的，並不是因為我根本不知道妳是誰。就算對任何一個熟人，我們也不可能把他揪出來討論他的心、他的靈魂、他的人格內涵等等，甚至還努力指導他種種偉大智慧，這樣不會很病態很敗德嗎？除非有人以為自己是上帝，足以看見所有時空底下萬事萬物的一切幽微細節與來龍去脈。<text:span text:style-name="T3"><text:line-break/><text:line-break/></text:span>如果妳無法理解這一點，只要妳願意，請妳告訴大家妳的真實身份以及各種生平，我很樂意拿<text:span text:style-name="T3"><text:s/>"</text:span>妳<text:span text:style-name="T3">" </text:span>來試試，同時也很樂意公開指導<text:span text:style-name="T3"><text:s/>"</text:span>妳<text:span text:style-name="T3">" </text:span>各種智慧，讓妳明白這些最基本的做人的道理。<text:span text:style-name="T3"><text:line-break/><text:line-break/></text:span>我對妳沒有絲毫不敬，但我對妳的想法與作為，確實從頭到尾沒有一個字認同。我相信妳懷著善意而來，但許多時候，自以為是的善意恰恰鋪陳了一條通往地獄之路。<text:span text:style-name="T3"><text:line-break/><text:line-break/></text:span>一般來講，我總是盡量選擇眼不見為淨或岔開話題，以免讓我經常陷入究竟要騙人以維繫和諧，或是說實話但必然會招來禍患或傷人感情的兩難困境。我也很害怕人家拿他寫的文章要我改或要我給意見，我知道台灣人是非常不喜歡聽到實話的，甚至就連一些根本無關痛癢的意見或喜好之相左，也往往會因此把你視為寇讎，特別是<text:span text:style-name="T3">...</text:span>我發現，特別是那些很喜歡講什麼溫馨啦、佛性啦、智慧啦、、感恩啦、包容啦乃至主啊耶穌啊個不停等等的人，更是不能惹。<text:span text:style-name="T3"><text:line-break/><text:line-break/></text:span>當然不是說這些想法或道德教誨是錯的，我只是說，這些東西只能說給自己聽，或如是我聞，轉述給大家聽聽，但若拿來當成一種對於他人的教誨，這意味著一種很齷齪的敗德，畢竟世上不可能會有跟上帝一樣具有大能足以看見萬事萬物的人。對於一切不可能討論的東西，我們就應徹底保持沉默。難道妳以為我可以請大家來討論妳，比方說討論妳是不是有孝心有愛心有文化或是工作認不認真等等？<text:span text:style-name="T3"><text:line-break/><text:line-break/></text:span>至於什麼我在不在意別人的眼光，或我因此遮蔽了什麼視野，因此少了智慧，還有什麼我若想成為什麼天使，可以私下用<text:span text:style-name="T3">EMAIL</text:span>跟妳討論等等，妳覺得我這個人有這麼變態這麼無聊這麼低能窩囊嗎？<text:span text:style-name="T3"><text:line-break/><text:line-break/></text:span>我怕熱不怕冷，常想穿內褲<text:span text:style-name="T3"><text:s/>(</text:span>大多有一堆破洞<text:span text:style-name="T3">) </text:span>打赤膊出門，但就是因為太在意別人的眼光了，頂多只敢走到後陽台晾衣服而不敢走出大門。我常表達我這個想穿內褲打赤膊出門上班或上街的願望，學姊也經常鼓勵我大膽去做沒關係，但我就是不敢，因為實在太在意別人的眼光，只好放棄一己的舒適。但我不會因為在乎別人的眼光而有一絲造假造作或欺瞞或撒謊或違背一絲良心。<text:span text:style-name="T3"><text:line-break/><text:line-break/></text:span>從我大學時代起，三十幾年來，我就被各方跟我不相識的人，有意無意地抹黑或扭曲誤解得一塌糊塗，甚至完全就像個青面獠牙或人格扭曲病態等等那樣一個人，非常難聽，非常痛苦。不是處於這樣一種痛苦中的人，不可能理解這樣的痛苦有多麼巨大。這讓我經常想到死亡。我不是說要自殺，我是說，大約就像我在<text:span text:style-name="T3"><text:s/>"</text:span>維根斯坦與梅豔芳<text:span text:style-name="T3">" </text:span>的結尾所說，生前寂寞的人，難免會想像死後來自人們的一點真實的理解與溫暖。<text:span text:style-name="T3"><text:line-break/><text:line-break/></text:span>當然，這並不是說我的痛苦值得任何關注。一隻流浪狗自然不會以為牠的苦與樂值得世人駐足聆聽，儘管如此卑微，牠依然兀自悲鳴；當痛苦與卑微的生命結合，自然也就成為一種微不足道彷彿風一般來去的東西，說到底，其實也就沒有什麼僅僅屬於自身的痛苦這一回事了，就像一滴沈重的淚水掉落汪洋一般，再也沒有什麼痛苦是純粹屬於你自身的了。<text:span text:style-name="T3"><text:line-break/><text:line-break/></text:span>事實上，我有很多所謂讀者或粉絲，多到難以想像，但我對之全然無感，畢竟知音難尋，一百個有九十九個都是誤解。更重要的是，如果有人喜歡同一隻流浪狗做朋友，我是很開心，但若有人仰慕起一隻流浪狗來，甚至高高抬舉，我會覺得很彆扭，很想逃之夭夭，因為那不是我生命的真實樣貌，我同時也不想糟蹋或利用別人的錯愛。<text:span text:style-name="T3"><text:line-break/><text:line-break/></text:span>所謂人如其文，一個人，如果連他自己<text:span text:style-name="T3"><text:s/>(</text:span>意味著連同他的親人和朋友<text:span text:style-name="T3">)</text:span>，被扭曲被抹黑被侵犯被指指點點都無所謂，那他還像個人嗎？那他還把自己講的話當真嗎？還是只是在放屁？<text:span text:style-name="T3"><text:line-break/><text:line-break/></text:span>假若像我這樣一個打自年少起便滄桑不斷，災難重重，自願做賤自己，自願放棄一切，自願蒙受污名與誤解，甚至因此累及家人，家毀人亡，如果連這樣都還叫做<text:span text:style-name="T3"><text:s/>"</text:span>在意別人的眼光<text:span text:style-name="T3">"</text:span>，那可不可以請妳講解或示範一下妳自己又是如何超凡入聖？<text:span text:style-name="T3"><text:line-break/><text:line-break/></text:span>什麼<text:span text:style-name="T3"><text:s/>"</text:span>在不在意別人的眼光<text:span text:style-name="T3">" </text:span>這類非常<text:span text:style-name="T3"><text:s/>"</text:span>台式<text:span text:style-name="T3">" </text:span>的奇怪、庸俗思維，老實說，我從未有一秒鐘出現腦海，事實上，我根本不知道那究竟又是什麼智慧話語；我只能順著自己的心和感情去生活，如此而已。當一個東西比我的生命還重要時，我根本不會有一絲遲疑去放棄自己的生命，更不用說什麼他人的眼光了，沒有出息的窩囊廢才會有這樣一種思維我覺得。<text:span text:style-name="T3"><text:line-break/><text:line-break/></text:span>至於什麼我的視野被遮蔽，不夠大，這種典型的台式品味，老實說我也一點都沒有，我沒有那麼窩囊啦。我不知道我要什麼視野是要幹什麼。我從未有一秒鐘想要去追求什麼偉大的視野，我還不至於這麼沒出息。<text:span text:style-name="T3"><text:line-break/><text:line-break/></text:span>要是人生可以重來，我只想要多一點時間和家人親友相處，最好其他什麼事也不要懂，不要接觸，更不要說什麼視野，我又不是低能的窩囊廢，我腦子裏怎麼可能會想去追求那樣一些極其可笑的、自以為高人一等的虛榮或什麼智慧呢？<text:span text:style-name="T3"><text:line-break/><text:line-break/></text:span>被迫寫這些個人表白實在很累。嘉帆，我想請妳不要再寫了，夠了，因為我覺得妳好像完全聽不懂我在講什麼天條。在這島上，不管公開或私下，我個人也毫無一絲興趣去跟人做什麼討論。大家要寫什麼就寫，想回應的自然就會回應，但別再扯到我或任何人身上來，別再扯一些根本不可能、更不應該議論的東西。<text:span text:style-name="T3"><text:line-break/><text:line-break/></text:span>學習討論那些<text:span text:style-name="T3"><text:s/>"</text:span>可以被討論<text:span text:style-name="T3">" </text:span>的東西有那麼難嗎？當一個人表達個人情感或提起任何個人事物，並不是想邀請大家來討論他的情感或任何他的個人事物或心靈。媽的，在這島上，這樣一些理應根本不用人家教的基本道理，不知道究竟是要講幾百萬遍才能讓人們聽見。各位是從沒上過學、沒受過基本教育嗎？還是老師從來都沒教過你們怎麼討論問題？台灣人唯一擅長的其實就是聊天，一種建立在<text:span text:style-name="T3"><text:s/>"</text:span>你我他<text:span text:style-name="T3">" </text:span>等個人事物上的八卦口舌，把公眾留言板給當成私人聊天室，更多時候是一種選舉式的討論，著重在<text:span text:style-name="T3"><text:s/>"</text:span>勢<text:span text:style-name="T3">"</text:span>，著重在<text:span text:style-name="T3"><text:s/>"</text:span>損人<text:span text:style-name="T3">" </text:span>或<text:span text:style-name="T3"><text:s/>"</text:span>制敵<text:span text:style-name="T3">"</text:span>，而從來都無能專注在事物的道理本身。</text:p>
      <text:p text:style-name="P1"><text:span text:style-name="T1">蘇秀慧</text:span><text:s/>  |  2016.04.03 01:14   |   <text:a xlink:type="simple" xlink:href="http://palinfo.habago.org/Entry?Command=Information_PrintForum&amp;iPage=273#FORUM34370"><text:span text:style-name="T2">#</text:span></text:a></text:p>
      <text:p text:style-name="P3">嘉帆當您說我：<text:span text:style-name="T3"><text:line-break/><text:line-break/></text:span>秀慧：如果我們不能真正的認識自己，我們就會處在自己的幻想中而痛苦，我希望你懂我的意思。只有經歷過認識自己的人明白我的意思。（但在葛吉夫的說法，這個還不叫做認識自己，這叫做研究自己，但在還沒好好研究自己之前，談認識自己太早了）<text:span text:style-name="T3"><text:line-break/><text:line-break/></text:span>我當下有這種感覺：您說話像有權柄的人，告訴我如果我不能明白您話語的意思，我就並未經歷過<text:span text:style-name="T3">'</text:span>認識自己<text:span text:style-name="T3">'</text:span>。而且，認識自己有一個先行程序，應該先是研究自己，沒有歷經研究自己的人遑論認識自己。<text:span text:style-name="T3"><text:line-break/><text:line-break/></text:span>於是我開始擔心我是不是要想辦法明白你的意思？我彷彿感覺自己所處的心情境遇是一個學生，我需要被老師認同，接受。自我沒有被認可的憂慮，引起了我憂愁於被否認的恐懼。<text:span text:style-name="T3"><text:line-break/><text:line-break/></text:span>但是，我想想，我為什麼要討你喜悅？我為什麼一定要追求你的認同？<text:span text:style-name="T3"><text:line-break/></text:span>我覺得我更加認識我自己，這是我內心真真實實的感覺，於我個人，也只對我個人而言，它就是真。這樣於我也就足夠了。</text:p>
      <text:p text:style-name="P1"><text:span text:style-name="T1">王修亮</text:span><text:s/>  |  2016.04.03 01:08   |   <text:a xlink:type="simple" xlink:href="http://palinfo.habago.org/Entry?Command=Information_PrintForum&amp;iPage=273#FORUM34369"><text:span text:style-name="T2">#</text:span></text:a></text:p>
      <text:p text:style-name="P2">嘉帆先生<text:span text:style-name="T3"><text:line-break/><text:line-break/></text:span>我們可能都是某一種小狗，我們應該都有自己心裡的病，我們必然都想治好它。<text:span text:style-name="T3"><text:line-break/><text:line-break/></text:span>但是，我從來不會在和別人接近時，不設法思考述說自己的病情，探討自己想怎樣治療自己，卻只猛指著別人大聲說：「你看！你有病！你病得好虛榮好妄念！我以前有相同的病，可是我現在好了，你要學我看這本書這樣聽某人訓誨才能把病治好！你也不要在意別人的眼光，就不會看到好評壞評就渾身不自在<text:span text:style-name="T3">.........</text:span>」<text:span text:style-name="T3"><text:line-break/><text:line-break/></text:span>尊重你的選擇，但我敬謝不敏！<text:span text:style-name="T3"><text:line-break/><text:line-break/></text:span>至於高級低級，我回頭再看一次原文，發現你完全用自己的腦子定義且扭轉、擴張了這兩個字的原文原意。不過各人管各人腦子，你要怎樣想我也無可干預。<text:span text:style-name="T3"><text:line-break/><text:line-break/></text:span>我只知道該怎樣治自己的病，絕不會也無能去指導你，一切都是由你自己思考、判斷、選擇。<text:span text:style-name="T3"><text:line-break/></text:span>選擇加入或拋離開某種學習，當然更是隨你自己的意。</text:p>
      <text:p text:style-name="P1">Ching   |  2016.04.02 23:14   |   <text:a xlink:type="simple" xlink:href="http://palinfo.habago.org/Entry?Command=Information_PrintForum&amp;iPage=273#FORUM34368"><text:span text:style-name="T2">#</text:span></text:a></text:p>
      <text:p text:style-name="P3"><text:span text:style-name="T3">TO </text:span>陳嘉帆同學，<text:span text:style-name="T3"><text:line-break/></text:span>非常歡迎您一起參加每月站樁。<text:span text:style-name="T3"><text:line-break/></text:span>片段文字表達，零零碎碎的，很難溝通什麼<text:span text:style-name="T3">…</text:span></text:p>
      <text:p text:style-name="P1"><text:span text:style-name="T1">陳俊和</text:span><text:s/>  |  2016.04.02 23:02   |   <text:a xlink:type="simple" xlink:href="http://palinfo.habago.org/Entry?Command=Information_PrintForum&amp;iPage=273#FORUM34367"><text:span text:style-name="T2">#</text:span></text:a></text:p>
      <text:p text:style-name="P2">出現？<text:span text:style-name="T3"><text:line-break/></text:span>自在這個園地閱讀起；應該就沒有出現與否這個命題。<text:span text:style-name="T3"><text:line-break/></text:span>一種閱讀，從人性最根本的讀起，這裡沒有偶像，更非俗濫網路討論區的取暖圈，這種閱讀因人而異而各自成長，有誰出現過嗎？<text:span text:style-name="T3"><text:line-break/></text:span>沒有。<text:span text:style-name="T3"><text:line-break/></text:span>但這滿園春色，即便是陳醫師小黃聞便便依舊僅是天性使然的渾然天成。<text:span text:style-name="T3"><text:line-break/></text:span>話說劫就劫皇綱，嫖就嫖娘娘，會來這裡；就是能讓我劫得靜默的深度與最大力道！<text:span text:style-name="T3"><text:line-break/></text:span>那些冗長的七種八種人的文章除外。</text:p>
      <text:p text:style-name="P1"><text:span text:style-name="T1">陳嘉帆</text:span><text:s/>  |  2016.04.02 22:34   |   <text:a xlink:type="simple" xlink:href="http://palinfo.habago.org/Entry?Command=Information_PrintForum&amp;iPage=273#FORUM34366"><text:span text:style-name="T2">#</text:span></text:a></text:p>
      <text:p text:style-name="P3">修亮：<text:span text:style-name="T3"><text:line-break/><text:line-break/></text:span>『看到小狗得了皮膚病，認為「為什麼要治他？」這種為小狗治皮膚病的行為被你認定為「是是非非善善惡惡高高低低等等這些妄念」，那只能說你連最基本的惻隱之心都被你認定是「妄念」，已經選擇消除。』<text:span text:style-name="T3"><text:line-break/><text:line-break/></text:span>我就像那隻小狗，我覺得我心裡有病，我想治好它。然後你們對我說，你想去當高級的狗就去當吧。高級低級從未從我的口中提起過，是你們。<text:span text:style-name="T3"><text:line-break/><text:line-break/></text:span>陳真前輩：<text:span text:style-name="T3"><text:line-break/></text:span>如果你不在意別人的眼光，就不會看到好評壞評就渾身不自在，而應該是一點感覺都沒有。因為你在意別人的眼光，這件事遮住了你很大的視野，讓你沒法看到某些事情。不妨重讀你<text:span text:style-name="T3">2001</text:span>年〈回家的路〉，回想當時的心情，如果還想加入那群天使，如果還想回家，再私信討論。<text:span text:style-name="T3">erhchu@msn.com<text:line-break/><text:line-break/></text:span>我不會再出現在這裡</text:p>
      <text:p text:style-name="P1"><text:span text:style-name="T1">陳真</text:span><text:s/>  |  2016.04.02 02:51   |   <text:a xlink:type="simple" xlink:href="http://palinfo.habago.org/Entry?Command=Information_PrintForum&amp;iPage=273#FORUM34365"><text:span text:style-name="T2">#</text:span></text:a></text:p>
      <text:p text:style-name="P2">記得我好像曾經在蘋果日報寫過一篇有關德希達的文章，裏頭提到一個說法，德希達說，確實有可能出現這樣一種狀況：一個飽讀某位作者所有著作的人，很可能完全比不上一個只不過讀過其中幾句話的人對於該作者的理解。<text:span text:style-name="T3"><text:line-break/><text:line-break/></text:span>我自己的感覺也是這樣，能懂的，三言兩語、一個眼神就懂了，不可能懂的，你就算千言萬語他也不可能懂。<text:span text:style-name="T3"><text:line-break/><text:line-break/></text:span>維根斯坦曾經對於羅素主動幫他寫序、幫他出版<text:span text:style-name="T3">Tractatus</text:span>這本書而開罵。人家好心幫你出版<text:span text:style-name="T3"><text:s/>(</text:span>劍橋出版社拒絕出版，理由是說它<text:span text:style-name="T3"><text:s/>"</text:span>毫無學術價值<text:span text:style-name="T3">"</text:span>，後來羅素找到另一家出版社願意出版，但有個條件就是羅素必須為該書寫序<text:span text:style-name="T3">)</text:span>，而且還利用舉世無敵的學術聲望幫你寫序，你怎麼還反過來罵人呢？因為維根斯坦很生氣羅素對他的想法亂闡釋，什麼邏輯原子論的。維根斯坦罵說，羅素對他所寫的一切，<text:span text:style-name="T3">"</text:span>一個字也不懂<text:span text:style-name="T3">"</text:span>。<text:span text:style-name="T3"><text:line-break/><text:line-break/></text:span>後世的研究者就很納悶，人家羅素那麼聰明，三十幾歲就寫了曠世鉅著<text:span text:style-name="T3"><text:s/>"</text:span>數學的原理<text:span text:style-name="T3">"</text:span>，智商高到破表，怎麼可能<text:span text:style-name="T3"><text:s/>"</text:span>一個字也不懂<text:span text:style-name="T3">"?<text:line-break/><text:line-break/></text:span>於是，有一些人，包括維根斯坦的幾位知心朋友就說，羅素和<text:span text:style-name="T3"><text:s/>G.E.Moore </text:span>等人確實完全不懂維根斯坦的著作。他們說，因為理解那樣一種著作，需要兩個成份，一個是智能上的<text:span text:style-name="T3">(intellectual)</text:span>能力，另一個更重要的能力是道德上的<text:span text:style-name="T3">(moral)</text:span>；也就是說，如果你不是以那樣一種眼光看世界，如果你不是那樣一種人，你就不可能讀懂維根斯坦。<text:span text:style-name="T3"><text:line-break/><text:line-break/></text:span>我也常提起一件徹底影響我一生的往事。事情發生在<text:span text:style-name="T3">1997</text:span>年的大約<text:span text:style-name="T3">7</text:span>月<text:span text:style-name="T3">3</text:span>日，也就是我剛抵達劍橋的第三天。我生平第一次拿起維根斯坦的書來看，我看的是他的晚期著作<text:span text:style-name="T3"><text:s/>"Philosophical Investigations"</text:span>。我先讀自序，讀到裏頭一句話，讓我非常非常感動，我這輩子從來不曾如此感動過，就在那一天晚上，我隱隱地感覺，我的人生從此將產生天翻地覆的改變。<text:span text:style-name="T3"><text:line-break/><text:line-break/></text:span>那句話是這麼寫的：<text:span text:style-name="T3"><text:line-break/><text:line-break/>"</text:span>我想寫一本好書，但是這樣的時光早已流逝<text:span text:style-name="T3">"</text:span>。<text:span text:style-name="T3"><text:line-break/><text:line-break/></text:span>如果不是因為隔天有個留學生的聚會，學姊也在場，眾人可做證，否則，我這故事恐怕將成一樁懸案，人們也許會以為是我多年之後的一種加油添醋。但在隔天的聚會中，我就跟大家提到這件事，我說，我昨天讀到這樣一句話，非常感動，難以言喻，我覺得自己的生命好像從此將被改變。<text:span text:style-name="T3"><text:line-break/><text:line-break/></text:span>老實說，在我出國之前，我讀了很多羅素，很多<text:span text:style-name="T3">Karl Popper</text:span>，但我從未讀過維根斯坦。我跟我的指導教授說，似乎純粹就只因為上面這樣一句話，我感覺自己彷彿已經理解了維根斯坦的一切想法。幾星期後，我的老師突然對我說，<text:span text:style-name="T3">"</text:span>你的瘋狂和浪漫跟維根斯坦是有點像<text:span text:style-name="T3">"</text:span>，但他還補充了一句話說，<text:span text:style-name="T3">"</text:span>但這不是一件好事<text:span text:style-name="T3">"</text:span>。<text:span text:style-name="T3"><text:line-break/><text:line-break/></text:span>我要說的是，一種世界有一種世界的語言和物種，大多時候，不同世界之間是可以溝通的，但在那最關鍵的問題上，我對這樣一種溝通感到十分悲觀；也許困難並非來自智能上的難度<text:span text:style-name="T3">(</text:span>我看不出我公開寫的這一切刻意通俗到爆的話語有何難度可言<text:span text:style-name="T3">)</text:span>，而是來自一種看待世界、看待生命的眼光的截然不同。<text:span text:style-name="T3"><text:line-break/><text:line-break/></text:span>維根斯坦曾經形容這樣一種所謂美學上<text:span text:style-name="T3">(</text:span>或道德上<text:span text:style-name="T3">)</text:span>的差異，他說，這就好像兩個人分別坐在兩架不同的飛機上，表面上這兩架飛機可以飛得很近，但他們始終是在完全不同的空間裏，各自飛往截然不同的世界。</text:p>
      <text:p text:style-name="P1"><text:span text:style-name="T1">王宇椿</text:span><text:s/>  |  2016.04.02 02:47   |   <text:a xlink:type="simple" xlink:href="http://palinfo.habago.org/Entry?Command=Information_PrintForum&amp;iPage=273#FORUM34364"><text:span text:style-name="T2">#</text:span></text:a></text:p>
      <text:p text:style-name="P3">每次看著這留言板，總覺得內心一點安慰。以前可能是年少無知又缺乏自信吧（不過即使是現在我大概也沒什麼自信），很喜歡追求一些所謂的智慧，想對生於此世的意味尋求一點解答。不知何時，卻突然改觀，感到那些以前所追求的那些「智慧」都很假、很做作。現在每早起床仍然對自己的存在感到疑惑，不知道要用什麼樣的表情面對外界的人們，不過也只能裝作沒事一樣，深怕被人發現自己有任何突兀的地方。<text:span text:style-name="T3"><text:line-break/><text:line-break/></text:span>說到德蕾莎修女，我想到位於她在加爾各答經營的孤兒院牆上有掛上一段<text:span text:style-name="T3"><text:s/>Kent M. Keith </text:span>的詩，由於實在太有名，很多人誤認為那是德蕾莎修女講過的話。<text:span text:style-name="T3"><text:line-break/><text:line-break/></text:span>最開頭的一段是：<text:span text:style-name="T3"><text:line-break/><text:line-break/>'People are illogical, unreasonable, and self-centered.<text:line-break/>Love them anyway.'<text:line-break/><text:line-break/></text:span>「人們不講邏輯、不理性又自我中心，<text:span text:style-name="T3"><text:line-break/></text:span>但還是要愛他們。」<text:span text:style-name="T3"><text:line-break/><text:line-break/></text:span>全文可以在此查閱，當然是英文的。<text:span text:style-name="T3"><text:line-break/>http://www.paradoxicalcommandments.com/<text:line-break/><text:line-break/></text:span>老實說我也不清楚以上那句描述的是什麼境界，我自己是任何嫌惡都會很明顯表現在臉上的人，而周遭讓自己覺得討厭的東西又多到一牛車。不過想了一下我自己難道不也是那種「不講邏輯、不理性又自我中心」的人，那我為什麼不想要去「愛他們」呢？或許我平時嫌惡的，其實真正的對象是自己本身也說不定。<text:span text:style-name="T3"><text:line-break/><text:line-break/></text:span>另外很認同修亮所說的，「我們一生都在學習和選擇」。也許人生根本沒有什麼智慧也沒有解答，而只有不斷的體驗、選擇跟掙扎<text:span text:style-name="T3">......</text:span>不過我自認我體驗的還不夠深，也沒辦法表達出什麼有意義的東西，只能偶而上來抒發一下罷了。</text:p>
      <text:p text:style-name="P1"><text:span text:style-name="T1">陳真</text:span><text:s/>  |  2016.04.02 02:13   |   <text:a xlink:type="simple" xlink:href="http://palinfo.habago.org/Entry?Command=Information_PrintForum&amp;iPage=273#FORUM34363"><text:span text:style-name="T2">#</text:span></text:a></text:p>
      <text:p text:style-name="P2">嘉帆，<text:span text:style-name="T3"><text:line-break/><text:line-break/></text:span>這個留言板只拜一個神，就是個別人事物，用通俗的話說就是私人事物。我們之所以拜祂為神，是因為祂無法被客觀理解，當然也就不應該拿出來讓公眾討論或評價。也因此，任何人觸犯這個天條，都會被刪除並驅逐出境。<text:span text:style-name="T3"><text:line-break/><text:line-break/></text:span>以上這些話講了幾千萬遍了，我怎麼可能會去評論<text:span text:style-name="T3"><text:s/>"</text:span>誰<text:span text:style-name="T3">" </text:span>有沒有什麼佛性呢？我就算幹盡天下一切惡事，也絕不可能做這樣齷齪的事。原因無它，因為我還相信著<text:span text:style-name="T3"><text:s/>"</text:span>美<text:span text:style-name="T3">" </text:span>這回事。我也許會幹壞事，但我絕不做醜陋的事。針對個別人事物公開指指點點，在我看來是天下第一醜陋邪惡之事。我怎麼可能會去說<text:span text:style-name="T3"><text:s/>"</text:span>誰<text:span text:style-name="T3">" </text:span>有或沒有什麼佛性呢？<text:span text:style-name="T3"><text:line-break/><text:line-break/></text:span>我們說一些人做惡多端，乃至無惡不作，指的都是一個<text:span text:style-name="T3"><text:s/>"</text:span>做<text:span text:style-name="T3">" </text:span>字，也就是他所做的那些可以被公開評價、可以被客觀討論的公眾言行，而不是在評價對方這個<text:span text:style-name="T3"><text:s/>"</text:span>人<text:span text:style-name="T3">" </text:span>的什麼佛性。這個版面是絕不可能容許這種齷齪行為的，我更是超級厭惡那種非常自以為是、自以為可以評價他<text:span text:style-name="T3"><text:s/>"</text:span>人<text:span text:style-name="T3">"</text:span>、自以為可以拯救他<text:span text:style-name="T3"><text:s/>"</text:span>人<text:span text:style-name="T3">" </text:span>或教誨他<text:span text:style-name="T3"><text:s/>"</text:span>人<text:span text:style-name="T3">" </text:span>的各種什麼生活道德規範的齷齪人士。<text:span text:style-name="T3"><text:line-break/><text:line-break/></text:span>一個人，只需管好自己的靈魂就好，除非是很變態、很自以為是而且很褻瀆神明的人，才會想要去議論或拯救或教誨與管理他人的靈魂。這也是為什麼我很堵爛一切智慧大師的原因。<text:span text:style-name="T3"><text:line-break/><text:line-break/></text:span>我常舉個例，很粗俗，不過是齊克果講的，不滿的請罵他，不要罵我，不過，其中有兩個或五個語助詞應該是我自己加上去的，但是並無扭曲原意。<text:span text:style-name="T3"><text:line-break/><text:line-break/></text:span>齊克果說，有個自以為很睿智很有道德的人士，對著他人說你應該這樣那樣，講了好多很正面很偉大的教誨。上帝在天上聽到了，本來在睡午覺，這下氣炸了，忍不住從天庭開罵說：<text:span text:style-name="T3">"</text:span>王八蛋！聽你在放屁！<text:span text:style-name="T3">"<text:line-break/><text:line-break/></text:span>甘地說，我們盡一切力量制止並譴責各種惡行，但我們對於評價他人絲毫不感興趣，因為那是上帝的權柄，不是我們的工作。<text:span text:style-name="T3"><text:line-break/><text:line-break/></text:span>同理，大概也只有那些對自己頗為滿意、自以為自己很有什麼佛性的人，才會去說誰誰誰<text:span text:style-name="T3"><text:s/>“</text:span>也<text:span text:style-name="T3">“ </text:span>有佛性。而我要說的就是，怎麼會有人驕傲虛榮到這種程度，居然以為自己可以評價誰有沒有什麼智慧有沒有什麼佛性。大家不過都是人不是嗎？<text:span text:style-name="T3"><text:line-break/><text:line-break/></text:span>我表達能力很有限，因此講得很累，希望妳能看懂。我沒看妳其他文字，就只看了這第一行。我怕我若要往下一一澄清，恐怕會累死。夜深了，我想，我乾脆直接發布那三點聲明做為一切的回應好了：<text:span text:style-name="T3"><text:line-break/><text:line-break/></text:span>不是不是不是，我從來都不是那種人。<text:span text:style-name="T3"><text:line-break/><text:line-break/></text:span>沒有沒有沒有，我從來都不曾有那樣的想法。<text:span text:style-name="T3"><text:line-break/><text:line-break/></text:span>不對不對不對，我完全不是那個意思。</text:p>
      <text:p text:style-name="P4"/>
      <text:p text:style-name="P1"><text:span text:style-name="T1">王修亮</text:span><text:s/>  |  2016.04.02 01:28   |   <text:a xlink:type="simple" xlink:href="http://palinfo.habago.org/Entry?Command=Information_PrintForum&amp;iPage=274#FORUM34362"><text:span text:style-name="T2">#</text:span></text:a></text:p>
      <text:p text:style-name="P2">我明白了，你拘限在七種人的範圍裡無法跳脫，卻又自以為超脫了。<text:span text:style-name="T3"><text:line-break/><text:line-break/></text:span>「希望有人愛有朋友喜歡被群體肯定」在某人某時某情境是虛榮，在某人某時某情境是學習過程，在某人某時某情境是自在無礙。<text:span text:style-name="T3"><text:line-break/></text:span>而你只將一種可能發生在任何情境的心態拘限在單一定義內→虛榮。<text:span text:style-name="T3"><text:line-break/><text:line-break/></text:span>看到小狗得了皮膚病，認為「為什麼要治他？」這種為小狗治皮膚病的行為被你認定為「是是非非善善惡惡高高低低等等這些妄念」，那只能說你連最基本的惻隱之心都被你認定是「妄念」，已經選擇消除。<text:span text:style-name="T3"><text:line-break/></text:span>這是你的學習與選擇，無論我們再說甚麼，你都把我們歸類為充滿妄念的無救之人。<text:span text:style-name="T3"><text:line-break/></text:span>你可以這樣選擇自己的堅持與妄念，你是否能自救，也只有你自己能選擇決定，我繼續學習做個人，你繼續當你未來的聖人，請自便，請別再用你的妄念與虛榮來幫助我。<text:span text:style-name="T3"><text:line-break/></text:span>很希望被你討厭，這根本不需要勇氣，這是本能本心本性的是非之心。</text:p>
      <text:p text:style-name="P1"><text:span text:style-name="T1">陳嘉帆</text:span><text:s/>  |  2016.04.01 23:50   |   <text:a xlink:type="simple" xlink:href="http://palinfo.habago.org/Entry?Command=Information_PrintForum&amp;iPage=274#FORUM34361"><text:span text:style-name="T2">#</text:span></text:a></text:p>
      <text:p text:style-name="P3">『希望有人愛有朋友喜歡被群體肯定』是虛榮。<text:span text:style-name="T3"><text:line-break/></text:span>（推薦一書：被討厭的勇氣）<text:span text:style-name="T3"><text:line-break/></text:span>我不覺得我是第七種人，我目前還不太確定我是第幾種人，似乎是處於第四種的階段。葛吉夫以人的內在有沒有達到融合統一永恆的意志來分類，就這樣而已，我不知道你們為什麼要一直扯什麼高級低級的觀念，人比較高級機器比較低級，你們認為是這樣的嗎？如果覺得自己比機器人還高級的人，會說什麼自己就跟微塵一樣微不足道嗎？（你們發現自己體內各個不一樣的我了嗎？）我什麼時候說過高級低級的事了？我說惠能那個層次，我這個層次，我有說那個層次很高級，這個層次很低級嗎？我之所以想要到惠能那個層次是因為我想知道更多真理，這跟高不高級何干？高不高級是你們的妄念，你在路邊撿了一隻小狗，小狗得了皮膚病，你帶去獸醫院，想把他治好，為什麼要治他？得皮膚病的小狗比較低級，健康的小狗比較高級嗎？為什麼你們的心中總是充滿是是非非善善惡惡高高低低等等這些妄念？這些會擋住你們的視線，會讓你錯過很多美好的風景。<text:span text:style-name="T3"><text:line-break/><text:line-break/></text:span>若不是你們的心理一直掛念著『高級低級』，你們會一直扯這件事嗎？<text:span text:style-name="T3"><text:line-break/><text:line-break/></text:span>讀陳真前輩回家的路，我不自覺掉下眼淚，上帝不能拯救任何人的靈魂，只有自己才能拯救自己的靈魂。我出於善意的希望陳真前輩問問自己，為何如此在意『姿態』。<text:span text:style-name="T3"><text:line-break/><text:line-break/></text:span>虛榮不是沒有自信，虛榮是一種妄念，妄念可以去掉，我自己去過所以我知道可以，這不是沒救的事。</text:p>
      <text:p text:style-name="P1"><text:span text:style-name="T1">王修亮</text:span><text:s/>  |  2016.04.01 20:01   |   <text:a xlink:type="simple" xlink:href="http://palinfo.habago.org/Entry?Command=Information_PrintForum&amp;iPage=274#FORUM34360"><text:span text:style-name="T2">#</text:span></text:a></text:p>
      <text:p text:style-name="P2">陳嘉帆先生，你擷取了許多中外聖哲或常人的道理論述，對他們讚許或批判，認為他們有智慧或沒智慧，還有良心、道德云云。<text:span text:style-name="T3"><text:line-break/></text:span>你認為有人幫助了你，而你認為人需要幫助別人。<text:span text:style-name="T3"><text:line-break/><text:line-break/></text:span>如果你判斷自己的智慧、良心，使用的標準不是自己平日生活實踐中累積淬鍊出來的，而是交由惠能、釋迦摩尼、奧修、葛吉夫等等這一類人文字語言的「幫助」來判斷，那是你自己嗎？真的是你自己嗎？你活著是真實的嗎？還是你活著是一個奧修、釋迦摩尼、葛吉夫等非真材實料的仿製品？<text:span text:style-name="T3"><text:line-break/><text:line-break/></text:span>不以人廢言的前提，是你已經有了「以心立言」的能力，你已經在「自己生活實踐心態與行為裡觀察、解析、反覆淬鍊」的過程中領悟了這個言論的心性，只是我們愚笨些，語言能力有限，他們幫我說出來而已。<text:span text:style-name="T3"><text:line-break/></text:span>因為你已經「本自俱足」了，這些言語才能真的不因為說的人是誰，你都能徹悟會心。<text:span text:style-name="T3"><text:line-break/><text:line-break/></text:span>知識才是訊息，才會有知道有不知道，所謂的智慧心性或說是佛性吧！確實是天然俱足的，但是，身心的欲望就是一種智慧，餓了不知道吃冷了不知道該穿，人很快就死了，比動物還沒智慧，希望有人愛有朋友喜歡被群體肯定惻隱是非辭讓一樣是本能的欲望本能的智慧，否則就活得沒心。<text:span text:style-name="T3"><text:line-break/></text:span>不是只有良心道德才叫智慧，人天生就有身有心，身不是惡的，心也不是只有善，身心從大自然而來，和大自然的本質一樣，無善無惡，如何思考規劃操作行動，但看人的學習與選擇。<text:span text:style-name="T3"><text:line-break/></text:span>學習與選擇就是一生的智慧根源，善惡是自己的選擇，當你選擇之後，善惡當然就有了，冷藏甚至放棄智慧良心也是可能的，殺父母的人不一定會痛苦，他做了選擇，要看他選擇的程度是否還保留有某種痛苦的程度，也可能是理直氣壯的。<text:span text:style-name="T3"><text:line-break/><text:line-break/></text:span>學習與選擇不是他人能代勞的，不是聽了人家說甚麼訊息、看了無數經典就會領悟的，那得要親自「從自己生活實踐心態與行為裡觀察、解析、反覆淬鍊」，一點一滴累積經驗，不論是惠能或神秀皆如此，快慢而已。<text:span text:style-name="T3"><text:line-break/><text:line-break/></text:span>上面這些話，是我「從自己生活實踐心態與行為裡觀察、解析、反覆淬鍊」一生的經驗，深知自己的善惡混沌不清，只能努力分辨與選擇。並且深知自己不可能幫助任何人，即使我是國小教師，我也只是「陪著學生學習思考」，至於智慧良心，那都是他們自己去形塑選擇的事了，我完全無能幫助。<text:span text:style-name="T3"><text:line-break/></text:span>家人朋友對我唯一且最大的幫助，就是真誠摯愛的陪伴，就是陪伴而已，道德良心智慧領悟等等有的沒的都得讓我自己來。<text:span text:style-name="T3"><text:line-break/></text:span>所有實踐的方法都得自己來。<text:span text:style-name="T3"><text:line-break/><text:line-break/></text:span>如果連行動方法都得要聖哲告訴你，那你這個人是真實的嗎？活著嗎？<text:span text:style-name="T3"><text:line-break/></text:span>正如「愛仇敵」，如果捫心自問做不到不可能，那就是<text:span text:style-name="T3"><text:line-break/></text:span>１．<text:span text:style-name="T3"><text:s/></text:span>這句話是錯的。２．我是錯的。３．這句話本身不合理。<text:span text:style-name="T3"><text:line-break/><text:line-break/></text:span>從三個方向觀察解析反覆淬鍊之後，會發現「道理怎麼可能用一句話說清楚，情境、個性、群體文化如此複雜，不同角度有不同的意義。」<text:span text:style-name="T3"><text:line-break/></text:span>你看，還是得你自己來學習和選擇。<text:span text:style-name="T3"><text:line-break/><text:line-break/></text:span>所以，我們一生都在學習和選擇，你在過程中發現了葛吉夫這個人和你「心靈相契」，可以給你無上的幫助，那表示葛吉夫的智慧良心層次和你目前一樣，才會彼此如此相契，不過他比你的語言能力強太多了，所以文字令你如此心醉。但是文字語言不是智慧，只是知識，我的判斷，認為他自稱自己是第七種境界奇高無比至高無上聖人的人，那你應該也是，你們很相契。<text:span text:style-name="T3"><text:line-break/><text:line-break/></text:span>記憶中，耶穌、甘地、孔孟等等，不論是哪一位經過歷史洗練過的真實聖人，這一生都沒說過自己是聖人，倒是耶穌希望「給我免了這一杯吧！」曾經很懦弱的想逃避痛苦的死亡，但最終仍然勇敢承受：「請按照祢的意思，不要按照我的意思。」我看甘地傳，甘地也不停的述說自己的軟弱與多欲，但是我喜歡他們。<text:span text:style-name="T3"><text:line-break/></text:span>他們是真實紮實活著的人。<text:span text:style-name="T3"><text:line-break/><text:line-break/></text:span>你可以選擇繼續和葛吉夫一起當第七種聖人，或是學習超越，選擇繼續學習成長。<text:span text:style-name="T3"><text:line-break/></text:span>這不是為了幫助任何人，是我學習。</text:p>
      <text:p text:style-name="P1"><text:span text:style-name="T1">陳嘉帆</text:span><text:s/>  |  2016.04.01 18:11   |   <text:a xlink:type="simple" xlink:href="http://palinfo.habago.org/Entry?Command=Information_PrintForum&amp;iPage=274#FORUM34359"><text:span text:style-name="T2">#</text:span></text:a></text:p>
      <text:p text:style-name="P3">秀慧：如果我們不能真正的認識自己，我們就會處在自己的幻想中而痛苦，我希望你懂我的意思。只有經歷過認識自己的人明白我的意思。（但在葛吉夫的說法，這個還不叫做認識自己，這叫做研究自己，但在還沒好好研究自己之前，談認識自己太早了）<text:span text:style-name="T3"><text:line-break/><text:line-break/></text:span>陳真前輩：<text:span text:style-name="T3"><text:line-break/></text:span>『至於這位葛吉夫是誰，我真的不知道，我只是從妳引述他寫的東西來評論。我要是有學生寫這樣一種語無倫次內涵空洞的報告或論文，我肯定會打零分。零不零分不是重點，重點是，一個只能得零分的東西，作者怎麼還寫得這麼得意，姿態這麼高。聽起來，第七種人這樣的罕見聖人，應該就是指他自己囉。因為，如果他不是他自己所描述的、境界奇高無比的所謂第七種人，那他就不可能有能力做出這樣一種描述，就好像我家阿憨如果是人，肯定屬於最低級的第一類，她每天就只是想著吃和尿以及聞其他狗狗的屁股。低級物種是不可能有能力描述高級物種的。』<text:span text:style-name="T3"><text:line-break/></text:span>您說得不錯，如果他不是他自己所描述的、境界奇高無比的所謂第七種人，那他就不可能有能力做出這樣一種描述，這一點我也看得出來，只是我不知道原來你說的姿態是指這個，假如您這麼在意『姿態』，那麼您接下來的人生就停留在這裡，您再也收不到更多訊息，因為您認為你知道的已經就是全部。只要有人膽敢以這種『姿態』出現在您面前，您將不會用心去聽去感受，您只會覺得他很可笑。</text:p>
      <text:p text:style-name="P1"><text:span text:style-name="T1">蘇秀慧</text:span><text:s/>  |  2016.04.01 17:04   |   <text:a xlink:type="simple" xlink:href="http://palinfo.habago.org/Entry?Command=Information_PrintForum&amp;iPage=274#FORUM34358"><text:span text:style-name="T2">#</text:span></text:a></text:p>
      <text:p text:style-name="P2">如果愛善需要歷經苦難，我還能不能一直堅持？我想我會退縮。<text:span text:style-name="T3"><text:line-break/></text:span>從而我明白，其實我並不像自己認為的那樣在意善良。但如果我不在意，縱使善必然失敗，我又有什麼好憤怒不平的問何以如此？我看到自己的矛盾，也因此重新認識自己。我並未配得上自己所說的話，我就是一個活生生的例子。</text:p>
      <text:p text:style-name="P1"><text:span text:style-name="T1">陳嘉帆</text:span><text:s/>  |  2016.04.01 14:43   |   <text:a xlink:type="simple" xlink:href="http://palinfo.habago.org/Entry?Command=Information_PrintForum&amp;iPage=274#FORUM34357"><text:span text:style-name="T2">#</text:span></text:a></text:p>
      <text:p text:style-name="P3">舉個例子來說，文章中有一句話，『渴望真理的人不會談愛或基督教，因為他知道自己離它們有多遠。』這句話可能很多人只是看過去，但是其實沒有太多感覺，但是我第一次讀到感覺就非常深刻。小學時我就開始接觸基督教，我們家沒人有信仰，我媽把我送去教會只是一種把小孩送去學校有人陪他互動就好的心態。我從來不曾對別人說我是『基督徒』，我只說我『信耶穌』，但我信耶穌不是為了上天堂也不是為了尋找慰藉，我信耶穌是因為他說的話太有道理了，我深深地受他的話吸引，他的話中充滿愛跟同理心。我不敢說我是基督徒，因為我知道我做不到耶穌要我做的事，別的拉哩拉扎一堆規定先不說，光是愛仇敵這件事情就打死我了，很多人以為愛仇敵就是對仇敵噓寒問暖給他送送禮物或給他一個抱抱，我是不曉得別人做這些事情時心底是真的愛仇敵還是其實只是裝裝樣子，但總之我在我日常生活的體驗中我知道我無法打從心底愛仇敵，那我怎麼能厚顏無恥地說自己是『基督徒』呢。我不說愛，因為我認為愛就是當對方有生命危險時我會用我自己的生命去換他的命，所以我常想像萬一眼前這個人快要被車撞了，那我會不會把他推走然後自己被撞死？假如會，那我會跟眼前這個人說『我愛你』。很遺憾，到目前為止，我未曾真心對任何一個人說過我愛你，當我說我愛你的時候都是純粹只是講給他開心的，而不是我的真心。我不喜歡談愛跟基督徒，因為我知道我距離它有多遙遠。關於葛吉夫的文章，我還有很多體會，良心出現的那個感覺我有體會，那我發現我喜歡的這是我所討厭的，內心的恐怖痛苦，以及維持良心時一種莫名的喜悅，一種逐漸清晰的感覺，我有體會。關於葛吉夫的文章，對於沒有體會的人來說就是垃圾，對於有體會的人來說是閃閃發光的文章，沒錯！就是這樣，這就是我一直以來的百感交集的感受，但卻從來沒看過有人能把他說的如此具體如此清晰。</text:p>
      <text:p text:style-name="P1"><text:span text:style-name="T1">陳嘉帆</text:span><text:s/>  |  2016.04.01 14:12   |   <text:a xlink:type="simple" xlink:href="http://palinfo.habago.org/Entry?Command=Information_PrintForum&amp;iPage=274#FORUM34356"><text:span text:style-name="T2">#</text:span></text:a></text:p>
      <text:p text:style-name="P2">如果您能感受到『佛性本自俱足』，如果您能接受您心中的那些無惡不作的人原來也有佛性（只是沒表現出來，也許表現出來了但卻沒有人認出來），那麼也許您與我就會有了交集。您覺得葛吉夫的文章很空洞，但他所說的正是我從小到現在對於旁人的觀察跟對我自己的觀察，他的文章很多部分我已經在我過去的生活經驗中真正的體驗過，對我而言這些話是事實因為他確實發生了。文章有些部分我無法體會的，我的態度是暫且保留，但我不會去否認，因為找不到要去否認他的理由。<text:span text:style-name="T3"><text:line-break/><text:line-break/></text:span>至於甘地，奧修稱他是『偽善的非暴力主義者』，甘地受大家的崇拜，正如證嚴受大家的崇拜一樣甚至有過之而無不及，但是就像你看到了證嚴的矛盾，奧修也看到了甘地的矛盾，而且是在奧修只是十歲的時候他第一次遇到甘地時，短短幾句對話，他就發現了甘地的問題。如果對來龍去脈有興趣，那用網路<text:span text:style-name="T3">google</text:span>『奧修<text:span text:style-name="T3"><text:s/></text:span>甘地』，就會看到一些奧修描寫甘地的文章。<text:span text:style-name="T3"><text:line-break/><text:line-break/></text:span>以下擷取一段鄔斯賓斯基紀錄葛吉夫的文章：<text:span text:style-name="T3"><text:line-break/><text:line-break/></text:span>「良心又是個需要解釋的術語。」<text:span text:style-name="T3"><text:line-break/></text:span>　　「在一般生活中『良心』這概念用得太輕易，好像我們都有良心。事實上『良心』這概念之於情感範疇，相當於『意識』之於理智範疇。正如我們沒有意識，我們也沒有良心。<text:span text:style-name="T3"><text:s/></text:span>」<text:span text:style-name="T3"><text:line-break/></text:span>　　「意識這狀態是人在瞬間中知道所有他知道的事物，看出他知道的多麽少，而且其中有多少矛盾存在。<text:span text:style-name="T3"><text:s/></text:span>」<text:span text:style-name="T3"><text:line-break/></text:span>　　「良心這狀態世人在瞬間感受所有他通常感受或可以感受到的事物。因為每個人裏面都有成千上萬個矛盾的情感，從內心深藏覺得自己一無是處的領會與各種害怕，到最愚蠢的自欺、自信、自滿及自誇，一個人要是感受到全部這些情感，不但很痛苦，簡直不能忍受。<text:span text:style-name="T3"><text:s/></text:span>」<text:span text:style-name="T3"><text:line-break/></text:span>　　「假如一個人的內在世界是由這些矛盾所組成，要是他同時感受到這些矛盾，要是他在瞬間感受到他喜歡所有他討厭的，又討厭所有他喜歡的；在他說實話時其實在說謊，而在說謊時其實在說實話；要是他能感受其中所有的恐怖和丟臉，他就處在『良心』的狀態下。一個人不能活在這種狀態下，他必須毀掉緩衝器，否則就毀掉良心。他不能毀掉良心，但要是他毀不掉良心他就使它睡著，亦即他可以把一個個情感用穿不透的緩衝器分開，永遠看不到它們相遇，永遠感受不到它們的不相容，以及一個挨著一個存在的荒謬可笑。<text:span text:style-name="T3"><text:s/></text:span>」<text:span text:style-name="T3"><text:line-break/></text:span>　　「但幸運的是，為了他的安寧和沈睡，這種良心狀態很少出現。打從兒童時代起，緩衝器就在他裏面成長茁壯，使他看不見自己裏面的種種矛盾。所以對他而言並沒有突然清醒的危險。清醒只可能發生在那些尋求它、想要它的人，那些已經準備好長期不屈不撓對抗自己、工作自己，以便得到它的人身上。要如此就必須摧毀『緩衝器』』，也就是挺身迎向所有與矛盾感覺有關的內在痛苦。此外，璀毀緩衝器本身需要長久的努力，一個人在同意做這項工作時，必須明瞭這項工作的結果是因良心清醒而感受到一切的不舒服和痛苦。<text:span text:style-name="T3"><text:s/></text:span>」<text:span text:style-name="T3"><text:line-break/></text:span>　　「但是良心是火，獨力就可以融合前述提過的蒸鎦瓶中的粉末，也可以創造出一個人開始研究自己時所缺乏的統一性。『良心』這觀念一點也不同於一般所謂的『道德』。<text:span text:style-name="T3"><text:s/></text:span>」<text:span text:style-name="T3"><text:line-break/></text:span>　　「良心是一個整體而永久的現象。每個人的良心都一樣，而且只有在『緩衝器』沒有時才可能出現。從瞭解人有不同類型的觀點，我們可以說良心存在於本身沒有矛盾的人身上。這良心並不是痛苦：相反的，它是一種我們無法瞭解的全新喜悅。但對於身上有數以千計不同我群的人來說，甚至良心覺醒一刹那都必然引起痛苦。要是良心出現的時刻延長，而人不害怕，卻反而與之合作，設法保持並延長這些時刻，一種非常微妙的喜悅，一種對往後『清晰意識』先嘗為快的滋味就會逐漸滲入這些時刻。<text:span text:style-name="T3"><text:s/></text:span>」<text:span text:style-name="T3"><text:line-break/></text:span>　　「『道德』的觀念卻沒有普遍性。道德是由緩衝器組成，沒有普遍通用的道德。在中國是道德的，在歐洲卻是不道德的；在歐洲是道德的，在中國卻是不道德的；在聖彼德堡是道德的，在高加索卻不是。在社會某一階級是道德的，在另一階級卻不是，反之亦然。道德無論在何時何地都是一種人為現象，它由各式各樣的禁忌<text:span text:style-name="T3">--</text:span>也就是禁止<text:span text:style-name="T3">--</text:span>以及各樣要求所組成。有時候它立意合理，有時候卻失去任何意義，或根本沒有意義。它建基於錯誤的基礎，建基於迷信或不實的恐懼上頭。<text:span text:style-name="T3"><text:s/></text:span>」<text:span text:style-name="T3"><text:line-break/></text:span>　　「道德由『緩衝器』組成。既然『緩衝器』有各式各樣，而不同國家、不同年代及不同社會階級的生活情況差異很大，被它們造出來的道德也就各不相同而互相矛盾。一個放諸四海而皆准的道德並不存在，甚至對道德本身都沒有一個共同的看法。以歐洲為例，一般認為歐洲的普遍道德是『基督教道德』。但是首先『基督教道德』這觀念就有各種詮釋，而有多少罪行假『基督教道德』而行！其次，不管我們是如何瞭解這個道德，現代歐洲也與『基督教道德』大不相同。<text:span text:style-name="T3"><text:s/></text:span>」<text:span text:style-name="T3"><text:line-break/></text:span>　　「不管怎麽說，要是正是『基督教道德』引發歐洲目前這場戰爭，那麽最好盡可能遠離這種道德。」<text:span text:style-name="T3"><text:line-break/></text:span>　　「許多人說不瞭解你教義中的道德面，」一個人說，「其他人說你的教義根本沒有道德存在。」<text:span text:style-name="T3"><text:line-break/></text:span>　　「當然沒有，」葛吉夫說，「人們總是開囗仁義，閉囗道德。但是道德只是一種自我暗示，我們需要的是良心。我們不教道德，我們教的是如何找到良心，人們對我們所說的感到不高興，他們說我們沒有愛，其實只是因為我們不鼓勵軟弱和偽善，反而扯下這些面具。渴望真理的人不會談愛或基督教，因為他知道自己離它們有多遠。基督教義是給基督徒，而基督徒是那些遵照基督教訓生活行事的人。那些談愛或基督教的人能遵照基督教訓生活嗎？他們當然不能，但他們總是會談這些話題，總是有人珍愛文字語言甚於一切，但這是一個真實徵兆！像這樣談話的人只是空洞的人，根本不值得在他身上浪費時間。<text:span text:style-name="T3"><text:s/></text:span>」<text:span text:style-name="T3"><text:line-break/></text:span>　　「道德和良心是兩回事，一個良心永遠不會抵觸另一個良心，而一種道總是非常容易抵觸或完全反對另一種道德。一個代有緩衝器的人可能很有道得，但緩衝器可以不同，也就是說，兩個有道德的人可以彼此認為對方不道德，一般說來，情形就是如此，一個人越『道德』，他就認為其他有道德的人『不道德』。<text:span text:style-name="T3"><text:s/></text:span>」<text:span text:style-name="T3"><text:line-break/></text:span>　　「道德這觀念與行為善惡的觀念有關，但是善惡的觀念總是因人而異，總是一、二、三類人的主觀看法，只在一時一地有效。一個主觀的人不可能有善惡的普遍概念，對主觀的人而言，惡就是與他的欲求、興趣或對善惡的概念『相反的』一切事物。<text:span text:style-name="T3"><text:s/></text:span>」<text:span text:style-name="T3"><text:line-break/></text:span>　　「可以說對主觀的人而言，惡根本就不存在，只有對善的不同概念。沒有人是處心積慮為了行惡而行事，每個人都是就他所瞭解的善而行事。問題是每個人的瞭解都不同，結果人們淹死、屠殺、殺戮彼此，全都生於善意，原因都是因為人在生活中的無知及沉睡。<text:span text:style-name="T3"><text:s/></text:span>」<text:span text:style-name="T3"><text:line-break/></text:span>　　「道理是如此明顯，人們以前竟然從沒有想到，這就顯得更奇怪。然而事實是他們就是不能瞭解這點。每個人都認為自己的善是唯一的善，其餘一切都是惡。不要天真奢望人們會瞭解這點，而發展出一種普遍而完全相同的善的觀念。」<text:span text:style-name="T3"><text:line-break/></text:span>　　「但是善惡不能獨立人們而存在嗎？」一個在場者問。<text:span text:style-name="T3"><text:line-break/></text:span>　　「他們可以，」葛吉夫說，「只是這情況離我們太遠，甚至不值得你現在去瞭解。只要記得一件事就夠了，對人而言唯一可能恒久的善惡觀念與進化的觀念有關；這當然不是指機械化的進化，而是人經由有意識的努力，素質的改變，內在創造的統一性，以及形成一個永久的我而不斷進展。<text:span text:style-name="T3"><text:s/></text:span>」<text:span text:style-name="T3"><text:line-break/></text:span>　　「人要形成一個善惡的永久觀念，只能與一個永久的目標及永久的瞭解相關連。要是一個人瞭解到他在昏睡，假如他要醒過來，那麽一切能幫助他清醒的就是善，而一切阻撓他、延長他昏睡的就是惡。同理他也可以瞭解對其他人什麽是善，什麽又是惡。幫助他們清醒的就是善，阻撓他們的就是惡。但這只對那些想要清醒的人，亦即那些瞭解到他們在昏睡的人而言。那些不瞭解自己在昏睡，那些不想清醒的人不能瞭解善惡是什麽。既然絕大多數的人都沒有察覺，也永遠不會察覺他們在昏睡，善與惡對他們而言就不存在。<text:span text:style-name="T3"><text:s/></text:span>」<text:span text:style-name="T3"><text:line-break/></text:span>　　「這與一般接受的觀念剛好抵觸，人們習以為常認為善惡對每個人都應該一樣，最重要的，善惡為每一個人存在。事實上，善惡只為少數人存在，存在於那些有目標並追尋那目標的人。因此阻撓這追尋的就是惡，幫助它的就是善。<text:span text:style-name="T3"><text:s/></text:span>」<text:span text:style-name="T3"><text:line-break/></text:span>　　「但是當然許多昏睡的人會說他們有目標，他們正朝著某地方走去。能體會到他沒有目標，也走不到哪里去這個事實，就成為一個人接近清醒的第一個徵候，或說是他有清醒的可能。清醒始於一個人體會到他漫無目標，不知道要去哪里。<text:span text:style-name="T3"><text:s/></text:span>」<text:span text:style-name="T3"><text:line-break/></text:span>　　「就像以前解釋過的，人把許多特質歸於己有，但事實上它們只屬於發展程度及進化程度較高的人，而非一、二、三類人所有。個別性、一個單一永恆的我、意識、意志、做的能力、內在自由的狀態，所有這些特質都是常人缺乏的。善惡的觀念也屬於同一類特質，它們之所以存在與永恆的目標、永恆的方向以及永恆的重心有關。<text:span text:style-name="T3"><text:s/></text:span>」<text:span text:style-name="T3"><text:line-break/></text:span>　　「善惡的觀念有時候與真假的觀念有關，但是正如善惡不為一般人存在，真假也不存在。」<text:span text:style-name="T3"><text:line-break/></text:span>　　「永恆的真假只為一個永恆人存在，如果一個人變化莫測，那麽對他而言真假也變化莫測。而且要是人們時時刻刻變來變去，他們對真的概念也會像對善的概念一樣多變。一個人永遠不會注意到他昨天還認定為假的，現在卻開始認為是真的，反之亦然。他不會注意到這些轉折，就像他不會注意到某一個我轉折到另一個我去。<text:span text:style-name="T3"><text:s/></text:span>」<text:span text:style-name="T3"><text:line-break/></text:span>　　「在常人的生活理，真假沒有任何道德上的價值，因為一個人永遠不能嚴守同一個真理，他的真理會改變。如果過了一段時間它還沒變，那只是因為它被緩衝器擋住了。一個人永遠不會說實話，有時候『它說』實話，有時候『它說』假話。因此他的真假沒有一點價值；它們都不是依他而定，而是由偶然決定的。這推及一個人的言語、想法、情感，及對真假的概念也都正確。<text:span text:style-name="T3"><text:s/></text:span>」<text:span text:style-name="T3"><text:line-break/></text:span>　　「為了要瞭解生活中真假的相互關係，人必須瞭解他裏面的虛假，他不斷告訴自己的謊言。」<text:span text:style-name="T3"><text:line-break/></text:span>　　「這些謊言都是由『緩衝器』製造出來的。為了要摧毀對自己或對他人無意識所說的謊言，『緩衝器』必須被摧毀。但是一個人沒有緩衝器就不能生活。『緩衝器』自動地控制一個人的行動、言語、想法和情感，要是緩衝器被摧毀，這些控制就不見了。一個人沒有控制就活不下去，雖然那僅僅是自動控制。只有一個人具有意志<text:span text:style-name="T3">--</text:span>也就是有意識的控制<text:span text:style-name="T3">--</text:span>才能丟掉緩衝器生活。因此，如果一個人開始準備摧毀他裏面的緩衝器，他必須同時發展意志才行，而因為意志不能在短時間內造好，一個人可能摧毀了緩衝器而意志卻還不夠強化。在這段期間他唯一的機會就是受另一個已經強化的意志來控制。<text:span text:style-name="T3"><text:line-break/><text:line-break/><text:line-break/></text:span>「每個人的個性中都有一個主要特徵，它就像一個輪軸使所有的虛假個性都繞著它旋轉。每個人工作自己就是在對抗這個主要特徵，這說明了為什麽沒有工作通則，所有想要發展通則的諸體系不是一事無成就是造成傷害。怎麽可能有通則呢？對一個人有益的對另一人可能有害：某個人太過聒噪必須學習沈默，另一人該說話時卻沈默不語，就必須學習開囗說話，這道理放諸四海而皆准。」　<text:span text:style-name="T3"><text:line-break/><text:line-break/></text:span>「研究主要特徵並與之對抗就構成了人人各自的途徑，但是目的還是一樣，那就是領悟到一個人不值一文，只有在一個人真切恒常地確認自己無能為力又一文不值，他才能準備從事更為困難的工作。」<text:span text:style-name="T3"><text:line-break/><text:line-break/></text:span>「因此在真正的工作，亦即真正的『做』當中，不允許迷戀。你們所指的黑神通就是基於這種迷戀，以及玩弄人的弱點。黑神通決不意指『邪術』，因為我以前就說過沒有人會有意行惡，會為了惡而作惡，每個人都是就他所瞭解的善而行事。也因此斷定黑神通一定非常自私自利，只致力尋求一己的好處也是大錯特錯。」<text:span text:style-name="T3"><text:line-break/><text:line-break/></text:span>「黑神通可能非常利他博愛，致力於使人性美好，或想要把人從真實或假想的惡魔手中拯救出來。但是被稱為黑神通的必然有一個明確的特性，那就是傾向藉由喚起人的信仰、迷戀或恐懼，而不使他們有所認識或瞭解去達成一些目的，甚至是最好的目的。」<text:span text:style-name="T3"><text:line-break/><text:line-break/></text:span>「我們要記住，一個『使用黑神通的人』（<text:span text:style-name="T3">black magician)</text:span>不論是善是惡，一定在學校待過，他學過一些東西，也聽過一些，知道一些，他只不過是個『半吊子』（<text:span text:style-name="T3">half-educated)</text:span>，不是被學校開除就是自行求去，因為他自認知道夠多了，不願意再居於附屬地位而認為自己可以獨立作業，甚至指導別人工作。所有這一類的工作只能產生主觀的結果，也就是說，它只能增加昏睡和欺騙而不是使之減少。　　「對抗『虛假的我』，對抗主要特徵或主要弱點是工作中最重要的部份，而且不能光說不練。為了這個目的老師會指派給每個團員明確的任務，為了要完成任務就必須克服他的主要特徵。一個人為了完成這些任務，必須對抗自己，工作自己，如果他避開這些任務設法不去完成，那就意味著他不想工作，要不就是他無法工作。」<text:span text:style-name="T3"><text:line-break/></text:span>「有一種情形常常會發生，那就是通常人們對最小最簡單的障礙裹足不前時，他們會反抗工作、反抗老師、反抗其他成員，並且為那些他們開始發現自己身上也有的錯處而譴責別人。」「有時他們在過後會後悔自責，但接著又責備別人，然後又後悔，沒完沒了。但沒有比在一個人離開團體後他對工作和老師的態度更能顯示出他的為人了。有時候這些考驗是有意安排的，一個人被有意地置身於尷尬的局面以至於不得不離開，所以他大可以理直氣壯抱怨老師或某些人，然後他就被監看會如何表現。」<text:span text:style-name="T3"><text:line-break/><text:line-break/></text:span>「一個正派的人即使在他認為受到不當或不公正的待遇時仍然一派正值，但許多人在這種情況下就暴露出平常不為人知的一面，因此有時這是一個看穿一個人本性的必要方法。只要你對他好，他也對你好，但如果你抓他幾下他會怎麽反應？<text:span text:style-name="T3"><text:line-break/></text:span>「不過這並不是重點，重點在於一個人對他接受觀念的態度和評價，以及他是保有還是丟棄這些評價。一個人可能誠心誠意考慮良久想要工作，甚至願意下苦功，但接著卻前功盡棄，甚至與工作唱反調，為自己辯護，編造各種謊言，故意把他所聽過的賦予錯誤的解釋等等。」<text:span text:style-name="T3"><text:line-break/></text:span>　　「這種人會不會得到報應？」一個聽眾問。<text:span text:style-name="T3"><text:line-break/></text:span>　　「不會，會有什麽報應？他們自己就是最好的懲罰，還有什麽比這更嚴厲的懲罰？」</text:p>
      <text:p text:style-name="P1"><text:span text:style-name="T1">陳真</text:span><text:s/>  |  2016.04.01 12:19   |   <text:a xlink:type="simple" xlink:href="http://palinfo.habago.org/Entry?Command=Information_PrintForum&amp;iPage=274#FORUM34355"><text:span text:style-name="T2">#</text:span></text:a></text:p>
      <text:p text:style-name="P3">不管對誰講什麼，都不是什麼<text:span text:style-name="T3"><text:s/>"</text:span>智慧<text:span text:style-name="T3">"</text:span>。我只是要說這樣。頂多不過就只是一些普通常識，智什麼慧？諸如<text:span text:style-name="T3"><text:s/>"</text:span>不要謀財害命<text:span text:style-name="T3">"</text:span>，<text:span text:style-name="T3">"</text:span>不要為了錢財殺害媽媽<text:span text:style-name="T3">"</text:span>，<text:span text:style-name="T3">"</text:span>要愛惜生命<text:span text:style-name="T3">"</text:span>，<text:span text:style-name="T3">"</text:span>上完廁所記得擦屁股<text:span text:style-name="T3">"</text:span>，<text:span text:style-name="T3">"</text:span>看到不是自己的錢不要塞到自己的口袋裏<text:span text:style-name="T3">"</text:span>，<text:span text:style-name="T3">"</text:span>不要傷害病人健康以謀利<text:span text:style-name="T3">"</text:span>，<text:span text:style-name="T3">"</text:span>不要像柯文哲那樣私設帳戶污錢逃漏稅<text:span text:style-name="T3">"</text:span>，<text:span text:style-name="T3">"</text:span>不要拿藥商回扣<text:span text:style-name="T3">"...</text:span>等等這些，都不是什麼智慧。<text:span text:style-name="T3"><text:line-break/><text:line-break/></text:span>如果連這些都做不到，卻叫他要學習史懷哲，要犧牲小我完成大我，要視富貴如浮雲，要捨身救人，要像太陽那樣偉大普照眾生<text:span text:style-name="T3">...</text:span>等等等，豈不荒唐？一個人如果連三加五等於八都不會，幹嘛每天講什麼微積分。<text:span text:style-name="T3"><text:line-break/><text:line-break/></text:span>道德上，一個人頂多就只能做出各種負面陳述，亦即<text:span text:style-name="T3"><text:s/>"</text:span>我們不該這樣、不該那樣<text:span text:style-name="T3">"(</text:span>如上所舉例<text:span text:style-name="T3">)</text:span>，但一個人如果講一大堆正面道德話語，那是很不道德的，除非，除非他這個<text:span text:style-name="T3"><text:s/>"</text:span>人<text:span text:style-name="T3">" </text:span>真的配得上他所講的那一大堆甚至還集結成冊的道德話語。<text:span text:style-name="T3"><text:line-break/><text:line-break/></text:span>比方說證嚴，我隨便上網找來她的一大堆什麼靜思語。她說，<text:span text:style-name="T3"><text:line-break/><text:line-break/>"</text:span>以佛心看人，則遍地都是佛。以鬼心看人，則處處是猙獰的惡鬼。<text:span text:style-name="T3">"<text:line-break/><text:line-break/></text:span>這是什麼鬼話？所以，殺人強姦割喉斷頸貪污腐敗官商勾結賣假藥發動戰爭殺死幾千萬人等等等，也遍地都是佛？如果不是看成佛，就意味著我們懷有<text:span text:style-name="T3">"</text:span>鬼心<text:span text:style-name="T3">"? "</text:span>用鬼心看人<text:span text:style-name="T3">"</text:span>？<text:span text:style-name="T3"><text:line-break/><text:line-break/></text:span>證嚴法師不但沒做到她自己講的這些莫名其妙的漂亮話，反倒去傷害一個據地方上的人說是個宅心仁厚的好醫師，硬是編出一種旨在成就自己愛心之偉大，卻不惜以他人一生清譽為代價的所謂<text:span text:style-name="T3"><text:s/>"</text:span>一灘血<text:span text:style-name="T3">" </text:span>的神話。<text:span text:style-name="T3"><text:line-break/><text:line-break/></text:span>我這樣講，搞不好會被慈濟控告毀謗，但證嚴不是又說：<text:span text:style-name="T3"><text:line-break/><text:line-break/>"</text:span>心美看什麼都順眼。<text:span text:style-name="T3">"<text:line-break/><text:line-break/>"</text:span>任何批評都是寶貴的一課。<text:span text:style-name="T3"><text:line-break/><text:line-break/></text:span>那她為什麼不把她所謂的<text:span text:style-name="T3"><text:s/>"</text:span>一灘血<text:span text:style-name="T3">" </text:span>的事情看得很順眼？幹嘛要去批評那個無辜的醫生？不但批評，而且是人格謀殺。<text:span text:style-name="T3"><text:line-break/><text:line-break/></text:span>證嚴還說：<text:span text:style-name="T3"><text:line-break/><text:line-break/>"</text:span>別人罵我，不諒解我，毀謗我，我反而應興起一分感謝的心理，感謝他們給我修行的境界。<text:span text:style-name="T3">"<text:line-break/><text:line-break/>"</text:span>受人批評，應感恩對方。<text:span text:style-name="T3"><text:s/></text:span>無過被人批評，更要感恩他成就我們「受辱不瞋」<text:span text:style-name="T3">"<text:line-break/><text:line-break/></text:span>如果是這樣，幹嘛跟人打毀謗官司？反倒應該頒獎給毀謗者表示感謝不是嗎？<text:span text:style-name="T3"><text:line-break/><text:line-break/></text:span>證嚴又唱高調說：<text:span text:style-name="T3"><text:line-break/><text:line-break/>"</text:span>什麼人都可以原諒，唯有不誠實的人不可原諒。<text:span text:style-name="T3">"<text:line-break/><text:line-break/></text:span>這大概是我看過最不誠實的一句話了。我們每個人，幾乎無時無刻都在撒謊或做假，就算不是無時無刻，這一生中撒過的謊，恐怕都比天上的星星還多。難道證嚴都沒撒過謊？你信嗎？<text:span text:style-name="T3"><text:line-break/><text:line-break/></text:span>而且，她前一句不是說要看什麼都很美很順眼嗎，而且還說絕對不可批評，否則就是做賤自己，怎麼人家不誠實就絕不可原諒呢？不誠實就必然有那麼嚴重嗎？這樣不是很小心眼嗎？或是用她的話來說不就是<text:span text:style-name="T3"><text:s/>"</text:span>懷著鬼心看人<text:span text:style-name="T3">"</text:span>，所以才會不順眼，若是懷著佛心則什麼都順眼。<text:span text:style-name="T3"><text:line-break/><text:line-break/></text:span>再說，許多時候，不誠實反倒才是一種善，你總得看是什麼狀況才知道誠實與否的善惡價值。歹徒若來你家要殺你媽，問你說<text:span text:style-name="T3"><text:s/>"</text:span>你媽在哪<text:span text:style-name="T3">?"</text:span>，你難道還幫歹徒帶路？<text:span text:style-name="T3"><text:line-break/><text:line-break/></text:span>證嚴還說，<text:span text:style-name="T3"><text:line-break/><text:line-break/>"</text:span>讚嘆別人就是莊嚴自己，批評別人就是作賤自己。<text:span text:style-name="T3">"<text:line-break/><text:line-break/></text:span>那她不是一直在批評大家這裏不對那裏不對嗎？甚至連遊行也不對，抗議也不對，連爭取勞工基本權利也不對，連要求最低工時以免過勞死也不對，說那是懶惰者的心態，說<text:span text:style-name="T3"><text:s/>"</text:span>忙人時間最多，勤勞對健康最好<text:span text:style-name="T3">"</text:span>，甚至連裙子長短或平常講話音量超過幾分貝也要批評。她批評的人事物可多了呢，這是在做賤自己嗎？<text:span text:style-name="T3"><text:line-break/><text:line-break/></text:span>她還指示大家：<text:span text:style-name="T3"><text:line-break/><text:line-break/>"</text:span>做人要做到三不靠：一，不靠權力。二，不靠地位。三，不靠金錢。<text:span text:style-name="T3">"<text:line-break/><text:line-break/></text:span>我覺得這是不缺錢的人的屁話，有錢有勢者的鬼話。事實上，慈濟自始至終都跟當權者緊密結合，特別是在過去舊國民黨時代，他們的雜誌封面往往就是以大官來訪的照片做為一種標榜與宣傳。<text:span text:style-name="T3"><text:line-break/><text:line-break/></text:span>證嚴不但講什麼三靠<text:span text:style-name="T3"><text:s/>(</text:span>不是靠夭靠北靠母<text:span text:style-name="T3">)</text:span>哦，她還說做人要：<text:span text:style-name="T3"><text:line-break/><text:line-break/>"</text:span>四安：安心、安身、安家、安業。<text:span text:style-name="T3">"<text:line-break/><text:line-break/>"</text:span>四要：需要、想要、能要、該要。<text:span text:style-name="T3">"<text:line-break/><text:line-break/>"</text:span>四感：感恩、感謝、感化、感動。<text:span text:style-name="T3">"<text:line-break/><text:line-break/>"</text:span>四它：面對它、接受它、處理它、放下它。<text:span text:style-name="T3">"<text:line-break/><text:line-break/>"</text:span>四福：知福、惜福、培福、種福。<text:span text:style-name="T3">"<text:line-break/><text:line-break/>"</text:span>能要、該要的才要；不能要、不該要的絕對不要。<text:span text:style-name="T3">"<text:line-break/><text:line-break/>"</text:span>做事像做數學應用題，只會加減乘除，不會靈活應用，等於不會做。<text:span text:style-name="T3">"<text:line-break/><text:line-break/></text:span>我光是剪下這些，看了都快中風。這讓我想起蔣公不是也有很多語錄和蔣公哲學嗎。過去念書時，念到那些鬼話總覺得真是咬牙切齒，痛不欲生。比方蔣公說：<text:span text:style-name="T3">"</text:span>行，就是不停地動，人要動，宇宙也要動，動來動去就是生命的真諦，有動就有生命。<text:span text:style-name="T3">" </text:span>這就是蔣公的<text:span text:style-name="T3"><text:s/>"</text:span>行的哲學<text:span text:style-name="T3">"</text:span>。<text:span text:style-name="T3"><text:line-break/><text:line-break/></text:span>一個人，當他爬到某個社會高位時，就特別喜歡講這樣一些屁話鳥話無聊話噁心話，然後把它印成書，讓大家膜拜。自我滿度真是破表。<text:span text:style-name="T3"><text:line-break/><text:line-break/></text:span>要是有一種藥，吃了能提昇自我滿意度到這種地步，我一定買一堆每天吃，看看能不能讓我對自己努力大半輩子的偉大哲學思想能自我滿意一些，看能不能讓自己臉皮厚到好意思讓它們面世出版，而不是永遠寫一堆放在倉庫裏給自己看，總是看了覺得爛到爆而毫無價值。<text:span text:style-name="T3"><text:line-break/><text:line-break/></text:span>證嚴還講一大堆智慧話語，但在我看來卻是一些很卑鄙的自私言論或心機盤算。比方她說：<text:span text:style-name="T3"><text:line-break/><text:line-break/>"</text:span>要做個受歡迎的人，必須先照顧好自己的聲和色、面容動作、言談舉止。<text:span text:style-name="T3">"<text:line-break/><text:line-break/>"</text:span>感恩他人就是要美化自己。<text:span text:style-name="T3"><text:s/>"<text:line-break/><text:line-break/>" </text:span>成功的三部曲是：隨順因緣、把握因緣、創造因緣。<text:span text:style-name="T3">"<text:line-break/><text:line-break/>"</text:span>甘願吃明虧，是仁者；受辱吃暗虧，是愚蠢。<text:span text:style-name="T3">" <text:line-break/><text:line-break/></text:span>這話的意思好像是說，我若讓大家知道我吃虧了，那我就是個聰明的仁者，但我若暗地裏受到抹黑或遭他人暗算，那我就是白白吃虧了，簡直就是個笨蛋。這樣的智慧正確嗎？<text:span text:style-name="T3"><text:line-break/><text:line-break/></text:span>證嚴還說：<text:span text:style-name="T3"><text:line-break/><text:line-break/>"</text:span>凡夫追求財物，聖人追求真理。<text:span text:style-name="T3">"<text:line-break/><text:line-break/></text:span>這也是吃飽太閒有錢有地位的人的說法。像我每天就是想錢，昨晚還因為想錢想到半夜居然驚醒，因為地震前一天剛買的房子因為液化問題而暴跌，怕錢不夠會很慘，更怕將來賣不掉，那我就完了。<text:span text:style-name="T3"><text:line-break/><text:line-break/></text:span>我每天就是想錢，想柴米油鹽，想怎麼節省交通費，想得很痛苦。每個星期六凌晨零點一秒，不管我有多睏，就得起來電腦前坐著，準備搶六五折的高鐵優惠票，為了每個月的靜站，因為不知道是哪一天，所以經常得每周都要搶票，先搶到再說。像這個月是九號要靜站，我沒搶到六五折的票，來回就得多花上六七百元，我有時就會想省吃一兩餐來把這筆錢給彌補回來。<text:span text:style-name="T3"><text:line-break/><text:line-break/></text:span>昨天去買菜，一把蔥才兩三根，竟然要價<text:span text:style-name="T3">40</text:span>元。原本買了三把，怕學姐罵我浪費，所以我後來又跑回去退掉一把；兩粒長得像發生車禍的小蕃茄，竟然要價<text:span text:style-name="T3">50</text:span>幾元，一斤<text:span text:style-name="T3">135</text:span>元。<text:span text:style-name="T3"><text:line-break/><text:line-break/></text:span>每次買菜真是買得很心疼，三月底要繳的幾萬元保費，已經逾期未繳，兩周內再不繳，保險資格就出問題了。哪個正常人誰不是整天想著這些民生財物問題？請問又是哪些吃飽太閒的什麼<text:span text:style-name="T3"><text:s/>"</text:span>聖人<text:span text:style-name="T3">"</text:span>，只是一心追求什麼智慧真理而不用擔心財物。<text:span text:style-name="T3"><text:line-break/><text:line-break/></text:span>最後，再恭錄一句證嚴上人的智慧語錄。她說：<text:span text:style-name="T3"><text:line-break/><text:line-break/>"</text:span>即使已達智慧圓融，更應含蓄謙虛，像稻穗一樣，米粒愈飽滿垂得愈低。<text:span text:style-name="T3">"<text:line-break/><text:line-break/></text:span>我不知道世上有誰智慧圓融，聽起來好像是在暗示她自己。可是，證嚴大概是我長眼睛以來生平所見過最不謙虛的人了。你看，到處是以她為中心的巨大畫像或雕塑或工藝品什麼的，甚至頭上還會發出佛祖光芒。<text:span text:style-name="T3"><text:line-break/><text:line-break/></text:span>講這些只是要舉例說明一件事：<text:span text:style-name="T3"><text:line-break/><text:line-break/></text:span>道德若能陳述，大約也只能負面表列，例如<text:span text:style-name="T3">"</text:span>不要發動侵略戰爭<text:span text:style-name="T3">"</text:span>，<text:span text:style-name="T3">"</text:span>不要傷害老弱婦孺<text:span text:style-name="T3">"</text:span>，<text:span text:style-name="T3">"</text:span>不要姦殺擄掠<text:span text:style-name="T3">"</text:span>，<text:span text:style-name="T3">"</text:span>不要謀財害命<text:span text:style-name="T3">"...</text:span>等等等，除此之外，若要多說正面話語，並且竟然還敢拿來教誨眾人，那其實都很噁心很敗德我覺得。除非，除非說話者這個<text:span text:style-name="T3"><text:s/>"</text:span>人<text:span text:style-name="T3">"</text:span>，真的配得上他所講的那些正面話語，抑或是他只是自言自語說給自己聽，而不是拿來當語錄訓人。<text:span text:style-name="T3"><text:line-break/><text:line-break/></text:span>歷史上，我只見過甘地、德蕾莎修女、維根斯坦等等極少數人能夠具有這樣一種<text:span text:style-name="T3"><text:s/>"</text:span>生命與話語<text:span text:style-name="T3">" </text:span>的匹配。而且，他們都真的非常看淡自己；他們所做的，遠遠超過他們的話語。另外像卡斯楚也是，但卡斯楚從不唱一句道德高調。在我眼裏，他就是個聖徒，但在講究受人歡迎、講究溫馨和諧與圓融或圓滑的證嚴法師眼裏，若依其智慧語錄來評價卡斯楚，肯定就是個歹徒。<text:span text:style-name="T3"><text:line-break/><text:line-break/></text:span>至於這位葛吉夫是誰，我真的不知道，我只是從妳引述他寫的東西來評論。我要是有學生寫這樣一種語無倫次內涵空洞的報告或論文，我肯定會打零分。零不零分不是重點，重點是，一個只能得零分的東西，作者怎麼還寫得這麼得意，姿態這麼高。聽起來，第七種人這樣的罕見聖人，應該就是指他自己囉。因為，如果他不是他自己所描述的、境界奇高無比的所謂第七種人，那他就不可能有能力做出這樣一種描述，就好像我家阿憨如果是人，肯定屬於最低級的第一類，她每天就只是想著吃和尿以及聞其他狗狗的屁股。低級物種是不可能有能力描述高級物種的。</text:p>
      <text:p text:style-name="P1"><text:span text:style-name="T1">陳嘉帆</text:span><text:s/>  |  2016.04.01 04:32   |   <text:a xlink:type="simple" xlink:href="http://palinfo.habago.org/Entry?Command=Information_PrintForum&amp;iPage=274#FORUM34354"><text:span text:style-name="T2">#</text:span></text:a></text:p>
      <text:p text:style-name="P2">我回答您這個問題：『只要不傷天害理，只要能把最基本的事做好，那就很厲害了，誰會需要什麼智慧？』<text:span text:style-name="T3"><text:line-break/><text:line-break/></text:span>無欲則剛，富貴如浮雲，這是講給那些迷失在慾望跟富貴裡的人聽的，您不需要聽，因為您很清醒，但那些迷失在裡面的以及就在邊緣差一點就要迷失的人，他們需要聽。您說把最基本的事做好，對您而言你做得到，但對那些做不到的人，您如何幫助他讓他不要迷失在裡面呢？您跟他說及格就好及格就好，他聽得懂您在說啥嗎？或者應該說他願意聽嗎？假如他不願意聽您的，卻有另外一個人用了某些方法使他願意停下來聽一聽，改變一下他的方向，那麼這個方法不能稱它做一種智慧嗎？這種方法不被需要嗎？<text:span text:style-name="T3"><text:line-break/><text:line-break/></text:span>一個人為了錢殺害自己的父母，可憐的不是只有他的父母，可憐的還有這個殺人者，想像一下，我知道要想像自己竟然會荒唐到為了錢去殺害自己父母是非常難想像的事，當這個人清醒時，他會有多痛苦？<text:span text:style-name="T3"><text:line-break/><text:line-break/></text:span>不要舉那麼沈重的例子，舉的日常一點的，一個人吃飽穿暖有房子有車子，但他總是覺得不開心，因為他還想要更大的房子更好的車子等等，每當他得到了一個東西，他又想要再得到另一個東西，他從來沒有真正的幸福，當他吃東西的時候他不覺得他有東西吃好幸福，他覺得他沒吃到魚翅很不爽，他她穿鞋子的時候，他不覺得他有鞋子穿很幸福，他覺得他穿的不是<text:span text:style-name="T3">nike</text:span>他很不爽，他從來沒有活在幸福里，他只活在不滿足當中，但他卻渾然不自知，這種人不需要知道『知足常樂』這件事嗎？我實在不忍心放任他這樣下去。<text:span text:style-name="T3"><text:line-break/><text:line-break/></text:span>當我們吃飽穿暖時，那只是肉體上的幸福，如果有人還想要更多錢而在無所不用其極地得到錢的過程中漸漸『忘了』自己『真正在乎的東西』，兄弟間為了爭產反目成仇，甚至可以殺害自己的父母，這個人多可憐啊（身在苦中不知苦？）！如果讓我選擇，我寧願餓死凍死，我寧願被人誤解嘲笑被迫害被羞辱，我也不要當一個為了慾望殺死自己父母的人。不是只有肉體上受折磨的人需要救援，走向滅亡的靈魂（雖然肉體過得很爽）也需要救援，肉體死了靈魂可能還在，靈魂如果死了，那還剩下什麼呢？<text:span text:style-name="T3"><text:line-break/><text:line-break/></text:span>釋迦牟尼是位因材施教的老師，奧修也是個因材施教的老師而且他還很幽默，耶穌對我而言不是一個好老師，他只告訴我要愛仇敵，卻沒告訴我愛仇敵的方法，我實在無法打從心底愛我討厭的人，只有在遇到惠能解釋無善無惡這個意思時，我可以徹徹底底打從心底的愛仇敵，其實根本就沒有仇敵，仇敵存在於當我以我的角度在看別人的時候，有一件很重要的事情要特別注意，當我有仇敵的概念時我的心是很黑暗，但當仇敵這個概念消失時，我感到非常輕鬆而且幸福。我相信耶穌跟惠能跟我，我們三個人如果坐在一起喝茶，耶穌不會跟我說你不需要去跟惠能學愛仇敵的技巧，就是愛仇敵就對了。<text:span text:style-name="T3"><text:line-break/><text:line-break/></text:span>我本來對佛教的認識僅出於出家的和尚，我曾經還以為佛教很不負責任，只知道出家，卻不在社會中面對問題，直到去年某個機緣下我看到惠能說『佛性本自俱足』，這真是太震驚了，我很難想像某些天生的壞蛋會有佛性，我以為人性本善也本惡，有人本善有人本惡，雖然震驚但出於好奇心我還是繼續看下去，於是我走到了這裡，我需要這樣的智慧嗎？我渴望這樣的智慧。或許我不要用『智慧』這個詞，改成『訊息』好了，如果『訊息』這個詞您也不滿意，那就用『Ａ』取代吧，我需要Ａ，我渴望Ａ，假如惠能沒有把Ａ傳達給我，我靠我自己可能一輩子都不知道Ａ。Ａ使我的眼界更大，看到很多以前看不到的東西，那就是從別人的角度去看事情。我知道還有很多訊息我沒看到，這裡不是終點。即使最後發現終點就是原點，我仍不覺得我白忙了一場，因為這個過程中我肯定得到了某些東西，當然也會失去了某些東西。<text:span text:style-name="T3"><text:line-break/><text:line-break/></text:span>關於智慧大師們說一套做一套，那是另一件事情，我已經懶得去想他們有多噁心之類的，不以人廢言，他在說這話時的人格跟他在做事情的人格可能是兩個人格，也有可能是同一個人格故意欺騙大眾，但不管是哪一個狀況，他說的話有道理就是有道理，沒道理就是沒道理。鄭捷如果說：『生命是寶貴的』，我們應該質疑的是鄭捷這個『人』（言行矛盾），而不是生命是寶貴的這句『話』。<text:span text:style-name="T3"><text:line-break/><text:line-break/></text:span>最後我實在看不出來葛吉夫那段文字中有什麼姿態？不過算了，這不是重點，還是忽略這個問號吧。</text:p>
      <text:p text:style-name="P1"><text:span text:style-name="T1">陳真</text:span><text:s/>  |  2016.04.01 00:54   |   <text:a xlink:type="simple" xlink:href="http://palinfo.habago.org/Entry?Command=Information_PrintForum&amp;iPage=274#FORUM34353"><text:span text:style-name="T2">#</text:span></text:a></text:p>
      <text:p text:style-name="P3">在網路上，也許大家總是喜歡看一些所謂好好笑的，八卦的，奇人異事的，刺激的，耍嘴皮搞笑的，要不就是只肯看一些所謂學術的，有國際觀的，吊書袋的，或是什麼有思想有品味的，每個人總是看一些他自己想看的東西。至於不感興趣的，就快轉或瀏覽帶過，不當一回事。<text:span text:style-name="T3"><text:line-break/><text:line-break/></text:span>我自己則幾乎什麼也不喜歡看，不喜歡文字，不喜歡影像，更不喜歡看什麼討論或裝模作樣的論述<text:span text:style-name="T3"><text:s/>(</text:span>特別是繁體中文寫的<text:span text:style-name="T3">)</text:span>。我只看或聽自己想看或想聽的東西。我尤其不喜歡看那些涉及時事或什麼社會議題的東西，特別不喜歡碰觸島內政治，因為我知道看了只會血壓高，只會把我給惹毛，惹毛之後我就會惹禍、倒大霉，因此我總是能夠眼不見為淨就盡量眼不見為淨。<text:span text:style-name="T3"><text:line-break/><text:line-break/></text:span>不過，很不幸，剛好不小心被我看到底下這樣一件事，懇請各位仔細把它看完：<text:span text:style-name="T3"><text:line-break/><text:line-break/>https://goo.gl/1AcfKU<text:line-break/><text:line-break/></text:span>影片不過才<text:span text:style-name="T3">11</text:span>分鐘，浪費不了你多少寶貴時間。<text:span text:style-name="T3"><text:line-break/><text:line-break/></text:span>諸如影片中所提的這樣一些事，在這島上，根本數不清，罄竹難書；我看就算出動一個一百人組成的寫作團隊，每天<text:span text:style-name="T3">24</text:span>小時不斷記錄，也不可能記錄得完綠油油勢力無窮無盡的卑劣行徑與騙局。<text:span text:style-name="T3"><text:line-break/><text:line-break/></text:span>我納悶的不是騙徒或歹徒的存在，而是納悶，天底下怎麼會有像台灣人這樣一種好像完全沒有半點大腦的人民，天底下怎麼會有人被洗腦洗到這樣一種地步！即便完全矛盾的事也照樣言聽計從，聞聲起舞，並且為之搖旗吶喊，喊打喊殺，完全不知道自己在幹什麼。<text:span text:style-name="T3"><text:line-break/><text:line-break/></text:span>所謂反服貿的什麼太陽花期間，突然一個多年不見的舊識寫信給我，說他在自由時報當編輯。我必須在此點名，他叫陳正王，希望他若有意見，就請在此公開陳述，我不喜歡私底下跟人談論公眾事務。<text:span text:style-name="T3"><text:line-break/><text:line-break/></text:span>他見我在留言板痛罵自由人渣報，所以寫信給我，說要跟我請教一些觀念。我原本很尊敬這位朋友，聽他一說起在自由人渣報當編輯，我還真有點訝異，我沒法把一個正直的人跟那樣一種骯髒透頂的無恥齷齪報紙聯想在一起。<text:span text:style-name="T3"><text:line-break/><text:line-break/></text:span>他說，太陽花是為了民主，為了公開與透明，因此反服貿之所謂黑箱。我回信跟他說，這是睜眼說瞎話；我說，台灣找不到幾個案子是像國民黨審查服貿這樣公開透明的了，反倒是民進黨當權時，同樣的貿易談判，竟然是連討論都不用討論就規定必須直接由行政院通過。<text:span text:style-name="T3"><text:line-break/><text:line-break/></text:span>後來他又寫信來，但我從此就沒再打開看他寫些什麼了，因為，這些事只要有眼睛，只要懂中文，只要識字，難道有可能會不知道？難道這些是什麼機密內幕？難道這些還需要討論？一個人，如果他真的想關心這些事，難道他連這樣的基本常識和基本查證能力也沒有？這樣也能當編輯？這樣也能莫名其妙就突然每個學生蠢血沸騰地說要救國，說要反黑箱救民主？難道是無腦？還是根本不識字？我真是無法理解，天底下怎麼會有這樣無知到如此荒唐地步的愚民，完全不知道自己在做什麼或說什麼，人家要他喊反黑箱救民主，他就一直蠢血沸騰地喊個不停。<text:span text:style-name="T3"><text:line-break/><text:line-break/></text:span>我記得所謂太陽花那段期間，成大校園甚至到了深夜，都有一堆學生，穿著或舉著太陽花之類的制服標語口號或道具等等，個個神色匆忙，激昂興奮地聚集、趕場與忙碌，彷彿只要再慢個五分鐘，台灣就會立即沉到海底似的，因此必須十萬火急地集結，救國救民主。我注意到，其中有一些甚至還被自己的偉大民主愛國情操給感動得淚流滿面，聲音哽咽。<text:span text:style-name="T3"><text:line-break/><text:line-break/></text:span>就連各大醫院也不例外，那些平常對任何國內外議題完全不關心、整天只會談明星談美甲美睫談身材談帥哥談院內八卦的護士們，竟然也突然一個個變成愛國烈士，甚至還包車北上救國救民主反黑箱，瘋狂到難以想像的地步。她們有些對我之淡然，對我沒有跟她們一樣義憤填膺，對我沒有跟大家一樣群情沸騰，甚至沒有跟大家一起站出來救民主反黑箱，感到很不解，很不屑。<text:span text:style-name="T3"><text:line-break/><text:line-break/></text:span>我個人對任何見仁見智的議題之正反意見向來沒有意見，並且也羞於表達一己之見，因為任何一種立場，既然可以贊成，當然也可以反對，只要各自能講出一點道理來，有何不可？我實在沒興趣也沒臉在任何事務性的東西上表態，因為我個人究竟支持什麼或反對什麼，實在沒有任何意義可言。<text:span text:style-name="T3"><text:line-break/><text:line-break/></text:span>但是，有一種東西始終都會讓我爆炸，那就是公眾事務之敗德：睜眼說瞎話；好話說盡，壞事做絕；明的一套，暗的又是另一套；自己人可以完全任意胡作非為，別人即便一清二白，照樣能把你給無中生有地抹黑得臭不可聞。<text:span text:style-name="T3"><text:line-break/><text:line-break/></text:span>黨外時，我反國民黨，正因如此；明明烏七媽黑，卻漂白得像個白雪公主；明明狗皮倒灶，卻滿口仁義道德。二十年來，我痛恨民進黨等等一干綠色勢力，原因也仍然還是一樣。<text:span text:style-name="T3"><text:line-break/><text:line-break/></text:span>任何人可以有任何立場，任何主張，但只要是人，在基本道德是非善惡的內外一致性上，就該只有一種態度，除非你的基本人性跟我的基本人性不一樣，但這有可能嗎？不可能。但明明不可能的事，卻紮紮實實地發生在這綠油油的島上。<text:span text:style-name="T3"><text:line-break/><text:line-break/></text:span>這樣的一種不可思議的愚民現象，即便在黨外年代也從來不曾如此。即便是當年萬惡的國民黨，同樣也會害怕會有這樣一種<text:span text:style-name="T3"><text:s/>"</text:span>道德不一致<text:span text:style-name="T3">" </text:span>的把柄被揭露，因為那將會因此失去人們的支持與信任。<text:span text:style-name="T3"><text:line-break/><text:line-break/></text:span>但在這年頭，<text:span text:style-name="T3">"</text:span>道德基本一致性<text:span text:style-name="T3">" </text:span>之義憤，顯然已經被洗腦洗得一乾二淨，完全被一種神聖到無以復加的反中仇中之敵我意識給取代。只要是綠色主人所做的一切，全部都是對的，即便內在充滿矛盾，即便說的跟做的完全相反，即便貪婪扯濫污到一種非常不可思議的骯髒地步，也沒關係，統統都可以被歌頌被包容被諒解。<text:span text:style-name="T3"><text:line-break/><text:line-break/></text:span>更加不可原諒的是，這些綠色生物之為惡使壞是完全沒有個底線的。為了個人私利與奪權，就連造謠抹黑藉以挑撥族群仇恨與對立等等這樣一些理應人神共憤、天理不容的事，竟然也幹得出來，而且是每天無時無刻地幹，每天無時無刻地挑撥與煽動台灣人對大陸人的仇恨。<text:span text:style-name="T3"><text:line-break/><text:line-break/></text:span>至於敵人<text:span text:style-name="T3">(</text:span>藍的那一方<text:span text:style-name="T3">)</text:span>，不管他做了什麼，即便是完全正確的、良善的，也一概都變成是錯的，一概都是必須討伐的，即便他根本一點錯也沒有，即便他乾淨透明得像一塊水晶玻璃，照樣也必須鳴鼓而攻之；哪怕所喊出的罪名與事實完全相反也沒關係，因為只要殺敵就是對的，就是英雄，就是正義的，管他扣上哪一種與事實完全相反的罪名也都無所謂。<text:span text:style-name="T3"><text:line-break/><text:line-break/></text:span>這就是台灣過去十幾二十年來的一個基本現象，只要一涉及政治，所有基本是非善惡便蕩然無存。各位不妨捫心自問，你希望生活在這樣一個價值崩盤瓦解的社會嗎？你會希望你的下一代是這樣一種似乎完全沒有半點大腦而且缺乏善惡意識與道德感的人嗎？難道你會真的樂於見到他們根本不像個人，而只是政治人物或各方宵小藉以謀取私人權勢與暴利的鬥爭工具？</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